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2.2764in"/>
    </style:style>
    <style:style style:name="co4" style:family="table-column">
      <style:table-column-properties fo:break-before="auto" style:column-width="1.8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yer_stats_03_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<text:s/>Shots or Saves</text:p>
          </table:table-cell>
          <table:table-cell office:value-type="string" calcext:value-type="string">
            <text:p><text:s/>Shots or Saves Against Opponent</text:p>
          </table:table-cell>
          <table:table-cell office:value-type="string" calcext:value-type="string">
            <text:p><text:s/>Shots or Saves in March</text:p>
          </table:table-cell>
          <table:table-cell office:value-type="string" calcext:value-type="string">
            <text:p><text:s/>Shots or Saves at conditio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P Line</text:p>
          </table:table-cell>
          <table:table-cell office:value-type="string" calcext:value-type="string">
            <text:p>Difference</text:p>
          </table:table-cell>
        </table:table-row>
        <table:table-row table:style-name="ro1" table:visibility="filter">
          <table:table-cell office:value-type="string" calcext:value-type="string">
            <text:p>Lukas Dostal</text:p>
          </table:table-cell>
          <table:table-cell office:value-type="float" office:value="31.0625" calcext:value-type="float">
            <text:p>31.0625</text:p>
          </table:table-cell>
          <table:table-cell office:value-type="float" office:value="42" calcext:value-type="float">
            <text:p>42</text:p>
          </table:table-cell>
          <table:table-cell office:value-type="float" office:value="29.6666666666667" calcext:value-type="float">
            <text:p>29.6666666666667</text:p>
          </table:table-cell>
          <table:table-cell office:value-type="float" office:value="35.3333333333333" calcext:value-type="float">
            <text:p>35.3333333333333</text:p>
          </table:table-cell>
          <table:table-cell table:formula="of:=AVERAGE([.B2];[.C2];[.D2];[.E2])" office:value-type="float" office:value="34.515625" calcext:value-type="float">
            <text:p>34.515625</text:p>
          </table:table-cell>
          <table:table-cell/>
          <table:table-cell table:formula="of:=[.G2]-[.F2]" office:value-type="float" office:value="-34.515625" calcext:value-type="float">
            <text:p>-34.515625</text:p>
          </table:table-cell>
        </table:table-row>
        <table:table-row table:style-name="ro1" table:visibility="filter">
          <table:table-cell office:value-type="string" calcext:value-type="string">
            <text:p>Kevin Mandolese</text:p>
          </table:table-cell>
          <table:table-cell office:value-type="float" office:value="36.3333333333333" calcext:value-type="float">
            <text:p>36.333333333333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.3333333333333" calcext:value-type="float">
            <text:p>36.3333333333333</text:p>
          </table:table-cell>
          <table:table-cell table:formula="of:=AVERAGE([.B3];[.C3];[.D3];[.E3])" office:value-type="float" office:value="33.9166666666667" calcext:value-type="float">
            <text:p>33.9166666666667</text:p>
          </table:table-cell>
          <table:table-cell/>
          <table:table-cell table:formula="of:=[.G3]-[.F3]" office:value-type="float" office:value="-33.9166666666667" calcext:value-type="float">
            <text:p>-33.9166666666667</text:p>
          </table:table-cell>
        </table:table-row>
        <table:table-row table:style-name="ro1" table:visibility="filter">
          <table:table-cell office:value-type="string" calcext:value-type="string">
            <text:p>Karel Vejmelka</text:p>
          </table:table-cell>
          <table:table-cell office:value-type="float" office:value="29.71875" calcext:value-type="float">
            <text:p>29.71875</text:p>
          </table:table-cell>
          <table:table-cell office:value-type="float" office:value="36.8" calcext:value-type="float">
            <text:p>36.8</text:p>
          </table:table-cell>
          <table:table-cell office:value-type="float" office:value="34.0769230769231" calcext:value-type="float">
            <text:p>34.0769230769231</text:p>
          </table:table-cell>
          <table:table-cell office:value-type="float" office:value="29.3469387755102" calcext:value-type="float">
            <text:p>29.3469387755102</text:p>
          </table:table-cell>
          <table:table-cell table:formula="of:=AVERAGE([.B4];[.C4];[.D4];[.E4])" office:value-type="float" office:value="32.4856529631083" calcext:value-type="float">
            <text:p>32.4856529631083</text:p>
          </table:table-cell>
          <table:table-cell/>
          <table:table-cell table:formula="of:=[.G4]-[.F4]" office:value-type="float" office:value="-32.4856529631083" calcext:value-type="float">
            <text:p>-32.4856529631083</text:p>
          </table:table-cell>
        </table:table-row>
        <table:table-row table:style-name="ro1" table:visibility="filter">
          <table:table-cell office:value-type="string" calcext:value-type="string">
            <text:p>Ukko-Pekka Luukkonen</text:p>
          </table:table-cell>
          <table:table-cell office:value-type="float" office:value="29.2093023255814" calcext:value-type="float">
            <text:p>29.2093023255814</text:p>
          </table:table-cell>
          <table:table-cell office:value-type="float" office:value="38" calcext:value-type="float">
            <text:p>38</text:p>
          </table:table-cell>
          <table:table-cell office:value-type="float" office:value="29.6" calcext:value-type="float">
            <text:p>29.6</text:p>
          </table:table-cell>
          <table:table-cell office:value-type="float" office:value="26.5217391304348" calcext:value-type="float">
            <text:p>26.5217391304348</text:p>
          </table:table-cell>
          <table:table-cell table:formula="of:=AVERAGE([.B5];[.C5];[.D5];[.E5])" office:value-type="float" office:value="30.832760364004" calcext:value-type="float">
            <text:p>30.832760364004</text:p>
          </table:table-cell>
          <table:table-cell/>
          <table:table-cell table:formula="of:=[.G5]-[.F5]" office:value-type="float" office:value="-30.832760364004" calcext:value-type="float">
            <text:p>-30.832760364004</text:p>
          </table:table-cell>
        </table:table-row>
        <table:table-row table:style-name="ro1" table:visibility="filter">
          <table:table-cell office:value-type="string" calcext:value-type="string">
            <text:p>Scott Wedgewood</text:p>
          </table:table-cell>
          <table:table-cell office:value-type="float" office:value="27.9789473684211" calcext:value-type="float">
            <text:p>27.9789473684211</text:p>
          </table:table-cell>
          <table:table-cell office:value-type="float" office:value="27" calcext:value-type="float">
            <text:p>27</text:p>
          </table:table-cell>
          <table:table-cell office:value-type="float" office:value="33.6666666666667" calcext:value-type="float">
            <text:p>33.6666666666667</text:p>
          </table:table-cell>
          <table:table-cell office:value-type="float" office:value="26.7826086956522" calcext:value-type="float">
            <text:p>26.7826086956522</text:p>
          </table:table-cell>
          <table:table-cell table:formula="of:=AVERAGE([.B6];[.C6];[.D6];[.E6])" office:value-type="float" office:value="28.857055682685" calcext:value-type="float">
            <text:p>28.857055682685</text:p>
          </table:table-cell>
          <table:table-cell/>
          <table:table-cell table:formula="of:=[.G6]-[.F6]" office:value-type="float" office:value="-28.857055682685" calcext:value-type="float">
            <text:p>-28.857055682685</text:p>
          </table:table-cell>
        </table:table-row>
        <table:table-row table:style-name="ro1" table:visibility="filter">
          <table:table-cell office:value-type="string" calcext:value-type="string">
            <text:p>Kevin Lankinen</text:p>
          </table:table-cell>
          <table:table-cell office:value-type="float" office:value="28.2941176470588" calcext:value-type="float">
            <text:p>28.2941176470588</text:p>
          </table:table-cell>
          <table:table-cell office:value-type="float" office:value="31" calcext:value-type="float">
            <text:p>31</text:p>
          </table:table-cell>
          <table:table-cell office:value-type="float" office:value="28.3157894736842" calcext:value-type="float">
            <text:p>28.3157894736842</text:p>
          </table:table-cell>
          <table:table-cell office:value-type="float" office:value="26.9777777777778" calcext:value-type="float">
            <text:p>26.9777777777778</text:p>
          </table:table-cell>
          <table:table-cell table:formula="of:=AVERAGE([.B7];[.C7];[.D7];[.E7])" office:value-type="float" office:value="28.6469212246302" calcext:value-type="float">
            <text:p>28.6469212246302</text:p>
          </table:table-cell>
          <table:table-cell/>
          <table:table-cell table:formula="of:=[.G7]-[.F7]" office:value-type="float" office:value="-28.6469212246302" calcext:value-type="float">
            <text:p>-28.6469212246302</text:p>
          </table:table-cell>
        </table:table-row>
        <table:table-row table:style-name="ro1" table:visibility="filter">
          <table:table-cell office:value-type="string" calcext:value-type="string">
            <text:p>Anton Forsberg</text:p>
          </table:table-cell>
          <table:table-cell office:value-type="float" office:value="26.6076923076923" calcext:value-type="float">
            <text:p>26.6076923076923</text:p>
          </table:table-cell>
          <table:table-cell office:value-type="float" office:value="32.5" calcext:value-type="float">
            <text:p>32.5</text:p>
          </table:table-cell>
          <table:table-cell office:value-type="float" office:value="27.1818181818182" calcext:value-type="float">
            <text:p>27.1818181818182</text:p>
          </table:table-cell>
          <table:table-cell office:value-type="float" office:value="26.8507462686567" calcext:value-type="float">
            <text:p>26.8507462686567</text:p>
          </table:table-cell>
          <table:table-cell table:formula="of:=AVERAGE([.B8];[.C8];[.D8];[.E8])" office:value-type="float" office:value="28.2850641895418" calcext:value-type="float">
            <text:p>28.2850641895418</text:p>
          </table:table-cell>
          <table:table-cell/>
          <table:table-cell table:formula="of:=[.G8]-[.F8]" office:value-type="float" office:value="-28.2850641895418" calcext:value-type="float">
            <text:p>-28.2850641895418</text:p>
          </table:table-cell>
        </table:table-row>
        <table:table-row table:style-name="ro1" table:visibility="filter">
          <table:table-cell office:value-type="string" calcext:value-type="string">
            <text:p>Cam Talbot</text:p>
          </table:table-cell>
          <table:table-cell office:value-type="float" office:value="26.7943925233645" calcext:value-type="float">
            <text:p>26.7943925233645</text:p>
          </table:table-cell>
          <table:table-cell office:value-type="float" office:value="30.9166666666667" calcext:value-type="float">
            <text:p>30.9166666666667</text:p>
          </table:table-cell>
          <table:table-cell office:value-type="float" office:value="27.9875" calcext:value-type="float">
            <text:p>27.9875</text:p>
          </table:table-cell>
          <table:table-cell office:value-type="float" office:value="27.2057416267943" calcext:value-type="float">
            <text:p>27.2057416267943</text:p>
          </table:table-cell>
          <table:table-cell table:formula="of:=AVERAGE([.B9];[.C9];[.D9];[.E9])" office:value-type="float" office:value="28.2260752042064" calcext:value-type="float">
            <text:p>28.2260752042064</text:p>
          </table:table-cell>
          <table:table-cell/>
          <table:table-cell table:formula="of:=[.G9]-[.F9]" office:value-type="float" office:value="-28.2260752042064" calcext:value-type="float">
            <text:p>-28.2260752042064</text:p>
          </table:table-cell>
        </table:table-row>
        <table:table-row table:style-name="ro1" table:visibility="filter">
          <table:table-cell office:value-type="string" calcext:value-type="string">
            <text:p>Collin Delia</text:p>
          </table:table-cell>
          <table:table-cell office:value-type="float" office:value="26.9791666666667" calcext:value-type="float">
            <text:p>26.9791666666667</text:p>
          </table:table-cell>
          <table:table-cell office:value-type="float" office:value="30" calcext:value-type="float">
            <text:p>30</text:p>
          </table:table-cell>
          <table:table-cell office:value-type="float" office:value="30.3333333333333" calcext:value-type="float">
            <text:p>30.3333333333333</text:p>
          </table:table-cell>
          <table:table-cell office:value-type="float" office:value="25.35" calcext:value-type="float">
            <text:p>25.35</text:p>
          </table:table-cell>
          <table:table-cell table:formula="of:=AVERAGE([.B10];[.C10];[.D10];[.E10])" office:value-type="float" office:value="28.165625" calcext:value-type="float">
            <text:p>28.165625</text:p>
          </table:table-cell>
          <table:table-cell/>
          <table:table-cell table:formula="of:=[.G10]-[.F10]" office:value-type="float" office:value="-28.165625" calcext:value-type="float">
            <text:p>-28.165625</text:p>
          </table:table-cell>
        </table:table-row>
        <table:table-row table:style-name="ro1" table:visibility="filter">
          <table:table-cell office:value-type="string" calcext:value-type="string">
            <text:p>Felix Sandstrom</text:p>
          </table:table-cell>
          <table:table-cell office:value-type="float" office:value="26.8947368421053" calcext:value-type="float">
            <text:p>26.8947368421053</text:p>
          </table:table-cell>
          <table:table-cell office:value-type="float" office:value="32" calcext:value-type="float">
            <text:p>32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24.7" calcext:value-type="float">
            <text:p>24.7</text:p>
          </table:table-cell>
          <table:table-cell table:formula="of:=AVERAGE([.B11];[.C11];[.D11];[.E11])" office:value-type="float" office:value="27.9820175438596" calcext:value-type="float">
            <text:p>27.9820175438596</text:p>
          </table:table-cell>
          <table:table-cell/>
          <table:table-cell table:formula="of:=[.G11]-[.F11]" office:value-type="float" office:value="-27.9820175438596" calcext:value-type="float">
            <text:p>-27.9820175438596</text:p>
          </table:table-cell>
        </table:table-row>
        <table:table-row table:style-name="ro1" table:visibility="filter">
          <table:table-cell office:value-type="string" calcext:value-type="string">
            <text:p>Craig Anderson</text:p>
          </table:table-cell>
          <table:table-cell office:value-type="float" office:value="28.008486562942" calcext:value-type="float">
            <text:p>28.008486562942</text:p>
          </table:table-cell>
          <table:table-cell office:value-type="float" office:value="27.36" calcext:value-type="float">
            <text:p>27.36</text:p>
          </table:table-cell>
          <table:table-cell office:value-type="float" office:value="28.3947368421053" calcext:value-type="float">
            <text:p>28.3947368421053</text:p>
          </table:table-cell>
          <table:table-cell office:value-type="float" office:value="27.1342857142857" calcext:value-type="float">
            <text:p>27.1342857142857</text:p>
          </table:table-cell>
          <table:table-cell table:formula="of:=AVERAGE([.B12];[.C12];[.D12];[.E12])" office:value-type="float" office:value="27.7243772798333" calcext:value-type="float">
            <text:p>27.7243772798333</text:p>
          </table:table-cell>
          <table:table-cell/>
          <table:table-cell table:formula="of:=[.G12]-[.F12]" office:value-type="float" office:value="-27.7243772798333" calcext:value-type="float">
            <text:p>-27.7243772798333</text:p>
          </table:table-cell>
        </table:table-row>
        <table:table-row table:style-name="ro1" table:visibility="filter">
          <table:table-cell office:value-type="string" calcext:value-type="string">
            <text:p>Mackenzie Blackwood</text:p>
          </table:table-cell>
          <table:table-cell office:value-type="float" office:value="27.1020408163265" calcext:value-type="float">
            <text:p>27.1020408163265</text:p>
          </table:table-cell>
          <table:table-cell office:value-type="float" office:value="29" calcext:value-type="float">
            <text:p>29</text:p>
          </table:table-cell>
          <table:table-cell office:value-type="float" office:value="28.1" calcext:value-type="float">
            <text:p>28.1</text:p>
          </table:table-cell>
          <table:table-cell office:value-type="float" office:value="25.5466666666667" calcext:value-type="float">
            <text:p>25.5466666666667</text:p>
          </table:table-cell>
          <table:table-cell table:formula="of:=AVERAGE([.B13];[.C13];[.D13];[.E13])" office:value-type="float" office:value="27.4371768707483" calcext:value-type="float">
            <text:p>27.4371768707483</text:p>
          </table:table-cell>
          <table:table-cell/>
          <table:table-cell table:formula="of:=[.G13]-[.F13]" office:value-type="float" office:value="-27.4371768707483" calcext:value-type="float">
            <text:p>-27.4371768707483</text:p>
          </table:table-cell>
        </table:table-row>
        <table:table-row table:style-name="ro1" table:visibility="filter">
          <table:table-cell office:value-type="string" calcext:value-type="string">
            <text:p>Darcy Kuemper</text:p>
          </table:table-cell>
          <table:table-cell office:value-type="float" office:value="26.1066282420749" calcext:value-type="float">
            <text:p>26.1066282420749</text:p>
          </table:table-cell>
          <table:table-cell office:value-type="float" office:value="31" calcext:value-type="float">
            <text:p>31</text:p>
          </table:table-cell>
          <table:table-cell office:value-type="float" office:value="26.5967741935484" calcext:value-type="float">
            <text:p>26.5967741935484</text:p>
          </table:table-cell>
          <table:table-cell office:value-type="float" office:value="25.5757575757576" calcext:value-type="float">
            <text:p>25.5757575757576</text:p>
          </table:table-cell>
          <table:table-cell table:formula="of:=AVERAGE([.B14];[.C14];[.D14];[.E14])" office:value-type="float" office:value="27.3197900028452" calcext:value-type="float">
            <text:p>27.3197900028452</text:p>
          </table:table-cell>
          <table:table-cell/>
          <table:table-cell table:formula="of:=[.G14]-[.F14]" office:value-type="float" office:value="-27.3197900028452" calcext:value-type="float">
            <text:p>-27.3197900028452</text:p>
          </table:table-cell>
        </table:table-row>
        <table:table-row table:style-name="ro1" table:visibility="filter">
          <table:table-cell office:value-type="string" calcext:value-type="string">
            <text:p>Sergei Bobrovsky</text:p>
          </table:table-cell>
          <table:table-cell office:value-type="float" office:value="26.8403755868545" calcext:value-type="float">
            <text:p>26.8403755868545</text:p>
          </table:table-cell>
          <table:table-cell office:value-type="float" office:value="27.0769230769231" calcext:value-type="float">
            <text:p>27.0769230769231</text:p>
          </table:table-cell>
          <table:table-cell office:value-type="float" office:value="27.4146341463415" calcext:value-type="float">
            <text:p>27.4146341463415</text:p>
          </table:table-cell>
          <table:table-cell office:value-type="float" office:value="26.7649006622517" calcext:value-type="float">
            <text:p>26.7649006622517</text:p>
          </table:table-cell>
          <table:table-cell table:formula="of:=AVERAGE([.B15];[.C15];[.D15];[.E15])" office:value-type="float" office:value="27.0242083680927" calcext:value-type="float">
            <text:p>27.0242083680927</text:p>
          </table:table-cell>
          <table:table-cell/>
          <table:table-cell table:formula="of:=[.G15]-[.F15]" office:value-type="float" office:value="-27.0242083680927" calcext:value-type="float">
            <text:p>-27.0242083680927</text:p>
          </table:table-cell>
        </table:table-row>
        <table:table-row table:style-name="ro1" table:visibility="filter">
          <table:table-cell office:value-type="string" calcext:value-type="string">
            <text:p>Logan Thompson</text:p>
          </table:table-cell>
          <table:table-cell office:value-type="float" office:value="27.1607142857143" calcext:value-type="float">
            <text:p>27.1607142857143</text:p>
          </table:table-cell>
          <table:table-cell office:value-type="float" office:value="28" calcext:value-type="float">
            <text:p>28</text:p>
          </table:table-cell>
          <table:table-cell office:value-type="float" office:value="25.4" calcext:value-type="float">
            <text:p>25.4</text:p>
          </table:table-cell>
          <table:table-cell office:value-type="float" office:value="27.3548387096774" calcext:value-type="float">
            <text:p>27.3548387096774</text:p>
          </table:table-cell>
          <table:table-cell table:formula="of:=AVERAGE([.B16];[.C16];[.D16];[.E16])" office:value-type="float" office:value="26.9788882488479" calcext:value-type="float">
            <text:p>26.9788882488479</text:p>
          </table:table-cell>
          <table:table-cell/>
          <table:table-cell table:formula="of:=[.G16]-[.F16]" office:value-type="float" office:value="-26.9788882488479" calcext:value-type="float">
            <text:p>-26.9788882488479</text:p>
          </table:table-cell>
        </table:table-row>
        <table:table-row table:style-name="ro1" table:visibility="filter">
          <table:table-cell office:value-type="string" calcext:value-type="string">
            <text:p>Elvis Merzlikins</text:p>
          </table:table-cell>
          <table:table-cell office:value-type="float" office:value="27.5637583892617" calcext:value-type="float">
            <text:p>27.5637583892617</text:p>
          </table:table-cell>
          <table:table-cell office:value-type="float" office:value="24.5" calcext:value-type="float">
            <text:p>24.5</text:p>
          </table:table-cell>
          <table:table-cell office:value-type="float" office:value="27.7391304347826" calcext:value-type="float">
            <text:p>27.7391304347826</text:p>
          </table:table-cell>
          <table:table-cell office:value-type="float" office:value="27.5657894736842" calcext:value-type="float">
            <text:p>27.5657894736842</text:p>
          </table:table-cell>
          <table:table-cell table:formula="of:=AVERAGE([.B17];[.C17];[.D17];[.E17])" office:value-type="float" office:value="26.8421695744321" calcext:value-type="float">
            <text:p>26.8421695744321</text:p>
          </table:table-cell>
          <table:table-cell/>
          <table:table-cell table:formula="of:=[.G17]-[.F17]" office:value-type="float" office:value="-26.8421695744321" calcext:value-type="float">
            <text:p>-26.8421695744321</text:p>
          </table:table-cell>
        </table:table-row>
        <table:table-row table:style-name="ro1" table:visibility="filter">
          <table:table-cell office:value-type="string" calcext:value-type="string">
            <text:p>Dan Vladar</text:p>
          </table:table-cell>
          <table:table-cell office:value-type="float" office:value="23.5660377358491" calcext:value-type="float">
            <text:p>23.5660377358491</text:p>
          </table:table-cell>
          <table:table-cell office:value-type="float" office:value="31" calcext:value-type="float">
            <text:p>31</text:p>
          </table:table-cell>
          <table:table-cell office:value-type="float" office:value="25.2857142857143" calcext:value-type="float">
            <text:p>25.2857142857143</text:p>
          </table:table-cell>
          <table:table-cell office:value-type="float" office:value="25.4705882352941" calcext:value-type="float">
            <text:p>25.4705882352941</text:p>
          </table:table-cell>
          <table:table-cell table:formula="of:=AVERAGE([.B18];[.C18];[.D18];[.E18])" office:value-type="float" office:value="26.3305850642144" calcext:value-type="float">
            <text:p>26.3305850642144</text:p>
          </table:table-cell>
          <table:table-cell/>
          <table:table-cell table:formula="of:=[.G18]-[.F18]" office:value-type="float" office:value="-26.3305850642144" calcext:value-type="float">
            <text:p>-26.3305850642144</text:p>
          </table:table-cell>
        </table:table-row>
        <table:table-row table:style-name="ro1" table:visibility="filter">
          <table:table-cell office:value-type="string" calcext:value-type="string">
            <text:p>Jaroslav Halak</text:p>
          </table:table-cell>
          <table:table-cell office:value-type="float" office:value="25.8318890814558" calcext:value-type="float">
            <text:p>25.8318890814558</text:p>
          </table:table-cell>
          <table:table-cell office:value-type="float" office:value="28.0666666666667" calcext:value-type="float">
            <text:p>28.0666666666667</text:p>
          </table:table-cell>
          <table:table-cell office:value-type="float" office:value="25.5714285714286" calcext:value-type="float">
            <text:p>25.5714285714286</text:p>
          </table:table-cell>
          <table:table-cell office:value-type="float" office:value="25.787456445993" calcext:value-type="float">
            <text:p>25.787456445993</text:p>
          </table:table-cell>
          <table:table-cell table:formula="of:=AVERAGE([.B19];[.C19];[.D19];[.E19])" office:value-type="float" office:value="26.314360191386" calcext:value-type="float">
            <text:p>26.314360191386</text:p>
          </table:table-cell>
          <table:table-cell/>
          <table:table-cell table:formula="of:=[.G19]-[.F19]" office:value-type="float" office:value="-26.314360191386" calcext:value-type="float">
            <text:p>-26.314360191386</text:p>
          </table:table-cell>
        </table:table-row>
        <table:table-row table:style-name="ro1" table:visibility="filter">
          <table:table-cell office:value-type="string" calcext:value-type="string">
            <text:p>Frederik Andersen</text:p>
          </table:table-cell>
          <table:table-cell office:value-type="float" office:value="26.8874734607219" calcext:value-type="float">
            <text:p>26.8874734607219</text:p>
          </table:table-cell>
          <table:table-cell office:value-type="float" office:value="25.5333333333333" calcext:value-type="float">
            <text:p>25.5333333333333</text:p>
          </table:table-cell>
          <table:table-cell office:value-type="float" office:value="25.038961038961" calcext:value-type="float">
            <text:p>25.038961038961</text:p>
          </table:table-cell>
          <table:table-cell office:value-type="float" office:value="26.8678414096916" calcext:value-type="float">
            <text:p>26.8678414096916</text:p>
          </table:table-cell>
          <table:table-cell table:formula="of:=AVERAGE([.B20];[.C20];[.D20];[.E20])" office:value-type="float" office:value="26.081902310677" calcext:value-type="float">
            <text:p>26.081902310677</text:p>
          </table:table-cell>
          <table:table-cell/>
          <table:table-cell table:formula="of:=[.G20]-[.F20]" office:value-type="float" office:value="-26.081902310677" calcext:value-type="float">
            <text:p>-26.081902310677</text:p>
          </table:table-cell>
        </table:table-row>
        <table:table-row table:style-name="ro1" table:visibility="filter">
          <table:table-cell office:value-type="string" calcext:value-type="string">
            <text:p>Jonathan Bernier</text:p>
          </table:table-cell>
          <table:table-cell office:value-type="float" office:value="26.3366336633663" calcext:value-type="float">
            <text:p>26.3366336633663</text:p>
          </table:table-cell>
          <table:table-cell office:value-type="float" office:value="24.6428571428571" calcext:value-type="float">
            <text:p>24.6428571428571</text:p>
          </table:table-cell>
          <table:table-cell office:value-type="float" office:value="27.0657894736842" calcext:value-type="float">
            <text:p>27.0657894736842</text:p>
          </table:table-cell>
          <table:table-cell office:value-type="float" office:value="26.01" calcext:value-type="float">
            <text:p>26.01</text:p>
          </table:table-cell>
          <table:table-cell table:formula="of:=AVERAGE([.B21];[.C21];[.D21];[.E21])" office:value-type="float" office:value="26.0138200699769" calcext:value-type="float">
            <text:p>26.0138200699769</text:p>
          </table:table-cell>
          <table:table-cell/>
          <table:table-cell table:formula="of:=[.G21]-[.F21]" office:value-type="float" office:value="-26.0138200699769" calcext:value-type="float">
            <text:p>-26.0138200699769</text:p>
          </table:table-cell>
        </table:table-row>
        <table:table-row table:style-name="ro1" table:visibility="filter">
          <table:table-cell office:value-type="string" calcext:value-type="string">
            <text:p>Marc-Andre Fleury</text:p>
          </table:table-cell>
          <table:table-cell office:value-type="float" office:value="26.0132653061225" calcext:value-type="float">
            <text:p>26.0132653061225</text:p>
          </table:table-cell>
          <table:table-cell office:value-type="float" office:value="25.1666666666667" calcext:value-type="float">
            <text:p>25.1666666666667</text:p>
          </table:table-cell>
          <table:table-cell office:value-type="float" office:value="25.6" calcext:value-type="float">
            <text:p>25.6</text:p>
          </table:table-cell>
          <table:table-cell office:value-type="float" office:value="26.1224944320713" calcext:value-type="float">
            <text:p>26.1224944320713</text:p>
          </table:table-cell>
          <table:table-cell table:formula="of:=AVERAGE([.B22];[.C22];[.D22];[.E22])" office:value-type="float" office:value="25.7256066012151" calcext:value-type="float">
            <text:p>25.7256066012151</text:p>
          </table:table-cell>
          <table:table-cell/>
          <table:table-cell table:formula="of:=[.G22]-[.F22]" office:value-type="float" office:value="-25.7256066012151" calcext:value-type="float">
            <text:p>-25.7256066012151</text:p>
          </table:table-cell>
        </table:table-row>
        <table:table-row table:style-name="ro1" table:visibility="filter">
          <table:table-cell office:value-type="string" calcext:value-type="string">
            <text:p>Anthony Stolarz</text:p>
          </table:table-cell>
          <table:table-cell office:value-type="float" office:value="25.3456790123457" calcext:value-type="float">
            <text:p>25.3456790123457</text:p>
          </table:table-cell>
          <table:table-cell office:value-type="float" office:value="27.25" calcext:value-type="float">
            <text:p>27.25</text:p>
          </table:table-cell>
          <table:table-cell office:value-type="float" office:value="24.7" calcext:value-type="float">
            <text:p>24.7</text:p>
          </table:table-cell>
          <table:table-cell office:value-type="float" office:value="25.28125" calcext:value-type="float">
            <text:p>25.28125</text:p>
          </table:table-cell>
          <table:table-cell table:formula="of:=AVERAGE([.B23];[.C23];[.D23];[.E23])" office:value-type="float" office:value="25.6442322530864" calcext:value-type="float">
            <text:p>25.6442322530864</text:p>
          </table:table-cell>
          <table:table-cell/>
          <table:table-cell table:formula="of:=[.G23]-[.F23]" office:value-type="float" office:value="-25.6442322530864" calcext:value-type="float">
            <text:p>-25.6442322530864</text:p>
          </table:table-cell>
        </table:table-row>
        <table:table-row table:style-name="ro1" table:visibility="filter">
          <table:table-cell office:value-type="string" calcext:value-type="string">
            <text:p>Jake Allen</text:p>
          </table:table-cell>
          <table:table-cell office:value-type="float" office:value="25.2137404580153" calcext:value-type="float">
            <text:p>25.2137404580153</text:p>
          </table:table-cell>
          <table:table-cell office:value-type="float" office:value="26.5555555555556" calcext:value-type="float">
            <text:p>26.5555555555556</text:p>
          </table:table-cell>
          <table:table-cell office:value-type="float" office:value="26.5223880597015" calcext:value-type="float">
            <text:p>26.5223880597015</text:p>
          </table:table-cell>
          <table:table-cell office:value-type="float" office:value="23.9010416666667" calcext:value-type="float">
            <text:p>23.9010416666667</text:p>
          </table:table-cell>
          <table:table-cell table:formula="of:=AVERAGE([.B24];[.C24];[.D24];[.E24])" office:value-type="float" office:value="25.5481814349847" calcext:value-type="float">
            <text:p>25.5481814349847</text:p>
          </table:table-cell>
          <table:table-cell/>
          <table:table-cell table:formula="of:=[.G24]-[.F24]" office:value-type="float" office:value="-25.5481814349847" calcext:value-type="float">
            <text:p>-25.5481814349847</text:p>
          </table:table-cell>
        </table:table-row>
        <table:table-row table:style-name="ro1" table:visibility="filter">
          <table:table-cell office:value-type="string" calcext:value-type="string">
            <text:p>Connor Ingram</text:p>
          </table:table-cell>
          <table:table-cell office:value-type="float" office:value="31.9642857142857" calcext:value-type="float">
            <text:p>31.9642857142857</text:p>
          </table:table-cell>
          <table:table-cell office:value-type="float" office:value="0" calcext:value-type="float">
            <text:p>0</text:p>
          </table:table-cell>
          <table:table-cell office:value-type="float" office:value="38.75" calcext:value-type="float">
            <text:p>38.75</text:p>
          </table:table-cell>
          <table:table-cell office:value-type="float" office:value="30.8823529411765" calcext:value-type="float">
            <text:p>30.8823529411765</text:p>
          </table:table-cell>
          <table:table-cell table:formula="of:=AVERAGE([.B25];[.C25];[.D25];[.E25])" office:value-type="float" office:value="25.3991596638655" calcext:value-type="float">
            <text:p>25.3991596638655</text:p>
          </table:table-cell>
          <table:table-cell/>
          <table:table-cell table:formula="of:=[.G25]-[.F25]" office:value-type="float" office:value="-25.3991596638655" calcext:value-type="float">
            <text:p>-25.3991596638655</text:p>
          </table:table-cell>
        </table:table-row>
        <table:table-row table:style-name="ro1" table:visibility="filter">
          <table:table-cell office:value-type="string" calcext:value-type="string">
            <text:p>Jordan Binnington</text:p>
          </table:table-cell>
          <table:table-cell office:value-type="float" office:value="26.0093457943925" calcext:value-type="float">
            <text:p>26.0093457943925</text:p>
          </table:table-cell>
          <table:table-cell office:value-type="float" office:value="24.5" calcext:value-type="float">
            <text:p>24.5</text:p>
          </table:table-cell>
          <table:table-cell office:value-type="float" office:value="25.1333333333333" calcext:value-type="float">
            <text:p>25.1333333333333</text:p>
          </table:table-cell>
          <table:table-cell office:value-type="float" office:value="25.2773109243697" calcext:value-type="float">
            <text:p>25.2773109243697</text:p>
          </table:table-cell>
          <table:table-cell table:formula="of:=AVERAGE([.B26];[.C26];[.D26];[.E26])" office:value-type="float" office:value="25.2299975130239" calcext:value-type="float">
            <text:p>25.2299975130239</text:p>
          </table:table-cell>
          <table:table-cell/>
          <table:table-cell table:formula="of:=[.G26]-[.F26]" office:value-type="float" office:value="-25.2299975130239" calcext:value-type="float">
            <text:p>-25.2299975130239</text:p>
          </table:table-cell>
        </table:table-row>
        <table:table-row table:style-name="ro1" table:visibility="filter">
          <table:table-cell office:value-type="string" calcext:value-type="string">
            <text:p>Adin Hill</text:p>
          </table:table-cell>
          <table:table-cell office:value-type="float" office:value="24.2673267326733" calcext:value-type="float">
            <text:p>24.2673267326733</text:p>
          </table:table-cell>
          <table:table-cell office:value-type="float" office:value="23.5" calcext:value-type="float">
            <text:p>23.5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24.2962962962963" calcext:value-type="float">
            <text:p>24.2962962962963</text:p>
          </table:table-cell>
          <table:table-cell table:formula="of:=AVERAGE([.B27];[.C27];[.D27];[.E27])" office:value-type="float" office:value="25.0992390905757" calcext:value-type="float">
            <text:p>25.0992390905757</text:p>
          </table:table-cell>
          <table:table-cell/>
          <table:table-cell table:formula="of:=[.G27]-[.F27]" office:value-type="float" office:value="-25.0992390905757" calcext:value-type="float">
            <text:p>-25.0992390905757</text:p>
          </table:table-cell>
        </table:table-row>
        <table:table-row table:style-name="ro1" table:visibility="filter">
          <table:table-cell office:value-type="string" calcext:value-type="string">
            <text:p>Antti Raanta</text:p>
          </table:table-cell>
          <table:table-cell office:value-type="float" office:value="24.7751004016064" calcext:value-type="float">
            <text:p>24.7751004016064</text:p>
          </table:table-cell>
          <table:table-cell office:value-type="float" office:value="24" calcext:value-type="float">
            <text:p>24</text:p>
          </table:table-cell>
          <table:table-cell office:value-type="float" office:value="26.75" calcext:value-type="float">
            <text:p>26.75</text:p>
          </table:table-cell>
          <table:table-cell office:value-type="float" office:value="24.08" calcext:value-type="float">
            <text:p>24.08</text:p>
          </table:table-cell>
          <table:table-cell table:formula="of:=AVERAGE([.B28];[.C28];[.D28];[.E28])" office:value-type="float" office:value="24.9012751004016" calcext:value-type="float">
            <text:p>24.9012751004016</text:p>
          </table:table-cell>
          <table:table-cell/>
          <table:table-cell table:formula="of:=[.G28]-[.F28]" office:value-type="float" office:value="-24.9012751004016" calcext:value-type="float">
            <text:p>-24.9012751004016</text:p>
          </table:table-cell>
        </table:table-row>
        <table:table-row table:style-name="ro1" table:visibility="filter">
          <table:table-cell office:value-type="string" calcext:value-type="string">
            <text:p>Nicklas Backstrom</text:p>
          </table:table-cell>
          <table:table-cell office:value-type="float" office:value="25.2227602905569" calcext:value-type="float">
            <text:p>25.2227602905569</text:p>
          </table:table-cell>
          <table:table-cell office:value-type="float" office:value="25.75" calcext:value-type="float">
            <text:p>25.75</text:p>
          </table:table-cell>
          <table:table-cell office:value-type="float" office:value="24.6923076923077" calcext:value-type="float">
            <text:p>24.6923076923077</text:p>
          </table:table-cell>
          <table:table-cell office:value-type="float" office:value="23.8333333333333" calcext:value-type="float">
            <text:p>23.8333333333333</text:p>
          </table:table-cell>
          <table:table-cell table:formula="of:=AVERAGE([.B29];[.C29];[.D29];[.E29])" office:value-type="float" office:value="24.8746003290495" calcext:value-type="float">
            <text:p>24.8746003290495</text:p>
          </table:table-cell>
          <table:table-cell/>
          <table:table-cell table:formula="of:=[.G29]-[.F29]" office:value-type="float" office:value="-24.8746003290495" calcext:value-type="float">
            <text:p>-24.8746003290495</text:p>
          </table:table-cell>
        </table:table-row>
        <table:table-row table:style-name="ro1" table:visibility="filter">
          <table:table-cell office:value-type="string" calcext:value-type="string">
            <text:p>Jonathan Quick</text:p>
          </table:table-cell>
          <table:table-cell office:value-type="float" office:value="24.5053475935829" calcext:value-type="float">
            <text:p>24.5053475935829</text:p>
          </table:table-cell>
          <table:table-cell office:value-type="float" office:value="25.1860465116279" calcext:value-type="float">
            <text:p>25.1860465116279</text:p>
          </table:table-cell>
          <table:table-cell office:value-type="float" office:value="23.5263157894737" calcext:value-type="float">
            <text:p>23.5263157894737</text:p>
          </table:table-cell>
          <table:table-cell office:value-type="float" office:value="25.4475920679887" calcext:value-type="float">
            <text:p>25.4475920679887</text:p>
          </table:table-cell>
          <table:table-cell table:formula="of:=AVERAGE([.B30];[.C30];[.D30];[.E30])" office:value-type="float" office:value="24.6663254906683" calcext:value-type="float">
            <text:p>24.6663254906683</text:p>
          </table:table-cell>
          <table:table-cell/>
          <table:table-cell table:formula="of:=[.G30]-[.F30]" office:value-type="float" office:value="-24.6663254906683" calcext:value-type="float">
            <text:p>-24.6663254906683</text:p>
          </table:table-cell>
        </table:table-row>
        <table:table-row table:style-name="ro1" table:visibility="filter">
          <table:table-cell office:value-type="string" calcext:value-type="string">
            <text:p>Martin Jones</text:p>
          </table:table-cell>
          <table:table-cell office:value-type="float" office:value="24.7266514806378" calcext:value-type="float">
            <text:p>24.7266514806378</text:p>
          </table:table-cell>
          <table:table-cell office:value-type="float" office:value="22.5" calcext:value-type="float">
            <text:p>22.5</text:p>
          </table:table-cell>
          <table:table-cell office:value-type="float" office:value="24.5277777777778" calcext:value-type="float">
            <text:p>24.5277777777778</text:p>
          </table:table-cell>
          <table:table-cell office:value-type="float" office:value="25.9315068493151" calcext:value-type="float">
            <text:p>25.9315068493151</text:p>
          </table:table-cell>
          <table:table-cell table:formula="of:=AVERAGE([.B31];[.C31];[.D31];[.E31])" office:value-type="float" office:value="24.4214840269327" calcext:value-type="float">
            <text:p>24.4214840269327</text:p>
          </table:table-cell>
          <table:table-cell/>
          <table:table-cell table:formula="of:=[.G31]-[.F31]" office:value-type="float" office:value="-24.4214840269327" calcext:value-type="float">
            <text:p>-24.4214840269327</text:p>
          </table:table-cell>
        </table:table-row>
        <table:table-row table:style-name="ro1" table:visibility="filter">
          <table:table-cell office:value-type="string" calcext:value-type="string">
            <text:p>Philipp Grubauer</text:p>
          </table:table-cell>
          <table:table-cell office:value-type="float" office:value="24.3089700996678" calcext:value-type="float">
            <text:p>24.3089700996678</text:p>
          </table:table-cell>
          <table:table-cell office:value-type="float" office:value="24.5" calcext:value-type="float">
            <text:p>24.5</text:p>
          </table:table-cell>
          <table:table-cell office:value-type="float" office:value="23.7704918032787" calcext:value-type="float">
            <text:p>23.7704918032787</text:p>
          </table:table-cell>
          <table:table-cell office:value-type="float" office:value="24.9025974025974" calcext:value-type="float">
            <text:p>24.9025974025974</text:p>
          </table:table-cell>
          <table:table-cell table:formula="of:=AVERAGE([.B32];[.C32];[.D32];[.E32])" office:value-type="float" office:value="24.370514826386" calcext:value-type="float">
            <text:p>24.370514826386</text:p>
          </table:table-cell>
          <table:table-cell/>
          <table:table-cell table:formula="of:=[.G32]-[.F32]" office:value-type="float" office:value="-24.370514826386" calcext:value-type="float">
            <text:p>-24.370514826386</text:p>
          </table:table-cell>
        </table:table-row>
        <table:table-row table:style-name="ro1" table:visibility="filter">
          <table:table-cell office:value-type="string" calcext:value-type="string">
            <text:p>Jeremy Swayman</text:p>
          </table:table-cell>
          <table:table-cell office:value-type="float" office:value="24.2345679012346" calcext:value-type="float">
            <text:p>24.2345679012346</text:p>
          </table:table-cell>
          <table:table-cell office:value-type="float" office:value="25.6666666666667" calcext:value-type="float">
            <text:p>25.6666666666667</text:p>
          </table:table-cell>
          <table:table-cell office:value-type="float" office:value="25.2307692307692" calcext:value-type="float">
            <text:p>25.2307692307692</text:p>
          </table:table-cell>
          <table:table-cell office:value-type="float" office:value="22.1351351351351" calcext:value-type="float">
            <text:p>22.1351351351351</text:p>
          </table:table-cell>
          <table:table-cell table:formula="of:=AVERAGE([.B33];[.C33];[.D33];[.E33])" office:value-type="float" office:value="24.3167847334514" calcext:value-type="float">
            <text:p>24.3167847334514</text:p>
          </table:table-cell>
          <table:table-cell/>
          <table:table-cell table:formula="of:=[.G33]-[.F33]" office:value-type="float" office:value="-24.3167847334514" calcext:value-type="float">
            <text:p>-24.3167847334514</text:p>
          </table:table-cell>
        </table:table-row>
        <table:table-row table:style-name="ro1" table:visibility="filter">
          <table:table-cell office:value-type="string" calcext:value-type="string">
            <text:p>Dylan Ferguson</text:p>
          </table:table-cell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.5" calcext:value-type="float">
            <text:p>24.5</text:p>
          </table:table-cell>
          <table:table-cell table:formula="of:=AVERAGE([.B34];[.C34];[.D34];[.E34])" office:value-type="float" office:value="24.25" calcext:value-type="float">
            <text:p>24.25</text:p>
          </table:table-cell>
          <table:table-cell/>
          <table:table-cell table:formula="of:=[.G34]-[.F34]" office:value-type="float" office:value="-24.25" calcext:value-type="float">
            <text:p>-24.25</text:p>
          </table:table-cell>
        </table:table-row>
        <table:table-row table:style-name="ro1" table:visibility="filter">
          <table:table-cell office:value-type="string" calcext:value-type="string">
            <text:p>Laurent Brossoit</text:p>
          </table:table-cell>
          <table:table-cell office:value-type="float" office:value="24.2752293577982" calcext:value-type="float">
            <text:p>24.2752293577982</text:p>
          </table:table-cell>
          <table:table-cell office:value-type="float" office:value="27" calcext:value-type="float">
            <text:p>27</text:p>
          </table:table-cell>
          <table:table-cell office:value-type="float" office:value="19.1818181818182" calcext:value-type="float">
            <text:p>19.1818181818182</text:p>
          </table:table-cell>
          <table:table-cell office:value-type="float" office:value="24.1333333333333" calcext:value-type="float">
            <text:p>24.1333333333333</text:p>
          </table:table-cell>
          <table:table-cell table:formula="of:=AVERAGE([.B35];[.C35];[.D35];[.E35])" office:value-type="float" office:value="23.6475952182374" calcext:value-type="float">
            <text:p>23.6475952182374</text:p>
          </table:table-cell>
          <table:table-cell/>
          <table:table-cell table:formula="of:=[.G35]-[.F35]" office:value-type="float" office:value="-23.6475952182374" calcext:value-type="float">
            <text:p>-23.6475952182374</text:p>
          </table:table-cell>
        </table:table-row>
        <table:table-row table:style-name="ro1" table:visibility="filter">
          <table:table-cell office:value-type="string" calcext:value-type="string">
            <text:p>Thomas Greiss</text:p>
          </table:table-cell>
          <table:table-cell office:value-type="float" office:value="25.1471389645777" calcext:value-type="float">
            <text:p>25.1471389645777</text:p>
          </table:table-cell>
          <table:table-cell office:value-type="float" office:value="23.5" calcext:value-type="float">
            <text:p>23.5</text:p>
          </table:table-cell>
          <table:table-cell office:value-type="float" office:value="21.7464788732394" calcext:value-type="float">
            <text:p>21.7464788732394</text:p>
          </table:table-cell>
          <table:table-cell office:value-type="float" office:value="23.8658536585366" calcext:value-type="float">
            <text:p>23.8658536585366</text:p>
          </table:table-cell>
          <table:table-cell table:formula="of:=AVERAGE([.B36];[.C36];[.D36];[.E36])" office:value-type="float" office:value="23.5648678740884" calcext:value-type="float">
            <text:p>23.5648678740884</text:p>
          </table:table-cell>
          <table:table-cell/>
          <table:table-cell table:formula="of:=[.G36]-[.F36]" office:value-type="float" office:value="-23.5648678740884" calcext:value-type="float">
            <text:p>-23.5648678740884</text:p>
          </table:table-cell>
        </table:table-row>
        <table:table-row table:style-name="ro1" table:visibility="filter">
          <table:table-cell office:value-type="string" calcext:value-type="string">
            <text:p>Pyotr Kochetkov</text:p>
          </table:table-cell>
          <table:table-cell office:value-type="float" office:value="22.68" calcext:value-type="float">
            <text:p>22.68</text:p>
          </table:table-cell>
          <table:table-cell office:value-type="float" office:value="28.5" calcext:value-type="float">
            <text:p>28.5</text:p>
          </table:table-cell>
          <table:table-cell office:value-type="float" office:value="19.3333333333333" calcext:value-type="float">
            <text:p>19.3333333333333</text:p>
          </table:table-cell>
          <table:table-cell office:value-type="float" office:value="22.6875" calcext:value-type="float">
            <text:p>22.6875</text:p>
          </table:table-cell>
          <table:table-cell table:formula="of:=AVERAGE([.B37];[.C37];[.D37];[.E37])" office:value-type="float" office:value="23.3002083333333" calcext:value-type="float">
            <text:p>23.3002083333333</text:p>
          </table:table-cell>
          <table:table-cell/>
          <table:table-cell table:formula="of:=[.G37]-[.F37]" office:value-type="float" office:value="-23.3002083333333" calcext:value-type="float">
            <text:p>-23.3002083333333</text:p>
          </table:table-cell>
        </table:table-row>
        <table:table-row table:style-name="ro1" table:visibility="filter">
          <table:table-cell office:value-type="string" calcext:value-type="string">
            <text:p>David Rittich</text:p>
          </table:table-cell>
          <table:table-cell office:value-type="float" office:value="24.3567251461988" calcext:value-type="float">
            <text:p>24.3567251461988</text:p>
          </table:table-cell>
          <table:table-cell office:value-type="float" office:value="24.6666666666667" calcext:value-type="float">
            <text:p>24.6666666666667</text:p>
          </table:table-cell>
          <table:table-cell office:value-type="float" office:value="21.9583333333333" calcext:value-type="float">
            <text:p>21.9583333333333</text:p>
          </table:table-cell>
          <table:table-cell office:value-type="float" office:value="21.4057971014493" calcext:value-type="float">
            <text:p>21.4057971014493</text:p>
          </table:table-cell>
          <table:table-cell table:formula="of:=AVERAGE([.B38];[.C38];[.D38];[.E38])" office:value-type="float" office:value="23.096880561912" calcext:value-type="float">
            <text:p>23.096880561912</text:p>
          </table:table-cell>
          <table:table-cell/>
          <table:table-cell table:formula="of:=[.G38]-[.F38]" office:value-type="float" office:value="-23.096880561912" calcext:value-type="float">
            <text:p>-23.096880561912</text:p>
          </table:table-cell>
        </table:table-row>
        <table:table-row table:style-name="ro1" table:visibility="filter">
          <table:table-cell office:value-type="string" calcext:value-type="string">
            <text:p>Michael Hutchinson</text:p>
          </table:table-cell>
          <table:table-cell office:value-type="float" office:value="23.4685314685315" calcext:value-type="float">
            <text:p>23.4685314685315</text:p>
          </table:table-cell>
          <table:table-cell office:value-type="float" office:value="23.75" calcext:value-type="float">
            <text:p>23.75</text:p>
          </table:table-cell>
          <table:table-cell office:value-type="float" office:value="20.4" calcext:value-type="float">
            <text:p>20.4</text:p>
          </table:table-cell>
          <table:table-cell office:value-type="float" office:value="23.9259259259259" calcext:value-type="float">
            <text:p>23.9259259259259</text:p>
          </table:table-cell>
          <table:table-cell table:formula="of:=AVERAGE([.B39];[.C39];[.D39];[.E39])" office:value-type="float" office:value="22.8861143486144" calcext:value-type="float">
            <text:p>22.8861143486144</text:p>
          </table:table-cell>
          <table:table-cell/>
          <table:table-cell table:formula="of:=[.G39]-[.F39]" office:value-type="float" office:value="-22.8861143486144" calcext:value-type="float">
            <text:p>-22.8861143486144</text:p>
          </table:table-cell>
        </table:table-row>
        <table:table-row table:style-name="ro1" table:visibility="filter">
          <table:table-cell office:value-type="string" calcext:value-type="string">
            <text:p>Eric Comrie</text:p>
          </table:table-cell>
          <table:table-cell office:value-type="float" office:value="26.5555555555556" calcext:value-type="float">
            <text:p>26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31.5714285714286" calcext:value-type="float">
            <text:p>31.5714285714286</text:p>
          </table:table-cell>
          <table:table-cell office:value-type="float" office:value="24.6842105263158" calcext:value-type="float">
            <text:p>24.6842105263158</text:p>
          </table:table-cell>
          <table:table-cell table:formula="of:=AVERAGE([.B40];[.C40];[.D40];[.E40])" office:value-type="float" office:value="20.702798663325" calcext:value-type="float">
            <text:p>20.702798663325</text:p>
          </table:table-cell>
          <table:table-cell/>
          <table:table-cell table:formula="of:=[.G40]-[.F40]" office:value-type="float" office:value="-20.702798663325" calcext:value-type="float">
            <text:p>-20.702798663325</text:p>
          </table:table-cell>
        </table:table-row>
        <table:table-row table:style-name="ro1" table:visibility="filter">
          <table:table-cell office:value-type="string" calcext:value-type="string">
            <text:p>Ivan Prosvetov</text:p>
          </table:table-cell>
          <table:table-cell office:value-type="float" office:value="25.8888888888889" calcext:value-type="float">
            <text:p>25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30.75" calcext:value-type="float">
            <text:p>30.75</text:p>
          </table:table-cell>
          <table:table-cell office:value-type="float" office:value="22.1666666666667" calcext:value-type="float">
            <text:p>22.1666666666667</text:p>
          </table:table-cell>
          <table:table-cell table:formula="of:=AVERAGE([.B41];[.C41];[.D41];[.E41])" office:value-type="float" office:value="19.7013888888889" calcext:value-type="float">
            <text:p>19.7013888888889</text:p>
          </table:table-cell>
          <table:table-cell/>
          <table:table-cell table:formula="of:=[.G41]-[.F41]" office:value-type="float" office:value="-19.7013888888889" calcext:value-type="float">
            <text:p>-19.7013888888889</text:p>
          </table:table-cell>
        </table:table-row>
        <table:table-row table:style-name="ro1" table:visibility="filter">
          <table:table-cell office:value-type="string" calcext:value-type="string">
            <text:p>Ville Husso</text:p>
          </table:table-cell>
          <table:table-cell office:value-type="float" office:value="26.6388888888889" calcext:value-type="float">
            <text:p>26.6388888888889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26.6122448979592" calcext:value-type="float">
            <text:p>26.6122448979592</text:p>
          </table:table-cell>
          <table:table-cell table:formula="of:=AVERAGE([.B42];[.C42];[.D42];[.E42])" office:value-type="float" office:value="19.687783446712" calcext:value-type="float">
            <text:p>19.687783446712</text:p>
          </table:table-cell>
          <table:table-cell/>
          <table:table-cell table:formula="of:=[.G42]-[.F42]" office:value-type="float" office:value="-19.687783446712" calcext:value-type="float">
            <text:p>-19.687783446712</text:p>
          </table:table-cell>
        </table:table-row>
        <table:table-row table:style-name="ro1" table:visibility="filter">
          <table:table-cell office:value-type="string" calcext:value-type="string">
            <text:p>Spencer Knight</text:p>
          </table:table-cell>
          <table:table-cell office:value-type="float" office:value="25.4561403508772" calcext:value-type="float">
            <text:p>25.4561403508772</text:p>
          </table:table-cell>
          <table:table-cell office:value-type="float" office:value="0" calcext:value-type="float">
            <text:p>0</text:p>
          </table:table-cell>
          <table:table-cell office:value-type="float" office:value="25.8571428571429" calcext:value-type="float">
            <text:p>25.8571428571429</text:p>
          </table:table-cell>
          <table:table-cell office:value-type="float" office:value="24.1428571428571" calcext:value-type="float">
            <text:p>24.1428571428571</text:p>
          </table:table-cell>
          <table:table-cell table:formula="of:=AVERAGE([.B43];[.C43];[.D43];[.E43])" office:value-type="float" office:value="18.8640350877193" calcext:value-type="float">
            <text:p>18.8640350877193</text:p>
          </table:table-cell>
          <table:table-cell/>
          <table:table-cell table:formula="of:=[.G43]-[.F43]" office:value-type="float" office:value="-18.8640350877193" calcext:value-type="float">
            <text:p>-18.8640350877193</text:p>
          </table:table-cell>
        </table:table-row>
        <table:table-row table:style-name="ro1" table:visibility="filter">
          <table:table-cell office:value-type="string" calcext:value-type="string">
            <text:p>Mads Sogaard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25.6666666666667" calcext:value-type="float">
            <text:p>25.6666666666667</text:p>
          </table:table-cell>
          <table:table-cell table:formula="of:=AVERAGE([.B44];[.C44];[.D44];[.E44])" office:value-type="float" office:value="18.5416666666667" calcext:value-type="float">
            <text:p>18.5416666666667</text:p>
          </table:table-cell>
          <table:table-cell/>
          <table:table-cell table:formula="of:=[.G44]-[.F44]" office:value-type="float" office:value="-18.5416666666667" calcext:value-type="float">
            <text:p>-18.5416666666667</text:p>
          </table:table-cell>
        </table:table-row>
        <table:table-row table:style-name="ro1" table:visibility="filter">
          <table:table-cell office:value-type="string" calcext:value-type="string">
            <text:p>Brian Elliott</text:p>
          </table:table-cell>
          <table:table-cell office:value-type="float" office:value="23.8070500927644" calcext:value-type="float">
            <text:p>23.8070500927644</text:p>
          </table:table-cell>
          <table:table-cell office:value-type="float" office:value="0" calcext:value-type="float">
            <text:p>0</text:p>
          </table:table-cell>
          <table:table-cell office:value-type="float" office:value="23.0104166666667" calcext:value-type="float">
            <text:p>23.0104166666667</text:p>
          </table:table-cell>
          <table:table-cell office:value-type="float" office:value="24.2945454545455" calcext:value-type="float">
            <text:p>24.2945454545455</text:p>
          </table:table-cell>
          <table:table-cell table:formula="of:=AVERAGE([.B45];[.C45];[.D45];[.E45])" office:value-type="float" office:value="17.7780030534941" calcext:value-type="float">
            <text:p>17.7780030534941</text:p>
          </table:table-cell>
          <table:table-cell/>
          <table:table-cell table:formula="of:=[.G45]-[.F45]" office:value-type="float" office:value="-17.7780030534941" calcext:value-type="float">
            <text:p>-17.7780030534941</text:p>
          </table:table-cell>
        </table:table-row>
        <table:table-row table:style-name="ro1" table:visibility="filter">
          <table:table-cell office:value-type="string" calcext:value-type="string">
            <text:p>Alex Lyon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.0625" calcext:value-type="float">
            <text:p>19.0625</text:p>
          </table:table-cell>
          <table:table-cell table:formula="of:=AVERAGE([.B46];[.C46];[.D46];[.E46])" office:value-type="float" office:value="15.015625" calcext:value-type="float">
            <text:p>15.015625</text:p>
          </table:table-cell>
          <table:table-cell/>
          <table:table-cell table:formula="of:=[.G46]-[.F46]" office:value-type="float" office:value="-15.015625" calcext:value-type="float">
            <text:p>-15.015625</text:p>
          </table:table-cell>
        </table:table-row>
        <table:table-row table:style-name="ro1" table:visibility="filter">
          <table:table-cell office:value-type="string" calcext:value-type="string">
            <text:p>Akira Schmid</text:p>
          </table:table-cell>
          <table:table-cell office:value-type="float" office:value="20.3181818181818" calcext:value-type="float">
            <text:p>20.3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22.8333333333333" calcext:value-type="float">
            <text:p>22.8333333333333</text:p>
          </table:table-cell>
          <table:table-cell office:value-type="float" office:value="15.8" calcext:value-type="float">
            <text:p>15.8</text:p>
          </table:table-cell>
          <table:table-cell table:formula="of:=AVERAGE([.B47];[.C47];[.D47];[.E47])" office:value-type="float" office:value="14.7378787878788" calcext:value-type="float">
            <text:p>14.7378787878788</text:p>
          </table:table-cell>
          <table:table-cell/>
          <table:table-cell table:formula="of:=[.G47]-[.F47]" office:value-type="float" office:value="-14.7378787878788" calcext:value-type="float">
            <text:p>-14.7378787878788</text:p>
          </table:table-cell>
        </table:table-row>
        <table:table-row table:style-name="ro1" table:visibility="filter">
          <table:table-cell office:value-type="string" calcext:value-type="string">
            <text:p>Joel Eriksson Ek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VERAGE([.B48];[.C48];[.D48];[.E48])" office:value-type="float" office:value="12.5" calcext:value-type="float">
            <text:p>12.5</text:p>
          </table:table-cell>
          <table:table-cell/>
          <table:table-cell table:formula="of:=[.G48]-[.F48]" office:value-type="float" office:value="-12.5" calcext:value-type="float">
            <text:p>-12.5</text:p>
          </table:table-cell>
        </table:table-row>
        <table:table-row table:style-name="ro1" table:visibility="filter">
          <table:table-cell office:value-type="string" calcext:value-type="string">
            <text:p>Alex Ovechkin</text:p>
          </table:table-cell>
          <table:table-cell office:value-type="float" office:value="4.73188946975355" calcext:value-type="float">
            <text:p>4.73188946975355</text:p>
          </table:table-cell>
          <table:table-cell office:value-type="float" office:value="4.86363636363636" calcext:value-type="float">
            <text:p>4.86363636363636</text:p>
          </table:table-cell>
          <table:table-cell office:value-type="float" office:value="4.66108786610879" calcext:value-type="float">
            <text:p>4.66108786610879</text:p>
          </table:table-cell>
          <table:table-cell office:value-type="float" office:value="4.70075187969925" calcext:value-type="float">
            <text:p>4.70075187969925</text:p>
          </table:table-cell>
          <table:table-cell table:formula="of:=AVERAGE([.B49];[.C49];[.D49];[.E49])" office:value-type="float" office:value="4.73934139479949" calcext:value-type="float">
            <text:p>4.73934139479949</text:p>
          </table:table-cell>
          <table:table-cell/>
          <table:table-cell table:formula="of:=[.G49]-[.F49]" office:value-type="float" office:value="-4.73934139479949" calcext:value-type="float">
            <text:p>-4.73934139479949</text:p>
          </table:table-cell>
        </table:table-row>
        <table:table-row table:style-name="ro1" table:visibility="filter">
          <table:table-cell office:value-type="string" calcext:value-type="string">
            <text:p>Auston Matthews</text:p>
          </table:table-cell>
          <table:table-cell office:value-type="float" office:value="3.92324093816631" calcext:value-type="float">
            <text:p>3.92324093816631</text:p>
          </table:table-cell>
          <table:table-cell office:value-type="float" office:value="3.93333333333333" calcext:value-type="float">
            <text:p>3.93333333333333</text:p>
          </table:table-cell>
          <table:table-cell office:value-type="float" office:value="4.19444444444445" calcext:value-type="float">
            <text:p>4.19444444444445</text:p>
          </table:table-cell>
          <table:table-cell office:value-type="float" office:value="3.83898305084746" calcext:value-type="float">
            <text:p>3.83898305084746</text:p>
          </table:table-cell>
          <table:table-cell table:formula="of:=AVERAGE([.B50];[.C50];[.D50];[.E50])" office:value-type="float" office:value="3.97250044169789" calcext:value-type="float">
            <text:p>3.97250044169789</text:p>
          </table:table-cell>
          <table:table-cell/>
          <table:table-cell table:formula="of:=[.G50]-[.F50]" office:value-type="float" office:value="-3.97250044169789" calcext:value-type="float">
            <text:p>-3.97250044169789</text:p>
          </table:table-cell>
        </table:table-row>
        <table:table-row table:style-name="ro1" table:visibility="filter">
          <table:table-cell office:value-type="string" calcext:value-type="string">
            <text:p>Brady Tkachuk</text:p>
          </table:table-cell>
          <table:table-cell office:value-type="float" office:value="3.6657060518732" calcext:value-type="float">
            <text:p>3.6657060518732</text:p>
          </table:table-cell>
          <table:table-cell office:value-type="float" office:value="3.38461538461538" calcext:value-type="float">
            <text:p>3.38461538461538</text:p>
          </table:table-cell>
          <table:table-cell office:value-type="float" office:value="3.89473684210526" calcext:value-type="float">
            <text:p>3.89473684210526</text:p>
          </table:table-cell>
          <table:table-cell office:value-type="float" office:value="3.64739884393064" calcext:value-type="float">
            <text:p>3.64739884393064</text:p>
          </table:table-cell>
          <table:table-cell table:formula="of:=AVERAGE([.B51];[.C51];[.D51];[.E51])" office:value-type="float" office:value="3.64811428063112" calcext:value-type="float">
            <text:p>3.64811428063112</text:p>
          </table:table-cell>
          <table:table-cell/>
          <table:table-cell table:formula="of:=[.G51]-[.F51]" office:value-type="float" office:value="-3.64811428063112" calcext:value-type="float">
            <text:p>-3.64811428063112</text:p>
          </table:table-cell>
        </table:table-row>
        <table:table-row table:style-name="ro1" table:visibility="filter">
          <table:table-cell office:value-type="string" calcext:value-type="string">
            <text:p>David Pastrnak</text:p>
          </table:table-cell>
          <table:table-cell office:value-type="float" office:value="3.51813471502591" calcext:value-type="float">
            <text:p>3.51813471502591</text:p>
          </table:table-cell>
          <table:table-cell office:value-type="float" office:value="3.70833333333333" calcext:value-type="float">
            <text:p>3.70833333333333</text:p>
          </table:table-cell>
          <table:table-cell office:value-type="float" office:value="3.55660377358491" calcext:value-type="float">
            <text:p>3.55660377358491</text:p>
          </table:table-cell>
          <table:table-cell office:value-type="float" office:value="3.63508771929825" calcext:value-type="float">
            <text:p>3.63508771929825</text:p>
          </table:table-cell>
          <table:table-cell table:formula="of:=AVERAGE([.B52];[.C52];[.D52];[.E52])" office:value-type="float" office:value="3.6045398853106" calcext:value-type="float">
            <text:p>3.6045398853106</text:p>
          </table:table-cell>
          <table:table-cell/>
          <table:table-cell table:formula="of:=[.G52]-[.F52]" office:value-type="float" office:value="-3.6045398853106" calcext:value-type="float">
            <text:p>-3.6045398853106</text:p>
          </table:table-cell>
        </table:table-row>
        <table:table-row table:style-name="ro1" table:visibility="filter">
          <table:table-cell office:value-type="string" calcext:value-type="string">
            <text:p>Jack Eichel</text:p>
          </table:table-cell>
          <table:table-cell office:value-type="float" office:value="3.55150214592275" calcext:value-type="float">
            <text:p>3.55150214592275</text:p>
          </table:table-cell>
          <table:table-cell office:value-type="float" office:value="3.07142857142857" calcext:value-type="float">
            <text:p>3.07142857142857</text:p>
          </table:table-cell>
          <table:table-cell office:value-type="float" office:value="3.63095238095238" calcext:value-type="float">
            <text:p>3.63095238095238</text:p>
          </table:table-cell>
          <table:table-cell office:value-type="float" office:value="3.51694915254237" calcext:value-type="float">
            <text:p>3.51694915254237</text:p>
          </table:table-cell>
          <table:table-cell table:formula="of:=AVERAGE([.B53];[.C53];[.D53];[.E53])" office:value-type="float" office:value="3.44270806271152" calcext:value-type="float">
            <text:p>3.44270806271152</text:p>
          </table:table-cell>
          <table:table-cell/>
          <table:table-cell table:formula="of:=[.G53]-[.F53]" office:value-type="float" office:value="-3.44270806271152" calcext:value-type="float">
            <text:p>-3.44270806271152</text:p>
          </table:table-cell>
        </table:table-row>
        <table:table-row table:style-name="ro1">
          <table:table-cell office:value-type="string" calcext:value-type="string">
            <text:p>Connor Hellebuyck</text:p>
          </table:table-cell>
          <table:table-cell office:value-type="float" office:value="28.0459770114943" calcext:value-type="float">
            <text:p>28.0459770114943</text:p>
          </table:table-cell>
          <table:table-cell office:value-type="float" office:value="23.3076923076923" calcext:value-type="float">
            <text:p>23.3076923076923</text:p>
          </table:table-cell>
          <table:table-cell office:value-type="float" office:value="28.9722222222222" calcext:value-type="float">
            <text:p>28.9722222222222</text:p>
          </table:table-cell>
          <table:table-cell office:value-type="float" office:value="27.2773109243697" calcext:value-type="float">
            <text:p>27.2773109243697</text:p>
          </table:table-cell>
          <table:table-cell table:formula="of:=AVERAGE([.B54];[.C54];[.D54];[.E54])" office:value-type="float" office:value="26.9008006164446" calcext:value-type="float">
            <text:p>26.9008006164446</text:p>
          </table:table-cell>
          <table:table-cell office:value-type="float" office:value="23.5" calcext:value-type="float">
            <text:p>23.5</text:p>
          </table:table-cell>
          <table:table-cell table:formula="of:=[.G54]-[.F54]" office:value-type="float" office:value="-3.40080061644463" calcext:value-type="float">
            <text:p>-3.40080061644463</text:p>
          </table:table-cell>
        </table:table-row>
        <table:table-row table:style-name="ro1" table:visibility="filter">
          <table:table-cell office:value-type="string" calcext:value-type="string">
            <text:p>Patrick Kane</text:p>
          </table:table-cell>
          <table:table-cell office:value-type="float" office:value="3.32564102564103" calcext:value-type="float">
            <text:p>3.32564102564103</text:p>
          </table:table-cell>
          <table:table-cell office:value-type="float" office:value="3.44444444444444" calcext:value-type="float">
            <text:p>3.44444444444444</text:p>
          </table:table-cell>
          <table:table-cell office:value-type="float" office:value="3.25" calcext:value-type="float">
            <text:p>3.25</text:p>
          </table:table-cell>
          <table:table-cell office:value-type="float" office:value="3.45655877342419" calcext:value-type="float">
            <text:p>3.45655877342419</text:p>
          </table:table-cell>
          <table:table-cell table:formula="of:=AVERAGE([.B55];[.C55];[.D55];[.E55])" office:value-type="float" office:value="3.36916106087742" calcext:value-type="float">
            <text:p>3.36916106087742</text:p>
          </table:table-cell>
          <table:table-cell/>
          <table:table-cell table:formula="of:=[.G55]-[.F55]" office:value-type="float" office:value="-3.36916106087742" calcext:value-type="float">
            <text:p>-3.36916106087742</text:p>
          </table:table-cell>
        </table:table-row>
        <table:table-row table:style-name="ro1" table:visibility="filter">
          <table:table-cell office:value-type="string" calcext:value-type="string">
            <text:p>Kirill Kaprizov</text:p>
          </table:table-cell>
          <table:table-cell office:value-type="float" office:value="3.46268656716418" calcext:value-type="float">
            <text:p>3.46268656716418</text:p>
          </table:table-cell>
          <table:table-cell office:value-type="float" office:value="3" calcext:value-type="float">
            <text:p>3</text:p>
          </table:table-cell>
          <table:table-cell office:value-type="float" office:value="3.58333333333333" calcext:value-type="float">
            <text:p>3.58333333333333</text:p>
          </table:table-cell>
          <table:table-cell office:value-type="float" office:value="3.15151515151515" calcext:value-type="float">
            <text:p>3.15151515151515</text:p>
          </table:table-cell>
          <table:table-cell table:formula="of:=AVERAGE([.B56];[.C56];[.D56];[.E56])" office:value-type="float" office:value="3.29938376300317" calcext:value-type="float">
            <text:p>3.29938376300317</text:p>
          </table:table-cell>
          <table:table-cell/>
          <table:table-cell table:formula="of:=[.G56]-[.F56]" office:value-type="float" office:value="-3.29938376300317" calcext:value-type="float">
            <text:p>-3.29938376300317</text:p>
          </table:table-cell>
        </table:table-row>
        <table:table-row table:style-name="ro1" table:visibility="filter">
          <table:table-cell office:value-type="string" calcext:value-type="string">
            <text:p>Max Pacioretty</text:p>
          </table:table-cell>
          <table:table-cell office:value-type="float" office:value="3.3719298245614" calcext:value-type="float">
            <text:p>3.3719298245614</text:p>
          </table:table-cell>
          <table:table-cell office:value-type="float" office:value="2.94117647058824" calcext:value-type="float">
            <text:p>2.94117647058824</text:p>
          </table:table-cell>
          <table:table-cell office:value-type="float" office:value="3.59259259259259" calcext:value-type="float">
            <text:p>3.59259259259259</text:p>
          </table:table-cell>
          <table:table-cell office:value-type="float" office:value="3.21296296296296" calcext:value-type="float">
            <text:p>3.21296296296296</text:p>
          </table:table-cell>
          <table:table-cell table:formula="of:=AVERAGE([.B57];[.C57];[.D57];[.E57])" office:value-type="float" office:value="3.2796654626763" calcext:value-type="float">
            <text:p>3.2796654626763</text:p>
          </table:table-cell>
          <table:table-cell/>
          <table:table-cell table:formula="of:=[.G57]-[.F57]" office:value-type="float" office:value="-3.2796654626763" calcext:value-type="float">
            <text:p>-3.2796654626763</text:p>
          </table:table-cell>
        </table:table-row>
        <table:table-row table:style-name="ro1" table:visibility="filter">
          <table:table-cell office:value-type="string" calcext:value-type="string">
            <text:p>Tyler Seguin</text:p>
          </table:table-cell>
          <table:table-cell office:value-type="float" office:value="3.35505617977528" calcext:value-type="float">
            <text:p>3.35505617977528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3.39189189189189" calcext:value-type="float">
            <text:p>3.39189189189189</text:p>
          </table:table-cell>
          <table:table-cell office:value-type="float" office:value="3.54401805869075" calcext:value-type="float">
            <text:p>3.54401805869075</text:p>
          </table:table-cell>
          <table:table-cell table:formula="of:=AVERAGE([.B58];[.C58];[.D58];[.E58])" office:value-type="float" office:value="3.23940819925615" calcext:value-type="float">
            <text:p>3.23940819925615</text:p>
          </table:table-cell>
          <table:table-cell/>
          <table:table-cell table:formula="of:=[.G58]-[.F58]" office:value-type="float" office:value="-3.23940819925615" calcext:value-type="float">
            <text:p>-3.23940819925615</text:p>
          </table:table-cell>
        </table:table-row>
        <table:table-row table:style-name="ro1" table:visibility="filter">
          <table:table-cell office:value-type="string" calcext:value-type="string">
            <text:p>Jason Robertson</text:p>
          </table:table-cell>
          <table:table-cell office:value-type="float" office:value="3.14646464646465" calcext:value-type="float">
            <text:p>3.14646464646465</text:p>
          </table:table-cell>
          <table:table-cell office:value-type="float" office:value="3.2" calcext:value-type="float">
            <text:p>3.2</text:p>
          </table:table-cell>
          <table:table-cell office:value-type="float" office:value="3.17073170731707" calcext:value-type="float">
            <text:p>3.17073170731707</text:p>
          </table:table-cell>
          <table:table-cell office:value-type="float" office:value="3.34343434343434" calcext:value-type="float">
            <text:p>3.34343434343434</text:p>
          </table:table-cell>
          <table:table-cell table:formula="of:=AVERAGE([.B59];[.C59];[.D59];[.E59])" office:value-type="float" office:value="3.21515767430402" calcext:value-type="float">
            <text:p>3.21515767430402</text:p>
          </table:table-cell>
          <table:table-cell/>
          <table:table-cell table:formula="of:=[.G59]-[.F59]" office:value-type="float" office:value="-3.21515767430402" calcext:value-type="float">
            <text:p>-3.21515767430402</text:p>
          </table:table-cell>
        </table:table-row>
        <table:table-row table:style-name="ro1" table:visibility="filter">
          <table:table-cell office:value-type="string" calcext:value-type="string">
            <text:p>Timo Meier</text:p>
          </table:table-cell>
          <table:table-cell office:value-type="float" office:value="3.28913043478261" calcext:value-type="float">
            <text:p>3.28913043478261</text:p>
          </table:table-cell>
          <table:table-cell office:value-type="float" office:value="3.04166666666667" calcext:value-type="float">
            <text:p>3.04166666666667</text:p>
          </table:table-cell>
          <table:table-cell office:value-type="float" office:value="3.13924050632911" calcext:value-type="float">
            <text:p>3.13924050632911</text:p>
          </table:table-cell>
          <table:table-cell office:value-type="float" office:value="3.38938053097345" calcext:value-type="float">
            <text:p>3.38938053097345</text:p>
          </table:table-cell>
          <table:table-cell table:formula="of:=AVERAGE([.B60];[.C60];[.D60];[.E60])" office:value-type="float" office:value="3.21485453468796" calcext:value-type="float">
            <text:p>3.21485453468796</text:p>
          </table:table-cell>
          <table:table-cell/>
          <table:table-cell table:formula="of:=[.G60]-[.F60]" office:value-type="float" office:value="-3.21485453468796" calcext:value-type="float">
            <text:p>-3.21485453468796</text:p>
          </table:table-cell>
        </table:table-row>
        <table:table-row table:style-name="ro1" table:visibility="filter">
          <table:table-cell office:value-type="string" calcext:value-type="string">
            <text:p>John Tavares</text:p>
          </table:table-cell>
          <table:table-cell office:value-type="float" office:value="3.17109144542773" calcext:value-type="float">
            <text:p>3.17109144542773</text:p>
          </table:table-cell>
          <table:table-cell office:value-type="float" office:value="3.4" calcext:value-type="float">
            <text:p>3.4</text:p>
          </table:table-cell>
          <table:table-cell office:value-type="float" office:value="3.01744186046512" calcext:value-type="float">
            <text:p>3.01744186046512</text:p>
          </table:table-cell>
          <table:table-cell office:value-type="float" office:value="3.1897233201581" calcext:value-type="float">
            <text:p>3.1897233201581</text:p>
          </table:table-cell>
          <table:table-cell table:formula="of:=AVERAGE([.B61];[.C61];[.D61];[.E61])" office:value-type="float" office:value="3.19456415651274" calcext:value-type="float">
            <text:p>3.19456415651274</text:p>
          </table:table-cell>
          <table:table-cell/>
          <table:table-cell table:formula="of:=[.G61]-[.F61]" office:value-type="float" office:value="-3.19456415651274" calcext:value-type="float">
            <text:p>-3.19456415651274</text:p>
          </table:table-cell>
        </table:table-row>
        <table:table-row table:style-name="ro1" table:visibility="filter">
          <table:table-cell office:value-type="string" calcext:value-type="string">
            <text:p>Kyle Connor</text:p>
          </table:table-cell>
          <table:table-cell office:value-type="float" office:value="3.0967032967033" calcext:value-type="float">
            <text:p>3.0967032967033</text:p>
          </table:table-cell>
          <table:table-cell office:value-type="float" office:value="3.26666666666667" calcext:value-type="float">
            <text:p>3.26666666666667</text:p>
          </table:table-cell>
          <table:table-cell office:value-type="float" office:value="3.05333333333333" calcext:value-type="float">
            <text:p>3.05333333333333</text:p>
          </table:table-cell>
          <table:table-cell office:value-type="float" office:value="3.16450216450216" calcext:value-type="float">
            <text:p>3.16450216450216</text:p>
          </table:table-cell>
          <table:table-cell table:formula="of:=AVERAGE([.B62];[.C62];[.D62];[.E62])" office:value-type="float" office:value="3.14530136530137" calcext:value-type="float">
            <text:p>3.14530136530137</text:p>
          </table:table-cell>
          <table:table-cell/>
          <table:table-cell table:formula="of:=[.G62]-[.F62]" office:value-type="float" office:value="-3.14530136530137" calcext:value-type="float">
            <text:p>-3.14530136530137</text:p>
          </table:table-cell>
        </table:table-row>
        <table:table-row table:style-name="ro1" table:visibility="filter">
          <table:table-cell office:value-type="string" calcext:value-type="string">
            <text:p>Jeff Skinner</text:p>
          </table:table-cell>
          <table:table-cell office:value-type="float" office:value="3.18280739934712" calcext:value-type="float">
            <text:p>3.18280739934712</text:p>
          </table:table-cell>
          <table:table-cell office:value-type="float" office:value="2.78947368421053" calcext:value-type="float">
            <text:p>2.78947368421053</text:p>
          </table:table-cell>
          <table:table-cell office:value-type="float" office:value="3.33519553072626" calcext:value-type="float">
            <text:p>3.33519553072626</text:p>
          </table:table-cell>
          <table:table-cell office:value-type="float" office:value="3.27331887201735" calcext:value-type="float">
            <text:p>3.27331887201735</text:p>
          </table:table-cell>
          <table:table-cell table:formula="of:=AVERAGE([.B63];[.C63];[.D63];[.E63])" office:value-type="float" office:value="3.14519887157531" calcext:value-type="float">
            <text:p>3.14519887157531</text:p>
          </table:table-cell>
          <table:table-cell/>
          <table:table-cell table:formula="of:=[.G63]-[.F63]" office:value-type="float" office:value="-3.14519887157531" calcext:value-type="float">
            <text:p>-3.14519887157531</text:p>
          </table:table-cell>
        </table:table-row>
        <table:table-row table:style-name="ro1" table:visibility="filter">
          <table:table-cell office:value-type="string" calcext:value-type="string">
            <text:p>Vladimir Tarasenko</text:p>
          </table:table-cell>
          <table:table-cell office:value-type="float" office:value="3.1659125188537" calcext:value-type="float">
            <text:p>3.1659125188537</text:p>
          </table:table-cell>
          <table:table-cell office:value-type="float" office:value="2.8125" calcext:value-type="float">
            <text:p>2.8125</text:p>
          </table:table-cell>
          <table:table-cell office:value-type="float" office:value="3.32110091743119" calcext:value-type="float">
            <text:p>3.32110091743119</text:p>
          </table:table-cell>
          <table:table-cell office:value-type="float" office:value="3.24770642201835" calcext:value-type="float">
            <text:p>3.24770642201835</text:p>
          </table:table-cell>
          <table:table-cell table:formula="of:=AVERAGE([.B64];[.C64];[.D64];[.E64])" office:value-type="float" office:value="3.13680496457581" calcext:value-type="float">
            <text:p>3.13680496457581</text:p>
          </table:table-cell>
          <table:table-cell/>
          <table:table-cell table:formula="of:=[.G64]-[.F64]" office:value-type="float" office:value="-3.13680496457581" calcext:value-type="float">
            <text:p>-3.13680496457581</text:p>
          </table:table-cell>
        </table:table-row>
        <table:table-row table:style-name="ro1" table:visibility="filter">
          <table:table-cell office:value-type="string" calcext:value-type="string">
            <text:p>Zach Parise</text:p>
          </table:table-cell>
          <table:table-cell office:value-type="float" office:value="3.05358615004122" calcext:value-type="float">
            <text:p>3.05358615004122</text:p>
          </table:table-cell>
          <table:table-cell office:value-type="float" office:value="3.41463414634146" calcext:value-type="float">
            <text:p>3.41463414634146</text:p>
          </table:table-cell>
          <table:table-cell office:value-type="float" office:value="2.99115044247788" calcext:value-type="float">
            <text:p>2.99115044247788</text:p>
          </table:table-cell>
          <table:table-cell office:value-type="float" office:value="3.06372549019608" calcext:value-type="float">
            <text:p>3.06372549019608</text:p>
          </table:table-cell>
          <table:table-cell table:formula="of:=AVERAGE([.B65];[.C65];[.D65];[.E65])" office:value-type="float" office:value="3.13077405726416" calcext:value-type="float">
            <text:p>3.13077405726416</text:p>
          </table:table-cell>
          <table:table-cell/>
          <table:table-cell table:formula="of:=[.G65]-[.F65]" office:value-type="float" office:value="-3.13077405726416" calcext:value-type="float">
            <text:p>-3.13077405726416</text:p>
          </table:table-cell>
        </table:table-row>
        <table:table-row table:style-name="ro1" table:visibility="filter">
          <table:table-cell office:value-type="string" calcext:value-type="string">
            <text:p>Patrice Bergeron</text:p>
          </table:table-cell>
          <table:table-cell office:value-type="float" office:value="3.07548638132296" calcext:value-type="float">
            <text:p>3.07548638132296</text:p>
          </table:table-cell>
          <table:table-cell office:value-type="float" office:value="3.22784810126582" calcext:value-type="float">
            <text:p>3.22784810126582</text:p>
          </table:table-cell>
          <table:table-cell office:value-type="float" office:value="3.00442477876106" calcext:value-type="float">
            <text:p>3.00442477876106</text:p>
          </table:table-cell>
          <table:table-cell office:value-type="float" office:value="3.20556414219475" calcext:value-type="float">
            <text:p>3.20556414219475</text:p>
          </table:table-cell>
          <table:table-cell table:formula="of:=AVERAGE([.B66];[.C66];[.D66];[.E66])" office:value-type="float" office:value="3.12833085088615" calcext:value-type="float">
            <text:p>3.12833085088615</text:p>
          </table:table-cell>
          <table:table-cell/>
          <table:table-cell table:formula="of:=[.G66]-[.F66]" office:value-type="float" office:value="-3.12833085088615" calcext:value-type="float">
            <text:p>-3.12833085088615</text:p>
          </table:table-cell>
        </table:table-row>
        <table:table-row table:style-name="ro1" table:visibility="filter">
          <table:table-cell office:value-type="string" calcext:value-type="string">
            <text:p>Brendan Gallagher</text:p>
          </table:table-cell>
          <table:table-cell office:value-type="float" office:value="3.09653092006033" calcext:value-type="float">
            <text:p>3.09653092006033</text:p>
          </table:table-cell>
          <table:table-cell office:value-type="float" office:value="3.06896551724138" calcext:value-type="float">
            <text:p>3.06896551724138</text:p>
          </table:table-cell>
          <table:table-cell office:value-type="float" office:value="3.16814159292035" calcext:value-type="float">
            <text:p>3.16814159292035</text:p>
          </table:table-cell>
          <table:table-cell office:value-type="float" office:value="3.12349397590361" calcext:value-type="float">
            <text:p>3.12349397590361</text:p>
          </table:table-cell>
          <table:table-cell table:formula="of:=AVERAGE([.B67];[.C67];[.D67];[.E67])" office:value-type="float" office:value="3.11428300153142" calcext:value-type="float">
            <text:p>3.11428300153142</text:p>
          </table:table-cell>
          <table:table-cell/>
          <table:table-cell table:formula="of:=[.G67]-[.F67]" office:value-type="float" office:value="-3.11428300153142" calcext:value-type="float">
            <text:p>-3.11428300153142</text:p>
          </table:table-cell>
        </table:table-row>
        <table:table-row table:style-name="ro1" table:visibility="filter">
          <table:table-cell office:value-type="string" calcext:value-type="string">
            <text:p>Patric Hornqvist</text:p>
          </table:table-cell>
          <table:table-cell office:value-type="float" office:value="3.13096559378468" calcext:value-type="float">
            <text:p>3.13096559378468</text:p>
          </table:table-cell>
          <table:table-cell office:value-type="float" office:value="2.875" calcext:value-type="float">
            <text:p>2.875</text:p>
          </table:table-cell>
          <table:table-cell office:value-type="float" office:value="3.31578947368421" calcext:value-type="float">
            <text:p>3.31578947368421</text:p>
          </table:table-cell>
          <table:table-cell office:value-type="float" office:value="3.05145413870246" calcext:value-type="float">
            <text:p>3.05145413870246</text:p>
          </table:table-cell>
          <table:table-cell table:formula="of:=AVERAGE([.B68];[.C68];[.D68];[.E68])" office:value-type="float" office:value="3.09330230154284" calcext:value-type="float">
            <text:p>3.09330230154284</text:p>
          </table:table-cell>
          <table:table-cell/>
          <table:table-cell table:formula="of:=[.G68]-[.F68]" office:value-type="float" office:value="-3.09330230154284" calcext:value-type="float">
            <text:p>-3.09330230154284</text:p>
          </table:table-cell>
        </table:table-row>
        <table:table-row table:style-name="ro1" table:visibility="filter">
          <table:table-cell office:value-type="string" calcext:value-type="string">
            <text:p>Matthew Tkachuk</text:p>
          </table:table-cell>
          <table:table-cell office:value-type="float" office:value="2.80923694779116" calcext:value-type="float">
            <text:p>2.80923694779116</text:p>
          </table:table-cell>
          <table:table-cell office:value-type="float" office:value="3.81818181818182" calcext:value-type="float">
            <text:p>3.81818181818182</text:p>
          </table:table-cell>
          <table:table-cell office:value-type="float" office:value="2.85333333333333" calcext:value-type="float">
            <text:p>2.85333333333333</text:p>
          </table:table-cell>
          <table:table-cell office:value-type="float" office:value="2.74103585657371" calcext:value-type="float">
            <text:p>2.74103585657371</text:p>
          </table:table-cell>
          <table:table-cell table:formula="of:=AVERAGE([.B69];[.C69];[.D69];[.E69])" office:value-type="float" office:value="3.05544698897001" calcext:value-type="float">
            <text:p>3.05544698897001</text:p>
          </table:table-cell>
          <table:table-cell/>
          <table:table-cell table:formula="of:=[.G69]-[.F69]" office:value-type="float" office:value="-3.05544698897001" calcext:value-type="float">
            <text:p>-3.05544698897001</text:p>
          </table:table-cell>
        </table:table-row>
        <table:table-row table:style-name="ro1" table:visibility="filter">
          <table:table-cell office:value-type="string" calcext:value-type="string">
            <text:p>Alex DeBrincat</text:p>
          </table:table-cell>
          <table:table-cell office:value-type="float" office:value="2.87671232876712" calcext:value-type="float">
            <text:p>2.87671232876712</text:p>
          </table:table-cell>
          <table:table-cell office:value-type="float" office:value="3.63636363636364" calcext:value-type="float">
            <text:p>3.63636363636364</text:p>
          </table:table-cell>
          <table:table-cell office:value-type="float" office:value="2.76712328767123" calcext:value-type="float">
            <text:p>2.76712328767123</text:p>
          </table:table-cell>
          <table:table-cell office:value-type="float" office:value="2.80909090909091" calcext:value-type="float">
            <text:p>2.80909090909091</text:p>
          </table:table-cell>
          <table:table-cell table:formula="of:=AVERAGE([.B70];[.C70];[.D70];[.E70])" office:value-type="float" office:value="3.02232254047323" calcext:value-type="float">
            <text:p>3.02232254047323</text:p>
          </table:table-cell>
          <table:table-cell/>
          <table:table-cell table:formula="of:=[.G70]-[.F70]" office:value-type="float" office:value="-3.02232254047323" calcext:value-type="float">
            <text:p>-3.02232254047323</text:p>
          </table:table-cell>
        </table:table-row>
        <table:table-row table:style-name="ro1" table:visibility="filter">
          <table:table-cell office:value-type="string" calcext:value-type="string">
            <text:p>Filip Forsberg</text:p>
          </table:table-cell>
          <table:table-cell office:value-type="float" office:value="3.01623376623377" calcext:value-type="float">
            <text:p>3.01623376623377</text:p>
          </table:table-cell>
          <table:table-cell office:value-type="float" office:value="3.41666666666667" calcext:value-type="float">
            <text:p>3.41666666666667</text:p>
          </table:table-cell>
          <table:table-cell office:value-type="float" office:value="2.76923076923077" calcext:value-type="float">
            <text:p>2.76923076923077</text:p>
          </table:table-cell>
          <table:table-cell office:value-type="float" office:value="2.87581699346405" calcext:value-type="float">
            <text:p>2.87581699346405</text:p>
          </table:table-cell>
          <table:table-cell table:formula="of:=AVERAGE([.B71];[.C71];[.D71];[.E71])" office:value-type="float" office:value="3.01948704889881" calcext:value-type="float">
            <text:p>3.01948704889881</text:p>
          </table:table-cell>
          <table:table-cell/>
          <table:table-cell table:formula="of:=[.G71]-[.F71]" office:value-type="float" office:value="-3.01948704889881" calcext:value-type="float">
            <text:p>-3.01948704889881</text:p>
          </table:table-cell>
        </table:table-row>
        <table:table-row table:style-name="ro1" table:visibility="filter">
          <table:table-cell office:value-type="string" calcext:value-type="string">
            <text:p>Cam Atkinson</text:p>
          </table:table-cell>
          <table:table-cell office:value-type="float" office:value="2.99714285714286" calcext:value-type="float">
            <text:p>2.99714285714286</text:p>
          </table:table-cell>
          <table:table-cell office:value-type="float" office:value="3.06666666666667" calcext:value-type="float">
            <text:p>3.06666666666667</text:p>
          </table:table-cell>
          <table:table-cell office:value-type="float" office:value="2.81208053691275" calcext:value-type="float">
            <text:p>2.81208053691275</text:p>
          </table:table-cell>
          <table:table-cell office:value-type="float" office:value="3.1376404494382" calcext:value-type="float">
            <text:p>3.1376404494382</text:p>
          </table:table-cell>
          <table:table-cell table:formula="of:=AVERAGE([.B72];[.C72];[.D72];[.E72])" office:value-type="float" office:value="3.00338262754012" calcext:value-type="float">
            <text:p>3.00338262754012</text:p>
          </table:table-cell>
          <table:table-cell/>
          <table:table-cell table:formula="of:=[.G72]-[.F72]" office:value-type="float" office:value="-3.00338262754012" calcext:value-type="float">
            <text:p>-3.00338262754012</text:p>
          </table:table-cell>
        </table:table-row>
        <table:table-row table:style-name="ro1" table:visibility="filter">
          <table:table-cell office:value-type="string" calcext:value-type="string">
            <text:p>Eric Staal</text:p>
          </table:table-cell>
          <table:table-cell office:value-type="float" office:value="2.97487065779749" calcext:value-type="float">
            <text:p>2.97487065779749</text:p>
          </table:table-cell>
          <table:table-cell office:value-type="float" office:value="3.01639344262295" calcext:value-type="float">
            <text:p>3.01639344262295</text:p>
          </table:table-cell>
          <table:table-cell office:value-type="float" office:value="3.05371900826446" calcext:value-type="float">
            <text:p>3.05371900826446</text:p>
          </table:table-cell>
          <table:table-cell office:value-type="float" office:value="2.95522388059702" calcext:value-type="float">
            <text:p>2.95522388059702</text:p>
          </table:table-cell>
          <table:table-cell table:formula="of:=AVERAGE([.B73];[.C73];[.D73];[.E73])" office:value-type="float" office:value="3.00005174732048" calcext:value-type="float">
            <text:p>3.00005174732048</text:p>
          </table:table-cell>
          <table:table-cell/>
          <table:table-cell table:formula="of:=[.G73]-[.F73]" office:value-type="float" office:value="-3.00005174732048" calcext:value-type="float">
            <text:p>-3.00005174732048</text:p>
          </table:table-cell>
        </table:table-row>
        <table:table-row table:style-name="ro1" table:visibility="filter">
          <table:table-cell office:value-type="string" calcext:value-type="string">
            <text:p>Dylan Larkin</text:p>
          </table:table-cell>
          <table:table-cell office:value-type="float" office:value="2.96853146853147" calcext:value-type="float">
            <text:p>2.96853146853147</text:p>
          </table:table-cell>
          <table:table-cell office:value-type="float" office:value="3" calcext:value-type="float">
            <text:p>3</text:p>
          </table:table-cell>
          <table:table-cell office:value-type="float" office:value="3.03191489361702" calcext:value-type="float">
            <text:p>3.03191489361702</text:p>
          </table:table-cell>
          <table:table-cell office:value-type="float" office:value="2.97826086956522" calcext:value-type="float">
            <text:p>2.97826086956522</text:p>
          </table:table-cell>
          <table:table-cell table:formula="of:=AVERAGE([.B74];[.C74];[.D74];[.E74])" office:value-type="float" office:value="2.99467680792843" calcext:value-type="float">
            <text:p>2.99467680792843</text:p>
          </table:table-cell>
          <table:table-cell/>
          <table:table-cell table:formula="of:=[.G74]-[.F74]" office:value-type="float" office:value="-2.99467680792843" calcext:value-type="float">
            <text:p>-2.99467680792843</text:p>
          </table:table-cell>
        </table:table-row>
        <table:table-row table:style-name="ro1" table:visibility="filter">
          <table:table-cell office:value-type="string" calcext:value-type="string">
            <text:p>Phil Kessel</text:p>
          </table:table-cell>
          <table:table-cell office:value-type="float" office:value="3.00627943485086" calcext:value-type="float">
            <text:p>3.00627943485086</text:p>
          </table:table-cell>
          <table:table-cell office:value-type="float" office:value="3.04" calcext:value-type="float">
            <text:p>3.04</text:p>
          </table:table-cell>
          <table:table-cell office:value-type="float" office:value="2.9662447257384" calcext:value-type="float">
            <text:p>2.9662447257384</text:p>
          </table:table-cell>
          <table:table-cell office:value-type="float" office:value="2.91981132075472" calcext:value-type="float">
            <text:p>2.91981132075472</text:p>
          </table:table-cell>
          <table:table-cell table:formula="of:=AVERAGE([.B75];[.C75];[.D75];[.E75])" office:value-type="float" office:value="2.98308387033599" calcext:value-type="float">
            <text:p>2.98308387033599</text:p>
          </table:table-cell>
          <table:table-cell/>
          <table:table-cell table:formula="of:=[.G75]-[.F75]" office:value-type="float" office:value="-2.98308387033599" calcext:value-type="float">
            <text:p>-2.98308387033599</text:p>
          </table:table-cell>
        </table:table-row>
        <table:table-row table:style-name="ro1" table:visibility="filter">
          <table:table-cell office:value-type="string" calcext:value-type="string">
            <text:p>Roman Josi</text:p>
          </table:table-cell>
          <table:table-cell office:value-type="float" office:value="2.92865779927449" calcext:value-type="float">
            <text:p>2.92865779927449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2.86619718309859" calcext:value-type="float">
            <text:p>2.86619718309859</text:p>
          </table:table-cell>
          <table:table-cell office:value-type="float" office:value="2.91133004926108" calcext:value-type="float">
            <text:p>2.91133004926108</text:p>
          </table:table-cell>
          <table:table-cell table:formula="of:=AVERAGE([.B76];[.C76];[.D76];[.E76])" office:value-type="float" office:value="2.95595802261442" calcext:value-type="float">
            <text:p>2.95595802261442</text:p>
          </table:table-cell>
          <table:table-cell/>
          <table:table-cell table:formula="of:=[.G76]-[.F76]" office:value-type="float" office:value="-2.95595802261442" calcext:value-type="float">
            <text:p>-2.95595802261442</text:p>
          </table:table-cell>
        </table:table-row>
        <table:table-row table:style-name="ro1" table:visibility="filter">
          <table:table-cell office:value-type="string" calcext:value-type="string">
            <text:p>Patrik Laine</text:p>
          </table:table-cell>
          <table:table-cell office:value-type="float" office:value="2.92190889370933" calcext:value-type="float">
            <text:p>2.92190889370933</text:p>
          </table:table-cell>
          <table:table-cell office:value-type="float" office:value="3.07692307692308" calcext:value-type="float">
            <text:p>3.07692307692308</text:p>
          </table:table-cell>
          <table:table-cell office:value-type="float" office:value="2.86904761904762" calcext:value-type="float">
            <text:p>2.86904761904762</text:p>
          </table:table-cell>
          <table:table-cell office:value-type="float" office:value="2.82532751091703" calcext:value-type="float">
            <text:p>2.82532751091703</text:p>
          </table:table-cell>
          <table:table-cell table:formula="of:=AVERAGE([.B77];[.C77];[.D77];[.E77])" office:value-type="float" office:value="2.92330177514926" calcext:value-type="float">
            <text:p>2.92330177514926</text:p>
          </table:table-cell>
          <table:table-cell/>
          <table:table-cell table:formula="of:=[.G77]-[.F77]" office:value-type="float" office:value="-2.92330177514926" calcext:value-type="float">
            <text:p>-2.92330177514926</text:p>
          </table:table-cell>
        </table:table-row>
        <table:table-row table:style-name="ro1" table:visibility="filter">
          <table:table-cell office:value-type="string" calcext:value-type="string">
            <text:p>Joe Pavelski</text:p>
          </table:table-cell>
          <table:table-cell office:value-type="float" office:value="2.82067851373183" calcext:value-type="float">
            <text:p>2.82067851373183</text:p>
          </table:table-cell>
          <table:table-cell office:value-type="float" office:value="3" calcext:value-type="float">
            <text:p>3</text:p>
          </table:table-cell>
          <table:table-cell office:value-type="float" office:value="2.8640350877193" calcext:value-type="float">
            <text:p>2.8640350877193</text:p>
          </table:table-cell>
          <table:table-cell office:value-type="float" office:value="2.96308186195827" calcext:value-type="float">
            <text:p>2.96308186195827</text:p>
          </table:table-cell>
          <table:table-cell table:formula="of:=AVERAGE([.B78];[.C78];[.D78];[.E78])" office:value-type="float" office:value="2.91194886585235" calcext:value-type="float">
            <text:p>2.91194886585235</text:p>
          </table:table-cell>
          <table:table-cell/>
          <table:table-cell table:formula="of:=[.G78]-[.F78]" office:value-type="float" office:value="-2.91194886585235" calcext:value-type="float">
            <text:p>-2.91194886585235</text:p>
          </table:table-cell>
        </table:table-row>
        <table:table-row table:style-name="ro1" table:visibility="filter">
          <table:table-cell office:value-type="string" calcext:value-type="string">
            <text:p>Nikolaj Ehlers</text:p>
          </table:table-cell>
          <table:table-cell office:value-type="float" office:value="2.84210526315789" calcext:value-type="float">
            <text:p>2.84210526315789</text:p>
          </table:table-cell>
          <table:table-cell office:value-type="float" office:value="3.11111111111111" calcext:value-type="float">
            <text:p>3.11111111111111</text:p>
          </table:table-cell>
          <table:table-cell office:value-type="float" office:value="2.73958333333333" calcext:value-type="float">
            <text:p>2.73958333333333</text:p>
          </table:table-cell>
          <table:table-cell office:value-type="float" office:value="2.81889763779528" calcext:value-type="float">
            <text:p>2.81889763779528</text:p>
          </table:table-cell>
          <table:table-cell table:formula="of:=AVERAGE([.B79];[.C79];[.D79];[.E79])" office:value-type="float" office:value="2.8779243363494" calcext:value-type="float">
            <text:p>2.8779243363494</text:p>
          </table:table-cell>
          <table:table-cell/>
          <table:table-cell table:formula="of:=[.G79]-[.F79]" office:value-type="float" office:value="-2.8779243363494" calcext:value-type="float">
            <text:p>-2.8779243363494</text:p>
          </table:table-cell>
        </table:table-row>
        <table:table-row table:style-name="ro1" table:visibility="filter">
          <table:table-cell office:value-type="string" calcext:value-type="string">
            <text:p>Dougie Hamilton</text:p>
          </table:table-cell>
          <table:table-cell office:value-type="float" office:value="2.85250338294993" calcext:value-type="float">
            <text:p>2.85250338294993</text:p>
          </table:table-cell>
          <table:table-cell office:value-type="float" office:value="3" calcext:value-type="float">
            <text:p>3</text:p>
          </table:table-cell>
          <table:table-cell office:value-type="float" office:value="2.67375886524823" calcext:value-type="float">
            <text:p>2.67375886524823</text:p>
          </table:table-cell>
          <table:table-cell office:value-type="float" office:value="2.88978494623656" calcext:value-type="float">
            <text:p>2.88978494623656</text:p>
          </table:table-cell>
          <table:table-cell table:formula="of:=AVERAGE([.B80];[.C80];[.D80];[.E80])" office:value-type="float" office:value="2.85401179860868" calcext:value-type="float">
            <text:p>2.85401179860868</text:p>
          </table:table-cell>
          <table:table-cell/>
          <table:table-cell table:formula="of:=[.G80]-[.F80]" office:value-type="float" office:value="-2.85401179860868" calcext:value-type="float">
            <text:p>-2.85401179860868</text:p>
          </table:table-cell>
        </table:table-row>
        <table:table-row table:style-name="ro1" table:visibility="filter">
          <table:table-cell office:value-type="string" calcext:value-type="string">
            <text:p>Brock Boeser</text:p>
          </table:table-cell>
          <table:table-cell office:value-type="float" office:value="2.72207792207792" calcext:value-type="float">
            <text:p>2.72207792207792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2.3859649122807" calcext:value-type="float">
            <text:p>2.3859649122807</text:p>
          </table:table-cell>
          <table:table-cell office:value-type="float" office:value="2.70618556701031" calcext:value-type="float">
            <text:p>2.70618556701031</text:p>
          </table:table-cell>
          <table:table-cell table:formula="of:=AVERAGE([.B81];[.C81];[.D81];[.E81])" office:value-type="float" office:value="2.83992073670587" calcext:value-type="float">
            <text:p>2.83992073670587</text:p>
          </table:table-cell>
          <table:table-cell/>
          <table:table-cell table:formula="of:=[.G81]-[.F81]" office:value-type="float" office:value="-2.83992073670587" calcext:value-type="float">
            <text:p>-2.83992073670587</text:p>
          </table:table-cell>
        </table:table-row>
        <table:table-row table:style-name="ro1" table:visibility="filter">
          <table:table-cell office:value-type="string" calcext:value-type="string">
            <text:p>Brent Burns</text:p>
          </table:table-cell>
          <table:table-cell office:value-type="float" office:value="2.76042456406368" calcext:value-type="float">
            <text:p>2.76042456406368</text:p>
          </table:table-cell>
          <table:table-cell office:value-type="float" office:value="3.28" calcext:value-type="float">
            <text:p>3.28</text:p>
          </table:table-cell>
          <table:table-cell office:value-type="float" office:value="2.56378600823045" calcext:value-type="float">
            <text:p>2.56378600823045</text:p>
          </table:table-cell>
          <table:table-cell office:value-type="float" office:value="2.68042813455658" calcext:value-type="float">
            <text:p>2.68042813455658</text:p>
          </table:table-cell>
          <table:table-cell table:formula="of:=AVERAGE([.B82];[.C82];[.D82];[.E82])" office:value-type="float" office:value="2.82115967671268" calcext:value-type="float">
            <text:p>2.82115967671268</text:p>
          </table:table-cell>
          <table:table-cell/>
          <table:table-cell table:formula="of:=[.G82]-[.F82]" office:value-type="float" office:value="-2.82115967671268" calcext:value-type="float">
            <text:p>-2.82115967671268</text:p>
          </table:table-cell>
        </table:table-row>
        <table:table-row table:style-name="ro1" table:visibility="filter">
          <table:table-cell office:value-type="string" calcext:value-type="string">
            <text:p>Matt Boldy</text:p>
          </table:table-cell>
          <table:table-cell office:value-type="float" office:value="2.84615384615385" calcext:value-type="float">
            <text:p>2.84615384615385</text:p>
          </table:table-cell>
          <table:table-cell office:value-type="float" office:value="3" calcext:value-type="float">
            <text:p>3</text:p>
          </table:table-cell>
          <table:table-cell office:value-type="float" office:value="2.28" calcext:value-type="float">
            <text:p>2.28</text:p>
          </table:table-cell>
          <table:table-cell office:value-type="float" office:value="3.12962962962963" calcext:value-type="float">
            <text:p>3.12962962962963</text:p>
          </table:table-cell>
          <table:table-cell table:formula="of:=AVERAGE([.B83];[.C83];[.D83];[.E83])" office:value-type="float" office:value="2.81394586894587" calcext:value-type="float">
            <text:p>2.81394586894587</text:p>
          </table:table-cell>
          <table:table-cell/>
          <table:table-cell table:formula="of:=[.G83]-[.F83]" office:value-type="float" office:value="-2.81394586894587" calcext:value-type="float">
            <text:p>-2.81394586894587</text:p>
          </table:table-cell>
        </table:table-row>
        <table:table-row table:style-name="ro1" table:visibility="filter">
          <table:table-cell office:value-type="string" calcext:value-type="string">
            <text:p>Cole Caufield</text:p>
          </table:table-cell>
          <table:table-cell office:value-type="float" office:value="3.05691056910569" calcext:value-type="float">
            <text:p>3.05691056910569</text:p>
          </table:table-cell>
          <table:table-cell office:value-type="float" office:value="2.2" calcext:value-type="float">
            <text:p>2.2</text:p>
          </table:table-cell>
          <table:table-cell office:value-type="float" office:value="2.93333333333333" calcext:value-type="float">
            <text:p>2.93333333333333</text:p>
          </table:table-cell>
          <table:table-cell office:value-type="float" office:value="3" calcext:value-type="float">
            <text:p>3</text:p>
          </table:table-cell>
          <table:table-cell table:formula="of:=AVERAGE([.B84];[.C84];[.D84];[.E84])" office:value-type="float" office:value="2.79756097560976" calcext:value-type="float">
            <text:p>2.79756097560976</text:p>
          </table:table-cell>
          <table:table-cell/>
          <table:table-cell table:formula="of:=[.G84]-[.F84]" office:value-type="float" office:value="-2.79756097560976" calcext:value-type="float">
            <text:p>-2.79756097560976</text:p>
          </table:table-cell>
        </table:table-row>
        <table:table-row table:style-name="ro1" table:visibility="filter">
          <table:table-cell office:value-type="string" calcext:value-type="string">
            <text:p>Sebastian Aho</text:p>
          </table:table-cell>
          <table:table-cell office:value-type="float" office:value="2.8102766798419" calcext:value-type="float">
            <text:p>2.8102766798419</text:p>
          </table:table-cell>
          <table:table-cell office:value-type="float" office:value="2.81818181818182" calcext:value-type="float">
            <text:p>2.81818181818182</text:p>
          </table:table-cell>
          <table:table-cell office:value-type="float" office:value="2.67741935483871" calcext:value-type="float">
            <text:p>2.67741935483871</text:p>
          </table:table-cell>
          <table:table-cell office:value-type="float" office:value="2.84645669291339" calcext:value-type="float">
            <text:p>2.84645669291339</text:p>
          </table:table-cell>
          <table:table-cell table:formula="of:=AVERAGE([.B85];[.C85];[.D85];[.E85])" office:value-type="float" office:value="2.78808363644395" calcext:value-type="float">
            <text:p>2.78808363644395</text:p>
          </table:table-cell>
          <table:table-cell/>
          <table:table-cell table:formula="of:=[.G85]-[.F85]" office:value-type="float" office:value="-2.78808363644395" calcext:value-type="float">
            <text:p>-2.78808363644395</text:p>
          </table:table-cell>
        </table:table-row>
        <table:table-row table:style-name="ro1" table:visibility="filter">
          <table:table-cell office:value-type="string" calcext:value-type="string">
            <text:p>William Nylander</text:p>
          </table:table-cell>
          <table:table-cell office:value-type="float" office:value="2.74015748031496" calcext:value-type="float">
            <text:p>2.74015748031496</text:p>
          </table:table-cell>
          <table:table-cell office:value-type="float" office:value="2.82352941176471" calcext:value-type="float">
            <text:p>2.82352941176471</text:p>
          </table:table-cell>
          <table:table-cell office:value-type="float" office:value="2.72448979591837" calcext:value-type="float">
            <text:p>2.72448979591837</text:p>
          </table:table-cell>
          <table:table-cell office:value-type="float" office:value="2.66135458167331" calcext:value-type="float">
            <text:p>2.66135458167331</text:p>
          </table:table-cell>
          <table:table-cell table:formula="of:=AVERAGE([.B86];[.C86];[.D86];[.E86])" office:value-type="float" office:value="2.73738281741784" calcext:value-type="float">
            <text:p>2.73738281741784</text:p>
          </table:table-cell>
          <table:table-cell/>
          <table:table-cell table:formula="of:=[.G86]-[.F86]" office:value-type="float" office:value="-2.73738281741784" calcext:value-type="float">
            <text:p>-2.73738281741784</text:p>
          </table:table-cell>
        </table:table-row>
        <table:table-row table:style-name="ro1" table:visibility="filter">
          <table:table-cell office:value-type="string" calcext:value-type="string">
            <text:p>Tage Thompson</text:p>
          </table:table-cell>
          <table:table-cell office:value-type="float" office:value="2.64383561643836" calcext:value-type="float">
            <text:p>2.64383561643836</text:p>
          </table:table-cell>
          <table:table-cell office:value-type="float" office:value="3.2" calcext:value-type="float">
            <text:p>3.2</text:p>
          </table:table-cell>
          <table:table-cell office:value-type="float" office:value="2.14814814814815" calcext:value-type="float">
            <text:p>2.14814814814815</text:p>
          </table:table-cell>
          <table:table-cell office:value-type="float" office:value="2.8476821192053" calcext:value-type="float">
            <text:p>2.8476821192053</text:p>
          </table:table-cell>
          <table:table-cell table:formula="of:=AVERAGE([.B87];[.C87];[.D87];[.E87])" office:value-type="float" office:value="2.70991647094795" calcext:value-type="float">
            <text:p>2.70991647094795</text:p>
          </table:table-cell>
          <table:table-cell/>
          <table:table-cell table:formula="of:=[.G87]-[.F87]" office:value-type="float" office:value="-2.70991647094795" calcext:value-type="float">
            <text:p>-2.70991647094795</text:p>
          </table:table-cell>
        </table:table-row>
        <table:table-row table:style-name="ro1" table:visibility="filter">
          <table:table-cell office:value-type="string" calcext:value-type="string">
            <text:p>Mitchell Marner</text:p>
          </table:table-cell>
          <table:table-cell office:value-type="float" office:value="2.63104838709677" calcext:value-type="float">
            <text:p>2.63104838709677</text:p>
          </table:table-cell>
          <table:table-cell office:value-type="float" office:value="2.6" calcext:value-type="float">
            <text:p>2.6</text:p>
          </table:table-cell>
          <table:table-cell office:value-type="float" office:value="2.75609756097561" calcext:value-type="float">
            <text:p>2.75609756097561</text:p>
          </table:table-cell>
          <table:table-cell office:value-type="float" office:value="2.80658436213992" calcext:value-type="float">
            <text:p>2.80658436213992</text:p>
          </table:table-cell>
          <table:table-cell table:formula="of:=AVERAGE([.B88];[.C88];[.D88];[.E88])" office:value-type="float" office:value="2.69843257755308" calcext:value-type="float">
            <text:p>2.69843257755308</text:p>
          </table:table-cell>
          <table:table-cell/>
          <table:table-cell table:formula="of:=[.G88]-[.F88]" office:value-type="float" office:value="-2.69843257755308" calcext:value-type="float">
            <text:p>-2.69843257755308</text:p>
          </table:table-cell>
        </table:table-row>
        <table:table-row table:style-name="ro1" table:visibility="filter">
          <table:table-cell office:value-type="string" calcext:value-type="string">
            <text:p>James van Riemsdyk</text:p>
          </table:table-cell>
          <table:table-cell office:value-type="float" office:value="2.66990291262136" calcext:value-type="float">
            <text:p>2.66990291262136</text:p>
          </table:table-cell>
          <table:table-cell office:value-type="float" office:value="2.69444444444444" calcext:value-type="float">
            <text:p>2.69444444444444</text:p>
          </table:table-cell>
          <table:table-cell office:value-type="float" office:value="2.64779874213837" calcext:value-type="float">
            <text:p>2.64779874213837</text:p>
          </table:table-cell>
          <table:table-cell office:value-type="float" office:value="2.77483443708609" calcext:value-type="float">
            <text:p>2.77483443708609</text:p>
          </table:table-cell>
          <table:table-cell table:formula="of:=AVERAGE([.B89];[.C89];[.D89];[.E89])" office:value-type="float" office:value="2.69674513407257" calcext:value-type="float">
            <text:p>2.69674513407257</text:p>
          </table:table-cell>
          <table:table-cell/>
          <table:table-cell table:formula="of:=[.G89]-[.F89]" office:value-type="float" office:value="-2.69674513407257" calcext:value-type="float">
            <text:p>-2.69674513407257</text:p>
          </table:table-cell>
        </table:table-row>
        <table:table-row table:style-name="ro1" table:visibility="filter">
          <table:table-cell office:value-type="string" calcext:value-type="string">
            <text:p>Owen Tippett</text:p>
          </table:table-cell>
          <table:table-cell office:value-type="float" office:value="2.33519553072626" calcext:value-type="float">
            <text:p>2.33519553072626</text:p>
          </table:table-cell>
          <table:table-cell office:value-type="float" office:value="3" calcext:value-type="float">
            <text:p>3</text:p>
          </table:table-cell>
          <table:table-cell office:value-type="float" office:value="3.25925925925926" calcext:value-type="float">
            <text:p>3.25925925925926</text:p>
          </table:table-cell>
          <table:table-cell office:value-type="float" office:value="2.1685393258427" calcext:value-type="float">
            <text:p>2.1685393258427</text:p>
          </table:table-cell>
          <table:table-cell table:formula="of:=AVERAGE([.B90];[.C90];[.D90];[.E90])" office:value-type="float" office:value="2.69074852895705" calcext:value-type="float">
            <text:p>2.69074852895705</text:p>
          </table:table-cell>
          <table:table-cell/>
          <table:table-cell table:formula="of:=[.G90]-[.F90]" office:value-type="float" office:value="-2.69074852895705" calcext:value-type="float">
            <text:p>-2.69074852895705</text:p>
          </table:table-cell>
        </table:table-row>
        <table:table-row table:style-name="ro1" table:visibility="filter">
          <table:table-cell office:value-type="string" calcext:value-type="string">
            <text:p>Shea Theodore</text:p>
          </table:table-cell>
          <table:table-cell office:value-type="float" office:value="2.5752808988764" calcext:value-type="float">
            <text:p>2.5752808988764</text:p>
          </table:table-cell>
          <table:table-cell office:value-type="float" office:value="3" calcext:value-type="float">
            <text:p>3</text:p>
          </table:table-cell>
          <table:table-cell office:value-type="float" office:value="2.6625" calcext:value-type="float">
            <text:p>2.6625</text:p>
          </table:table-cell>
          <table:table-cell office:value-type="float" office:value="2.48898678414097" calcext:value-type="float">
            <text:p>2.48898678414097</text:p>
          </table:table-cell>
          <table:table-cell table:formula="of:=AVERAGE([.B91];[.C91];[.D91];[.E91])" office:value-type="float" office:value="2.68169192075434" calcext:value-type="float">
            <text:p>2.68169192075434</text:p>
          </table:table-cell>
          <table:table-cell/>
          <table:table-cell table:formula="of:=[.G91]-[.F91]" office:value-type="float" office:value="-2.68169192075434" calcext:value-type="float">
            <text:p>-2.68169192075434</text:p>
          </table:table-cell>
        </table:table-row>
        <table:table-row table:style-name="ro1" table:visibility="filter">
          <table:table-cell office:value-type="string" calcext:value-type="string">
            <text:p>Tyler Toffoli</text:p>
          </table:table-cell>
          <table:table-cell office:value-type="float" office:value="2.7409972299169" calcext:value-type="float">
            <text:p>2.7409972299169</text:p>
          </table:table-cell>
          <table:table-cell office:value-type="float" office:value="2.65714285714286" calcext:value-type="float">
            <text:p>2.65714285714286</text:p>
          </table:table-cell>
          <table:table-cell office:value-type="float" office:value="2.59558823529412" calcext:value-type="float">
            <text:p>2.59558823529412</text:p>
          </table:table-cell>
          <table:table-cell office:value-type="float" office:value="2.71270718232044" calcext:value-type="float">
            <text:p>2.71270718232044</text:p>
          </table:table-cell>
          <table:table-cell table:formula="of:=AVERAGE([.B92];[.C92];[.D92];[.E92])" office:value-type="float" office:value="2.67660887616858" calcext:value-type="float">
            <text:p>2.67660887616858</text:p>
          </table:table-cell>
          <table:table-cell/>
          <table:table-cell table:formula="of:=[.G92]-[.F92]" office:value-type="float" office:value="-2.67660887616858" calcext:value-type="float">
            <text:p>-2.67660887616858</text:p>
          </table:table-cell>
        </table:table-row>
        <table:table-row table:style-name="ro1" table:visibility="filter">
          <table:table-cell office:value-type="string" calcext:value-type="string">
            <text:p>Aleksander Barkov</text:p>
          </table:table-cell>
          <table:table-cell office:value-type="float" office:value="2.63957055214724" calcext:value-type="float">
            <text:p>2.63957055214724</text:p>
          </table:table-cell>
          <table:table-cell office:value-type="float" office:value="3" calcext:value-type="float">
            <text:p>3</text:p>
          </table:table-cell>
          <table:table-cell office:value-type="float" office:value="2.65486725663717" calcext:value-type="float">
            <text:p>2.65486725663717</text:p>
          </table:table-cell>
          <table:table-cell office:value-type="float" office:value="2.40672782874618" calcext:value-type="float">
            <text:p>2.40672782874618</text:p>
          </table:table-cell>
          <table:table-cell table:formula="of:=AVERAGE([.B93];[.C93];[.D93];[.E93])" office:value-type="float" office:value="2.67529140938265" calcext:value-type="float">
            <text:p>2.67529140938265</text:p>
          </table:table-cell>
          <table:table-cell/>
          <table:table-cell table:formula="of:=[.G93]-[.F93]" office:value-type="float" office:value="-2.67529140938265" calcext:value-type="float">
            <text:p>-2.67529140938265</text:p>
          </table:table-cell>
        </table:table-row>
        <table:table-row table:style-name="ro1" table:visibility="filter">
          <table:table-cell office:value-type="string" calcext:value-type="string">
            <text:p>Nazem Kadri</text:p>
          </table:table-cell>
          <table:table-cell office:value-type="float" office:value="2.69259259259259" calcext:value-type="float">
            <text:p>2.69259259259259</text:p>
          </table:table-cell>
          <table:table-cell office:value-type="float" office:value="2.65384615384615" calcext:value-type="float">
            <text:p>2.65384615384615</text:p>
          </table:table-cell>
          <table:table-cell office:value-type="float" office:value="2.70629370629371" calcext:value-type="float">
            <text:p>2.70629370629371</text:p>
          </table:table-cell>
          <table:table-cell office:value-type="float" office:value="2.60194174757282" calcext:value-type="float">
            <text:p>2.60194174757282</text:p>
          </table:table-cell>
          <table:table-cell table:formula="of:=AVERAGE([.B94];[.C94];[.D94];[.E94])" office:value-type="float" office:value="2.66366855007632" calcext:value-type="float">
            <text:p>2.66366855007632</text:p>
          </table:table-cell>
          <table:table-cell/>
          <table:table-cell table:formula="of:=[.G94]-[.F94]" office:value-type="float" office:value="-2.66366855007632" calcext:value-type="float">
            <text:p>-2.66366855007632</text:p>
          </table:table-cell>
        </table:table-row>
        <table:table-row table:style-name="ro1" table:visibility="filter">
          <table:table-cell office:value-type="string" calcext:value-type="string">
            <text:p>Andrei Svechnikov</text:p>
          </table:table-cell>
          <table:table-cell office:value-type="float" office:value="2.80403458213257" calcext:value-type="float">
            <text:p>2.80403458213257</text:p>
          </table:table-cell>
          <table:table-cell table:number-columns-repeated="2" office:value-type="float" office:value="2.57142857142857" calcext:value-type="float">
            <text:p>2.57142857142857</text:p>
          </table:table-cell>
          <table:table-cell office:value-type="float" office:value="2.70285714285714" calcext:value-type="float">
            <text:p>2.70285714285714</text:p>
          </table:table-cell>
          <table:table-cell table:formula="of:=AVERAGE([.B95];[.C95];[.D95];[.E95])" office:value-type="float" office:value="2.66243721696171" calcext:value-type="float">
            <text:p>2.66243721696171</text:p>
          </table:table-cell>
          <table:table-cell/>
          <table:table-cell table:formula="of:=[.G95]-[.F95]" office:value-type="float" office:value="-2.66243721696171" calcext:value-type="float">
            <text:p>-2.66243721696171</text:p>
          </table:table-cell>
        </table:table-row>
        <table:table-row table:style-name="ro1" table:visibility="filter">
          <table:table-cell office:value-type="string" calcext:value-type="string">
            <text:p>Blake Wheeler</text:p>
          </table:table-cell>
          <table:table-cell office:value-type="float" office:value="2.57490974729242" calcext:value-type="float">
            <text:p>2.57490974729242</text:p>
          </table:table-cell>
          <table:table-cell office:value-type="float" office:value="2.87096774193548" calcext:value-type="float">
            <text:p>2.87096774193548</text:p>
          </table:table-cell>
          <table:table-cell office:value-type="float" office:value="2.625" calcext:value-type="float">
            <text:p>2.625</text:p>
          </table:table-cell>
          <table:table-cell office:value-type="float" office:value="2.54107142857143" calcext:value-type="float">
            <text:p>2.54107142857143</text:p>
          </table:table-cell>
          <table:table-cell table:formula="of:=AVERAGE([.B96];[.C96];[.D96];[.E96])" office:value-type="float" office:value="2.65298722944983" calcext:value-type="float">
            <text:p>2.65298722944983</text:p>
          </table:table-cell>
          <table:table-cell/>
          <table:table-cell table:formula="of:=[.G96]-[.F96]" office:value-type="float" office:value="-2.65298722944983" calcext:value-type="float">
            <text:p>-2.65298722944983</text:p>
          </table:table-cell>
        </table:table-row>
        <table:table-row table:style-name="ro1" table:visibility="filter">
          <table:table-cell office:value-type="string" calcext:value-type="string">
            <text:p>Craig Smith</text:p>
          </table:table-cell>
          <table:table-cell office:value-type="float" office:value="2.4750593824228" calcext:value-type="float">
            <text:p>2.4750593824228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2.48591549295775" calcext:value-type="float">
            <text:p>2.48591549295775</text:p>
          </table:table-cell>
          <table:table-cell office:value-type="float" office:value="2.41050119331742" calcext:value-type="float">
            <text:p>2.41050119331742</text:p>
          </table:table-cell>
          <table:table-cell table:formula="of:=AVERAGE([.B97];[.C97];[.D97];[.E97])" office:value-type="float" office:value="2.62858330288878" calcext:value-type="float">
            <text:p>2.62858330288878</text:p>
          </table:table-cell>
          <table:table-cell/>
          <table:table-cell table:formula="of:=[.G97]-[.F97]" office:value-type="float" office:value="-2.62858330288878" calcext:value-type="float">
            <text:p>-2.62858330288878</text:p>
          </table:table-cell>
        </table:table-row>
        <table:table-row table:style-name="ro1" table:visibility="filter">
          <table:table-cell office:value-type="string" calcext:value-type="string">
            <text:p>Justin Faulk</text:p>
          </table:table-cell>
          <table:table-cell office:value-type="float" office:value="2.41857659831122" calcext:value-type="float">
            <text:p>2.41857659831122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2.11971830985916" calcext:value-type="float">
            <text:p>2.11971830985916</text:p>
          </table:table-cell>
          <table:table-cell office:value-type="float" office:value="2.5048309178744" calcext:value-type="float">
            <text:p>2.5048309178744</text:p>
          </table:table-cell>
          <table:table-cell table:formula="of:=AVERAGE([.B98];[.C98];[.D98];[.E98])" office:value-type="float" office:value="2.61792431365405" calcext:value-type="float">
            <text:p>2.61792431365405</text:p>
          </table:table-cell>
          <table:table-cell/>
          <table:table-cell table:formula="of:=[.G98]-[.F98]" office:value-type="float" office:value="-2.61792431365405" calcext:value-type="float">
            <text:p>-2.61792431365405</text:p>
          </table:table-cell>
        </table:table-row>
        <table:table-row table:style-name="ro1" table:visibility="filter">
          <table:table-cell office:value-type="string" calcext:value-type="string">
            <text:p>Elias Pettersson</text:p>
          </table:table-cell>
          <table:table-cell office:value-type="float" office:value="2.50641025641026" calcext:value-type="float">
            <text:p>2.50641025641026</text:p>
          </table:table-cell>
          <table:table-cell office:value-type="float" office:value="3.18181818181818" calcext:value-type="float">
            <text:p>3.18181818181818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2.46103896103896" calcext:value-type="float">
            <text:p>2.46103896103896</text:p>
          </table:table-cell>
          <table:table-cell table:formula="of:=AVERAGE([.B99];[.C99];[.D99];[.E99])" office:value-type="float" office:value="2.57898351648352" calcext:value-type="float">
            <text:p>2.57898351648352</text:p>
          </table:table-cell>
          <table:table-cell/>
          <table:table-cell table:formula="of:=[.G99]-[.F99]" office:value-type="float" office:value="-2.57898351648352" calcext:value-type="float">
            <text:p>-2.57898351648352</text:p>
          </table:table-cell>
        </table:table-row>
        <table:table-row table:style-name="ro1" table:visibility="filter">
          <table:table-cell office:value-type="string" calcext:value-type="string">
            <text:p>Miro Heiskanen</text:p>
          </table:table-cell>
          <table:table-cell office:value-type="float" office:value="2.35964912280702" calcext:value-type="float">
            <text:p>2.35964912280702</text:p>
          </table:table-cell>
          <table:table-cell office:value-type="float" office:value="2.8" calcext:value-type="float">
            <text:p>2.8</text:p>
          </table:table-cell>
          <table:table-cell office:value-type="float" office:value="2.69387755102041" calcext:value-type="float">
            <text:p>2.69387755102041</text:p>
          </table:table-cell>
          <table:table-cell office:value-type="float" office:value="2.44767441860465" calcext:value-type="float">
            <text:p>2.44767441860465</text:p>
          </table:table-cell>
          <table:table-cell table:formula="of:=AVERAGE([.B100];[.C100];[.D100];[.E100])" office:value-type="float" office:value="2.57530027310802" calcext:value-type="float">
            <text:p>2.57530027310802</text:p>
          </table:table-cell>
          <table:table-cell/>
          <table:table-cell table:formula="of:=[.G100]-[.F100]" office:value-type="float" office:value="-2.57530027310802" calcext:value-type="float">
            <text:p>-2.57530027310802</text:p>
          </table:table-cell>
        </table:table-row>
        <table:table-row table:style-name="ro1" table:visibility="filter">
          <table:table-cell office:value-type="string" calcext:value-type="string">
            <text:p>Alex Pietrangelo</text:p>
          </table:table-cell>
          <table:table-cell office:value-type="float" office:value="2.44042553191489" calcext:value-type="float">
            <text:p>2.44042553191489</text:p>
          </table:table-cell>
          <table:table-cell office:value-type="float" office:value="2.69444444444444" calcext:value-type="float">
            <text:p>2.69444444444444</text:p>
          </table:table-cell>
          <table:table-cell office:value-type="float" office:value="2.59509202453988" calcext:value-type="float">
            <text:p>2.59509202453988</text:p>
          </table:table-cell>
          <table:table-cell office:value-type="float" office:value="2.48832271762208" calcext:value-type="float">
            <text:p>2.48832271762208</text:p>
          </table:table-cell>
          <table:table-cell table:formula="of:=AVERAGE([.B101];[.C101];[.D101];[.E101])" office:value-type="float" office:value="2.55457117963032" calcext:value-type="float">
            <text:p>2.55457117963032</text:p>
          </table:table-cell>
          <table:table-cell/>
          <table:table-cell table:formula="of:=[.G101]-[.F101]" office:value-type="float" office:value="-2.55457117963032" calcext:value-type="float">
            <text:p>-2.55457117963032</text:p>
          </table:table-cell>
        </table:table-row>
        <table:table-row table:style-name="ro1" table:visibility="filter">
          <table:table-cell office:value-type="string" calcext:value-type="string">
            <text:p>Mika Zibanejad</text:p>
          </table:table-cell>
          <table:table-cell office:value-type="float" office:value="2.62251655629139" calcext:value-type="float">
            <text:p>2.62251655629139</text:p>
          </table:table-cell>
          <table:table-cell office:value-type="float" office:value="2.38709677419355" calcext:value-type="float">
            <text:p>2.38709677419355</text:p>
          </table:table-cell>
          <table:table-cell office:value-type="float" office:value="2.48" calcext:value-type="float">
            <text:p>2.48</text:p>
          </table:table-cell>
          <table:table-cell office:value-type="float" office:value="2.72513089005236" calcext:value-type="float">
            <text:p>2.72513089005236</text:p>
          </table:table-cell>
          <table:table-cell table:formula="of:=AVERAGE([.B102];[.C102];[.D102];[.E102])" office:value-type="float" office:value="2.55368605513432" calcext:value-type="float">
            <text:p>2.55368605513432</text:p>
          </table:table-cell>
          <table:table-cell/>
          <table:table-cell table:formula="of:=[.G102]-[.F102]" office:value-type="float" office:value="-2.55368605513432" calcext:value-type="float">
            <text:p>-2.55368605513432</text:p>
          </table:table-cell>
        </table:table-row>
        <table:table-row table:style-name="ro1" table:visibility="filter">
          <table:table-cell office:value-type="string" calcext:value-type="string">
            <text:p>Pierre-Luc Dubois</text:p>
          </table:table-cell>
          <table:table-cell office:value-type="float" office:value="2.31367924528302" calcext:value-type="float">
            <text:p>2.31367924528302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2.25" calcext:value-type="float">
            <text:p>2.25</text:p>
          </table:table-cell>
          <table:table-cell office:value-type="float" office:value="2.29665071770335" calcext:value-type="float">
            <text:p>2.29665071770335</text:p>
          </table:table-cell>
          <table:table-cell table:formula="of:=AVERAGE([.B103];[.C103];[.D103];[.E103])" office:value-type="float" office:value="2.54841582407993" calcext:value-type="float">
            <text:p>2.54841582407993</text:p>
          </table:table-cell>
          <table:table-cell/>
          <table:table-cell table:formula="of:=[.G103]-[.F103]" office:value-type="float" office:value="-2.54841582407993" calcext:value-type="float">
            <text:p>-2.54841582407993</text:p>
          </table:table-cell>
        </table:table-row>
        <table:table-row table:style-name="ro1" table:visibility="filter">
          <table:table-cell office:value-type="string" calcext:value-type="string">
            <text:p>Johnny Gaudreau</text:p>
          </table:table-cell>
          <table:table-cell office:value-type="float" office:value="2.68908819133034" calcext:value-type="float">
            <text:p>2.68908819133034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2.65486725663717" calcext:value-type="float">
            <text:p>2.65486725663717</text:p>
          </table:table-cell>
          <table:table-cell office:value-type="float" office:value="2.68168168168168" calcext:value-type="float">
            <text:p>2.68168168168168</text:p>
          </table:table-cell>
          <table:table-cell table:formula="of:=AVERAGE([.B104];[.C104];[.D104];[.E104])" office:value-type="float" office:value="2.53582104711818" calcext:value-type="float">
            <text:p>2.53582104711818</text:p>
          </table:table-cell>
          <table:table-cell/>
          <table:table-cell table:formula="of:=[.G104]-[.F104]" office:value-type="float" office:value="-2.53582104711818" calcext:value-type="float">
            <text:p>-2.53582104711818</text:p>
          </table:table-cell>
        </table:table-row>
        <table:table-row table:style-name="ro1" table:visibility="filter">
          <table:table-cell office:value-type="string" calcext:value-type="string">
            <text:p>Kyle Palmieri</text:p>
          </table:table-cell>
          <table:table-cell office:value-type="float" office:value="2.39034482758621" calcext:value-type="float">
            <text:p>2.39034482758621</text:p>
          </table:table-cell>
          <table:table-cell office:value-type="float" office:value="2.95" calcext:value-type="float">
            <text:p>2.95</text:p>
          </table:table-cell>
          <table:table-cell office:value-type="float" office:value="2.5" calcext:value-type="float">
            <text:p>2.5</text:p>
          </table:table-cell>
          <table:table-cell office:value-type="float" office:value="2.30277777777778" calcext:value-type="float">
            <text:p>2.30277777777778</text:p>
          </table:table-cell>
          <table:table-cell table:formula="of:=AVERAGE([.B105];[.C105];[.D105];[.E105])" office:value-type="float" office:value="2.535780651341" calcext:value-type="float">
            <text:p>2.535780651341</text:p>
          </table:table-cell>
          <table:table-cell/>
          <table:table-cell table:formula="of:=[.G105]-[.F105]" office:value-type="float" office:value="-2.535780651341" calcext:value-type="float">
            <text:p>-2.535780651341</text:p>
          </table:table-cell>
        </table:table-row>
        <table:table-row table:style-name="ro1" table:visibility="filter">
          <table:table-cell office:value-type="string" calcext:value-type="string">
            <text:p>Vincent Trocheck</text:p>
          </table:table-cell>
          <table:table-cell office:value-type="float" office:value="2.5728" calcext:value-type="float">
            <text:p>2.5728</text:p>
          </table:table-cell>
          <table:table-cell office:value-type="float" office:value="2.68421052631579" calcext:value-type="float">
            <text:p>2.68421052631579</text:p>
          </table:table-cell>
          <table:table-cell office:value-type="float" office:value="2.256" calcext:value-type="float">
            <text:p>2.256</text:p>
          </table:table-cell>
          <table:table-cell office:value-type="float" office:value="2.5987460815047" calcext:value-type="float">
            <text:p>2.5987460815047</text:p>
          </table:table-cell>
          <table:table-cell table:formula="of:=AVERAGE([.B106];[.C106];[.D106];[.E106])" office:value-type="float" office:value="2.52793915195512" calcext:value-type="float">
            <text:p>2.52793915195512</text:p>
          </table:table-cell>
          <table:table-cell/>
          <table:table-cell table:formula="of:=[.G106]-[.F106]" office:value-type="float" office:value="-2.52793915195512" calcext:value-type="float">
            <text:p>-2.52793915195512</text:p>
          </table:table-cell>
        </table:table-row>
        <table:table-row table:style-name="ro1" table:visibility="filter">
          <table:table-cell office:value-type="string" calcext:value-type="string">
            <text:p>Aaron Ekblad</text:p>
          </table:table-cell>
          <table:table-cell office:value-type="float" office:value="2.53996737357259" calcext:value-type="float">
            <text:p>2.53996737357259</text:p>
          </table:table-cell>
          <table:table-cell office:value-type="float" office:value="2.76190476190476" calcext:value-type="float">
            <text:p>2.76190476190476</text:p>
          </table:table-cell>
          <table:table-cell office:value-type="float" office:value="2.38461538461538" calcext:value-type="float">
            <text:p>2.38461538461538</text:p>
          </table:table-cell>
          <table:table-cell office:value-type="float" office:value="2.39344262295082" calcext:value-type="float">
            <text:p>2.39344262295082</text:p>
          </table:table-cell>
          <table:table-cell table:formula="of:=AVERAGE([.B107];[.C107];[.D107];[.E107])" office:value-type="float" office:value="2.51998253576089" calcext:value-type="float">
            <text:p>2.51998253576089</text:p>
          </table:table-cell>
          <table:table-cell/>
          <table:table-cell table:formula="of:=[.G107]-[.F107]" office:value-type="float" office:value="-2.51998253576089" calcext:value-type="float">
            <text:p>-2.51998253576089</text:p>
          </table:table-cell>
        </table:table-row>
        <table:table-row table:style-name="ro1" table:visibility="filter">
          <table:table-cell office:value-type="string" calcext:value-type="string">
            <text:p>Anthony Mantha</text:p>
          </table:table-cell>
          <table:table-cell office:value-type="float" office:value="2.42753623188406" calcext:value-type="float">
            <text:p>2.42753623188406</text:p>
          </table:table-cell>
          <table:table-cell office:value-type="float" office:value="2.75" calcext:value-type="float">
            <text:p>2.75</text:p>
          </table:table-cell>
          <table:table-cell office:value-type="float" office:value="2.44444444444444" calcext:value-type="float">
            <text:p>2.44444444444444</text:p>
          </table:table-cell>
          <table:table-cell office:value-type="float" office:value="2.44278606965174" calcext:value-type="float">
            <text:p>2.44278606965174</text:p>
          </table:table-cell>
          <table:table-cell table:formula="of:=AVERAGE([.B108];[.C108];[.D108];[.E108])" office:value-type="float" office:value="2.51619168649506" calcext:value-type="float">
            <text:p>2.51619168649506</text:p>
          </table:table-cell>
          <table:table-cell/>
          <table:table-cell table:formula="of:=[.G108]-[.F108]" office:value-type="float" office:value="-2.51619168649506" calcext:value-type="float">
            <text:p>-2.51619168649506</text:p>
          </table:table-cell>
        </table:table-row>
        <table:table-row table:style-name="ro1" table:visibility="filter">
          <table:table-cell office:value-type="string" calcext:value-type="string">
            <text:p>Alex Tuch</text:p>
          </table:table-cell>
          <table:table-cell office:value-type="float" office:value="2.48907103825137" calcext:value-type="float">
            <text:p>2.48907103825137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2.453125" calcext:value-type="float">
            <text:p>2.453125</text:p>
          </table:table-cell>
          <table:table-cell office:value-type="float" office:value="2.43956043956044" calcext:value-type="float">
            <text:p>2.43956043956044</text:p>
          </table:table-cell>
          <table:table-cell table:formula="of:=AVERAGE([.B109];[.C109];[.D109];[.E109])" office:value-type="float" office:value="2.51210578611962" calcext:value-type="float">
            <text:p>2.51210578611962</text:p>
          </table:table-cell>
          <table:table-cell/>
          <table:table-cell table:formula="of:=[.G109]-[.F109]" office:value-type="float" office:value="-2.51210578611962" calcext:value-type="float">
            <text:p>-2.51210578611962</text:p>
          </table:table-cell>
        </table:table-row>
        <table:table-row table:style-name="ro1" table:visibility="filter">
          <table:table-cell office:value-type="string" calcext:value-type="string">
            <text:p>Jamie Benn</text:p>
          </table:table-cell>
          <table:table-cell office:value-type="float" office:value="2.66699410609037" calcext:value-type="float">
            <text:p>2.66699410609037</text:p>
          </table:table-cell>
          <table:table-cell office:value-type="float" office:value="1.6" calcext:value-type="float">
            <text:p>1.6</text:p>
          </table:table-cell>
          <table:table-cell office:value-type="float" office:value="2.88359788359788" calcext:value-type="float">
            <text:p>2.88359788359788</text:p>
          </table:table-cell>
          <table:table-cell office:value-type="float" office:value="2.89349112426036" calcext:value-type="float">
            <text:p>2.89349112426036</text:p>
          </table:table-cell>
          <table:table-cell table:formula="of:=AVERAGE([.B110];[.C110];[.D110];[.E110])" office:value-type="float" office:value="2.51102077848715" calcext:value-type="float">
            <text:p>2.51102077848715</text:p>
          </table:table-cell>
          <table:table-cell/>
          <table:table-cell table:formula="of:=[.G110]-[.F110]" office:value-type="float" office:value="-2.51102077848715" calcext:value-type="float">
            <text:p>-2.51102077848715</text:p>
          </table:table-cell>
        </table:table-row>
        <table:table-row table:style-name="ro1" table:visibility="filter">
          <table:table-cell office:value-type="string" calcext:value-type="string">
            <text:p>Conor Garland</text:p>
          </table:table-cell>
          <table:table-cell office:value-type="float" office:value="2.44336569579288" calcext:value-type="float">
            <text:p>2.44336569579288</text:p>
          </table:table-cell>
          <table:table-cell office:value-type="float" office:value="3.11111111111111" calcext:value-type="float">
            <text:p>3.11111111111111</text:p>
          </table:table-cell>
          <table:table-cell office:value-type="float" office:value="2.08510638297872" calcext:value-type="float">
            <text:p>2.08510638297872</text:p>
          </table:table-cell>
          <table:table-cell office:value-type="float" office:value="2.37086092715232" calcext:value-type="float">
            <text:p>2.37086092715232</text:p>
          </table:table-cell>
          <table:table-cell table:formula="of:=AVERAGE([.B111];[.C111];[.D111];[.E111])" office:value-type="float" office:value="2.50261102925876" calcext:value-type="float">
            <text:p>2.50261102925876</text:p>
          </table:table-cell>
          <table:table-cell/>
          <table:table-cell table:formula="of:=[.G111]-[.F111]" office:value-type="float" office:value="-2.50261102925876" calcext:value-type="float">
            <text:p>-2.50261102925876</text:p>
          </table:table-cell>
        </table:table-row>
        <table:table-row table:style-name="ro1" table:visibility="filter">
          <table:table-cell office:value-type="string" calcext:value-type="string">
            <text:p>Claude Giroux</text:p>
          </table:table-cell>
          <table:table-cell office:value-type="float" office:value="2.59650735294118" calcext:value-type="float">
            <text:p>2.59650735294118</text:p>
          </table:table-cell>
          <table:table-cell office:value-type="float" office:value="2.22641509433962" calcext:value-type="float">
            <text:p>2.22641509433962</text:p>
          </table:table-cell>
          <table:table-cell office:value-type="float" office:value="2.66829268292683" calcext:value-type="float">
            <text:p>2.66829268292683</text:p>
          </table:table-cell>
          <table:table-cell office:value-type="float" office:value="2.48888888888889" calcext:value-type="float">
            <text:p>2.48888888888889</text:p>
          </table:table-cell>
          <table:table-cell table:formula="of:=AVERAGE([.B112];[.C112];[.D112];[.E112])" office:value-type="float" office:value="2.49502600477413" calcext:value-type="float">
            <text:p>2.49502600477413</text:p>
          </table:table-cell>
          <table:table-cell/>
          <table:table-cell table:formula="of:=[.G112]-[.F112]" office:value-type="float" office:value="-2.49502600477413" calcext:value-type="float">
            <text:p>-2.49502600477413</text:p>
          </table:table-cell>
        </table:table-row>
        <table:table-row table:style-name="ro1" table:visibility="filter">
          <table:table-cell office:value-type="string" calcext:value-type="string">
            <text:p>Zach Werenski</text:p>
          </table:table-cell>
          <table:table-cell office:value-type="float" office:value="2.61057692307692" calcext:value-type="float">
            <text:p>2.61057692307692</text:p>
          </table:table-cell>
          <table:table-cell office:value-type="float" office:value="2.5" calcext:value-type="float">
            <text:p>2.5</text:p>
          </table:table-cell>
          <table:table-cell office:value-type="float" office:value="2.32051282051282" calcext:value-type="float">
            <text:p>2.32051282051282</text:p>
          </table:table-cell>
          <table:table-cell office:value-type="float" office:value="2.54634146341463" calcext:value-type="float">
            <text:p>2.54634146341463</text:p>
          </table:table-cell>
          <table:table-cell table:formula="of:=AVERAGE([.B113];[.C113];[.D113];[.E113])" office:value-type="float" office:value="2.49435780175109" calcext:value-type="float">
            <text:p>2.49435780175109</text:p>
          </table:table-cell>
          <table:table-cell/>
          <table:table-cell table:formula="of:=[.G113]-[.F113]" office:value-type="float" office:value="-2.49435780175109" calcext:value-type="float">
            <text:p>-2.49435780175109</text:p>
          </table:table-cell>
        </table:table-row>
        <table:table-row table:style-name="ro1" table:visibility="filter">
          <table:table-cell office:value-type="string" calcext:value-type="string">
            <text:p>Oliver Bjorkstrand</text:p>
          </table:table-cell>
          <table:table-cell office:value-type="float" office:value="2.4390243902439" calcext:value-type="float">
            <text:p>2.4390243902439</text:p>
          </table:table-cell>
          <table:table-cell office:value-type="float" office:value="2.375" calcext:value-type="float">
            <text:p>2.375</text:p>
          </table:table-cell>
          <table:table-cell office:value-type="float" office:value="2.74157303370787" calcext:value-type="float">
            <text:p>2.74157303370787</text:p>
          </table:table-cell>
          <table:table-cell office:value-type="float" office:value="2.34977578475336" calcext:value-type="float">
            <text:p>2.34977578475336</text:p>
          </table:table-cell>
          <table:table-cell table:formula="of:=AVERAGE([.B114];[.C114];[.D114];[.E114])" office:value-type="float" office:value="2.47634330217628" calcext:value-type="float">
            <text:p>2.47634330217628</text:p>
          </table:table-cell>
          <table:table-cell/>
          <table:table-cell table:formula="of:=[.G114]-[.F114]" office:value-type="float" office:value="-2.47634330217628" calcext:value-type="float">
            <text:p>-2.47634330217628</text:p>
          </table:table-cell>
        </table:table-row>
        <table:table-row table:style-name="ro1" table:visibility="filter">
          <table:table-cell office:value-type="string" calcext:value-type="string">
            <text:p>Noah Dobson</text:p>
          </table:table-cell>
          <table:table-cell office:value-type="float" office:value="2.1057268722467" calcext:value-type="float">
            <text:p>2.1057268722467</text:p>
          </table:table-cell>
          <table:table-cell office:value-type="float" office:value="3.2" calcext:value-type="float">
            <text:p>3.2</text:p>
          </table:table-cell>
          <table:table-cell office:value-type="float" office:value="2.17647058823529" calcext:value-type="float">
            <text:p>2.17647058823529</text:p>
          </table:table-cell>
          <table:table-cell office:value-type="float" office:value="2.33913043478261" calcext:value-type="float">
            <text:p>2.33913043478261</text:p>
          </table:table-cell>
          <table:table-cell table:formula="of:=AVERAGE([.B115];[.C115];[.D115];[.E115])" office:value-type="float" office:value="2.45533197381615" calcext:value-type="float">
            <text:p>2.45533197381615</text:p>
          </table:table-cell>
          <table:table-cell/>
          <table:table-cell table:formula="of:=[.G115]-[.F115]" office:value-type="float" office:value="-2.45533197381615" calcext:value-type="float">
            <text:p>-2.45533197381615</text:p>
          </table:table-cell>
        </table:table-row>
        <table:table-row table:style-name="ro1" table:visibility="filter">
          <table:table-cell office:value-type="string" calcext:value-type="string">
            <text:p>Torey Krug</text:p>
          </table:table-cell>
          <table:table-cell office:value-type="float" office:value="2.41799709724238" calcext:value-type="float">
            <text:p>2.41799709724238</text:p>
          </table:table-cell>
          <table:table-cell office:value-type="float" office:value="2.37931034482759" calcext:value-type="float">
            <text:p>2.37931034482759</text:p>
          </table:table-cell>
          <table:table-cell office:value-type="float" office:value="2.56410256410256" calcext:value-type="float">
            <text:p>2.56410256410256</text:p>
          </table:table-cell>
          <table:table-cell office:value-type="float" office:value="2.43063583815029" calcext:value-type="float">
            <text:p>2.43063583815029</text:p>
          </table:table-cell>
          <table:table-cell table:formula="of:=AVERAGE([.B116];[.C116];[.D116];[.E116])" office:value-type="float" office:value="2.44801146108071" calcext:value-type="float">
            <text:p>2.44801146108071</text:p>
          </table:table-cell>
          <table:table-cell/>
          <table:table-cell table:formula="of:=[.G116]-[.F116]" office:value-type="float" office:value="-2.44801146108071" calcext:value-type="float">
            <text:p>-2.44801146108071</text:p>
          </table:table-cell>
        </table:table-row>
        <table:table-row table:style-name="ro1" table:visibility="filter">
          <table:table-cell office:value-type="string" calcext:value-type="string">
            <text:p>Yegor Sharangovich</text:p>
          </table:table-cell>
          <table:table-cell office:value-type="float" office:value="2.02061855670103" calcext:value-type="float">
            <text:p>2.02061855670103</text:p>
          </table:table-cell>
          <table:table-cell office:value-type="float" office:value="3" calcext:value-type="float">
            <text:p>3</text:p>
          </table:table-cell>
          <table:table-cell office:value-type="float" office:value="2.63888888888889" calcext:value-type="float">
            <text:p>2.63888888888889</text:p>
          </table:table-cell>
          <table:table-cell office:value-type="float" office:value="2.07216494845361" calcext:value-type="float">
            <text:p>2.07216494845361</text:p>
          </table:table-cell>
          <table:table-cell table:formula="of:=AVERAGE([.B117];[.C117];[.D117];[.E117])" office:value-type="float" office:value="2.43291809851088" calcext:value-type="float">
            <text:p>2.43291809851088</text:p>
          </table:table-cell>
          <table:table-cell/>
          <table:table-cell table:formula="of:=[.G117]-[.F117]" office:value-type="float" office:value="-2.43291809851088" calcext:value-type="float">
            <text:p>-2.43291809851088</text:p>
          </table:table-cell>
        </table:table-row>
        <table:table-row table:style-name="ro1" table:visibility="filter">
          <table:table-cell office:value-type="string" calcext:value-type="string">
            <text:p>Jakob Chychrun</text:p>
          </table:table-cell>
          <table:table-cell office:value-type="float" office:value="2.37859007832898" calcext:value-type="float">
            <text:p>2.37859007832898</text:p>
          </table:table-cell>
          <table:table-cell office:value-type="float" office:value="2.55555555555556" calcext:value-type="float">
            <text:p>2.55555555555556</text:p>
          </table:table-cell>
          <table:table-cell office:value-type="float" office:value="2.32876712328767" calcext:value-type="float">
            <text:p>2.32876712328767</text:p>
          </table:table-cell>
          <table:table-cell office:value-type="float" office:value="2.45833333333333" calcext:value-type="float">
            <text:p>2.45833333333333</text:p>
          </table:table-cell>
          <table:table-cell table:formula="of:=AVERAGE([.B118];[.C118];[.D118];[.E118])" office:value-type="float" office:value="2.43031152262639" calcext:value-type="float">
            <text:p>2.43031152262639</text:p>
          </table:table-cell>
          <table:table-cell/>
          <table:table-cell table:formula="of:=[.G118]-[.F118]" office:value-type="float" office:value="-2.43031152262639" calcext:value-type="float">
            <text:p>-2.43031152262639</text:p>
          </table:table-cell>
        </table:table-row>
        <table:table-row table:style-name="ro1" table:visibility="filter">
          <table:table-cell office:value-type="string" calcext:value-type="string">
            <text:p>Anders Lee</text:p>
          </table:table-cell>
          <table:table-cell office:value-type="float" office:value="2.50974512743628" calcext:value-type="float">
            <text:p>2.50974512743628</text:p>
          </table:table-cell>
          <table:table-cell office:value-type="float" office:value="2.0952380952381" calcext:value-type="float">
            <text:p>2.0952380952381</text:p>
          </table:table-cell>
          <table:table-cell office:value-type="float" office:value="2.39344262295082" calcext:value-type="float">
            <text:p>2.39344262295082</text:p>
          </table:table-cell>
          <table:table-cell office:value-type="float" office:value="2.68674698795181" calcext:value-type="float">
            <text:p>2.68674698795181</text:p>
          </table:table-cell>
          <table:table-cell table:formula="of:=AVERAGE([.B119];[.C119];[.D119];[.E119])" office:value-type="float" office:value="2.42129320839425" calcext:value-type="float">
            <text:p>2.42129320839425</text:p>
          </table:table-cell>
          <table:table-cell/>
          <table:table-cell table:formula="of:=[.G119]-[.F119]" office:value-type="float" office:value="-2.42129320839425" calcext:value-type="float">
            <text:p>-2.42129320839425</text:p>
          </table:table-cell>
        </table:table-row>
        <table:table-row table:style-name="ro1" table:visibility="filter">
          <table:table-cell office:value-type="string" calcext:value-type="string">
            <text:p>Matt Duchene</text:p>
          </table:table-cell>
          <table:table-cell office:value-type="float" office:value="2.45781893004115" calcext:value-type="float">
            <text:p>2.45781893004115</text:p>
          </table:table-cell>
          <table:table-cell office:value-type="float" office:value="2.5" calcext:value-type="float">
            <text:p>2.5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2.29853862212944" calcext:value-type="float">
            <text:p>2.29853862212944</text:p>
          </table:table-cell>
          <table:table-cell table:formula="of:=AVERAGE([.B120];[.C120];[.D120];[.E120])" office:value-type="float" office:value="2.4212322451855" calcext:value-type="float">
            <text:p>2.4212322451855</text:p>
          </table:table-cell>
          <table:table-cell/>
          <table:table-cell table:formula="of:=[.G120]-[.F120]" office:value-type="float" office:value="-2.4212322451855" calcext:value-type="float">
            <text:p>-2.4212322451855</text:p>
          </table:table-cell>
        </table:table-row>
        <table:table-row table:style-name="ro1" table:visibility="filter">
          <table:table-cell office:value-type="string" calcext:value-type="string">
            <text:p>Blake Coleman</text:p>
          </table:table-cell>
          <table:table-cell office:value-type="float" office:value="2.40176600441501" calcext:value-type="float">
            <text:p>2.40176600441501</text:p>
          </table:table-cell>
          <table:table-cell office:value-type="float" office:value="2.81818181818182" calcext:value-type="float">
            <text:p>2.81818181818182</text:p>
          </table:table-cell>
          <table:table-cell office:value-type="float" office:value="1.92222222222222" calcext:value-type="float">
            <text:p>1.92222222222222</text:p>
          </table:table-cell>
          <table:table-cell office:value-type="float" office:value="2.5" calcext:value-type="float">
            <text:p>2.5</text:p>
          </table:table-cell>
          <table:table-cell table:formula="of:=AVERAGE([.B121];[.C121];[.D121];[.E121])" office:value-type="float" office:value="2.41054251120476" calcext:value-type="float">
            <text:p>2.41054251120476</text:p>
          </table:table-cell>
          <table:table-cell/>
          <table:table-cell table:formula="of:=[.G121]-[.F121]" office:value-type="float" office:value="-2.41054251120476" calcext:value-type="float">
            <text:p>-2.41054251120476</text:p>
          </table:table-cell>
        </table:table-row>
        <table:table-row table:style-name="ro1" table:visibility="filter">
          <table:table-cell office:value-type="string" calcext:value-type="string">
            <text:p>Frank Vatrano</text:p>
          </table:table-cell>
          <table:table-cell office:value-type="float" office:value="2.48407643312102" calcext:value-type="float">
            <text:p>2.48407643312102</text:p>
          </table:table-cell>
          <table:table-cell office:value-type="float" office:value="2.1" calcext:value-type="float">
            <text:p>2.1</text:p>
          </table:table-cell>
          <table:table-cell office:value-type="float" office:value="2.47727272727273" calcext:value-type="float">
            <text:p>2.47727272727273</text:p>
          </table:table-cell>
          <table:table-cell office:value-type="float" office:value="2.5702479338843" calcext:value-type="float">
            <text:p>2.5702479338843</text:p>
          </table:table-cell>
          <table:table-cell table:formula="of:=AVERAGE([.B122];[.C122];[.D122];[.E122])" office:value-type="float" office:value="2.40789927356951" calcext:value-type="float">
            <text:p>2.40789927356951</text:p>
          </table:table-cell>
          <table:table-cell/>
          <table:table-cell table:formula="of:=[.G122]-[.F122]" office:value-type="float" office:value="-2.40789927356951" calcext:value-type="float">
            <text:p>-2.40789927356951</text:p>
          </table:table-cell>
        </table:table-row>
        <table:table-row table:style-name="ro1" table:visibility="filter">
          <table:table-cell office:value-type="string" calcext:value-type="string">
            <text:p>Carter Verhaeghe</text:p>
          </table:table-cell>
          <table:table-cell office:value-type="float" office:value="2.31818181818182" calcext:value-type="float">
            <text:p>2.31818181818182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2.65" calcext:value-type="float">
            <text:p>2.65</text:p>
          </table:table-cell>
          <table:table-cell office:value-type="float" office:value="2.07086614173228" calcext:value-type="float">
            <text:p>2.07086614173228</text:p>
          </table:table-cell>
          <table:table-cell table:formula="of:=AVERAGE([.B123];[.C123];[.D123];[.E123])" office:value-type="float" office:value="2.40261913283567" calcext:value-type="float">
            <text:p>2.40261913283567</text:p>
          </table:table-cell>
          <table:table-cell/>
          <table:table-cell table:formula="of:=[.G123]-[.F123]" office:value-type="float" office:value="-2.40261913283567" calcext:value-type="float">
            <text:p>-2.40261913283567</text:p>
          </table:table-cell>
        </table:table-row>
        <table:table-row table:style-name="ro1" table:visibility="filter">
          <table:table-cell office:value-type="string" calcext:value-type="string">
            <text:p>Roope Hintz</text:p>
          </table:table-cell>
          <table:table-cell office:value-type="float" office:value="2.27242524916944" calcext:value-type="float">
            <text:p>2.27242524916944</text:p>
          </table:table-cell>
          <table:table-cell office:value-type="float" office:value="2.6" calcext:value-type="float">
            <text:p>2.6</text:p>
          </table:table-cell>
          <table:table-cell office:value-type="float" office:value="2.40740740740741" calcext:value-type="float">
            <text:p>2.40740740740741</text:p>
          </table:table-cell>
          <table:table-cell office:value-type="float" office:value="2.26" calcext:value-type="float">
            <text:p>2.26</text:p>
          </table:table-cell>
          <table:table-cell table:formula="of:=AVERAGE([.B124];[.C124];[.D124];[.E124])" office:value-type="float" office:value="2.38495816414421" calcext:value-type="float">
            <text:p>2.38495816414421</text:p>
          </table:table-cell>
          <table:table-cell/>
          <table:table-cell table:formula="of:=[.G124]-[.F124]" office:value-type="float" office:value="-2.38495816414421" calcext:value-type="float">
            <text:p>-2.38495816414421</text:p>
          </table:table-cell>
        </table:table-row>
        <table:table-row table:style-name="ro1" table:visibility="filter">
          <table:table-cell office:value-type="string" calcext:value-type="string">
            <text:p>Shayne Gostisbehere</text:p>
          </table:table-cell>
          <table:table-cell office:value-type="float" office:value="2.27671755725191" calcext:value-type="float">
            <text:p>2.27671755725191</text:p>
          </table:table-cell>
          <table:table-cell office:value-type="float" office:value="2.44444444444444" calcext:value-type="float">
            <text:p>2.44444444444444</text:p>
          </table:table-cell>
          <table:table-cell office:value-type="float" office:value="2.50526315789474" calcext:value-type="float">
            <text:p>2.50526315789474</text:p>
          </table:table-cell>
          <table:table-cell office:value-type="float" office:value="2.28787878787879" calcext:value-type="float">
            <text:p>2.28787878787879</text:p>
          </table:table-cell>
          <table:table-cell table:formula="of:=AVERAGE([.B125];[.C125];[.D125];[.E125])" office:value-type="float" office:value="2.37857598686747" calcext:value-type="float">
            <text:p>2.37857598686747</text:p>
          </table:table-cell>
          <table:table-cell/>
          <table:table-cell table:formula="of:=[.G125]-[.F125]" office:value-type="float" office:value="-2.37857598686747" calcext:value-type="float">
            <text:p>-2.37857598686747</text:p>
          </table:table-cell>
        </table:table-row>
        <table:table-row table:style-name="ro1" table:visibility="filter">
          <table:table-cell office:value-type="string" calcext:value-type="string">
            <text:p>Tyson Barrie</text:p>
          </table:table-cell>
          <table:table-cell office:value-type="float" office:value="2.20424403183024" calcext:value-type="float">
            <text:p>2.20424403183024</text:p>
          </table:table-cell>
          <table:table-cell office:value-type="float" office:value="2.88888888888889" calcext:value-type="float">
            <text:p>2.88888888888889</text:p>
          </table:table-cell>
          <table:table-cell office:value-type="float" office:value="2.28148148148148" calcext:value-type="float">
            <text:p>2.28148148148148</text:p>
          </table:table-cell>
          <table:table-cell office:value-type="float" office:value="2.10594315245478" calcext:value-type="float">
            <text:p>2.10594315245478</text:p>
          </table:table-cell>
          <table:table-cell table:formula="of:=AVERAGE([.B126];[.C126];[.D126];[.E126])" office:value-type="float" office:value="2.37013938866385" calcext:value-type="float">
            <text:p>2.37013938866385</text:p>
          </table:table-cell>
          <table:table-cell/>
          <table:table-cell table:formula="of:=[.G126]-[.F126]" office:value-type="float" office:value="-2.37013938866385" calcext:value-type="float">
            <text:p>-2.37013938866385</text:p>
          </table:table-cell>
        </table:table-row>
        <table:table-row table:style-name="ro1" table:visibility="filter">
          <table:table-cell office:value-type="string" calcext:value-type="string">
            <text:p>Mikael Backlund</text:p>
          </table:table-cell>
          <table:table-cell office:value-type="float" office:value="2.41137123745819" calcext:value-type="float">
            <text:p>2.41137123745819</text:p>
          </table:table-cell>
          <table:table-cell office:value-type="float" office:value="2.15909090909091" calcext:value-type="float">
            <text:p>2.15909090909091</text:p>
          </table:table-cell>
          <table:table-cell office:value-type="float" office:value="2.52694610778443" calcext:value-type="float">
            <text:p>2.52694610778443</text:p>
          </table:table-cell>
          <table:table-cell office:value-type="float" office:value="2.37885462555066" calcext:value-type="float">
            <text:p>2.37885462555066</text:p>
          </table:table-cell>
          <table:table-cell table:formula="of:=AVERAGE([.B127];[.C127];[.D127];[.E127])" office:value-type="float" office:value="2.36906571997105" calcext:value-type="float">
            <text:p>2.36906571997105</text:p>
          </table:table-cell>
          <table:table-cell/>
          <table:table-cell table:formula="of:=[.G127]-[.F127]" office:value-type="float" office:value="-2.36906571997105" calcext:value-type="float">
            <text:p>-2.36906571997105</text:p>
          </table:table-cell>
        </table:table-row>
        <table:table-row table:style-name="ro1" table:visibility="filter">
          <table:table-cell office:value-type="string" calcext:value-type="string">
            <text:p>Thomas Chabot</text:p>
          </table:table-cell>
          <table:table-cell office:value-type="float" office:value="2.44297082228117" calcext:value-type="float">
            <text:p>2.44297082228117</text:p>
          </table:table-cell>
          <table:table-cell office:value-type="float" office:value="2.625" calcext:value-type="float">
            <text:p>2.625</text:p>
          </table:table-cell>
          <table:table-cell office:value-type="float" office:value="2.19354838709677" calcext:value-type="float">
            <text:p>2.19354838709677</text:p>
          </table:table-cell>
          <table:table-cell office:value-type="float" office:value="2.1957671957672" calcext:value-type="float">
            <text:p>2.1957671957672</text:p>
          </table:table-cell>
          <table:table-cell table:formula="of:=AVERAGE([.B128];[.C128];[.D128];[.E128])" office:value-type="float" office:value="2.36432160128628" calcext:value-type="float">
            <text:p>2.36432160128628</text:p>
          </table:table-cell>
          <table:table-cell/>
          <table:table-cell table:formula="of:=[.G128]-[.F128]" office:value-type="float" office:value="-2.36432160128628" calcext:value-type="float">
            <text:p>-2.36432160128628</text:p>
          </table:table-cell>
        </table:table-row>
        <table:table-row table:style-name="ro1" table:visibility="filter">
          <table:table-cell office:value-type="string" calcext:value-type="string">
            <text:p>Brandon Saad</text:p>
          </table:table-cell>
          <table:table-cell office:value-type="float" office:value="2.35677083333333" calcext:value-type="float">
            <text:p>2.35677083333333</text:p>
          </table:table-cell>
          <table:table-cell office:value-type="float" office:value="2.2" calcext:value-type="float">
            <text:p>2.2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2.46475195822454" calcext:value-type="float">
            <text:p>2.46475195822454</text:p>
          </table:table-cell>
          <table:table-cell table:formula="of:=AVERAGE([.B129];[.C129];[.D129];[.E129])" office:value-type="float" office:value="2.36252355503233" calcext:value-type="float">
            <text:p>2.36252355503233</text:p>
          </table:table-cell>
          <table:table-cell/>
          <table:table-cell table:formula="of:=[.G129]-[.F129]" office:value-type="float" office:value="-2.36252355503233" calcext:value-type="float">
            <text:p>-2.36252355503233</text:p>
          </table:table-cell>
        </table:table-row>
        <table:table-row table:style-name="ro1" table:visibility="filter">
          <table:table-cell office:value-type="string" calcext:value-type="string">
            <text:p>Jakob Silfverberg</text:p>
          </table:table-cell>
          <table:table-cell office:value-type="float" office:value="2.36038514442916" calcext:value-type="float">
            <text:p>2.36038514442916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2.55072463768116" calcext:value-type="float">
            <text:p>2.55072463768116</text:p>
          </table:table-cell>
          <table:table-cell office:value-type="float" office:value="2.55945945945946" calcext:value-type="float">
            <text:p>2.55945945945946</text:p>
          </table:table-cell>
          <table:table-cell table:formula="of:=AVERAGE([.B130];[.C130];[.D130];[.E130])" office:value-type="float" office:value="2.3529364280395" calcext:value-type="float">
            <text:p>2.3529364280395</text:p>
          </table:table-cell>
          <table:table-cell/>
          <table:table-cell table:formula="of:=[.G130]-[.F130]" office:value-type="float" office:value="-2.3529364280395" calcext:value-type="float">
            <text:p>-2.3529364280395</text:p>
          </table:table-cell>
        </table:table-row>
        <table:table-row table:style-name="ro1" table:visibility="filter">
          <table:table-cell office:value-type="string" calcext:value-type="string">
            <text:p>Jonathan Huberdeau</text:p>
          </table:table-cell>
          <table:table-cell office:value-type="float" office:value="2.28010825439784" calcext:value-type="float">
            <text:p>2.28010825439784</text:p>
          </table:table-cell>
          <table:table-cell office:value-type="float" office:value="2.58823529411765" calcext:value-type="float">
            <text:p>2.58823529411765</text:p>
          </table:table-cell>
          <table:table-cell office:value-type="float" office:value="2.48611111111111" calcext:value-type="float">
            <text:p>2.48611111111111</text:p>
          </table:table-cell>
          <table:table-cell office:value-type="float" office:value="2.04657534246575" calcext:value-type="float">
            <text:p>2.04657534246575</text:p>
          </table:table-cell>
          <table:table-cell table:formula="of:=AVERAGE([.B131];[.C131];[.D131];[.E131])" office:value-type="float" office:value="2.35025750052309" calcext:value-type="float">
            <text:p>2.35025750052309</text:p>
          </table:table-cell>
          <table:table-cell/>
          <table:table-cell table:formula="of:=[.G131]-[.F131]" office:value-type="float" office:value="-2.35025750052309" calcext:value-type="float">
            <text:p>-2.35025750052309</text:p>
          </table:table-cell>
        </table:table-row>
        <table:table-row table:style-name="ro1" table:visibility="filter">
          <table:table-cell office:value-type="string" calcext:value-type="string">
            <text:p>Pavel Buchnevich</text:p>
          </table:table-cell>
          <table:table-cell office:value-type="float" office:value="2.06775700934579" calcext:value-type="float">
            <text:p>2.06775700934579</text:p>
          </table:table-cell>
          <table:table-cell office:value-type="float" office:value="3.07692307692308" calcext:value-type="float">
            <text:p>3.07692307692308</text:p>
          </table:table-cell>
          <table:table-cell office:value-type="float" office:value="2.19277108433735" calcext:value-type="float">
            <text:p>2.19277108433735</text:p>
          </table:table-cell>
          <table:table-cell office:value-type="float" office:value="2.05454545454545" calcext:value-type="float">
            <text:p>2.05454545454545</text:p>
          </table:table-cell>
          <table:table-cell table:formula="of:=AVERAGE([.B132];[.C132];[.D132];[.E132])" office:value-type="float" office:value="2.34799915628792" calcext:value-type="float">
            <text:p>2.34799915628792</text:p>
          </table:table-cell>
          <table:table-cell/>
          <table:table-cell table:formula="of:=[.G132]-[.F132]" office:value-type="float" office:value="-2.34799915628792" calcext:value-type="float">
            <text:p>-2.34799915628792</text:p>
          </table:table-cell>
        </table:table-row>
        <table:table-row table:style-name="ro1" table:visibility="filter">
          <table:table-cell office:value-type="string" calcext:value-type="string">
            <text:p>Sean Monahan</text:p>
          </table:table-cell>
          <table:table-cell office:value-type="float" office:value="2.30543318649046" calcext:value-type="float">
            <text:p>2.30543318649046</text:p>
          </table:table-cell>
          <table:table-cell office:value-type="float" office:value="2.4" calcext:value-type="float">
            <text:p>2.4</text:p>
          </table:table-cell>
          <table:table-cell office:value-type="float" office:value="2.18803418803419" calcext:value-type="float">
            <text:p>2.18803418803419</text:p>
          </table:table-cell>
          <table:table-cell office:value-type="float" office:value="2.47041420118343" calcext:value-type="float">
            <text:p>2.47041420118343</text:p>
          </table:table-cell>
          <table:table-cell table:formula="of:=AVERAGE([.B133];[.C133];[.D133];[.E133])" office:value-type="float" office:value="2.34097039392702" calcext:value-type="float">
            <text:p>2.34097039392702</text:p>
          </table:table-cell>
          <table:table-cell/>
          <table:table-cell table:formula="of:=[.G133]-[.F133]" office:value-type="float" office:value="-2.34097039392702" calcext:value-type="float">
            <text:p>-2.34097039392702</text:p>
          </table:table-cell>
        </table:table-row>
        <table:table-row table:style-name="ro1" table:visibility="filter">
          <table:table-cell office:value-type="string" calcext:value-type="string">
            <text:p>Nico Hischier</text:p>
          </table:table-cell>
          <table:table-cell office:value-type="float" office:value="2.39024390243902" calcext:value-type="float">
            <text:p>2.39024390243902</text:p>
          </table:table-cell>
          <table:table-cell office:value-type="float" office:value="2.125" calcext:value-type="float">
            <text:p>2.125</text:p>
          </table:table-cell>
          <table:table-cell office:value-type="float" office:value="2.375" calcext:value-type="float">
            <text:p>2.375</text:p>
          </table:table-cell>
          <table:table-cell office:value-type="float" office:value="2.46994535519126" calcext:value-type="float">
            <text:p>2.46994535519126</text:p>
          </table:table-cell>
          <table:table-cell table:formula="of:=AVERAGE([.B134];[.C134];[.D134];[.E134])" office:value-type="float" office:value="2.34004731440757" calcext:value-type="float">
            <text:p>2.34004731440757</text:p>
          </table:table-cell>
          <table:table-cell/>
          <table:table-cell table:formula="of:=[.G134]-[.F134]" office:value-type="float" office:value="-2.34004731440757" calcext:value-type="float">
            <text:p>-2.34004731440757</text:p>
          </table:table-cell>
        </table:table-row>
        <table:table-row table:style-name="ro1" table:visibility="filter">
          <table:table-cell office:value-type="string" calcext:value-type="string">
            <text:p>Artemi Panarin</text:p>
          </table:table-cell>
          <table:table-cell office:value-type="float" office:value="2.55882352941176" calcext:value-type="float">
            <text:p>2.55882352941176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2.38235294117647" calcext:value-type="float">
            <text:p>2.38235294117647</text:p>
          </table:table-cell>
          <table:table-cell office:value-type="float" office:value="2.72318339100346" calcext:value-type="float">
            <text:p>2.72318339100346</text:p>
          </table:table-cell>
          <table:table-cell table:formula="of:=AVERAGE([.B135];[.C135];[.D135];[.E135])" office:value-type="float" office:value="2.33654451085247" calcext:value-type="float">
            <text:p>2.33654451085247</text:p>
          </table:table-cell>
          <table:table-cell/>
          <table:table-cell table:formula="of:=[.G135]-[.F135]" office:value-type="float" office:value="-2.33654451085247" calcext:value-type="float">
            <text:p>-2.33654451085247</text:p>
          </table:table-cell>
        </table:table-row>
        <table:table-row table:style-name="ro1" table:visibility="filter">
          <table:table-cell office:value-type="string" calcext:value-type="string">
            <text:p>Jared McCann</text:p>
          </table:table-cell>
          <table:table-cell office:value-type="float" office:value="2.12576064908722" calcext:value-type="float">
            <text:p>2.12576064908722</text:p>
          </table:table-cell>
          <table:table-cell office:value-type="float" office:value="2.75" calcext:value-type="float">
            <text:p>2.75</text:p>
          </table:table-cell>
          <table:table-cell office:value-type="float" office:value="2.24390243902439" calcext:value-type="float">
            <text:p>2.24390243902439</text:p>
          </table:table-cell>
          <table:table-cell office:value-type="float" office:value="2.20564516129032" calcext:value-type="float">
            <text:p>2.20564516129032</text:p>
          </table:table-cell>
          <table:table-cell table:formula="of:=AVERAGE([.B136];[.C136];[.D136];[.E136])" office:value-type="float" office:value="2.33132706235048" calcext:value-type="float">
            <text:p>2.33132706235048</text:p>
          </table:table-cell>
          <table:table-cell/>
          <table:table-cell table:formula="of:=[.G136]-[.F136]" office:value-type="float" office:value="-2.33132706235048" calcext:value-type="float">
            <text:p>-2.33132706235048</text:p>
          </table:table-cell>
        </table:table-row>
        <table:table-row table:style-name="ro1" table:visibility="filter">
          <table:table-cell office:value-type="string" calcext:value-type="string">
            <text:p>Clayton Keller</text:p>
          </table:table-cell>
          <table:table-cell office:value-type="float" office:value="2.4906976744186" calcext:value-type="float">
            <text:p>2.4906976744186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2.21052631578947" calcext:value-type="float">
            <text:p>2.21052631578947</text:p>
          </table:table-cell>
          <table:table-cell office:value-type="float" office:value="2.30593607305936" calcext:value-type="float">
            <text:p>2.30593607305936</text:p>
          </table:table-cell>
          <table:table-cell table:formula="of:=AVERAGE([.B137];[.C137];[.D137];[.E137])" office:value-type="float" office:value="2.32321858724543" calcext:value-type="float">
            <text:p>2.32321858724543</text:p>
          </table:table-cell>
          <table:table-cell/>
          <table:table-cell table:formula="of:=[.G137]-[.F137]" office:value-type="float" office:value="-2.32321858724543" calcext:value-type="float">
            <text:p>-2.32321858724543</text:p>
          </table:table-cell>
        </table:table-row>
        <table:table-row table:style-name="ro1" table:visibility="filter">
          <table:table-cell office:value-type="string" calcext:value-type="string">
            <text:p>Kyle Okposo</text:p>
          </table:table-cell>
          <table:table-cell office:value-type="float" office:value="2.30278063851699" calcext:value-type="float">
            <text:p>2.30278063851699</text:p>
          </table:table-cell>
          <table:table-cell office:value-type="float" office:value="2.5" calcext:value-type="float">
            <text:p>2.5</text:p>
          </table:table-cell>
          <table:table-cell office:value-type="float" office:value="2.11475409836066" calcext:value-type="float">
            <text:p>2.11475409836066</text:p>
          </table:table-cell>
          <table:table-cell office:value-type="float" office:value="2.36863543788187" calcext:value-type="float">
            <text:p>2.36863543788187</text:p>
          </table:table-cell>
          <table:table-cell table:formula="of:=AVERAGE([.B138];[.C138];[.D138];[.E138])" office:value-type="float" office:value="2.32154254368988" calcext:value-type="float">
            <text:p>2.32154254368988</text:p>
          </table:table-cell>
          <table:table-cell/>
          <table:table-cell table:formula="of:=[.G138]-[.F138]" office:value-type="float" office:value="-2.32154254368988" calcext:value-type="float">
            <text:p>-2.32154254368988</text:p>
          </table:table-cell>
        </table:table-row>
        <table:table-row table:style-name="ro1" table:visibility="filter">
          <table:table-cell office:value-type="string" calcext:value-type="string">
            <text:p>Trevor Zegras</text:p>
          </table:table-cell>
          <table:table-cell office:value-type="float" office:value="2.36094674556213" calcext:value-type="float">
            <text:p>2.36094674556213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2.52941176470588" calcext:value-type="float">
            <text:p>2.52941176470588</text:p>
          </table:table-cell>
          <table:table-cell office:value-type="float" office:value="2.5609756097561" calcext:value-type="float">
            <text:p>2.5609756097561</text:p>
          </table:table-cell>
          <table:table-cell table:formula="of:=AVERAGE([.B139];[.C139];[.D139];[.E139])" office:value-type="float" office:value="2.32116686333936" calcext:value-type="float">
            <text:p>2.32116686333936</text:p>
          </table:table-cell>
          <table:table-cell/>
          <table:table-cell table:formula="of:=[.G139]-[.F139]" office:value-type="float" office:value="-2.32116686333936" calcext:value-type="float">
            <text:p>-2.32116686333936</text:p>
          </table:table-cell>
        </table:table-row>
        <table:table-row table:style-name="ro1" table:visibility="filter">
          <table:table-cell office:value-type="string" calcext:value-type="string">
            <text:p>Jake DeBrusk</text:p>
          </table:table-cell>
          <table:table-cell office:value-type="float" office:value="2.38709677419355" calcext:value-type="float">
            <text:p>2.38709677419355</text:p>
          </table:table-cell>
          <table:table-cell office:value-type="float" office:value="2.5625" calcext:value-type="float">
            <text:p>2.5625</text:p>
          </table:table-cell>
          <table:table-cell office:value-type="float" office:value="2.03846153846154" calcext:value-type="float">
            <text:p>2.03846153846154</text:p>
          </table:table-cell>
          <table:table-cell office:value-type="float" office:value="2.28877005347594" calcext:value-type="float">
            <text:p>2.28877005347594</text:p>
          </table:table-cell>
          <table:table-cell table:formula="of:=AVERAGE([.B140];[.C140];[.D140];[.E140])" office:value-type="float" office:value="2.31920709153276" calcext:value-type="float">
            <text:p>2.31920709153276</text:p>
          </table:table-cell>
          <table:table-cell/>
          <table:table-cell table:formula="of:=[.G140]-[.F140]" office:value-type="float" office:value="-2.31920709153276" calcext:value-type="float">
            <text:p>-2.31920709153276</text:p>
          </table:table-cell>
        </table:table-row>
        <table:table-row table:style-name="ro1" table:visibility="filter">
          <table:table-cell office:value-type="string" calcext:value-type="string">
            <text:p>Travis Konecny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2.3125" calcext:value-type="float">
            <text:p>2.3125</text:p>
          </table:table-cell>
          <table:table-cell office:value-type="float" office:value="2.2875" calcext:value-type="float">
            <text:p>2.2875</text:p>
          </table:table-cell>
          <table:table-cell office:value-type="float" office:value="2.3347280334728" calcext:value-type="float">
            <text:p>2.3347280334728</text:p>
          </table:table-cell>
          <table:table-cell table:formula="of:=AVERAGE([.B141];[.C141];[.D141];[.E141])" office:value-type="float" office:value="2.31701534170153" calcext:value-type="float">
            <text:p>2.31701534170153</text:p>
          </table:table-cell>
          <table:table-cell/>
          <table:table-cell table:formula="of:=[.G141]-[.F141]" office:value-type="float" office:value="-2.31701534170153" calcext:value-type="float">
            <text:p>-2.31701534170153</text:p>
          </table:table-cell>
        </table:table-row>
        <table:table-row table:style-name="ro1" table:visibility="filter">
          <table:table-cell office:value-type="string" calcext:value-type="string">
            <text:p>Boone Jenner</text:p>
          </table:table-cell>
          <table:table-cell office:value-type="float" office:value="2.49613601236476" calcext:value-type="float">
            <text:p>2.49613601236476</text:p>
          </table:table-cell>
          <table:table-cell office:value-type="float" office:value="2.1" calcext:value-type="float">
            <text:p>2.1</text:p>
          </table:table-cell>
          <table:table-cell office:value-type="float" office:value="2.21428571428571" calcext:value-type="float">
            <text:p>2.21428571428571</text:p>
          </table:table-cell>
          <table:table-cell office:value-type="float" office:value="2.4012539184953" calcext:value-type="float">
            <text:p>2.4012539184953</text:p>
          </table:table-cell>
          <table:table-cell table:formula="of:=AVERAGE([.B142];[.C142];[.D142];[.E142])" office:value-type="float" office:value="2.30291891128644" calcext:value-type="float">
            <text:p>2.30291891128644</text:p>
          </table:table-cell>
          <table:table-cell/>
          <table:table-cell table:formula="of:=[.G142]-[.F142]" office:value-type="float" office:value="-2.30291891128644" calcext:value-type="float">
            <text:p>-2.30291891128644</text:p>
          </table:table-cell>
        </table:table-row>
        <table:table-row table:style-name="ro1" table:visibility="filter">
          <table:table-cell office:value-type="string" calcext:value-type="string">
            <text:p>Ilya Mikheyev</text:p>
          </table:table-cell>
          <table:table-cell office:value-type="float" office:value="2.30729166666667" calcext:value-type="float">
            <text:p>2.30729166666667</text:p>
          </table:table-cell>
          <table:table-cell office:value-type="float" office:value="1.8" calcext:value-type="float">
            <text:p>1.8</text:p>
          </table:table-cell>
          <table:table-cell office:value-type="float" office:value="2.82142857142857" calcext:value-type="float">
            <text:p>2.82142857142857</text:p>
          </table:table-cell>
          <table:table-cell office:value-type="float" office:value="2.27659574468085" calcext:value-type="float">
            <text:p>2.27659574468085</text:p>
          </table:table-cell>
          <table:table-cell table:formula="of:=AVERAGE([.B143];[.C143];[.D143];[.E143])" office:value-type="float" office:value="2.30132899569402" calcext:value-type="float">
            <text:p>2.30132899569402</text:p>
          </table:table-cell>
          <table:table-cell/>
          <table:table-cell table:formula="of:=[.G143]-[.F143]" office:value-type="float" office:value="-2.30132899569402" calcext:value-type="float">
            <text:p>-2.30132899569402</text:p>
          </table:table-cell>
        </table:table-row>
        <table:table-row table:style-name="ro1" table:visibility="filter">
          <table:table-cell office:value-type="string" calcext:value-type="string">
            <text:p>Bo Horvat</text:p>
          </table:table-cell>
          <table:table-cell office:value-type="float" office:value="2.3328125" calcext:value-type="float">
            <text:p>2.3328125</text:p>
          </table:table-cell>
          <table:table-cell office:value-type="float" office:value="2.1304347826087" calcext:value-type="float">
            <text:p>2.1304347826087</text:p>
          </table:table-cell>
          <table:table-cell office:value-type="float" office:value="2.33913043478261" calcext:value-type="float">
            <text:p>2.33913043478261</text:p>
          </table:table-cell>
          <table:table-cell office:value-type="float" office:value="2.39498432601881" calcext:value-type="float">
            <text:p>2.39498432601881</text:p>
          </table:table-cell>
          <table:table-cell table:formula="of:=AVERAGE([.B144];[.C144];[.D144];[.E144])" office:value-type="float" office:value="2.29934051085253" calcext:value-type="float">
            <text:p>2.29934051085253</text:p>
          </table:table-cell>
          <table:table-cell/>
          <table:table-cell table:formula="of:=[.G144]-[.F144]" office:value-type="float" office:value="-2.29934051085253" calcext:value-type="float">
            <text:p>-2.29934051085253</text:p>
          </table:table-cell>
        </table:table-row>
        <table:table-row table:style-name="ro1" table:visibility="filter">
          <table:table-cell office:value-type="string" calcext:value-type="string">
            <text:p>Sam Reinhart</text:p>
          </table:table-cell>
          <table:table-cell office:value-type="float" office:value="2.27740863787375" calcext:value-type="float">
            <text:p>2.27740863787375</text:p>
          </table:table-cell>
          <table:table-cell office:value-type="float" office:value="2.2962962962963" calcext:value-type="float">
            <text:p>2.2962962962963</text:p>
          </table:table-cell>
          <table:table-cell office:value-type="float" office:value="2.43" calcext:value-type="float">
            <text:p>2.43</text:p>
          </table:table-cell>
          <table:table-cell office:value-type="float" office:value="2.18936877076412" calcext:value-type="float">
            <text:p>2.18936877076412</text:p>
          </table:table-cell>
          <table:table-cell table:formula="of:=AVERAGE([.B145];[.C145];[.D145];[.E145])" office:value-type="float" office:value="2.29826842623354" calcext:value-type="float">
            <text:p>2.29826842623354</text:p>
          </table:table-cell>
          <table:table-cell/>
          <table:table-cell table:formula="of:=[.G145]-[.F145]" office:value-type="float" office:value="-2.29826842623354" calcext:value-type="float">
            <text:p>-2.29826842623354</text:p>
          </table:table-cell>
        </table:table-row>
        <table:table-row table:style-name="ro1" table:visibility="filter">
          <table:table-cell office:value-type="string" calcext:value-type="string">
            <text:p>Mark Scheifele</text:p>
          </table:table-cell>
          <table:table-cell office:value-type="float" office:value="2.24123422159888" calcext:value-type="float">
            <text:p>2.24123422159888</text:p>
          </table:table-cell>
          <table:table-cell office:value-type="float" office:value="2.25" calcext:value-type="float">
            <text:p>2.25</text:p>
          </table:table-cell>
          <table:table-cell office:value-type="float" office:value="2.19491525423729" calcext:value-type="float">
            <text:p>2.19491525423729</text:p>
          </table:table-cell>
          <table:table-cell office:value-type="float" office:value="2.49299719887955" calcext:value-type="float">
            <text:p>2.49299719887955</text:p>
          </table:table-cell>
          <table:table-cell table:formula="of:=AVERAGE([.B146];[.C146];[.D146];[.E146])" office:value-type="float" office:value="2.29478666867893" calcext:value-type="float">
            <text:p>2.29478666867893</text:p>
          </table:table-cell>
          <table:table-cell/>
          <table:table-cell table:formula="of:=[.G146]-[.F146]" office:value-type="float" office:value="-2.29478666867893" calcext:value-type="float">
            <text:p>-2.29478666867893</text:p>
          </table:table-cell>
        </table:table-row>
        <table:table-row table:style-name="ro1" table:visibility="filter">
          <table:table-cell office:value-type="string" calcext:value-type="string">
            <text:p>Chris Kreider</text:p>
          </table:table-cell>
          <table:table-cell office:value-type="float" office:value="2.40776699029126" calcext:value-type="float">
            <text:p>2.40776699029126</text:p>
          </table:table-cell>
          <table:table-cell office:value-type="float" office:value="2.12121212121212" calcext:value-type="float">
            <text:p>2.12121212121212</text:p>
          </table:table-cell>
          <table:table-cell office:value-type="float" office:value="2.1" calcext:value-type="float">
            <text:p>2.1</text:p>
          </table:table-cell>
          <table:table-cell office:value-type="float" office:value="2.53133514986376" calcext:value-type="float">
            <text:p>2.53133514986376</text:p>
          </table:table-cell>
          <table:table-cell table:formula="of:=AVERAGE([.B147];[.C147];[.D147];[.E147])" office:value-type="float" office:value="2.29007856534179" calcext:value-type="float">
            <text:p>2.29007856534179</text:p>
          </table:table-cell>
          <table:table-cell/>
          <table:table-cell table:formula="of:=[.G147]-[.F147]" office:value-type="float" office:value="-2.29007856534179" calcext:value-type="float">
            <text:p>-2.29007856534179</text:p>
          </table:table-cell>
        </table:table-row>
        <table:table-row table:style-name="ro1" table:visibility="filter">
          <table:table-cell office:value-type="string" calcext:value-type="string">
            <text:p>John Carlson</text:p>
          </table:table-cell>
          <table:table-cell office:value-type="float" office:value="2.34896401308615" calcext:value-type="float">
            <text:p>2.34896401308615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2.1301775147929" calcext:value-type="float">
            <text:p>2.1301775147929</text:p>
          </table:table-cell>
          <table:table-cell office:value-type="float" office:value="2.33333333333333" calcext:value-type="float">
            <text:p>2.33333333333333</text:p>
          </table:table-cell>
          <table:table-cell table:formula="of:=AVERAGE([.B148];[.C148];[.D148];[.E148])" office:value-type="float" office:value="2.2890562153031" calcext:value-type="float">
            <text:p>2.2890562153031</text:p>
          </table:table-cell>
          <table:table-cell/>
          <table:table-cell table:formula="of:=[.G148]-[.F148]" office:value-type="float" office:value="-2.2890562153031" calcext:value-type="float">
            <text:p>-2.2890562153031</text:p>
          </table:table-cell>
        </table:table-row>
        <table:table-row table:style-name="ro1" table:visibility="filter">
          <table:table-cell office:value-type="string" calcext:value-type="string">
            <text:p>Jordan Eberle</text:p>
          </table:table-cell>
          <table:table-cell office:value-type="float" office:value="2.32578209277238" calcext:value-type="float">
            <text:p>2.32578209277238</text:p>
          </table:table-cell>
          <table:table-cell office:value-type="float" office:value="2.4" calcext:value-type="float">
            <text:p>2.4</text:p>
          </table:table-cell>
          <table:table-cell office:value-type="float" office:value="2.19047619047619" calcext:value-type="float">
            <text:p>2.19047619047619</text:p>
          </table:table-cell>
          <table:table-cell office:value-type="float" office:value="2.22629310344828" calcext:value-type="float">
            <text:p>2.22629310344828</text:p>
          </table:table-cell>
          <table:table-cell table:formula="of:=AVERAGE([.B149];[.C149];[.D149];[.E149])" office:value-type="float" office:value="2.28563784667421" calcext:value-type="float">
            <text:p>2.28563784667421</text:p>
          </table:table-cell>
          <table:table-cell/>
          <table:table-cell table:formula="of:=[.G149]-[.F149]" office:value-type="float" office:value="-2.28563784667421" calcext:value-type="float">
            <text:p>-2.28563784667421</text:p>
          </table:table-cell>
        </table:table-row>
        <table:table-row table:style-name="ro1" table:visibility="filter">
          <table:table-cell office:value-type="string" calcext:value-type="string">
            <text:p>Derek Stepan</text:p>
          </table:table-cell>
          <table:table-cell office:value-type="float" office:value="2.26537585421412" calcext:value-type="float">
            <text:p>2.26537585421412</text:p>
          </table:table-cell>
          <table:table-cell office:value-type="float" office:value="2.5" calcext:value-type="float">
            <text:p>2.5</text:p>
          </table:table-cell>
          <table:table-cell office:value-type="float" office:value="2.19736842105263" calcext:value-type="float">
            <text:p>2.19736842105263</text:p>
          </table:table-cell>
          <table:table-cell office:value-type="float" office:value="2.17977528089888" calcext:value-type="float">
            <text:p>2.17977528089888</text:p>
          </table:table-cell>
          <table:table-cell table:formula="of:=AVERAGE([.B150];[.C150];[.D150];[.E150])" office:value-type="float" office:value="2.28562988904141" calcext:value-type="float">
            <text:p>2.28562988904141</text:p>
          </table:table-cell>
          <table:table-cell/>
          <table:table-cell table:formula="of:=[.G150]-[.F150]" office:value-type="float" office:value="-2.28562988904141" calcext:value-type="float">
            <text:p>-2.28562988904141</text:p>
          </table:table-cell>
        </table:table-row>
        <table:table-row table:style-name="ro1" table:visibility="filter">
          <table:table-cell office:value-type="string" calcext:value-type="string">
            <text:p>Jesper Bratt</text:p>
          </table:table-cell>
          <table:table-cell office:value-type="float" office:value="2.05039787798409" calcext:value-type="float">
            <text:p>2.05039787798409</text:p>
          </table:table-cell>
          <table:table-cell office:value-type="float" office:value="3" calcext:value-type="float">
            <text:p>3</text:p>
          </table:table-cell>
          <table:table-cell office:value-type="float" office:value="2.05" calcext:value-type="float">
            <text:p>2.05</text:p>
          </table:table-cell>
          <table:table-cell office:value-type="float" office:value="2.00540540540541" calcext:value-type="float">
            <text:p>2.00540540540541</text:p>
          </table:table-cell>
          <table:table-cell table:formula="of:=AVERAGE([.B151];[.C151];[.D151];[.E151])" office:value-type="float" office:value="2.27645082084737" calcext:value-type="float">
            <text:p>2.27645082084737</text:p>
          </table:table-cell>
          <table:table-cell/>
          <table:table-cell table:formula="of:=[.G151]-[.F151]" office:value-type="float" office:value="-2.27645082084737" calcext:value-type="float">
            <text:p>-2.27645082084737</text:p>
          </table:table-cell>
        </table:table-row>
        <table:table-row table:style-name="ro1" table:visibility="filter">
          <table:table-cell office:value-type="string" calcext:value-type="string">
            <text:p>Ryan Pulock</text:p>
          </table:table-cell>
          <table:table-cell office:value-type="float" office:value="2.13429256594724" calcext:value-type="float">
            <text:p>2.13429256594724</text:p>
          </table:table-cell>
          <table:table-cell office:value-type="float" office:value="2.25" calcext:value-type="float">
            <text:p>2.25</text:p>
          </table:table-cell>
          <table:table-cell office:value-type="float" office:value="2.50602409638554" calcext:value-type="float">
            <text:p>2.50602409638554</text:p>
          </table:table-cell>
          <table:table-cell office:value-type="float" office:value="2.19900497512438" calcext:value-type="float">
            <text:p>2.19900497512438</text:p>
          </table:table-cell>
          <table:table-cell table:formula="of:=AVERAGE([.B152];[.C152];[.D152];[.E152])" office:value-type="float" office:value="2.27233040936429" calcext:value-type="float">
            <text:p>2.27233040936429</text:p>
          </table:table-cell>
          <table:table-cell/>
          <table:table-cell table:formula="of:=[.G152]-[.F152]" office:value-type="float" office:value="-2.27233040936429" calcext:value-type="float">
            <text:p>-2.27233040936429</text:p>
          </table:table-cell>
        </table:table-row>
        <table:table-row table:style-name="ro1" table:visibility="filter">
          <table:table-cell office:value-type="string" calcext:value-type="string">
            <text:p>Jakob Pellet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1.83333333333333" calcext:value-type="float">
            <text:p>1.83333333333333</text:p>
          </table:table-cell>
          <table:table-cell table:formula="of:=AVERAGE([.B153];[.C153];[.D153];[.E153])" office:value-type="float" office:value="2.27083333333333" calcext:value-type="float">
            <text:p>2.27083333333333</text:p>
          </table:table-cell>
          <table:table-cell/>
          <table:table-cell table:formula="of:=[.G153]-[.F153]" office:value-type="float" office:value="-2.27083333333333" calcext:value-type="float">
            <text:p>-2.27083333333333</text:p>
          </table:table-cell>
        </table:table-row>
        <table:table-row table:style-name="ro1" table:visibility="filter">
          <table:table-cell office:value-type="string" calcext:value-type="string">
            <text:p>Andrei Kuzmenko</text:p>
          </table:table-cell>
          <table:table-cell office:value-type="float" office:value="1.83823529411765" calcext:value-type="float">
            <text:p>1.83823529411765</text:p>
          </table:table-cell>
          <table:table-cell office:value-type="float" office:value="3.5" calcext:value-type="float">
            <text:p>3.5</text:p>
          </table:table-cell>
          <table:table-cell office:value-type="float" office:value="1.77777777777778" calcext:value-type="float">
            <text:p>1.77777777777778</text:p>
          </table:table-cell>
          <table:table-cell office:value-type="float" office:value="1.94117647058824" calcext:value-type="float">
            <text:p>1.94117647058824</text:p>
          </table:table-cell>
          <table:table-cell table:formula="of:=AVERAGE([.B154];[.C154];[.D154];[.E154])" office:value-type="float" office:value="2.26429738562092" calcext:value-type="float">
            <text:p>2.26429738562092</text:p>
          </table:table-cell>
          <table:table-cell/>
          <table:table-cell table:formula="of:=[.G154]-[.F154]" office:value-type="float" office:value="-2.26429738562092" calcext:value-type="float">
            <text:p>-2.26429738562092</text:p>
          </table:table-cell>
        </table:table-row>
        <table:table-row table:style-name="ro1" table:visibility="filter">
          <table:table-cell office:value-type="string" calcext:value-type="string">
            <text:p>Nikita Kucherov</text:p>
          </table:table-cell>
          <table:table-cell office:value-type="float" office:value="2.96840442338073" calcext:value-type="float">
            <text:p>2.96840442338073</text:p>
          </table:table-cell>
          <table:table-cell office:value-type="float" office:value="0" calcext:value-type="float">
            <text:p>0</text:p>
          </table:table-cell>
          <table:table-cell office:value-type="float" office:value="3.19626168224299" calcext:value-type="float">
            <text:p>3.19626168224299</text:p>
          </table:table-cell>
          <table:table-cell office:value-type="float" office:value="2.88924050632911" calcext:value-type="float">
            <text:p>2.88924050632911</text:p>
          </table:table-cell>
          <table:table-cell table:formula="of:=AVERAGE([.B155];[.C155];[.D155];[.E155])" office:value-type="float" office:value="2.26347665298821" calcext:value-type="float">
            <text:p>2.26347665298821</text:p>
          </table:table-cell>
          <table:table-cell/>
          <table:table-cell table:formula="of:=[.G155]-[.F155]" office:value-type="float" office:value="-2.26347665298821" calcext:value-type="float">
            <text:p>-2.26347665298821</text:p>
          </table:table-cell>
        </table:table-row>
        <table:table-row table:style-name="ro1" table:visibility="filter">
          <table:table-cell office:value-type="string" calcext:value-type="string">
            <text:p>Brayden Schenn</text:p>
          </table:table-cell>
          <table:table-cell office:value-type="float" office:value="2.04023668639053" calcext:value-type="float">
            <text:p>2.04023668639053</text:p>
          </table:table-cell>
          <table:table-cell office:value-type="float" office:value="2.95238095238095" calcext:value-type="float">
            <text:p>2.95238095238095</text:p>
          </table:table-cell>
          <table:table-cell office:value-type="float" office:value="1.9281045751634" calcext:value-type="float">
            <text:p>1.9281045751634</text:p>
          </table:table-cell>
          <table:table-cell office:value-type="float" office:value="2.11792452830189" calcext:value-type="float">
            <text:p>2.11792452830189</text:p>
          </table:table-cell>
          <table:table-cell table:formula="of:=AVERAGE([.B156];[.C156];[.D156];[.E156])" office:value-type="float" office:value="2.25966168555919" calcext:value-type="float">
            <text:p>2.25966168555919</text:p>
          </table:table-cell>
          <table:table-cell/>
          <table:table-cell table:formula="of:=[.G156]-[.F156]" office:value-type="float" office:value="-2.25966168555919" calcext:value-type="float">
            <text:p>-2.25966168555919</text:p>
          </table:table-cell>
        </table:table-row>
        <table:table-row table:style-name="ro1" table:visibility="filter">
          <table:table-cell office:value-type="string" calcext:value-type="string">
            <text:p>Ivan Provorov</text:p>
          </table:table-cell>
          <table:table-cell office:value-type="float" office:value="2.04431599229287" calcext:value-type="float">
            <text:p>2.04431599229287</text:p>
          </table:table-cell>
          <table:table-cell office:value-type="float" office:value="2.47058823529412" calcext:value-type="float">
            <text:p>2.47058823529412</text:p>
          </table:table-cell>
          <table:table-cell office:value-type="float" office:value="2.24444444444444" calcext:value-type="float">
            <text:p>2.24444444444444</text:p>
          </table:table-cell>
          <table:table-cell office:value-type="float" office:value="2.23552123552124" calcext:value-type="float">
            <text:p>2.23552123552124</text:p>
          </table:table-cell>
          <table:table-cell table:formula="of:=AVERAGE([.B157];[.C157];[.D157];[.E157])" office:value-type="float" office:value="2.24871747688817" calcext:value-type="float">
            <text:p>2.24871747688817</text:p>
          </table:table-cell>
          <table:table-cell/>
          <table:table-cell table:formula="of:=[.G157]-[.F157]" office:value-type="float" office:value="-2.24871747688817" calcext:value-type="float">
            <text:p>-2.24871747688817</text:p>
          </table:table-cell>
        </table:table-row>
        <table:table-row table:style-name="ro1" table:visibility="filter">
          <table:table-cell office:value-type="string" calcext:value-type="string">
            <text:p>Jordan Kyrou</text:p>
          </table:table-cell>
          <table:table-cell office:value-type="float" office:value="2.40167364016736" calcext:value-type="float">
            <text:p>2.40167364016736</text:p>
          </table:table-cell>
          <table:table-cell office:value-type="float" office:value="2" calcext:value-type="float">
            <text:p>2</text:p>
          </table:table-cell>
          <table:table-cell office:value-type="float" office:value="2.18421052631579" calcext:value-type="float">
            <text:p>2.18421052631579</text:p>
          </table:table-cell>
          <table:table-cell office:value-type="float" office:value="2.40650406504065" calcext:value-type="float">
            <text:p>2.40650406504065</text:p>
          </table:table-cell>
          <table:table-cell table:formula="of:=AVERAGE([.B158];[.C158];[.D158];[.E158])" office:value-type="float" office:value="2.24809705788095" calcext:value-type="float">
            <text:p>2.24809705788095</text:p>
          </table:table-cell>
          <table:table-cell/>
          <table:table-cell table:formula="of:=[.G158]-[.F158]" office:value-type="float" office:value="-2.24809705788095" calcext:value-type="float">
            <text:p>-2.24809705788095</text:p>
          </table:table-cell>
        </table:table-row>
        <table:table-row table:style-name="ro1" table:visibility="filter">
          <table:table-cell office:value-type="string" calcext:value-type="string">
            <text:p>Mathew Barzal</text:p>
          </table:table-cell>
          <table:table-cell office:value-type="float" office:value="2.27142857142857" calcext:value-type="float">
            <text:p>2.27142857142857</text:p>
          </table:table-cell>
          <table:table-cell office:value-type="float" office:value="2.23076923076923" calcext:value-type="float">
            <text:p>2.23076923076923</text:p>
          </table:table-cell>
          <table:table-cell office:value-type="float" office:value="2.08064516129032" calcext:value-type="float">
            <text:p>2.08064516129032</text:p>
          </table:table-cell>
          <table:table-cell office:value-type="float" office:value="2.36492890995261" calcext:value-type="float">
            <text:p>2.36492890995261</text:p>
          </table:table-cell>
          <table:table-cell table:formula="of:=AVERAGE([.B159];[.C159];[.D159];[.E159])" office:value-type="float" office:value="2.23694296836018" calcext:value-type="float">
            <text:p>2.23694296836018</text:p>
          </table:table-cell>
          <table:table-cell/>
          <table:table-cell table:formula="of:=[.G159]-[.F159]" office:value-type="float" office:value="-2.23694296836018" calcext:value-type="float">
            <text:p>-2.23694296836018</text:p>
          </table:table-cell>
        </table:table-row>
        <table:table-row table:style-name="ro1" table:visibility="filter">
          <table:table-cell office:value-type="string" calcext:value-type="string">
            <text:p>Teuvo Teravainen</text:p>
          </table:table-cell>
          <table:table-cell office:value-type="float" office:value="2.20376712328767" calcext:value-type="float">
            <text:p>2.20376712328767</text:p>
          </table:table-cell>
          <table:table-cell office:value-type="float" office:value="2.5" calcext:value-type="float">
            <text:p>2.5</text:p>
          </table:table-cell>
          <table:table-cell office:value-type="float" office:value="2.24299065420561" calcext:value-type="float">
            <text:p>2.24299065420561</text:p>
          </table:table-cell>
          <table:table-cell office:value-type="float" office:value="1.99657534246575" calcext:value-type="float">
            <text:p>1.99657534246575</text:p>
          </table:table-cell>
          <table:table-cell table:formula="of:=AVERAGE([.B160];[.C160];[.D160];[.E160])" office:value-type="float" office:value="2.23583327998976" calcext:value-type="float">
            <text:p>2.23583327998976</text:p>
          </table:table-cell>
          <table:table-cell/>
          <table:table-cell table:formula="of:=[.G160]-[.F160]" office:value-type="float" office:value="-2.23583327998976" calcext:value-type="float">
            <text:p>-2.23583327998976</text:p>
          </table:table-cell>
        </table:table-row>
        <table:table-row table:style-name="ro1" table:visibility="filter">
          <table:table-cell office:value-type="string" calcext:value-type="string">
            <text:p>Brock Nelson</text:p>
          </table:table-cell>
          <table:table-cell office:value-type="float" office:value="2.20615796519411" calcext:value-type="float">
            <text:p>2.20615796519411</text:p>
          </table:table-cell>
          <table:table-cell office:value-type="float" office:value="2.16" calcext:value-type="float">
            <text:p>2.16</text:p>
          </table:table-cell>
          <table:table-cell office:value-type="float" office:value="2.19230769230769" calcext:value-type="float">
            <text:p>2.19230769230769</text:p>
          </table:table-cell>
          <table:table-cell office:value-type="float" office:value="2.34677419354839" calcext:value-type="float">
            <text:p>2.34677419354839</text:p>
          </table:table-cell>
          <table:table-cell table:formula="of:=AVERAGE([.B161];[.C161];[.D161];[.E161])" office:value-type="float" office:value="2.22630996276255" calcext:value-type="float">
            <text:p>2.22630996276255</text:p>
          </table:table-cell>
          <table:table-cell/>
          <table:table-cell table:formula="of:=[.G161]-[.F161]" office:value-type="float" office:value="-2.22630996276255" calcext:value-type="float">
            <text:p>-2.22630996276255</text:p>
          </table:table-cell>
        </table:table-row>
        <table:table-row table:style-name="ro1" table:visibility="filter">
          <table:table-cell office:value-type="string" calcext:value-type="string">
            <text:p>Steven Stamkos</text:p>
          </table:table-cell>
          <table:table-cell office:value-type="float" office:value="3.07056451612903" calcext:value-type="float">
            <text:p>3.07056451612903</text:p>
          </table:table-cell>
          <table:table-cell office:value-type="float" office:value="0" calcext:value-type="float">
            <text:p>0</text:p>
          </table:table-cell>
          <table:table-cell office:value-type="float" office:value="2.96195652173913" calcext:value-type="float">
            <text:p>2.96195652173913</text:p>
          </table:table-cell>
          <table:table-cell office:value-type="float" office:value="2.86965376782077" calcext:value-type="float">
            <text:p>2.86965376782077</text:p>
          </table:table-cell>
          <table:table-cell table:formula="of:=AVERAGE([.B162];[.C162];[.D162];[.E162])" office:value-type="float" office:value="2.22554370142223" calcext:value-type="float">
            <text:p>2.22554370142223</text:p>
          </table:table-cell>
          <table:table-cell/>
          <table:table-cell table:formula="of:=[.G162]-[.F162]" office:value-type="float" office:value="-2.22554370142223" calcext:value-type="float">
            <text:p>-2.22554370142223</text:p>
          </table:table-cell>
        </table:table-row>
        <table:table-row table:style-name="ro1" table:visibility="filter">
          <table:table-cell office:value-type="string" calcext:value-type="string">
            <text:p>Seth Jarvis</text:p>
          </table:table-cell>
          <table:table-cell office:value-type="float" office:value="1.93382352941176" calcext:value-type="float">
            <text:p>1.93382352941176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1.94117647058824" calcext:value-type="float">
            <text:p>1.94117647058824</text:p>
          </table:table-cell>
          <table:table-cell table:formula="of:=AVERAGE([.B163];[.C163];[.D163];[.E163])" office:value-type="float" office:value="2.22253787878788" calcext:value-type="float">
            <text:p>2.22253787878788</text:p>
          </table:table-cell>
          <table:table-cell/>
          <table:table-cell table:formula="of:=[.G163]-[.F163]" office:value-type="float" office:value="-2.22253787878788" calcext:value-type="float">
            <text:p>-2.22253787878788</text:p>
          </table:table-cell>
        </table:table-row>
        <table:table-row table:style-name="ro1" table:visibility="filter">
          <table:table-cell office:value-type="string" calcext:value-type="string">
            <text:p>Ryan Hartman</text:p>
          </table:table-cell>
          <table:table-cell office:value-type="float" office:value="2.03232323232323" calcext:value-type="float">
            <text:p>2.03232323232323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2.13953488372093" calcext:value-type="float">
            <text:p>2.13953488372093</text:p>
          </table:table-cell>
          <table:table-cell office:value-type="float" office:value="2.04838709677419" calcext:value-type="float">
            <text:p>2.04838709677419</text:p>
          </table:table-cell>
          <table:table-cell table:formula="of:=AVERAGE([.B164];[.C164];[.D164];[.E164])" office:value-type="float" office:value="2.22172796987126" calcext:value-type="float">
            <text:p>2.22172796987126</text:p>
          </table:table-cell>
          <table:table-cell/>
          <table:table-cell table:formula="of:=[.G164]-[.F164]" office:value-type="float" office:value="-2.22172796987126" calcext:value-type="float">
            <text:p>-2.22172796987126</text:p>
          </table:table-cell>
        </table:table-row>
        <table:table-row table:style-name="ro1" table:visibility="filter">
          <table:table-cell office:value-type="string" calcext:value-type="string">
            <text:p>Gustav Nyquist</text:p>
          </table:table-cell>
          <table:table-cell office:value-type="float" office:value="2.18" calcext:value-type="float">
            <text:p>2.18</text:p>
          </table:table-cell>
          <table:table-cell office:value-type="float" office:value="2.19230769230769" calcext:value-type="float">
            <text:p>2.19230769230769</text:p>
          </table:table-cell>
          <table:table-cell office:value-type="float" office:value="2.32" calcext:value-type="float">
            <text:p>2.32</text:p>
          </table:table-cell>
          <table:table-cell office:value-type="float" office:value="2.18840579710145" calcext:value-type="float">
            <text:p>2.18840579710145</text:p>
          </table:table-cell>
          <table:table-cell table:formula="of:=AVERAGE([.B165];[.C165];[.D165];[.E165])" office:value-type="float" office:value="2.22017837235229" calcext:value-type="float">
            <text:p>2.22017837235229</text:p>
          </table:table-cell>
          <table:table-cell/>
          <table:table-cell table:formula="of:=[.G165]-[.F165]" office:value-type="float" office:value="-2.22017837235229" calcext:value-type="float">
            <text:p>-2.22017837235229</text:p>
          </table:table-cell>
        </table:table-row>
        <table:table-row table:style-name="ro1" table:visibility="filter">
          <table:table-cell office:value-type="string" calcext:value-type="string">
            <text:p>Mark Stone</text:p>
          </table:table-cell>
          <table:table-cell office:value-type="float" office:value="2.16095890410959" calcext:value-type="float">
            <text:p>2.16095890410959</text:p>
          </table:table-cell>
          <table:table-cell office:value-type="float" office:value="2.625" calcext:value-type="float">
            <text:p>2.625</text:p>
          </table:table-cell>
          <table:table-cell office:value-type="float" office:value="2.04878048780488" calcext:value-type="float">
            <text:p>2.04878048780488</text:p>
          </table:table-cell>
          <table:table-cell office:value-type="float" office:value="2.02112676056338" calcext:value-type="float">
            <text:p>2.02112676056338</text:p>
          </table:table-cell>
          <table:table-cell table:formula="of:=AVERAGE([.B166];[.C166];[.D166];[.E166])" office:value-type="float" office:value="2.21396653811946" calcext:value-type="float">
            <text:p>2.21396653811946</text:p>
          </table:table-cell>
          <table:table-cell/>
          <table:table-cell table:formula="of:=[.G166]-[.F166]" office:value-type="float" office:value="-2.21396653811946" calcext:value-type="float">
            <text:p>-2.21396653811946</text:p>
          </table:table-cell>
        </table:table-row>
        <table:table-row table:style-name="ro1" table:visibility="filter">
          <table:table-cell office:value-type="string" calcext:value-type="string">
            <text:p>Victor Olofsson</text:p>
          </table:table-cell>
          <table:table-cell office:value-type="float" office:value="2.30588235294118" calcext:value-type="float">
            <text:p>2.30588235294118</text:p>
          </table:table-cell>
          <table:table-cell office:value-type="float" office:value="1.8" calcext:value-type="float">
            <text:p>1.8</text:p>
          </table:table-cell>
          <table:table-cell office:value-type="float" office:value="2.35555555555556" calcext:value-type="float">
            <text:p>2.35555555555556</text:p>
          </table:table-cell>
          <table:table-cell office:value-type="float" office:value="2.37984496124031" calcext:value-type="float">
            <text:p>2.37984496124031</text:p>
          </table:table-cell>
          <table:table-cell table:formula="of:=AVERAGE([.B167];[.C167];[.D167];[.E167])" office:value-type="float" office:value="2.21032071743426" calcext:value-type="float">
            <text:p>2.21032071743426</text:p>
          </table:table-cell>
          <table:table-cell/>
          <table:table-cell table:formula="of:=[.G167]-[.F167]" office:value-type="float" office:value="-2.21032071743426" calcext:value-type="float">
            <text:p>-2.21032071743426</text:p>
          </table:table-cell>
        </table:table-row>
        <table:table-row table:style-name="ro1" table:visibility="filter">
          <table:table-cell office:value-type="string" calcext:value-type="string">
            <text:p>Brandon Montour</text:p>
          </table:table-cell>
          <table:table-cell office:value-type="float" office:value="2.09502262443439" calcext:value-type="float">
            <text:p>2.09502262443439</text:p>
          </table:table-cell>
          <table:table-cell office:value-type="float" office:value="2.44444444444444" calcext:value-type="float">
            <text:p>2.44444444444444</text:p>
          </table:table-cell>
          <table:table-cell office:value-type="float" office:value="2.16867469879518" calcext:value-type="float">
            <text:p>2.16867469879518</text:p>
          </table:table-cell>
          <table:table-cell office:value-type="float" office:value="2.13122171945701" calcext:value-type="float">
            <text:p>2.13122171945701</text:p>
          </table:table-cell>
          <table:table-cell table:formula="of:=AVERAGE([.B168];[.C168];[.D168];[.E168])" office:value-type="float" office:value="2.20984087178276" calcext:value-type="float">
            <text:p>2.20984087178276</text:p>
          </table:table-cell>
          <table:table-cell/>
          <table:table-cell table:formula="of:=[.G168]-[.F168]" office:value-type="float" office:value="-2.20984087178276" calcext:value-type="float">
            <text:p>-2.20984087178276</text:p>
          </table:table-cell>
        </table:table-row>
        <table:table-row table:style-name="ro1" table:visibility="filter">
          <table:table-cell office:value-type="string" calcext:value-type="string">
            <text:p>Martin Necas</text:p>
          </table:table-cell>
          <table:table-cell office:value-type="float" office:value="2.11808118081181" calcext:value-type="float">
            <text:p>2.11808118081181</text:p>
          </table:table-cell>
          <table:table-cell office:value-type="float" office:value="2.4" calcext:value-type="float">
            <text:p>2.4</text:p>
          </table:table-cell>
          <table:table-cell office:value-type="float" office:value="2.22727272727273" calcext:value-type="float">
            <text:p>2.22727272727273</text:p>
          </table:table-cell>
          <table:table-cell office:value-type="float" office:value="2.08759124087591" calcext:value-type="float">
            <text:p>2.08759124087591</text:p>
          </table:table-cell>
          <table:table-cell table:formula="of:=AVERAGE([.B169];[.C169];[.D169];[.E169])" office:value-type="float" office:value="2.20823628724011" calcext:value-type="float">
            <text:p>2.20823628724011</text:p>
          </table:table-cell>
          <table:table-cell/>
          <table:table-cell table:formula="of:=[.G169]-[.F169]" office:value-type="float" office:value="-2.20823628724011" calcext:value-type="float">
            <text:p>-2.20823628724011</text:p>
          </table:table-cell>
        </table:table-row>
        <table:table-row table:style-name="ro1" table:visibility="filter">
          <table:table-cell office:value-type="string" calcext:value-type="string">
            <text:p>Ondrej Kase</text:p>
          </table:table-cell>
          <table:table-cell office:value-type="float" office:value="2.26356589147287" calcext:value-type="float">
            <text:p>2.26356589147287</text:p>
          </table:table-cell>
          <table:table-cell office:value-type="float" office:value="2.625" calcext:value-type="float">
            <text:p>2.625</text:p>
          </table:table-cell>
          <table:table-cell office:value-type="float" office:value="1.7" calcext:value-type="float">
            <text:p>1.7</text:p>
          </table:table-cell>
          <table:table-cell office:value-type="float" office:value="2.22480620155039" calcext:value-type="float">
            <text:p>2.22480620155039</text:p>
          </table:table-cell>
          <table:table-cell table:formula="of:=AVERAGE([.B170];[.C170];[.D170];[.E170])" office:value-type="float" office:value="2.20334302325581" calcext:value-type="float">
            <text:p>2.20334302325581</text:p>
          </table:table-cell>
          <table:table-cell/>
          <table:table-cell table:formula="of:=[.G170]-[.F170]" office:value-type="float" office:value="-2.20334302325581" calcext:value-type="float">
            <text:p>-2.20334302325581</text:p>
          </table:table-cell>
        </table:table-row>
        <table:table-row table:style-name="ro1" table:visibility="filter">
          <table:table-cell office:value-type="string" calcext:value-type="string">
            <text:p>Sam Bennett</text:p>
          </table:table-cell>
          <table:table-cell office:value-type="float" office:value="2.10989010989011" calcext:value-type="float">
            <text:p>2.10989010989011</text:p>
          </table:table-cell>
          <table:table-cell office:value-type="float" office:value="2.78571428571429" calcext:value-type="float">
            <text:p>2.78571428571429</text:p>
          </table:table-cell>
          <table:table-cell office:value-type="float" office:value="2.02325581395349" calcext:value-type="float">
            <text:p>2.02325581395349</text:p>
          </table:table-cell>
          <table:table-cell office:value-type="float" office:value="1.86594202898551" calcext:value-type="float">
            <text:p>1.86594202898551</text:p>
          </table:table-cell>
          <table:table-cell table:formula="of:=AVERAGE([.B171];[.C171];[.D171];[.E171])" office:value-type="float" office:value="2.19620055963585" calcext:value-type="float">
            <text:p>2.19620055963585</text:p>
          </table:table-cell>
          <table:table-cell/>
          <table:table-cell table:formula="of:=[.G171]-[.F171]" office:value-type="float" office:value="-2.19620055963585" calcext:value-type="float">
            <text:p>-2.19620055963585</text:p>
          </table:table-cell>
        </table:table-row>
        <table:table-row table:style-name="ro1" table:visibility="filter">
          <table:table-cell office:value-type="string" calcext:value-type="string">
            <text:p>Oliver Ekman-Larsson</text:p>
          </table:table-cell>
          <table:table-cell office:value-type="float" office:value="2.2039911308204" calcext:value-type="float">
            <text:p>2.2039911308204</text:p>
          </table:table-cell>
          <table:table-cell office:value-type="float" office:value="2" calcext:value-type="float">
            <text:p>2</text:p>
          </table:table-cell>
          <table:table-cell office:value-type="float" office:value="2.29333333333333" calcext:value-type="float">
            <text:p>2.29333333333333</text:p>
          </table:table-cell>
          <table:table-cell office:value-type="float" office:value="2.28348214285714" calcext:value-type="float">
            <text:p>2.28348214285714</text:p>
          </table:table-cell>
          <table:table-cell table:formula="of:=AVERAGE([.B172];[.C172];[.D172];[.E172])" office:value-type="float" office:value="2.19520165175272" calcext:value-type="float">
            <text:p>2.19520165175272</text:p>
          </table:table-cell>
          <table:table-cell/>
          <table:table-cell table:formula="of:=[.G172]-[.F172]" office:value-type="float" office:value="-2.19520165175272" calcext:value-type="float">
            <text:p>-2.19520165175272</text:p>
          </table:table-cell>
        </table:table-row>
        <table:table-row table:style-name="ro1" table:visibility="filter">
          <table:table-cell office:value-type="string" calcext:value-type="string">
            <text:p>J.T. Miller</text:p>
          </table:table-cell>
          <table:table-cell office:value-type="float" office:value="1.93758865248227" calcext:value-type="float">
            <text:p>1.93758865248227</text:p>
          </table:table-cell>
          <table:table-cell office:value-type="float" office:value="2.75" calcext:value-type="float">
            <text:p>2.75</text:p>
          </table:table-cell>
          <table:table-cell office:value-type="float" office:value="2.04615384615385" calcext:value-type="float">
            <text:p>2.04615384615385</text:p>
          </table:table-cell>
          <table:table-cell office:value-type="float" office:value="1.99719101123596" calcext:value-type="float">
            <text:p>1.99719101123596</text:p>
          </table:table-cell>
          <table:table-cell table:formula="of:=AVERAGE([.B173];[.C173];[.D173];[.E173])" office:value-type="float" office:value="2.18273337746802" calcext:value-type="float">
            <text:p>2.18273337746802</text:p>
          </table:table-cell>
          <table:table-cell/>
          <table:table-cell table:formula="of:=[.G173]-[.F173]" office:value-type="float" office:value="-2.18273337746802" calcext:value-type="float">
            <text:p>-2.18273337746802</text:p>
          </table:table-cell>
        </table:table-row>
        <table:table-row table:style-name="ro1" table:visibility="filter">
          <table:table-cell office:value-type="string" calcext:value-type="string">
            <text:p>David Perron</text:p>
          </table:table-cell>
          <table:table-cell office:value-type="float" office:value="2.14203454894434" calcext:value-type="float">
            <text:p>2.14203454894434</text:p>
          </table:table-cell>
          <table:table-cell office:value-type="float" office:value="2.3" calcext:value-type="float">
            <text:p>2.3</text:p>
          </table:table-cell>
          <table:table-cell office:value-type="float" office:value="2.09139784946237" calcext:value-type="float">
            <text:p>2.09139784946237</text:p>
          </table:table-cell>
          <table:table-cell office:value-type="float" office:value="2.12934362934363" calcext:value-type="float">
            <text:p>2.12934362934363</text:p>
          </table:table-cell>
          <table:table-cell table:formula="of:=AVERAGE([.B174];[.C174];[.D174];[.E174])" office:value-type="float" office:value="2.16569400693758" calcext:value-type="float">
            <text:p>2.16569400693758</text:p>
          </table:table-cell>
          <table:table-cell/>
          <table:table-cell table:formula="of:=[.G174]-[.F174]" office:value-type="float" office:value="-2.16569400693758" calcext:value-type="float">
            <text:p>-2.16569400693758</text:p>
          </table:table-cell>
        </table:table-row>
        <table:table-row table:style-name="ro1" table:visibility="filter">
          <table:table-cell office:value-type="string" calcext:value-type="string">
            <text:p>Ryan O'Reilly</text:p>
          </table:table-cell>
          <table:table-cell office:value-type="float" office:value="2.23529411764706" calcext:value-type="float">
            <text:p>2.23529411764706</text:p>
          </table:table-cell>
          <table:table-cell office:value-type="float" office:value="1.875" calcext:value-type="float">
            <text:p>1.875</text:p>
          </table:table-cell>
          <table:table-cell office:value-type="float" office:value="2.39306358381503" calcext:value-type="float">
            <text:p>2.39306358381503</text:p>
          </table:table-cell>
          <table:table-cell office:value-type="float" office:value="2.132" calcext:value-type="float">
            <text:p>2.132</text:p>
          </table:table-cell>
          <table:table-cell table:formula="of:=AVERAGE([.B175];[.C175];[.D175];[.E175])" office:value-type="float" office:value="2.15883942536552" calcext:value-type="float">
            <text:p>2.15883942536552</text:p>
          </table:table-cell>
          <table:table-cell/>
          <table:table-cell table:formula="of:=[.G175]-[.F175]" office:value-type="float" office:value="-2.15883942536552" calcext:value-type="float">
            <text:p>-2.15883942536552</text:p>
          </table:table-cell>
        </table:table-row>
        <table:table-row table:style-name="ro1" table:visibility="filter">
          <table:table-cell office:value-type="string" calcext:value-type="string">
            <text:p>Morgan Rielly</text:p>
          </table:table-cell>
          <table:table-cell office:value-type="float" office:value="2.17514124293785" calcext:value-type="float">
            <text:p>2.17514124293785</text:p>
          </table:table-cell>
          <table:table-cell office:value-type="float" office:value="2.20833333333333" calcext:value-type="float">
            <text:p>2.20833333333333</text:p>
          </table:table-cell>
          <table:table-cell office:value-type="float" office:value="2.12" calcext:value-type="float">
            <text:p>2.12</text:p>
          </table:table-cell>
          <table:table-cell office:value-type="float" office:value="2.10344827586207" calcext:value-type="float">
            <text:p>2.10344827586207</text:p>
          </table:table-cell>
          <table:table-cell table:formula="of:=AVERAGE([.B176];[.C176];[.D176];[.E176])" office:value-type="float" office:value="2.15173071303331" calcext:value-type="float">
            <text:p>2.15173071303331</text:p>
          </table:table-cell>
          <table:table-cell/>
          <table:table-cell table:formula="of:=[.G176]-[.F176]" office:value-type="float" office:value="-2.15173071303331" calcext:value-type="float">
            <text:p>-2.15173071303331</text:p>
          </table:table-cell>
        </table:table-row>
        <table:table-row table:style-name="ro1" table:visibility="filter">
          <table:table-cell office:value-type="string" calcext:value-type="string">
            <text:p>Elias Lindholm</text:p>
          </table:table-cell>
          <table:table-cell office:value-type="float" office:value="2.1707650273224" calcext:value-type="float">
            <text:p>2.1707650273224</text:p>
          </table:table-cell>
          <table:table-cell office:value-type="float" office:value="2.4" calcext:value-type="float">
            <text:p>2.4</text:p>
          </table:table-cell>
          <table:table-cell office:value-type="float" office:value="1.94890510948905" calcext:value-type="float">
            <text:p>1.94890510948905</text:p>
          </table:table-cell>
          <table:table-cell office:value-type="float" office:value="2.08719346049046" calcext:value-type="float">
            <text:p>2.08719346049046</text:p>
          </table:table-cell>
          <table:table-cell table:formula="of:=AVERAGE([.B177];[.C177];[.D177];[.E177])" office:value-type="float" office:value="2.15171589932548" calcext:value-type="float">
            <text:p>2.15171589932548</text:p>
          </table:table-cell>
          <table:table-cell/>
          <table:table-cell table:formula="of:=[.G177]-[.F177]" office:value-type="float" office:value="-2.15171589932548" calcext:value-type="float">
            <text:p>-2.15171589932548</text:p>
          </table:table-cell>
        </table:table-row>
        <table:table-row table:style-name="ro1" table:visibility="filter">
          <table:table-cell office:value-type="string" calcext:value-type="string">
            <text:p>Jaden Schwartz</text:p>
          </table:table-cell>
          <table:table-cell office:value-type="float" office:value="2.2572298325723" calcext:value-type="float">
            <text:p>2.2572298325723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2.40909090909091" calcext:value-type="float">
            <text:p>2.40909090909091</text:p>
          </table:table-cell>
          <table:table-cell office:value-type="float" office:value="2.20238095238095" calcext:value-type="float">
            <text:p>2.20238095238095</text:p>
          </table:table-cell>
          <table:table-cell table:formula="of:=AVERAGE([.B178];[.C178];[.D178];[.E178])" office:value-type="float" office:value="2.14364601174633" calcext:value-type="float">
            <text:p>2.14364601174633</text:p>
          </table:table-cell>
          <table:table-cell/>
          <table:table-cell table:formula="of:=[.G178]-[.F178]" office:value-type="float" office:value="-2.14364601174633" calcext:value-type="float">
            <text:p>-2.14364601174633</text:p>
          </table:table-cell>
        </table:table-row>
        <table:table-row table:style-name="ro1" table:visibility="filter">
          <table:table-cell office:value-type="string" calcext:value-type="string">
            <text:p>Reilly Smith</text:p>
          </table:table-cell>
          <table:table-cell office:value-type="float" office:value="2.12433862433862" calcext:value-type="float">
            <text:p>2.12433862433862</text:p>
          </table:table-cell>
          <table:table-cell office:value-type="float" office:value="2.47826086956522" calcext:value-type="float">
            <text:p>2.47826086956522</text:p>
          </table:table-cell>
          <table:table-cell office:value-type="float" office:value="1.921875" calcext:value-type="float">
            <text:p>1.921875</text:p>
          </table:table-cell>
          <table:table-cell office:value-type="float" office:value="2.00806451612903" calcext:value-type="float">
            <text:p>2.00806451612903</text:p>
          </table:table-cell>
          <table:table-cell table:formula="of:=AVERAGE([.B179];[.C179];[.D179];[.E179])" office:value-type="float" office:value="2.13313475250822" calcext:value-type="float">
            <text:p>2.13313475250822</text:p>
          </table:table-cell>
          <table:table-cell/>
          <table:table-cell table:formula="of:=[.G179]-[.F179]" office:value-type="float" office:value="-2.13313475250822" calcext:value-type="float">
            <text:p>-2.13313475250822</text:p>
          </table:table-cell>
        </table:table-row>
        <table:table-row table:style-name="ro1" table:visibility="filter">
          <table:table-cell office:value-type="string" calcext:value-type="string">
            <text:p>Ryan Donato</text:p>
          </table:table-cell>
          <table:table-cell office:value-type="float" office:value="1.98089171974522" calcext:value-type="float">
            <text:p>1.98089171974522</text:p>
          </table:table-cell>
          <table:table-cell office:value-type="float" office:value="2.25" calcext:value-type="float">
            <text:p>2.25</text:p>
          </table:table-cell>
          <table:table-cell office:value-type="float" office:value="2.43333333333333" calcext:value-type="float">
            <text:p>2.43333333333333</text:p>
          </table:table-cell>
          <table:table-cell office:value-type="float" office:value="1.85185185185185" calcext:value-type="float">
            <text:p>1.85185185185185</text:p>
          </table:table-cell>
          <table:table-cell table:formula="of:=AVERAGE([.B180];[.C180];[.D180];[.E180])" office:value-type="float" office:value="2.1290192262326" calcext:value-type="float">
            <text:p>2.1290192262326</text:p>
          </table:table-cell>
          <table:table-cell/>
          <table:table-cell table:formula="of:=[.G180]-[.F180]" office:value-type="float" office:value="-2.1290192262326" calcext:value-type="float">
            <text:p>-2.1290192262326</text:p>
          </table:table-cell>
        </table:table-row>
        <table:table-row table:style-name="ro1" table:visibility="filter">
          <table:table-cell office:value-type="string" calcext:value-type="string">
            <text:p>Sean Couturier</text:p>
          </table:table-cell>
          <table:table-cell office:value-type="float" office:value="2.1872399445215" calcext:value-type="float">
            <text:p>2.1872399445215</text:p>
          </table:table-cell>
          <table:table-cell office:value-type="float" office:value="1.96551724137931" calcext:value-type="float">
            <text:p>1.96551724137931</text:p>
          </table:table-cell>
          <table:table-cell office:value-type="float" office:value="2.09558823529412" calcext:value-type="float">
            <text:p>2.09558823529412</text:p>
          </table:table-cell>
          <table:table-cell office:value-type="float" office:value="2.26027397260274" calcext:value-type="float">
            <text:p>2.26027397260274</text:p>
          </table:table-cell>
          <table:table-cell table:formula="of:=AVERAGE([.B181];[.C181];[.D181];[.E181])" office:value-type="float" office:value="2.12715484844942" calcext:value-type="float">
            <text:p>2.12715484844942</text:p>
          </table:table-cell>
          <table:table-cell/>
          <table:table-cell table:formula="of:=[.G181]-[.F181]" office:value-type="float" office:value="-2.12715484844942" calcext:value-type="float">
            <text:p>-2.12715484844942</text:p>
          </table:table-cell>
        </table:table-row>
        <table:table-row table:style-name="ro1" table:visibility="filter">
          <table:table-cell office:value-type="string" calcext:value-type="string">
            <text:p>Evgeny Kuznetsov</text:p>
          </table:table-cell>
          <table:table-cell office:value-type="float" office:value="2.1898355754858" calcext:value-type="float">
            <text:p>2.1898355754858</text:p>
          </table:table-cell>
          <table:table-cell office:value-type="float" office:value="1.8125" calcext:value-type="float">
            <text:p>1.8125</text:p>
          </table:table-cell>
          <table:table-cell office:value-type="float" office:value="2.15702479338843" calcext:value-type="float">
            <text:p>2.15702479338843</text:p>
          </table:table-cell>
          <table:table-cell office:value-type="float" office:value="2.2874251497006" calcext:value-type="float">
            <text:p>2.2874251497006</text:p>
          </table:table-cell>
          <table:table-cell table:formula="of:=AVERAGE([.B182];[.C182];[.D182];[.E182])" office:value-type="float" office:value="2.11169637964371" calcext:value-type="float">
            <text:p>2.11169637964371</text:p>
          </table:table-cell>
          <table:table-cell/>
          <table:table-cell table:formula="of:=[.G182]-[.F182]" office:value-type="float" office:value="-2.11169637964371" calcext:value-type="float">
            <text:p>-2.11169637964371</text:p>
          </table:table-cell>
        </table:table-row>
        <table:table-row table:style-name="ro1" table:visibility="filter">
          <table:table-cell office:value-type="string" calcext:value-type="string">
            <text:p>Mark Giordano</text:p>
          </table:table-cell>
          <table:table-cell office:value-type="float" office:value="2.08241758241758" calcext:value-type="float">
            <text:p>2.08241758241758</text:p>
          </table:table-cell>
          <table:table-cell office:value-type="float" office:value="2.10526315789474" calcext:value-type="float">
            <text:p>2.10526315789474</text:p>
          </table:table-cell>
          <table:table-cell office:value-type="float" office:value="2.26553672316384" calcext:value-type="float">
            <text:p>2.26553672316384</text:p>
          </table:table-cell>
          <table:table-cell office:value-type="float" office:value="1.97761194029851" calcext:value-type="float">
            <text:p>1.97761194029851</text:p>
          </table:table-cell>
          <table:table-cell table:formula="of:=AVERAGE([.B183];[.C183];[.D183];[.E183])" office:value-type="float" office:value="2.10770735094367" calcext:value-type="float">
            <text:p>2.10770735094367</text:p>
          </table:table-cell>
          <table:table-cell/>
          <table:table-cell table:formula="of:=[.G183]-[.F183]" office:value-type="float" office:value="-2.10770735094367" calcext:value-type="float">
            <text:p>-2.10770735094367</text:p>
          </table:table-cell>
        </table:table-row>
        <table:table-row table:style-name="ro1" table:visibility="filter">
          <table:table-cell office:value-type="string" calcext:value-type="string">
            <text:p>Drake Batherson</text:p>
          </table:table-cell>
          <table:table-cell office:value-type="float" office:value="2.22325581395349" calcext:value-type="float">
            <text:p>2.22325581395349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2.48" calcext:value-type="float">
            <text:p>2.48</text:p>
          </table:table-cell>
          <table:table-cell office:value-type="float" office:value="2.05825242718447" calcext:value-type="float">
            <text:p>2.05825242718447</text:p>
          </table:table-cell>
          <table:table-cell table:formula="of:=AVERAGE([.B184];[.C184];[.D184];[.E184])" office:value-type="float" office:value="2.10704372695116" calcext:value-type="float">
            <text:p>2.10704372695116</text:p>
          </table:table-cell>
          <table:table-cell/>
          <table:table-cell table:formula="of:=[.G184]-[.F184]" office:value-type="float" office:value="-2.10704372695116" calcext:value-type="float">
            <text:p>-2.10704372695116</text:p>
          </table:table-cell>
        </table:table-row>
        <table:table-row table:style-name="ro1" table:visibility="filter">
          <table:table-cell office:value-type="string" calcext:value-type="string">
            <text:p>Nathan Walker</text:p>
          </table:table-cell>
          <table:table-cell office:value-type="float" office:value="0.948979591836735" calcext:value-type="float">
            <text:p>0.948979591836735</text:p>
          </table:table-cell>
          <table:table-cell office:value-type="float" office:value="5" calcext:value-type="float">
            <text:p>5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1" calcext:value-type="float">
            <text:p>1</text:p>
          </table:table-cell>
          <table:table-cell table:formula="of:=AVERAGE([.B185];[.C185];[.D185];[.E185])" office:value-type="float" office:value="2.10489195678271" calcext:value-type="float">
            <text:p>2.10489195678271</text:p>
          </table:table-cell>
          <table:table-cell/>
          <table:table-cell table:formula="of:=[.G185]-[.F185]" office:value-type="float" office:value="-2.10489195678271" calcext:value-type="float">
            <text:p>-2.10489195678271</text:p>
          </table:table-cell>
        </table:table-row>
        <table:table-row table:style-name="ro1" table:visibility="filter">
          <table:table-cell office:value-type="string" calcext:value-type="string">
            <text:p>Carl Hagelin</text:p>
          </table:table-cell>
          <table:table-cell office:value-type="float" office:value="2.00420757363254" calcext:value-type="float">
            <text:p>2.00420757363254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2.2" calcext:value-type="float">
            <text:p>2.2</text:p>
          </table:table-cell>
          <table:table-cell office:value-type="float" office:value="2.03867403314917" calcext:value-type="float">
            <text:p>2.03867403314917</text:p>
          </table:table-cell>
          <table:table-cell table:formula="of:=AVERAGE([.B186];[.C186];[.D186];[.E186])" office:value-type="float" office:value="2.10238706836209" calcext:value-type="float">
            <text:p>2.10238706836209</text:p>
          </table:table-cell>
          <table:table-cell/>
          <table:table-cell table:formula="of:=[.G186]-[.F186]" office:value-type="float" office:value="-2.10238706836209" calcext:value-type="float">
            <text:p>-2.10238706836209</text:p>
          </table:table-cell>
        </table:table-row>
        <table:table-row table:style-name="ro1" table:visibility="filter">
          <table:table-cell office:value-type="string" calcext:value-type="string">
            <text:p>Tomas Tatar</text:p>
          </table:table-cell>
          <table:table-cell office:value-type="float" office:value="2.09079118028534" calcext:value-type="float">
            <text:p>2.09079118028534</text:p>
          </table:table-cell>
          <table:table-cell office:value-type="float" office:value="2.27777777777778" calcext:value-type="float">
            <text:p>2.27777777777778</text:p>
          </table:table-cell>
          <table:table-cell office:value-type="float" office:value="1.92481203007519" calcext:value-type="float">
            <text:p>1.92481203007519</text:p>
          </table:table-cell>
          <table:table-cell office:value-type="float" office:value="2.08651399491094" calcext:value-type="float">
            <text:p>2.08651399491094</text:p>
          </table:table-cell>
          <table:table-cell table:formula="of:=AVERAGE([.B187];[.C187];[.D187];[.E187])" office:value-type="float" office:value="2.09497374576231" calcext:value-type="float">
            <text:p>2.09497374576231</text:p>
          </table:table-cell>
          <table:table-cell/>
          <table:table-cell table:formula="of:=[.G187]-[.F187]" office:value-type="float" office:value="-2.09497374576231" calcext:value-type="float">
            <text:p>-2.09497374576231</text:p>
          </table:table-cell>
        </table:table-row>
        <table:table-row table:style-name="ro1" table:visibility="filter">
          <table:table-cell office:value-type="string" calcext:value-type="string">
            <text:p>Daniel Sprong</text:p>
          </table:table-cell>
          <table:table-cell office:value-type="float" office:value="2.05098039215686" calcext:value-type="float">
            <text:p>2.05098039215686</text:p>
          </table:table-cell>
          <table:table-cell office:value-type="float" office:value="1.875" calcext:value-type="float">
            <text:p>1.875</text:p>
          </table:table-cell>
          <table:table-cell office:value-type="float" office:value="2.05" calcext:value-type="float">
            <text:p>2.05</text:p>
          </table:table-cell>
          <table:table-cell office:value-type="float" office:value="2.39837398373984" calcext:value-type="float">
            <text:p>2.39837398373984</text:p>
          </table:table-cell>
          <table:table-cell table:formula="of:=AVERAGE([.B188];[.C188];[.D188];[.E188])" office:value-type="float" office:value="2.09358859397418" calcext:value-type="float">
            <text:p>2.09358859397418</text:p>
          </table:table-cell>
          <table:table-cell/>
          <table:table-cell table:formula="of:=[.G188]-[.F188]" office:value-type="float" office:value="-2.09358859397418" calcext:value-type="float">
            <text:p>-2.09358859397418</text:p>
          </table:table-cell>
        </table:table-row>
        <table:table-row table:style-name="ro1" table:visibility="filter">
          <table:table-cell office:value-type="string" calcext:value-type="string">
            <text:p>Wayne Simmonds</text:p>
          </table:table-cell>
          <table:table-cell office:value-type="float" office:value="2.06001936108422" calcext:value-type="float">
            <text:p>2.06001936108422</text:p>
          </table:table-cell>
          <table:table-cell office:value-type="float" office:value="2.325" calcext:value-type="float">
            <text:p>2.325</text:p>
          </table:table-cell>
          <table:table-cell office:value-type="float" office:value="1.87931034482759" calcext:value-type="float">
            <text:p>1.87931034482759</text:p>
          </table:table-cell>
          <table:table-cell office:value-type="float" office:value="2.07692307692308" calcext:value-type="float">
            <text:p>2.07692307692308</text:p>
          </table:table-cell>
          <table:table-cell table:formula="of:=AVERAGE([.B189];[.C189];[.D189];[.E189])" office:value-type="float" office:value="2.08531319570872" calcext:value-type="float">
            <text:p>2.08531319570872</text:p>
          </table:table-cell>
          <table:table-cell/>
          <table:table-cell table:formula="of:=[.G189]-[.F189]" office:value-type="float" office:value="-2.08531319570872" calcext:value-type="float">
            <text:p>-2.08531319570872</text:p>
          </table:table-cell>
        </table:table-row>
        <table:table-row table:style-name="ro1" table:visibility="filter">
          <table:table-cell office:value-type="string" calcext:value-type="string">
            <text:p>Owen Power</text:p>
          </table:table-cell>
          <table:table-cell office:value-type="float" office:value="1.54054054054054" calcext:value-type="float">
            <text:p>1.54054054054054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.69230769230769" calcext:value-type="float">
            <text:p>1.69230769230769</text:p>
          </table:table-cell>
          <table:table-cell table:formula="of:=AVERAGE([.B190];[.C190];[.D190];[.E190])" office:value-type="float" office:value="2.08321205821206" calcext:value-type="float">
            <text:p>2.08321205821206</text:p>
          </table:table-cell>
          <table:table-cell/>
          <table:table-cell table:formula="of:=[.G190]-[.F190]" office:value-type="float" office:value="-2.08321205821206" calcext:value-type="float">
            <text:p>-2.08321205821206</text:p>
          </table:table-cell>
        </table:table-row>
        <table:table-row table:style-name="ro1" table:visibility="filter">
          <table:table-cell office:value-type="string" calcext:value-type="string">
            <text:p>Miles Wood</text:p>
          </table:table-cell>
          <table:table-cell office:value-type="float" office:value="2.18877551020408" calcext:value-type="float">
            <text:p>2.18877551020408</text:p>
          </table:table-cell>
          <table:table-cell office:value-type="float" office:value="2" calcext:value-type="float">
            <text:p>2</text:p>
          </table:table-cell>
          <table:table-cell office:value-type="float" office:value="2.01639344262295" calcext:value-type="float">
            <text:p>2.01639344262295</text:p>
          </table:table-cell>
          <table:table-cell office:value-type="float" office:value="2.11675126903553" calcext:value-type="float">
            <text:p>2.11675126903553</text:p>
          </table:table-cell>
          <table:table-cell table:formula="of:=AVERAGE([.B191];[.C191];[.D191];[.E191])" office:value-type="float" office:value="2.08048005546564" calcext:value-type="float">
            <text:p>2.08048005546564</text:p>
          </table:table-cell>
          <table:table-cell/>
          <table:table-cell table:formula="of:=[.G191]-[.F191]" office:value-type="float" office:value="-2.08048005546564" calcext:value-type="float">
            <text:p>-2.08048005546564</text:p>
          </table:table-cell>
        </table:table-row>
        <table:table-row table:style-name="ro1" table:visibility="filter">
          <table:table-cell office:value-type="string" calcext:value-type="string">
            <text:p>Anton Lundell</text:p>
          </table:table-cell>
          <table:table-cell office:value-type="float" office:value="2.00793650793651" calcext:value-type="float">
            <text:p>2.00793650793651</text:p>
          </table:table-cell>
          <table:table-cell office:value-type="float" office:value="2.5" calcext:value-type="float">
            <text:p>2.5</text:p>
          </table:table-cell>
          <table:table-cell office:value-type="float" office:value="1.72727272727273" calcext:value-type="float">
            <text:p>1.72727272727273</text:p>
          </table:table-cell>
          <table:table-cell office:value-type="float" office:value="2.08474576271186" calcext:value-type="float">
            <text:p>2.08474576271186</text:p>
          </table:table-cell>
          <table:table-cell table:formula="of:=AVERAGE([.B192];[.C192];[.D192];[.E192])" office:value-type="float" office:value="2.07998874948028" calcext:value-type="float">
            <text:p>2.07998874948028</text:p>
          </table:table-cell>
          <table:table-cell/>
          <table:table-cell table:formula="of:=[.G192]-[.F192]" office:value-type="float" office:value="-2.07998874948028" calcext:value-type="float">
            <text:p>-2.07998874948028</text:p>
          </table:table-cell>
        </table:table-row>
        <table:table-row table:style-name="ro1" table:visibility="filter">
          <table:table-cell office:value-type="string" calcext:value-type="string">
            <text:p>Max Domi</text:p>
          </table:table-cell>
          <table:table-cell office:value-type="float" office:value="2.04042179261863" calcext:value-type="float">
            <text:p>2.04042179261863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1.92156862745098" calcext:value-type="float">
            <text:p>1.92156862745098</text:p>
          </table:table-cell>
          <table:table-cell office:value-type="float" office:value="2.16549295774648" calcext:value-type="float">
            <text:p>2.16549295774648</text:p>
          </table:table-cell>
          <table:table-cell table:formula="of:=AVERAGE([.B193];[.C193];[.D193];[.E193])" office:value-type="float" office:value="2.07353751112069" calcext:value-type="float">
            <text:p>2.07353751112069</text:p>
          </table:table-cell>
          <table:table-cell/>
          <table:table-cell table:formula="of:=[.G193]-[.F193]" office:value-type="float" office:value="-2.07353751112069" calcext:value-type="float">
            <text:p>-2.07353751112069</text:p>
          </table:table-cell>
        </table:table-row>
        <table:table-row table:style-name="ro1" table:visibility="filter">
          <table:table-cell office:value-type="string" calcext:value-type="string">
            <text:p>Dylan Cozens</text:p>
          </table:table-cell>
          <table:table-cell office:value-type="float" office:value="2.11702127659575" calcext:value-type="float">
            <text:p>2.11702127659575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1.62857142857143" calcext:value-type="float">
            <text:p>1.62857142857143</text:p>
          </table:table-cell>
          <table:table-cell office:value-type="float" office:value="2.19565217391304" calcext:value-type="float">
            <text:p>2.19565217391304</text:p>
          </table:table-cell>
          <table:table-cell table:formula="of:=AVERAGE([.B194];[.C194];[.D194];[.E194])" office:value-type="float" office:value="2.06864455310339" calcext:value-type="float">
            <text:p>2.06864455310339</text:p>
          </table:table-cell>
          <table:table-cell/>
          <table:table-cell table:formula="of:=[.G194]-[.F194]" office:value-type="float" office:value="-2.06864455310339" calcext:value-type="float">
            <text:p>-2.06864455310339</text:p>
          </table:table-cell>
        </table:table-row>
        <table:table-row table:style-name="ro1" table:visibility="filter">
          <table:table-cell office:value-type="string" calcext:value-type="string">
            <text:p>T.J. Oshie</text:p>
          </table:table-cell>
          <table:table-cell office:value-type="float" office:value="2.05561385099685" calcext:value-type="float">
            <text:p>2.05561385099685</text:p>
          </table:table-cell>
          <table:table-cell office:value-type="float" office:value="1.96" calcext:value-type="float">
            <text:p>1.96</text:p>
          </table:table-cell>
          <table:table-cell office:value-type="float" office:value="2.11827956989247" calcext:value-type="float">
            <text:p>2.11827956989247</text:p>
          </table:table-cell>
          <table:table-cell office:value-type="float" office:value="2.11965811965812" calcext:value-type="float">
            <text:p>2.11965811965812</text:p>
          </table:table-cell>
          <table:table-cell table:formula="of:=AVERAGE([.B195];[.C195];[.D195];[.E195])" office:value-type="float" office:value="2.06338788513686" calcext:value-type="float">
            <text:p>2.06338788513686</text:p>
          </table:table-cell>
          <table:table-cell/>
          <table:table-cell table:formula="of:=[.G195]-[.F195]" office:value-type="float" office:value="-2.06338788513686" calcext:value-type="float">
            <text:p>-2.06338788513686</text:p>
          </table:table-cell>
        </table:table-row>
        <table:table-row table:style-name="ro1" table:visibility="filter">
          <table:table-cell office:value-type="string" calcext:value-type="string">
            <text:p>Jake Muzzin</text:p>
          </table:table-cell>
          <table:table-cell office:value-type="float" office:value="2.0497803806735" calcext:value-type="float">
            <text:p>2.0497803806735</text:p>
          </table:table-cell>
          <table:table-cell office:value-type="float" office:value="2" calcext:value-type="float">
            <text:p>2</text:p>
          </table:table-cell>
          <table:table-cell office:value-type="float" office:value="2.13793103448276" calcext:value-type="float">
            <text:p>2.13793103448276</text:p>
          </table:table-cell>
          <table:table-cell office:value-type="float" office:value="2.05202312138728" calcext:value-type="float">
            <text:p>2.05202312138728</text:p>
          </table:table-cell>
          <table:table-cell table:formula="of:=AVERAGE([.B196];[.C196];[.D196];[.E196])" office:value-type="float" office:value="2.05993363413589" calcext:value-type="float">
            <text:p>2.05993363413589</text:p>
          </table:table-cell>
          <table:table-cell/>
          <table:table-cell table:formula="of:=[.G196]-[.F196]" office:value-type="float" office:value="-2.05993363413589" calcext:value-type="float">
            <text:p>-2.05993363413589</text:p>
          </table:table-cell>
        </table:table-row>
        <table:table-row table:style-name="ro1" table:visibility="filter">
          <table:table-cell office:value-type="string" calcext:value-type="string">
            <text:p>Jakub Vrana</text:p>
          </table:table-cell>
          <table:table-cell office:value-type="float" office:value="2.12612612612613" calcext:value-type="float">
            <text:p>2.12612612612613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1.94520547945205" calcext:value-type="float">
            <text:p>1.94520547945205</text:p>
          </table:table-cell>
          <table:table-cell office:value-type="float" office:value="2.27439024390244" calcext:value-type="float">
            <text:p>2.27439024390244</text:p>
          </table:table-cell>
          <table:table-cell table:formula="of:=AVERAGE([.B197];[.C197];[.D197];[.E197])" office:value-type="float" office:value="2.05071617665587" calcext:value-type="float">
            <text:p>2.05071617665587</text:p>
          </table:table-cell>
          <table:table-cell/>
          <table:table-cell table:formula="of:=[.G197]-[.F197]" office:value-type="float" office:value="-2.05071617665587" calcext:value-type="float">
            <text:p>-2.05071617665587</text:p>
          </table:table-cell>
        </table:table-row>
        <table:table-row table:style-name="ro1" table:visibility="filter">
          <table:table-cell office:value-type="string" calcext:value-type="string">
            <text:p>Sam Gagner</text:p>
          </table:table-cell>
          <table:table-cell office:value-type="float" office:value="2.02955665024631" calcext:value-type="float">
            <text:p>2.02955665024631</text:p>
          </table:table-cell>
          <table:table-cell office:value-type="float" office:value="2" calcext:value-type="float">
            <text:p>2</text:p>
          </table:table-cell>
          <table:table-cell office:value-type="float" office:value="2.10880829015544" calcext:value-type="float">
            <text:p>2.10880829015544</text:p>
          </table:table-cell>
          <table:table-cell office:value-type="float" office:value="2.03824091778203" calcext:value-type="float">
            <text:p>2.03824091778203</text:p>
          </table:table-cell>
          <table:table-cell table:formula="of:=AVERAGE([.B198];[.C198];[.D198];[.E198])" office:value-type="float" office:value="2.04415146454594" calcext:value-type="float">
            <text:p>2.04415146454594</text:p>
          </table:table-cell>
          <table:table-cell/>
          <table:table-cell table:formula="of:=[.G198]-[.F198]" office:value-type="float" office:value="-2.04415146454594" calcext:value-type="float">
            <text:p>-2.04415146454594</text:p>
          </table:table-cell>
        </table:table-row>
        <table:table-row table:style-name="ro1" table:visibility="filter">
          <table:table-cell office:value-type="string" calcext:value-type="string">
            <text:p>Jesse Puljujarvi</text:p>
          </table:table-cell>
          <table:table-cell office:value-type="float" office:value="1.87888198757764" calcext:value-type="float">
            <text:p>1.87888198757764</text:p>
          </table:table-cell>
          <table:table-cell office:value-type="float" office:value="2.44444444444444" calcext:value-type="float">
            <text:p>2.4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1.83229813664596" calcext:value-type="float">
            <text:p>1.83229813664596</text:p>
          </table:table-cell>
          <table:table-cell table:formula="of:=AVERAGE([.B199];[.C199];[.D199];[.E199])" office:value-type="float" office:value="2.03890614216701" calcext:value-type="float">
            <text:p>2.03890614216701</text:p>
          </table:table-cell>
          <table:table-cell/>
          <table:table-cell table:formula="of:=[.G199]-[.F199]" office:value-type="float" office:value="-2.03890614216701" calcext:value-type="float">
            <text:p>-2.03890614216701</text:p>
          </table:table-cell>
        </table:table-row>
        <table:table-row table:style-name="ro1" table:visibility="filter">
          <table:table-cell office:value-type="string" calcext:value-type="string">
            <text:p>Dylan Coghlan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1.81481481481481" calcext:value-type="float">
            <text:p>1.81481481481481</text:p>
          </table:table-cell>
          <table:table-cell office:value-type="float" office:value="1.69811320754717" calcext:value-type="float">
            <text:p>1.69811320754717</text:p>
          </table:table-cell>
          <table:table-cell table:formula="of:=AVERAGE([.B200];[.C200];[.D200];[.E200])" office:value-type="float" office:value="2.0282320055905" calcext:value-type="float">
            <text:p>2.0282320055905</text:p>
          </table:table-cell>
          <table:table-cell/>
          <table:table-cell table:formula="of:=[.G200]-[.F200]" office:value-type="float" office:value="-2.0282320055905" calcext:value-type="float">
            <text:p>-2.0282320055905</text:p>
          </table:table-cell>
        </table:table-row>
        <table:table-row table:style-name="ro1" table:visibility="filter">
          <table:table-cell office:value-type="string" calcext:value-type="string">
            <text:p>Matt Dumba</text:p>
          </table:table-cell>
          <table:table-cell office:value-type="float" office:value="1.87904599659285" calcext:value-type="float">
            <text:p>1.87904599659285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2.01020408163265" calcext:value-type="float">
            <text:p>2.01020408163265</text:p>
          </table:table-cell>
          <table:table-cell office:value-type="float" office:value="1.84192439862543" calcext:value-type="float">
            <text:p>1.84192439862543</text:p>
          </table:table-cell>
          <table:table-cell table:formula="of:=AVERAGE([.B201];[.C201];[.D201];[.E201])" office:value-type="float" office:value="2.02370271012182" calcext:value-type="float">
            <text:p>2.02370271012182</text:p>
          </table:table-cell>
          <table:table-cell/>
          <table:table-cell table:formula="of:=[.G201]-[.F201]" office:value-type="float" office:value="-2.02370271012182" calcext:value-type="float">
            <text:p>-2.02370271012182</text:p>
          </table:table-cell>
        </table:table-row>
        <table:table-row table:style-name="ro1" table:visibility="filter">
          <table:table-cell office:value-type="string" calcext:value-type="string">
            <text:p>Rasmus Dahlin</text:p>
          </table:table-cell>
          <table:table-cell office:value-type="float" office:value="2.14327485380117" calcext:value-type="float">
            <text:p>2.14327485380117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1.98305084745763" calcext:value-type="float">
            <text:p>1.98305084745763</text:p>
          </table:table-cell>
          <table:table-cell office:value-type="float" office:value="2.1046511627907" calcext:value-type="float">
            <text:p>2.1046511627907</text:p>
          </table:table-cell>
          <table:table-cell table:formula="of:=AVERAGE([.B202];[.C202];[.D202];[.E202])" office:value-type="float" office:value="2.02202993029809" calcext:value-type="float">
            <text:p>2.02202993029809</text:p>
          </table:table-cell>
          <table:table-cell/>
          <table:table-cell table:formula="of:=[.G202]-[.F202]" office:value-type="float" office:value="-2.02202993029809" calcext:value-type="float">
            <text:p>-2.02202993029809</text:p>
          </table:table-cell>
        </table:table-row>
        <table:table-row table:style-name="ro1" table:visibility="filter">
          <table:table-cell office:value-type="string" calcext:value-type="string">
            <text:p>Tanner Pearson</text:p>
          </table:table-cell>
          <table:table-cell office:value-type="float" office:value="2.03389830508475" calcext:value-type="float">
            <text:p>2.033898305084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4983388704319" calcext:value-type="float">
            <text:p>2.04983388704319</text:p>
          </table:table-cell>
          <table:table-cell table:formula="of:=AVERAGE([.B203];[.C203];[.D203];[.E203])" office:value-type="float" office:value="2.02093304803198" calcext:value-type="float">
            <text:p>2.02093304803198</text:p>
          </table:table-cell>
          <table:table-cell/>
          <table:table-cell table:formula="of:=[.G203]-[.F203]" office:value-type="float" office:value="-2.02093304803198" calcext:value-type="float">
            <text:p>-2.02093304803198</text:p>
          </table:table-cell>
        </table:table-row>
        <table:table-row table:style-name="ro1" table:visibility="filter">
          <table:table-cell office:value-type="string" calcext:value-type="string">
            <text:p>Paul Stastny</text:p>
          </table:table-cell>
          <table:table-cell office:value-type="float" office:value="2.04049295774648" calcext:value-type="float">
            <text:p>2.04049295774648</text:p>
          </table:table-cell>
          <table:table-cell office:value-type="float" office:value="2" calcext:value-type="float">
            <text:p>2</text:p>
          </table:table-cell>
          <table:table-cell office:value-type="float" office:value="1.95652173913043" calcext:value-type="float">
            <text:p>1.95652173913043</text:p>
          </table:table-cell>
          <table:table-cell office:value-type="float" office:value="2.05123674911661" calcext:value-type="float">
            <text:p>2.05123674911661</text:p>
          </table:table-cell>
          <table:table-cell table:formula="of:=AVERAGE([.B204];[.C204];[.D204];[.E204])" office:value-type="float" office:value="2.01206286149838" calcext:value-type="float">
            <text:p>2.01206286149838</text:p>
          </table:table-cell>
          <table:table-cell/>
          <table:table-cell table:formula="of:=[.G204]-[.F204]" office:value-type="float" office:value="-2.01206286149838" calcext:value-type="float">
            <text:p>-2.01206286149838</text:p>
          </table:table-cell>
        </table:table-row>
        <table:table-row table:style-name="ro1" table:visibility="filter">
          <table:table-cell office:value-type="string" calcext:value-type="string">
            <text:p>Kevin Hayes</text:p>
          </table:table-cell>
          <table:table-cell office:value-type="float" office:value="2.13687600644122" calcext:value-type="float">
            <text:p>2.13687600644122</text:p>
          </table:table-cell>
          <table:table-cell office:value-type="float" office:value="1.8" calcext:value-type="float">
            <text:p>1.8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2.17857142857143" calcext:value-type="float">
            <text:p>2.17857142857143</text:p>
          </table:table-cell>
          <table:table-cell table:formula="of:=AVERAGE([.B205];[.C205];[.D205];[.E205])" office:value-type="float" office:value="2.00963108952239" calcext:value-type="float">
            <text:p>2.00963108952239</text:p>
          </table:table-cell>
          <table:table-cell/>
          <table:table-cell table:formula="of:=[.G205]-[.F205]" office:value-type="float" office:value="-2.00963108952239" calcext:value-type="float">
            <text:p>-2.00963108952239</text:p>
          </table:table-cell>
        </table:table-row>
        <table:table-row table:style-name="ro1" table:visibility="filter">
          <table:table-cell office:value-type="string" calcext:value-type="string">
            <text:p>Nick Suzuki</text:p>
          </table:table-cell>
          <table:table-cell office:value-type="float" office:value="2.03584229390681" calcext:value-type="float">
            <text:p>2.03584229390681</text:p>
          </table:table-cell>
          <table:table-cell office:value-type="float" office:value="1.6" calcext:value-type="float">
            <text:p>1.6</text:p>
          </table:table-cell>
          <table:table-cell office:value-type="float" office:value="2.24390243902439" calcext:value-type="float">
            <text:p>2.24390243902439</text:p>
          </table:table-cell>
          <table:table-cell office:value-type="float" office:value="2.12142857142857" calcext:value-type="float">
            <text:p>2.12142857142857</text:p>
          </table:table-cell>
          <table:table-cell table:formula="of:=AVERAGE([.B206];[.C206];[.D206];[.E206])" office:value-type="float" office:value="2.00029332608994" calcext:value-type="float">
            <text:p>2.00029332608994</text:p>
          </table:table-cell>
          <table:table-cell/>
          <table:table-cell table:formula="of:=[.G206]-[.F206]" office:value-type="float" office:value="-2.00029332608994" calcext:value-type="float">
            <text:p>-2.00029332608994</text:p>
          </table:table-cell>
        </table:table-row>
        <table:table-row table:style-name="ro1" table:visibility="filter">
          <table:table-cell office:value-type="string" calcext:value-type="string">
            <text:p>Rasmus Ristolainen</text:p>
          </table:table-cell>
          <table:table-cell office:value-type="float" office:value="1.91940298507463" calcext:value-type="float">
            <text:p>1.91940298507463</text:p>
          </table:table-cell>
          <table:table-cell office:value-type="float" office:value="1.96296296296296" calcext:value-type="float">
            <text:p>1.96296296296296</text:p>
          </table:table-cell>
          <table:table-cell office:value-type="float" office:value="2.15652173913043" calcext:value-type="float">
            <text:p>2.15652173913043</text:p>
          </table:table-cell>
          <table:table-cell office:value-type="float" office:value="1.94864048338369" calcext:value-type="float">
            <text:p>1.94864048338369</text:p>
          </table:table-cell>
          <table:table-cell table:formula="of:=AVERAGE([.B207];[.C207];[.D207];[.E207])" office:value-type="float" office:value="1.99688204263793" calcext:value-type="float">
            <text:p>1.99688204263793</text:p>
          </table:table-cell>
          <table:table-cell/>
          <table:table-cell table:formula="of:=[.G207]-[.F207]" office:value-type="float" office:value="-1.99688204263793" calcext:value-type="float">
            <text:p>-1.99688204263793</text:p>
          </table:table-cell>
        </table:table-row>
        <table:table-row table:style-name="ro1" table:visibility="filter">
          <table:table-cell office:value-type="string" calcext:value-type="string">
            <text:p>Jordan Staal</text:p>
          </table:table-cell>
          <table:table-cell office:value-type="float" office:value="2.02933563416739" calcext:value-type="float">
            <text:p>2.02933563416739</text:p>
          </table:table-cell>
          <table:table-cell office:value-type="float" office:value="1.92424242424242" calcext:value-type="float">
            <text:p>1.92424242424242</text:p>
          </table:table-cell>
          <table:table-cell office:value-type="float" office:value="2.02489626556017" calcext:value-type="float">
            <text:p>2.02489626556017</text:p>
          </table:table-cell>
          <table:table-cell office:value-type="float" office:value="2.00350877192982" calcext:value-type="float">
            <text:p>2.00350877192982</text:p>
          </table:table-cell>
          <table:table-cell table:formula="of:=AVERAGE([.B208];[.C208];[.D208];[.E208])" office:value-type="float" office:value="1.99549577397495" calcext:value-type="float">
            <text:p>1.99549577397495</text:p>
          </table:table-cell>
          <table:table-cell/>
          <table:table-cell table:formula="of:=[.G208]-[.F208]" office:value-type="float" office:value="-1.99549577397495" calcext:value-type="float">
            <text:p>-1.99549577397495</text:p>
          </table:table-cell>
        </table:table-row>
        <table:table-row table:style-name="ro1" table:visibility="filter">
          <table:table-cell office:value-type="string" calcext:value-type="string">
            <text:p>Mats Zuccarello</text:p>
          </table:table-cell>
          <table:table-cell office:value-type="float" office:value="2.08597883597884" calcext:value-type="float">
            <text:p>2.08597883597884</text:p>
          </table:table-cell>
          <table:table-cell office:value-type="float" office:value="1.87096774193548" calcext:value-type="float">
            <text:p>1.87096774193548</text:p>
          </table:table-cell>
          <table:table-cell office:value-type="float" office:value="1.97080291970803" calcext:value-type="float">
            <text:p>1.97080291970803</text:p>
          </table:table-cell>
          <table:table-cell office:value-type="float" office:value="2.02139037433155" calcext:value-type="float">
            <text:p>2.02139037433155</text:p>
          </table:table-cell>
          <table:table-cell table:formula="of:=AVERAGE([.B209];[.C209];[.D209];[.E209])" office:value-type="float" office:value="1.98728496798848" calcext:value-type="float">
            <text:p>1.98728496798848</text:p>
          </table:table-cell>
          <table:table-cell/>
          <table:table-cell table:formula="of:=[.G209]-[.F209]" office:value-type="float" office:value="-1.98728496798848" calcext:value-type="float">
            <text:p>-1.98728496798848</text:p>
          </table:table-cell>
        </table:table-row>
        <table:table-row table:style-name="ro1" table:visibility="filter">
          <table:table-cell office:value-type="string" calcext:value-type="string">
            <text:p>Ryan Ellis</text:p>
          </table:table-cell>
          <table:table-cell office:value-type="float" office:value="1.8886925795053" calcext:value-type="float">
            <text:p>1.8886925795053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1.87037037037037" calcext:value-type="float">
            <text:p>1.87037037037037</text:p>
          </table:table-cell>
          <table:table-cell office:value-type="float" office:value="2.02777777777778" calcext:value-type="float">
            <text:p>2.02777777777778</text:p>
          </table:table-cell>
          <table:table-cell table:formula="of:=AVERAGE([.B210];[.C210];[.D210];[.E210])" office:value-type="float" office:value="1.97612194661924" calcext:value-type="float">
            <text:p>1.97612194661924</text:p>
          </table:table-cell>
          <table:table-cell/>
          <table:table-cell table:formula="of:=[.G210]-[.F210]" office:value-type="float" office:value="-1.97612194661924" calcext:value-type="float">
            <text:p>-1.97612194661924</text:p>
          </table:table-cell>
        </table:table-row>
        <table:table-row table:style-name="ro1" table:visibility="filter">
          <table:table-cell office:value-type="string" calcext:value-type="string">
            <text:p>Mike Matheson</text:p>
          </table:table-cell>
          <table:table-cell office:value-type="float" office:value="1.97792494481236" calcext:value-type="float">
            <text:p>1.97792494481236</text:p>
          </table:table-cell>
          <table:table-cell office:value-type="float" office:value="1.84210526315789" calcext:value-type="float">
            <text:p>1.84210526315789</text:p>
          </table:table-cell>
          <table:table-cell office:value-type="float" office:value="2.15909090909091" calcext:value-type="float">
            <text:p>2.15909090909091</text:p>
          </table:table-cell>
          <table:table-cell office:value-type="float" office:value="1.92307692307692" calcext:value-type="float">
            <text:p>1.92307692307692</text:p>
          </table:table-cell>
          <table:table-cell table:formula="of:=AVERAGE([.B211];[.C211];[.D211];[.E211])" office:value-type="float" office:value="1.97554951003452" calcext:value-type="float">
            <text:p>1.97554951003452</text:p>
          </table:table-cell>
          <table:table-cell/>
          <table:table-cell table:formula="of:=[.G211]-[.F211]" office:value-type="float" office:value="-1.97554951003452" calcext:value-type="float">
            <text:p>-1.97554951003452</text:p>
          </table:table-cell>
        </table:table-row>
        <table:table-row table:style-name="ro1" table:visibility="filter">
          <table:table-cell office:value-type="string" calcext:value-type="string">
            <text:p>Kevin Shattenkirk</text:p>
          </table:table-cell>
          <table:table-cell office:value-type="float" office:value="2.03754266211604" calcext:value-type="float">
            <text:p>2.03754266211604</text:p>
          </table:table-cell>
          <table:table-cell office:value-type="float" office:value="1.72727272727273" calcext:value-type="float">
            <text:p>1.72727272727273</text:p>
          </table:table-cell>
          <table:table-cell office:value-type="float" office:value="2.10416666666667" calcext:value-type="float">
            <text:p>2.10416666666667</text:p>
          </table:table-cell>
          <table:table-cell office:value-type="float" office:value="2.01123595505618" calcext:value-type="float">
            <text:p>2.01123595505618</text:p>
          </table:table-cell>
          <table:table-cell table:formula="of:=AVERAGE([.B212];[.C212];[.D212];[.E212])" office:value-type="float" office:value="1.9700545027779" calcext:value-type="float">
            <text:p>1.9700545027779</text:p>
          </table:table-cell>
          <table:table-cell/>
          <table:table-cell table:formula="of:=[.G212]-[.F212]" office:value-type="float" office:value="-1.9700545027779" calcext:value-type="float">
            <text:p>-1.9700545027779</text:p>
          </table:table-cell>
        </table:table-row>
        <table:table-row table:style-name="ro1" table:visibility="filter">
          <table:table-cell office:value-type="string" calcext:value-type="string">
            <text:p>Joel Armia</text:p>
          </table:table-cell>
          <table:table-cell office:value-type="float" office:value="1.88452655889146" calcext:value-type="float">
            <text:p>1.88452655889146</text:p>
          </table:table-cell>
          <table:table-cell office:value-type="float" office:value="2.15384615384615" calcext:value-type="float">
            <text:p>2.15384615384615</text:p>
          </table:table-cell>
          <table:table-cell office:value-type="float" office:value="1.84146341463415" calcext:value-type="float">
            <text:p>1.84146341463415</text:p>
          </table:table-cell>
          <table:table-cell office:value-type="float" office:value="2" calcext:value-type="float">
            <text:p>2</text:p>
          </table:table-cell>
          <table:table-cell table:formula="of:=AVERAGE([.B213];[.C213];[.D213];[.E213])" office:value-type="float" office:value="1.96995903184294" calcext:value-type="float">
            <text:p>1.96995903184294</text:p>
          </table:table-cell>
          <table:table-cell/>
          <table:table-cell table:formula="of:=[.G213]-[.F213]" office:value-type="float" office:value="-1.96995903184294" calcext:value-type="float">
            <text:p>-1.96995903184294</text:p>
          </table:table-cell>
        </table:table-row>
        <table:table-row table:style-name="ro1" table:visibility="filter">
          <table:table-cell office:value-type="string" calcext:value-type="string">
            <text:p>Hampus Lindholm</text:p>
          </table:table-cell>
          <table:table-cell office:value-type="float" office:value="1.73141122913505" calcext:value-type="float">
            <text:p>1.73141122913505</text:p>
          </table:table-cell>
          <table:table-cell office:value-type="float" office:value="2.8125" calcext:value-type="float">
            <text:p>2.8125</text:p>
          </table:table-cell>
          <table:table-cell office:value-type="float" office:value="1.52830188679245" calcext:value-type="float">
            <text:p>1.52830188679245</text:p>
          </table:table-cell>
          <table:table-cell office:value-type="float" office:value="1.77507598784195" calcext:value-type="float">
            <text:p>1.77507598784195</text:p>
          </table:table-cell>
          <table:table-cell table:formula="of:=AVERAGE([.B214];[.C214];[.D214];[.E214])" office:value-type="float" office:value="1.96182227594236" calcext:value-type="float">
            <text:p>1.96182227594236</text:p>
          </table:table-cell>
          <table:table-cell/>
          <table:table-cell table:formula="of:=[.G214]-[.F214]" office:value-type="float" office:value="-1.96182227594236" calcext:value-type="float">
            <text:p>-1.96182227594236</text:p>
          </table:table-cell>
        </table:table-row>
        <table:table-row table:style-name="ro1" table:visibility="filter">
          <table:table-cell office:value-type="string" calcext:value-type="string">
            <text:p>Shane Pinto</text:p>
          </table:table-cell>
          <table:table-cell office:value-type="float" office:value="1.67816091954023" calcext:value-type="float">
            <text:p>1.67816091954023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2.3" calcext:value-type="float">
            <text:p>2.3</text:p>
          </table:table-cell>
          <table:table-cell office:value-type="float" office:value="1.53488372093023" calcext:value-type="float">
            <text:p>1.53488372093023</text:p>
          </table:table-cell>
          <table:table-cell table:formula="of:=AVERAGE([.B215];[.C215];[.D215];[.E215])" office:value-type="float" office:value="1.96159449345095" calcext:value-type="float">
            <text:p>1.96159449345095</text:p>
          </table:table-cell>
          <table:table-cell/>
          <table:table-cell table:formula="of:=[.G215]-[.F215]" office:value-type="float" office:value="-1.96159449345095" calcext:value-type="float">
            <text:p>-1.96159449345095</text:p>
          </table:table-cell>
        </table:table-row>
        <table:table-row table:style-name="ro1" table:visibility="filter">
          <table:table-cell office:value-type="string" calcext:value-type="string">
            <text:p>Ryan Strome</text:p>
          </table:table-cell>
          <table:table-cell office:value-type="float" office:value="1.92474674384949" calcext:value-type="float">
            <text:p>1.92474674384949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.99212598425197" calcext:value-type="float">
            <text:p>1.99212598425197</text:p>
          </table:table-cell>
          <table:table-cell office:value-type="float" office:value="1.95652173913043" calcext:value-type="float">
            <text:p>1.95652173913043</text:p>
          </table:table-cell>
          <table:table-cell table:formula="of:=AVERAGE([.B216];[.C216];[.D216];[.E216])" office:value-type="float" office:value="1.95364273445503" calcext:value-type="float">
            <text:p>1.95364273445503</text:p>
          </table:table-cell>
          <table:table-cell/>
          <table:table-cell table:formula="of:=[.G216]-[.F216]" office:value-type="float" office:value="-1.95364273445503" calcext:value-type="float">
            <text:p>-1.95364273445503</text:p>
          </table:table-cell>
        </table:table-row>
        <table:table-row table:style-name="ro1" table:visibility="filter">
          <table:table-cell office:value-type="string" calcext:value-type="string">
            <text:p>Troy Terry</text:p>
          </table:table-cell>
          <table:table-cell office:value-type="float" office:value="1.99250936329588" calcext:value-type="float">
            <text:p>1.99250936329588</text:p>
          </table:table-cell>
          <table:table-cell office:value-type="float" office:value="2.27272727272727" calcext:value-type="float">
            <text:p>2.27272727272727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.890625" calcext:value-type="float">
            <text:p>1.890625</text:p>
          </table:table-cell>
          <table:table-cell table:formula="of:=AVERAGE([.B217];[.C217];[.D217];[.E217])" office:value-type="float" office:value="1.95073011488814" calcext:value-type="float">
            <text:p>1.95073011488814</text:p>
          </table:table-cell>
          <table:table-cell/>
          <table:table-cell table:formula="of:=[.G217]-[.F217]" office:value-type="float" office:value="-1.95073011488814" calcext:value-type="float">
            <text:p>-1.95073011488814</text:p>
          </table:table-cell>
        </table:table-row>
        <table:table-row table:style-name="ro1" table:visibility="filter">
          <table:table-cell office:value-type="string" calcext:value-type="string">
            <text:p>Nino Niederreiter</text:p>
          </table:table-cell>
          <table:table-cell office:value-type="float" office:value="1.9837296620776" calcext:value-type="float">
            <text:p>1.9837296620776</text:p>
          </table:table-cell>
          <table:table-cell office:value-type="float" office:value="1.73913043478261" calcext:value-type="float">
            <text:p>1.73913043478261</text:p>
          </table:table-cell>
          <table:table-cell office:value-type="float" office:value="2.08275862068966" calcext:value-type="float">
            <text:p>2.08275862068966</text:p>
          </table:table-cell>
          <table:table-cell office:value-type="float" office:value="1.99492385786802" calcext:value-type="float">
            <text:p>1.99492385786802</text:p>
          </table:table-cell>
          <table:table-cell table:formula="of:=AVERAGE([.B218];[.C218];[.D218];[.E218])" office:value-type="float" office:value="1.95013564385447" calcext:value-type="float">
            <text:p>1.95013564385447</text:p>
          </table:table-cell>
          <table:table-cell/>
          <table:table-cell table:formula="of:=[.G218]-[.F218]" office:value-type="float" office:value="-1.95013564385447" calcext:value-type="float">
            <text:p>-1.95013564385447</text:p>
          </table:table-cell>
        </table:table-row>
        <table:table-row table:style-name="ro1" table:visibility="filter">
          <table:table-cell office:value-type="string" calcext:value-type="string">
            <text:p>Robby Fabbri</text:p>
          </table:table-cell>
          <table:table-cell office:value-type="float" office:value="1.74242424242424" calcext:value-type="float">
            <text:p>1.74242424242424</text:p>
          </table:table-cell>
          <table:table-cell office:value-type="float" office:value="2.5" calcext:value-type="float">
            <text:p>2.5</text:p>
          </table:table-cell>
          <table:table-cell office:value-type="float" office:value="1.825" calcext:value-type="float">
            <text:p>1.825</text:p>
          </table:table-cell>
          <table:table-cell office:value-type="float" office:value="1.69934640522876" calcext:value-type="float">
            <text:p>1.69934640522876</text:p>
          </table:table-cell>
          <table:table-cell table:formula="of:=AVERAGE([.B219];[.C219];[.D219];[.E219])" office:value-type="float" office:value="1.94169266191325" calcext:value-type="float">
            <text:p>1.94169266191325</text:p>
          </table:table-cell>
          <table:table-cell/>
          <table:table-cell table:formula="of:=[.G219]-[.F219]" office:value-type="float" office:value="-1.94169266191325" calcext:value-type="float">
            <text:p>-1.94169266191325</text:p>
          </table:table-cell>
        </table:table-row>
        <table:table-row table:style-name="ro1" table:visibility="filter">
          <table:table-cell office:value-type="string" calcext:value-type="string">
            <text:p>Dominik Kubalik</text:p>
          </table:table-cell>
          <table:table-cell office:value-type="float" office:value="2.32222222222222" calcext:value-type="float">
            <text:p>2.32222222222222</text:p>
          </table:table-cell>
          <table:table-cell office:value-type="float" office:value="1.125" calcext:value-type="float">
            <text:p>1.125</text:p>
          </table:table-cell>
          <table:table-cell office:value-type="float" office:value="2" calcext:value-type="float">
            <text:p>2</text:p>
          </table:table-cell>
          <table:table-cell office:value-type="float" office:value="2.31884057971015" calcext:value-type="float">
            <text:p>2.31884057971015</text:p>
          </table:table-cell>
          <table:table-cell table:formula="of:=AVERAGE([.B220];[.C220];[.D220];[.E220])" office:value-type="float" office:value="1.94151570048309" calcext:value-type="float">
            <text:p>1.94151570048309</text:p>
          </table:table-cell>
          <table:table-cell/>
          <table:table-cell table:formula="of:=[.G220]-[.F220]" office:value-type="float" office:value="-1.94151570048309" calcext:value-type="float">
            <text:p>-1.94151570048309</text:p>
          </table:table-cell>
        </table:table-row>
        <table:table-row table:style-name="ro1" table:visibility="filter">
          <table:table-cell office:value-type="string" calcext:value-type="string">
            <text:p>Ryan Johansen</text:p>
          </table:table-cell>
          <table:table-cell office:value-type="float" office:value="1.8978622327791" calcext:value-type="float">
            <text:p>1.8978622327791</text:p>
          </table:table-cell>
          <table:table-cell office:value-type="float" office:value="2.25" calcext:value-type="float">
            <text:p>2.25</text:p>
          </table:table-cell>
          <table:table-cell office:value-type="float" office:value="1.70198675496689" calcext:value-type="float">
            <text:p>1.70198675496689</text:p>
          </table:table-cell>
          <table:table-cell office:value-type="float" office:value="1.90930787589499" calcext:value-type="float">
            <text:p>1.90930787589499</text:p>
          </table:table-cell>
          <table:table-cell table:formula="of:=AVERAGE([.B221];[.C221];[.D221];[.E221])" office:value-type="float" office:value="1.93978921591024" calcext:value-type="float">
            <text:p>1.93978921591024</text:p>
          </table:table-cell>
          <table:table-cell/>
          <table:table-cell table:formula="of:=[.G221]-[.F221]" office:value-type="float" office:value="-1.93978921591024" calcext:value-type="float">
            <text:p>-1.93978921591024</text:p>
          </table:table-cell>
        </table:table-row>
        <table:table-row table:style-name="ro1" table:visibility="filter">
          <table:table-cell office:value-type="string" calcext:value-type="string">
            <text:p>Mason Marchment</text:p>
          </table:table-cell>
          <table:table-cell office:value-type="float" office:value="2.0379746835443" calcext:value-type="float">
            <text:p>2.0379746835443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2.18918918918919" calcext:value-type="float">
            <text:p>2.18918918918919</text:p>
          </table:table-cell>
          <table:table-cell office:value-type="float" office:value="1.85897435897436" calcext:value-type="float">
            <text:p>1.85897435897436</text:p>
          </table:table-cell>
          <table:table-cell table:formula="of:=AVERAGE([.B222];[.C222];[.D222];[.E222])" office:value-type="float" office:value="1.93820122459363" calcext:value-type="float">
            <text:p>1.93820122459363</text:p>
          </table:table-cell>
          <table:table-cell/>
          <table:table-cell table:formula="of:=[.G222]-[.F222]" office:value-type="float" office:value="-1.93820122459363" calcext:value-type="float">
            <text:p>-1.93820122459363</text:p>
          </table:table-cell>
        </table:table-row>
        <table:table-row table:style-name="ro1" table:visibility="filter">
          <table:table-cell office:value-type="string" calcext:value-type="string">
            <text:p>Filip Zadina</text:p>
          </table:table-cell>
          <table:table-cell office:value-type="float" office:value="2.00531914893617" calcext:value-type="float">
            <text:p>2.00531914893617</text:p>
          </table:table-cell>
          <table:table-cell office:value-type="float" office:value="1.5" calcext:value-type="float">
            <text:p>1.5</text:p>
          </table:table-cell>
          <table:table-cell office:value-type="float" office:value="2.21428571428571" calcext:value-type="float">
            <text:p>2.21428571428571</text:p>
          </table:table-cell>
          <table:table-cell office:value-type="float" office:value="2.02247191011236" calcext:value-type="float">
            <text:p>2.02247191011236</text:p>
          </table:table-cell>
          <table:table-cell table:formula="of:=AVERAGE([.B223];[.C223];[.D223];[.E223])" office:value-type="float" office:value="1.93551919333356" calcext:value-type="float">
            <text:p>1.93551919333356</text:p>
          </table:table-cell>
          <table:table-cell/>
          <table:table-cell table:formula="of:=[.G223]-[.F223]" office:value-type="float" office:value="-1.93551919333356" calcext:value-type="float">
            <text:p>-1.93551919333356</text:p>
          </table:table-cell>
        </table:table-row>
        <table:table-row table:style-name="ro1" table:visibility="filter">
          <table:table-cell office:value-type="string" calcext:value-type="string">
            <text:p>Kirill Marchenko</text:p>
          </table:table-cell>
          <table:table-cell office:value-type="float" office:value="2.08695652173913" calcext:value-type="float">
            <text:p>2.0869565217391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.14814814814815" calcext:value-type="float">
            <text:p>2.14814814814815</text:p>
          </table:table-cell>
          <table:table-cell table:formula="of:=AVERAGE([.B224];[.C224];[.D224];[.E224])" office:value-type="float" office:value="1.93377616747182" calcext:value-type="float">
            <text:p>1.93377616747182</text:p>
          </table:table-cell>
          <table:table-cell/>
          <table:table-cell table:formula="of:=[.G224]-[.F224]" office:value-type="float" office:value="-1.93377616747182" calcext:value-type="float">
            <text:p>-1.93377616747182</text:p>
          </table:table-cell>
        </table:table-row>
        <table:table-row table:style-name="ro1" table:visibility="filter">
          <table:table-cell office:value-type="string" calcext:value-type="string">
            <text:p>Brady Skjei</text:p>
          </table:table-cell>
          <table:table-cell office:value-type="float" office:value="1.91844660194175" calcext:value-type="float">
            <text:p>1.91844660194175</text:p>
          </table:table-cell>
          <table:table-cell office:value-type="float" office:value="2" calcext:value-type="float">
            <text:p>2</text:p>
          </table:table-cell>
          <table:table-cell office:value-type="float" office:value="1.95555555555556" calcext:value-type="float">
            <text:p>1.95555555555556</text:p>
          </table:table-cell>
          <table:table-cell office:value-type="float" office:value="1.85882352941176" calcext:value-type="float">
            <text:p>1.85882352941176</text:p>
          </table:table-cell>
          <table:table-cell table:formula="of:=AVERAGE([.B225];[.C225];[.D225];[.E225])" office:value-type="float" office:value="1.93320642172727" calcext:value-type="float">
            <text:p>1.93320642172727</text:p>
          </table:table-cell>
          <table:table-cell/>
          <table:table-cell table:formula="of:=[.G225]-[.F225]" office:value-type="float" office:value="-1.93320642172727" calcext:value-type="float">
            <text:p>-1.93320642172727</text:p>
          </table:table-cell>
        </table:table-row>
        <table:table-row table:style-name="ro1" table:visibility="filter">
          <table:table-cell office:value-type="string" calcext:value-type="string">
            <text:p>Andrew Mangiapane</text:p>
          </table:table-cell>
          <table:table-cell office:value-type="float" office:value="1.85498489425982" calcext:value-type="float">
            <text:p>1.85498489425982</text:p>
          </table:table-cell>
          <table:table-cell office:value-type="float" office:value="2.41666666666667" calcext:value-type="float">
            <text:p>2.41666666666667</text:p>
          </table:table-cell>
          <table:table-cell office:value-type="float" office:value="1.55" calcext:value-type="float">
            <text:p>1.55</text:p>
          </table:table-cell>
          <table:table-cell office:value-type="float" office:value="1.89759036144578" calcext:value-type="float">
            <text:p>1.89759036144578</text:p>
          </table:table-cell>
          <table:table-cell table:formula="of:=AVERAGE([.B226];[.C226];[.D226];[.E226])" office:value-type="float" office:value="1.92981048059307" calcext:value-type="float">
            <text:p>1.92981048059307</text:p>
          </table:table-cell>
          <table:table-cell/>
          <table:table-cell table:formula="of:=[.G226]-[.F226]" office:value-type="float" office:value="-1.92981048059307" calcext:value-type="float">
            <text:p>-1.92981048059307</text:p>
          </table:table-cell>
        </table:table-row>
        <table:table-row table:style-name="ro1" table:visibility="filter">
          <table:table-cell office:value-type="string" calcext:value-type="string">
            <text:p>Colton Parayko</text:p>
          </table:table-cell>
          <table:table-cell office:value-type="float" office:value="2.15602836879433" calcext:value-type="float">
            <text:p>2.15602836879433</text:p>
          </table:table-cell>
          <table:table-cell office:value-type="float" office:value="1.4" calcext:value-type="float">
            <text:p>1.4</text:p>
          </table:table-cell>
          <table:table-cell office:value-type="float" office:value="2.01219512195122" calcext:value-type="float">
            <text:p>2.01219512195122</text:p>
          </table:table-cell>
          <table:table-cell office:value-type="float" office:value="2.12857142857143" calcext:value-type="float">
            <text:p>2.12857142857143</text:p>
          </table:table-cell>
          <table:table-cell table:formula="of:=AVERAGE([.B227];[.C227];[.D227];[.E227])" office:value-type="float" office:value="1.92419872982924" calcext:value-type="float">
            <text:p>1.92419872982924</text:p>
          </table:table-cell>
          <table:table-cell/>
          <table:table-cell table:formula="of:=[.G227]-[.F227]" office:value-type="float" office:value="-1.92419872982924" calcext:value-type="float">
            <text:p>-1.92419872982924</text:p>
          </table:table-cell>
        </table:table-row>
        <table:table-row table:style-name="ro1" table:visibility="filter">
          <table:table-cell office:value-type="string" calcext:value-type="string">
            <text:p>Tyler Bertuzzi</text:p>
          </table:table-cell>
          <table:table-cell office:value-type="float" office:value="1.99041533546326" calcext:value-type="float">
            <text:p>1.99041533546326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2.2037037037037" calcext:value-type="float">
            <text:p>2.2037037037037</text:p>
          </table:table-cell>
          <table:table-cell office:value-type="float" office:value="1.90566037735849" calcext:value-type="float">
            <text:p>1.90566037735849</text:p>
          </table:table-cell>
          <table:table-cell table:formula="of:=AVERAGE([.B228];[.C228];[.D228];[.E228])" office:value-type="float" office:value="1.9207781874647" calcext:value-type="float">
            <text:p>1.9207781874647</text:p>
          </table:table-cell>
          <table:table-cell/>
          <table:table-cell table:formula="of:=[.G228]-[.F228]" office:value-type="float" office:value="-1.9207781874647" calcext:value-type="float">
            <text:p>-1.9207781874647</text:p>
          </table:table-cell>
        </table:table-row>
        <table:table-row table:style-name="ro1" table:visibility="filter">
          <table:table-cell office:value-type="string" calcext:value-type="string">
            <text:p>MacKenzie Weegar</text:p>
          </table:table-cell>
          <table:table-cell office:value-type="float" office:value="1.72074468085106" calcext:value-type="float">
            <text:p>1.72074468085106</text:p>
          </table:table-cell>
          <table:table-cell office:value-type="float" office:value="2.5" calcext:value-type="float">
            <text:p>2.5</text:p>
          </table:table-cell>
          <table:table-cell office:value-type="float" office:value="1.76" calcext:value-type="float">
            <text:p>1.76</text:p>
          </table:table-cell>
          <table:table-cell office:value-type="float" office:value="1.67525773195876" calcext:value-type="float">
            <text:p>1.67525773195876</text:p>
          </table:table-cell>
          <table:table-cell table:formula="of:=AVERAGE([.B229];[.C229];[.D229];[.E229])" office:value-type="float" office:value="1.91400060320246" calcext:value-type="float">
            <text:p>1.91400060320246</text:p>
          </table:table-cell>
          <table:table-cell/>
          <table:table-cell table:formula="of:=[.G229]-[.F229]" office:value-type="float" office:value="-1.91400060320246" calcext:value-type="float">
            <text:p>-1.91400060320246</text:p>
          </table:table-cell>
        </table:table-row>
        <table:table-row table:style-name="ro1" table:visibility="filter">
          <table:table-cell office:value-type="string" calcext:value-type="string">
            <text:p>Corey Perry</text:p>
          </table:table-cell>
          <table:table-cell office:value-type="float" office:value="2.61797752808989" calcext:value-type="float">
            <text:p>2.61797752808989</text:p>
          </table:table-cell>
          <table:table-cell office:value-type="float" office:value="0" calcext:value-type="float">
            <text:p>0</text:p>
          </table:table-cell>
          <table:table-cell office:value-type="float" office:value="2.63755458515284" calcext:value-type="float">
            <text:p>2.63755458515284</text:p>
          </table:table-cell>
          <table:table-cell office:value-type="float" office:value="2.38709677419355" calcext:value-type="float">
            <text:p>2.38709677419355</text:p>
          </table:table-cell>
          <table:table-cell table:formula="of:=AVERAGE([.B230];[.C230];[.D230];[.E230])" office:value-type="float" office:value="1.91065722185907" calcext:value-type="float">
            <text:p>1.91065722185907</text:p>
          </table:table-cell>
          <table:table-cell/>
          <table:table-cell table:formula="of:=[.G230]-[.F230]" office:value-type="float" office:value="-1.91065722185907" calcext:value-type="float">
            <text:p>-1.91065722185907</text:p>
          </table:table-cell>
        </table:table-row>
        <table:table-row table:style-name="ro1" table:visibility="filter">
          <table:table-cell office:value-type="string" calcext:value-type="string">
            <text:p>Josh Leivo</text:p>
          </table:table-cell>
          <table:table-cell office:value-type="float" office:value="1.72030651340996" calcext:value-type="float">
            <text:p>1.72030651340996</text:p>
          </table:table-cell>
          <table:table-cell office:value-type="float" office:value="2.6" calcext:value-type="float">
            <text:p>2.6</text:p>
          </table:table-cell>
          <table:table-cell office:value-type="float" office:value="1.64102564102564" calcext:value-type="float">
            <text:p>1.64102564102564</text:p>
          </table:table-cell>
          <table:table-cell office:value-type="float" office:value="1.66917293233083" calcext:value-type="float">
            <text:p>1.66917293233083</text:p>
          </table:table-cell>
          <table:table-cell table:formula="of:=AVERAGE([.B231];[.C231];[.D231];[.E231])" office:value-type="float" office:value="1.90762627169161" calcext:value-type="float">
            <text:p>1.90762627169161</text:p>
          </table:table-cell>
          <table:table-cell/>
          <table:table-cell table:formula="of:=[.G231]-[.F231]" office:value-type="float" office:value="-1.90762627169161" calcext:value-type="float">
            <text:p>-1.90762627169161</text:p>
          </table:table-cell>
        </table:table-row>
        <table:table-row table:style-name="ro1" table:visibility="filter">
          <table:table-cell office:value-type="string" calcext:value-type="string">
            <text:p>John Klingberg</text:p>
          </table:table-cell>
          <table:table-cell office:value-type="float" office:value="1.98524590163934" calcext:value-type="float">
            <text:p>1.98524590163934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2.25233644859813" calcext:value-type="float">
            <text:p>2.25233644859813</text:p>
          </table:table-cell>
          <table:table-cell office:value-type="float" office:value="1.93464052287582" calcext:value-type="float">
            <text:p>1.93464052287582</text:p>
          </table:table-cell>
          <table:table-cell table:formula="of:=AVERAGE([.B232];[.C232];[.D232];[.E232])" office:value-type="float" office:value="1.90019857542118" calcext:value-type="float">
            <text:p>1.90019857542118</text:p>
          </table:table-cell>
          <table:table-cell/>
          <table:table-cell table:formula="of:=[.G232]-[.F232]" office:value-type="float" office:value="-1.90019857542118" calcext:value-type="float">
            <text:p>-1.90019857542118</text:p>
          </table:table-cell>
        </table:table-row>
        <table:table-row table:style-name="ro1" table:visibility="filter">
          <table:table-cell office:value-type="string" calcext:value-type="string">
            <text:p>Denis Gurianov</text:p>
          </table:table-cell>
          <table:table-cell office:value-type="float" office:value="1.97761194029851" calcext:value-type="float">
            <text:p>1.97761194029851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2.20454545454545" calcext:value-type="float">
            <text:p>2.20454545454545</text:p>
          </table:table-cell>
          <table:table-cell office:value-type="float" office:value="2.11764705882353" calcext:value-type="float">
            <text:p>2.11764705882353</text:p>
          </table:table-cell>
          <table:table-cell table:formula="of:=AVERAGE([.B233];[.C233];[.D233];[.E233])" office:value-type="float" office:value="1.89637968484544" calcext:value-type="float">
            <text:p>1.89637968484544</text:p>
          </table:table-cell>
          <table:table-cell/>
          <table:table-cell table:formula="of:=[.G233]-[.F233]" office:value-type="float" office:value="-1.89637968484544" calcext:value-type="float">
            <text:p>-1.89637968484544</text:p>
          </table:table-cell>
        </table:table-row>
        <table:table-row table:style-name="ro1" table:visibility="filter">
          <table:table-cell office:value-type="string" calcext:value-type="string">
            <text:p>Anthony Beauvillier</text:p>
          </table:table-cell>
          <table:table-cell office:value-type="float" office:value="1.9832285115304" calcext:value-type="float">
            <text:p>1.9832285115304</text:p>
          </table:table-cell>
          <table:table-cell office:value-type="float" office:value="1.3" calcext:value-type="float">
            <text:p>1.3</text:p>
          </table:table-cell>
          <table:table-cell office:value-type="float" office:value="2.21111111111111" calcext:value-type="float">
            <text:p>2.21111111111111</text:p>
          </table:table-cell>
          <table:table-cell office:value-type="float" office:value="2.08230452674897" calcext:value-type="float">
            <text:p>2.08230452674897</text:p>
          </table:table-cell>
          <table:table-cell table:formula="of:=AVERAGE([.B234];[.C234];[.D234];[.E234])" office:value-type="float" office:value="1.89416103734762" calcext:value-type="float">
            <text:p>1.89416103734762</text:p>
          </table:table-cell>
          <table:table-cell/>
          <table:table-cell table:formula="of:=[.G234]-[.F234]" office:value-type="float" office:value="-1.89416103734762" calcext:value-type="float">
            <text:p>-1.89416103734762</text:p>
          </table:table-cell>
        </table:table-row>
        <table:table-row table:style-name="ro1" table:visibility="filter">
          <table:table-cell office:value-type="string" calcext:value-type="string">
            <text:p>Adam Henrique</text:p>
          </table:table-cell>
          <table:table-cell office:value-type="float" office:value="1.87636363636364" calcext:value-type="float">
            <text:p>1.87636363636364</text:p>
          </table:table-cell>
          <table:table-cell office:value-type="float" office:value="2" calcext:value-type="float">
            <text:p>2</text:p>
          </table:table-cell>
          <table:table-cell office:value-type="float" office:value="1.75641025641026" calcext:value-type="float">
            <text:p>1.75641025641026</text:p>
          </table:table-cell>
          <table:table-cell office:value-type="float" office:value="1.92439024390244" calcext:value-type="float">
            <text:p>1.92439024390244</text:p>
          </table:table-cell>
          <table:table-cell table:formula="of:=AVERAGE([.B235];[.C235];[.D235];[.E235])" office:value-type="float" office:value="1.88929103416908" calcext:value-type="float">
            <text:p>1.88929103416908</text:p>
          </table:table-cell>
          <table:table-cell/>
          <table:table-cell table:formula="of:=[.G235]-[.F235]" office:value-type="float" office:value="-1.88929103416908" calcext:value-type="float">
            <text:p>-1.88929103416908</text:p>
          </table:table-cell>
        </table:table-row>
        <table:table-row table:style-name="ro1" table:visibility="filter">
          <table:table-cell office:value-type="string" calcext:value-type="string">
            <text:p>Jack Quinn</text:p>
          </table:table-cell>
          <table:table-cell office:value-type="float" office:value="1.671875" calcext:value-type="float">
            <text:p>1.671875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.96969696969697" calcext:value-type="float">
            <text:p>1.96969696969697</text:p>
          </table:table-cell>
          <table:table-cell table:formula="of:=AVERAGE([.B236];[.C236];[.D236];[.E236])" office:value-type="float" office:value="1.88539299242424" calcext:value-type="float">
            <text:p>1.88539299242424</text:p>
          </table:table-cell>
          <table:table-cell/>
          <table:table-cell table:formula="of:=[.G236]-[.F236]" office:value-type="float" office:value="-1.88539299242424" calcext:value-type="float">
            <text:p>-1.88539299242424</text:p>
          </table:table-cell>
        </table:table-row>
        <table:table-row table:style-name="ro1" table:visibility="filter">
          <table:table-cell office:value-type="string" calcext:value-type="string">
            <text:p>Adam Fox</text:p>
          </table:table-cell>
          <table:table-cell office:value-type="float" office:value="1.93406593406593" calcext:value-type="float">
            <text:p>1.93406593406593</text:p>
          </table:table-cell>
          <table:table-cell office:value-type="float" office:value="1.8" calcext:value-type="float">
            <text:p>1.8</text:p>
          </table:table-cell>
          <table:table-cell office:value-type="float" office:value="1.76086956521739" calcext:value-type="float">
            <text:p>1.76086956521739</text:p>
          </table:table-cell>
          <table:table-cell office:value-type="float" office:value="2.04411764705882" calcext:value-type="float">
            <text:p>2.04411764705882</text:p>
          </table:table-cell>
          <table:table-cell table:formula="of:=AVERAGE([.B237];[.C237];[.D237];[.E237])" office:value-type="float" office:value="1.88476328658554" calcext:value-type="float">
            <text:p>1.88476328658554</text:p>
          </table:table-cell>
          <table:table-cell/>
          <table:table-cell table:formula="of:=[.G237]-[.F237]" office:value-type="float" office:value="-1.88476328658554" calcext:value-type="float">
            <text:p>-1.88476328658554</text:p>
          </table:table-cell>
        </table:table-row>
        <table:table-row table:style-name="ro1" table:visibility="filter">
          <table:table-cell office:value-type="string" calcext:value-type="string">
            <text:p>Evgenii Dadonov</text:p>
          </table:table-cell>
          <table:table-cell office:value-type="float" office:value="2.09282700421941" calcext:value-type="float">
            <text:p>2.09282700421941</text:p>
          </table:table-cell>
          <table:table-cell office:value-type="float" office:value="1.375" calcext:value-type="float">
            <text:p>1.375</text:p>
          </table:table-cell>
          <table:table-cell office:value-type="float" office:value="1.87654320987654" calcext:value-type="float">
            <text:p>1.87654320987654</text:p>
          </table:table-cell>
          <table:table-cell office:value-type="float" office:value="2.17154811715481" calcext:value-type="float">
            <text:p>2.17154811715481</text:p>
          </table:table-cell>
          <table:table-cell table:formula="of:=AVERAGE([.B238];[.C238];[.D238];[.E238])" office:value-type="float" office:value="1.87897958281269" calcext:value-type="float">
            <text:p>1.87897958281269</text:p>
          </table:table-cell>
          <table:table-cell/>
          <table:table-cell table:formula="of:=[.G238]-[.F238]" office:value-type="float" office:value="-1.87897958281269" calcext:value-type="float">
            <text:p>-1.87897958281269</text:p>
          </table:table-cell>
        </table:table-row>
        <table:table-row table:style-name="ro1" table:visibility="filter">
          <table:table-cell office:value-type="string" calcext:value-type="string">
            <text:p>Filip Chytil</text:p>
          </table:table-cell>
          <table:table-cell office:value-type="float" office:value="1.97142857142857" calcext:value-type="float">
            <text:p>1.97142857142857</text:p>
          </table:table-cell>
          <table:table-cell office:value-type="float" office:value="1.5" calcext:value-type="float">
            <text:p>1.5</text:p>
          </table:table-cell>
          <table:table-cell office:value-type="float" office:value="1.875" calcext:value-type="float">
            <text:p>1.875</text:p>
          </table:table-cell>
          <table:table-cell office:value-type="float" office:value="2.16556291390729" calcext:value-type="float">
            <text:p>2.16556291390729</text:p>
          </table:table-cell>
          <table:table-cell table:formula="of:=AVERAGE([.B239];[.C239];[.D239];[.E239])" office:value-type="float" office:value="1.87799787133396" calcext:value-type="float">
            <text:p>1.87799787133396</text:p>
          </table:table-cell>
          <table:table-cell/>
          <table:table-cell table:formula="of:=[.G239]-[.F239]" office:value-type="float" office:value="-1.87799787133396" calcext:value-type="float">
            <text:p>-1.87799787133396</text:p>
          </table:table-cell>
        </table:table-row>
        <table:table-row table:style-name="ro1" table:visibility="filter">
          <table:table-cell office:value-type="string" calcext:value-type="string">
            <text:p>Jacob Trouba</text:p>
          </table:table-cell>
          <table:table-cell office:value-type="float" office:value="2.20389805097451" calcext:value-type="float">
            <text:p>2.20389805097451</text:p>
          </table:table-cell>
          <table:table-cell office:value-type="float" office:value="1.15" calcext:value-type="float">
            <text:p>1.15</text:p>
          </table:table-cell>
          <table:table-cell office:value-type="float" office:value="1.84347826086957" calcext:value-type="float">
            <text:p>1.84347826086957</text:p>
          </table:table-cell>
          <table:table-cell office:value-type="float" office:value="2.26605504587156" calcext:value-type="float">
            <text:p>2.26605504587156</text:p>
          </table:table-cell>
          <table:table-cell table:formula="of:=AVERAGE([.B240];[.C240];[.D240];[.E240])" office:value-type="float" office:value="1.86585783942891" calcext:value-type="float">
            <text:p>1.86585783942891</text:p>
          </table:table-cell>
          <table:table-cell/>
          <table:table-cell table:formula="of:=[.G240]-[.F240]" office:value-type="float" office:value="-1.86585783942891" calcext:value-type="float">
            <text:p>-1.86585783942891</text:p>
          </table:table-cell>
        </table:table-row>
        <table:table-row table:style-name="ro1" table:visibility="filter">
          <table:table-cell office:value-type="string" calcext:value-type="string">
            <text:p>Ondrej Palat</text:p>
          </table:table-cell>
          <table:table-cell office:value-type="float" office:value="1.87537537537538" calcext:value-type="float">
            <text:p>1.87537537537538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.91176470588235" calcext:value-type="float">
            <text:p>1.91176470588235</text:p>
          </table:table-cell>
          <table:table-cell office:value-type="float" office:value="1.85196374622357" calcext:value-type="float">
            <text:p>1.85196374622357</text:p>
          </table:table-cell>
          <table:table-cell table:formula="of:=AVERAGE([.B241];[.C241];[.D241];[.E241])" office:value-type="float" office:value="1.8656583098115" calcext:value-type="float">
            <text:p>1.8656583098115</text:p>
          </table:table-cell>
          <table:table-cell/>
          <table:table-cell table:formula="of:=[.G241]-[.F241]" office:value-type="float" office:value="-1.8656583098115" calcext:value-type="float">
            <text:p>-1.8656583098115</text:p>
          </table:table-cell>
        </table:table-row>
        <table:table-row table:style-name="ro1" table:visibility="filter">
          <table:table-cell office:value-type="string" calcext:value-type="string">
            <text:p>Mason McTavish</text:p>
          </table:table-cell>
          <table:table-cell office:value-type="float" office:value="1.98717948717949" calcext:value-type="float">
            <text:p>1.98717948717949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2.23076923076923" calcext:value-type="float">
            <text:p>2.23076923076923</text:p>
          </table:table-cell>
          <table:table-cell table:formula="of:=AVERAGE([.B242];[.C242];[.D242];[.E242])" office:value-type="float" office:value="1.86004273504274" calcext:value-type="float">
            <text:p>1.86004273504274</text:p>
          </table:table-cell>
          <table:table-cell/>
          <table:table-cell table:formula="of:=[.G242]-[.F242]" office:value-type="float" office:value="-1.86004273504274" calcext:value-type="float">
            <text:p>-1.86004273504274</text:p>
          </table:table-cell>
        </table:table-row>
        <table:table-row table:style-name="ro1" table:visibility="filter">
          <table:table-cell office:value-type="string" calcext:value-type="string">
            <text:p>Nick Foligno</text:p>
          </table:table-cell>
          <table:table-cell office:value-type="float" office:value="1.78538390379278" calcext:value-type="float">
            <text:p>1.78538390379278</text:p>
          </table:table-cell>
          <table:table-cell office:value-type="float" office:value="2.04" calcext:value-type="float">
            <text:p>2.04</text:p>
          </table:table-cell>
          <table:table-cell office:value-type="float" office:value="1.71270718232044" calcext:value-type="float">
            <text:p>1.71270718232044</text:p>
          </table:table-cell>
          <table:table-cell office:value-type="float" office:value="1.87867647058824" calcext:value-type="float">
            <text:p>1.87867647058824</text:p>
          </table:table-cell>
          <table:table-cell table:formula="of:=AVERAGE([.B243];[.C243];[.D243];[.E243])" office:value-type="float" office:value="1.85419188917537" calcext:value-type="float">
            <text:p>1.85419188917537</text:p>
          </table:table-cell>
          <table:table-cell/>
          <table:table-cell table:formula="of:=[.G243]-[.F243]" office:value-type="float" office:value="-1.85419188917537" calcext:value-type="float">
            <text:p>-1.85419188917537</text:p>
          </table:table-cell>
        </table:table-row>
        <table:table-row table:style-name="ro1" table:visibility="filter">
          <table:table-cell office:value-type="string" calcext:value-type="string">
            <text:p>Dawson Mercer</text:p>
          </table:table-cell>
          <table:table-cell office:value-type="float" office:value="1.93421052631579" calcext:value-type="float">
            <text:p>1.93421052631579</text:p>
          </table:table-cell>
          <table:table-cell office:value-type="float" office:value="1" calcext:value-type="float">
            <text:p>1</text:p>
          </table:table-cell>
          <table:table-cell office:value-type="float" office:value="2.64" calcext:value-type="float">
            <text:p>2.64</text:p>
          </table:table-cell>
          <table:table-cell office:value-type="float" office:value="1.81578947368421" calcext:value-type="float">
            <text:p>1.81578947368421</text:p>
          </table:table-cell>
          <table:table-cell table:formula="of:=AVERAGE([.B244];[.C244];[.D244];[.E244])" office:value-type="float" office:value="1.8475" calcext:value-type="float">
            <text:p>1.8475</text:p>
          </table:table-cell>
          <table:table-cell/>
          <table:table-cell table:formula="of:=[.G244]-[.F244]" office:value-type="float" office:value="-1.8475" calcext:value-type="float">
            <text:p>-1.8475</text:p>
          </table:table-cell>
        </table:table-row>
        <table:table-row table:style-name="ro1" table:visibility="filter">
          <table:table-cell office:value-type="string" calcext:value-type="string">
            <text:p>Anthony Duclair</text:p>
          </table:table-cell>
          <table:table-cell office:value-type="float" office:value="1.89144050104384" calcext:value-type="float">
            <text:p>1.89144050104384</text:p>
          </table:table-cell>
          <table:table-cell office:value-type="float" office:value="1.9375" calcext:value-type="float">
            <text:p>1.9375</text:p>
          </table:table-cell>
          <table:table-cell office:value-type="float" office:value="1.71951219512195" calcext:value-type="float">
            <text:p>1.71951219512195</text:p>
          </table:table-cell>
          <table:table-cell office:value-type="float" office:value="1.83690987124464" calcext:value-type="float">
            <text:p>1.83690987124464</text:p>
          </table:table-cell>
          <table:table-cell table:formula="of:=AVERAGE([.B245];[.C245];[.D245];[.E245])" office:value-type="float" office:value="1.84634064185261" calcext:value-type="float">
            <text:p>1.84634064185261</text:p>
          </table:table-cell>
          <table:table-cell/>
          <table:table-cell table:formula="of:=[.G245]-[.F245]" office:value-type="float" office:value="-1.84634064185261" calcext:value-type="float">
            <text:p>-1.84634064185261</text:p>
          </table:table-cell>
        </table:table-row>
        <table:table-row table:style-name="ro1" table:visibility="filter">
          <table:table-cell office:value-type="string" calcext:value-type="string">
            <text:p>Josh Norris</text:p>
          </table:table-cell>
          <table:table-cell office:value-type="float" office:value="2.19548872180451" calcext:value-type="float">
            <text:p>2.19548872180451</text:p>
          </table:table-cell>
          <table:table-cell office:value-type="float" office:value="1" calcext:value-type="float">
            <text:p>1</text:p>
          </table:table-cell>
          <table:table-cell office:value-type="float" office:value="2.11111111111111" calcext:value-type="float">
            <text:p>2.11111111111111</text:p>
          </table:table-cell>
          <table:table-cell office:value-type="float" office:value="2.07462686567164" calcext:value-type="float">
            <text:p>2.07462686567164</text:p>
          </table:table-cell>
          <table:table-cell table:formula="of:=AVERAGE([.B246];[.C246];[.D246];[.E246])" office:value-type="float" office:value="1.84530667464682" calcext:value-type="float">
            <text:p>1.84530667464682</text:p>
          </table:table-cell>
          <table:table-cell/>
          <table:table-cell table:formula="of:=[.G246]-[.F246]" office:value-type="float" office:value="-1.84530667464682" calcext:value-type="float">
            <text:p>-1.84530667464682</text:p>
          </table:table-cell>
        </table:table-row>
        <table:table-row table:style-name="ro1" table:visibility="filter">
          <table:table-cell office:value-type="string" calcext:value-type="string">
            <text:p>Neal Pionk</text:p>
          </table:table-cell>
          <table:table-cell office:value-type="float" office:value="1.94652406417112" calcext:value-type="float">
            <text:p>1.94652406417112</text:p>
          </table:table-cell>
          <table:table-cell office:value-type="float" office:value="1.7" calcext:value-type="float">
            <text:p>1.7</text:p>
          </table:table-cell>
          <table:table-cell office:value-type="float" office:value="1.72727272727273" calcext:value-type="float">
            <text:p>1.72727272727273</text:p>
          </table:table-cell>
          <table:table-cell office:value-type="float" office:value="2.00549450549451" calcext:value-type="float">
            <text:p>2.00549450549451</text:p>
          </table:table-cell>
          <table:table-cell table:formula="of:=AVERAGE([.B247];[.C247];[.D247];[.E247])" office:value-type="float" office:value="1.84482282423459" calcext:value-type="float">
            <text:p>1.84482282423459</text:p>
          </table:table-cell>
          <table:table-cell/>
          <table:table-cell table:formula="of:=[.G247]-[.F247]" office:value-type="float" office:value="-1.84482282423459" calcext:value-type="float">
            <text:p>-1.84482282423459</text:p>
          </table:table-cell>
        </table:table-row>
        <table:table-row table:style-name="ro1" table:visibility="filter">
          <table:table-cell office:value-type="string" calcext:value-type="string">
            <text:p>Wyatt Johnston</text:p>
          </table:table-cell>
          <table:table-cell office:value-type="float" office:value="1.94285714285714" calcext:value-type="float">
            <text:p>1.9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2.02941176470588" calcext:value-type="float">
            <text:p>2.02941176470588</text:p>
          </table:table-cell>
          <table:table-cell table:formula="of:=AVERAGE([.B248];[.C248];[.D248];[.E248])" office:value-type="float" office:value="1.84306722689076" calcext:value-type="float">
            <text:p>1.84306722689076</text:p>
          </table:table-cell>
          <table:table-cell/>
          <table:table-cell table:formula="of:=[.G248]-[.F248]" office:value-type="float" office:value="-1.84306722689076" calcext:value-type="float">
            <text:p>-1.84306722689076</text:p>
          </table:table-cell>
        </table:table-row>
        <table:table-row table:style-name="ro1" table:visibility="filter">
          <table:table-cell office:value-type="string" calcext:value-type="string">
            <text:p>Josh Anderson</text:p>
          </table:table-cell>
          <table:table-cell office:value-type="float" office:value="2.45945945945946" calcext:value-type="float">
            <text:p>2.45945945945946</text:p>
          </table:table-cell>
          <table:table-cell office:value-type="float" office:value="0" calcext:value-type="float">
            <text:p>0</text:p>
          </table:table-cell>
          <table:table-cell office:value-type="float" office:value="2.4031007751938" calcext:value-type="float">
            <text:p>2.4031007751938</text:p>
          </table:table-cell>
          <table:table-cell office:value-type="float" office:value="2.49394673123487" calcext:value-type="float">
            <text:p>2.49394673123487</text:p>
          </table:table-cell>
          <table:table-cell table:formula="of:=AVERAGE([.B249];[.C249];[.D249];[.E249])" office:value-type="float" office:value="1.83912674147203" calcext:value-type="float">
            <text:p>1.83912674147203</text:p>
          </table:table-cell>
          <table:table-cell/>
          <table:table-cell table:formula="of:=[.G249]-[.F249]" office:value-type="float" office:value="-1.83912674147203" calcext:value-type="float">
            <text:p>-1.83912674147203</text:p>
          </table:table-cell>
        </table:table-row>
        <table:table-row table:style-name="ro1" table:visibility="filter">
          <table:table-cell office:value-type="string" calcext:value-type="string">
            <text:p>William Karlsson</text:p>
          </table:table-cell>
          <table:table-cell office:value-type="float" office:value="1.83913764510779" calcext:value-type="float">
            <text:p>1.83913764510779</text:p>
          </table:table-cell>
          <table:table-cell office:value-type="float" office:value="1.75" calcext:value-type="float">
            <text:p>1.75</text:p>
          </table:table-cell>
          <table:table-cell office:value-type="float" office:value="1.88181818181818" calcext:value-type="float">
            <text:p>1.88181818181818</text:p>
          </table:table-cell>
          <table:table-cell office:value-type="float" office:value="1.85324232081911" calcext:value-type="float">
            <text:p>1.85324232081911</text:p>
          </table:table-cell>
          <table:table-cell table:formula="of:=AVERAGE([.B250];[.C250];[.D250];[.E250])" office:value-type="float" office:value="1.83104953693627" calcext:value-type="float">
            <text:p>1.83104953693627</text:p>
          </table:table-cell>
          <table:table-cell/>
          <table:table-cell table:formula="of:=[.G250]-[.F250]" office:value-type="float" office:value="-1.83104953693627" calcext:value-type="float">
            <text:p>-1.83104953693627</text:p>
          </table:table-cell>
        </table:table-row>
        <table:table-row table:style-name="ro1" table:visibility="filter">
          <table:table-cell office:value-type="string" calcext:value-type="string">
            <text:p>Derick Brassard</text:p>
          </table:table-cell>
          <table:table-cell office:value-type="float" office:value="1.91369047619048" calcext:value-type="float">
            <text:p>1.91369047619048</text:p>
          </table:table-cell>
          <table:table-cell office:value-type="float" office:value="1.75862068965517" calcext:value-type="float">
            <text:p>1.75862068965517</text:p>
          </table:table-cell>
          <table:table-cell office:value-type="float" office:value="1.84065934065934" calcext:value-type="float">
            <text:p>1.84065934065934</text:p>
          </table:table-cell>
          <table:table-cell office:value-type="float" office:value="1.80081300813008" calcext:value-type="float">
            <text:p>1.80081300813008</text:p>
          </table:table-cell>
          <table:table-cell table:formula="of:=AVERAGE([.B251];[.C251];[.D251];[.E251])" office:value-type="float" office:value="1.82844587865877" calcext:value-type="float">
            <text:p>1.82844587865877</text:p>
          </table:table-cell>
          <table:table-cell/>
          <table:table-cell table:formula="of:=[.G251]-[.F251]" office:value-type="float" office:value="-1.82844587865877" calcext:value-type="float">
            <text:p>-1.82844587865877</text:p>
          </table:table-cell>
        </table:table-row>
        <table:table-row table:style-name="ro1" table:visibility="filter">
          <table:table-cell office:value-type="string" calcext:value-type="string">
            <text:p>William Carrier</text:p>
          </table:table-cell>
          <table:table-cell office:value-type="float" office:value="1.57486631016043" calcext:value-type="float">
            <text:p>1.57486631016043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1.67441860465116" calcext:value-type="float">
            <text:p>1.67441860465116</text:p>
          </table:table-cell>
          <table:table-cell office:value-type="float" office:value="1.55555555555556" calcext:value-type="float">
            <text:p>1.55555555555556</text:p>
          </table:table-cell>
          <table:table-cell table:formula="of:=AVERAGE([.B252];[.C252];[.D252];[.E252])" office:value-type="float" office:value="1.80835297473464" calcext:value-type="float">
            <text:p>1.80835297473464</text:p>
          </table:table-cell>
          <table:table-cell/>
          <table:table-cell table:formula="of:=[.G252]-[.F252]" office:value-type="float" office:value="-1.80835297473464" calcext:value-type="float">
            <text:p>-1.80835297473464</text:p>
          </table:table-cell>
        </table:table-row>
        <table:table-row table:style-name="ro1" table:visibility="filter">
          <table:table-cell office:value-type="string" calcext:value-type="string">
            <text:p>Brayden Point</text:p>
          </table:table-cell>
          <table:table-cell office:value-type="float" office:value="2.42213114754098" calcext:value-type="float">
            <text:p>2.42213114754098</text:p>
          </table:table-cell>
          <table:table-cell office:value-type="float" office:value="0" calcext:value-type="float">
            <text:p>0</text:p>
          </table:table-cell>
          <table:table-cell office:value-type="float" office:value="2.37078651685393" calcext:value-type="float">
            <text:p>2.37078651685393</text:p>
          </table:table-cell>
          <table:table-cell office:value-type="float" office:value="2.43933054393305" calcext:value-type="float">
            <text:p>2.43933054393305</text:p>
          </table:table-cell>
          <table:table-cell table:formula="of:=AVERAGE([.B253];[.C253];[.D253];[.E253])" office:value-type="float" office:value="1.80806205208199" calcext:value-type="float">
            <text:p>1.80806205208199</text:p>
          </table:table-cell>
          <table:table-cell/>
          <table:table-cell table:formula="of:=[.G253]-[.F253]" office:value-type="float" office:value="-1.80806205208199" calcext:value-type="float">
            <text:p>-1.80806205208199</text:p>
          </table:table-cell>
        </table:table-row>
        <table:table-row table:style-name="ro1" table:visibility="filter">
          <table:table-cell office:value-type="string" calcext:value-type="string">
            <text:p>Jonathan Drouin</text:p>
          </table:table-cell>
          <table:table-cell office:value-type="float" office:value="1.87526427061311" calcext:value-type="float">
            <text:p>1.87526427061311</text:p>
          </table:table-cell>
          <table:table-cell office:value-type="float" office:value="1.84615384615385" calcext:value-type="float">
            <text:p>1.84615384615385</text:p>
          </table:table-cell>
          <table:table-cell office:value-type="float" office:value="1.55421686746988" calcext:value-type="float">
            <text:p>1.55421686746988</text:p>
          </table:table-cell>
          <table:table-cell office:value-type="float" office:value="1.94144144144144" calcext:value-type="float">
            <text:p>1.94144144144144</text:p>
          </table:table-cell>
          <table:table-cell table:formula="of:=AVERAGE([.B254];[.C254];[.D254];[.E254])" office:value-type="float" office:value="1.80426910641957" calcext:value-type="float">
            <text:p>1.80426910641957</text:p>
          </table:table-cell>
          <table:table-cell/>
          <table:table-cell table:formula="of:=[.G254]-[.F254]" office:value-type="float" office:value="-1.80426910641957" calcext:value-type="float">
            <text:p>-1.80426910641957</text:p>
          </table:table-cell>
        </table:table-row>
        <table:table-row table:style-name="ro1" table:visibility="filter">
          <table:table-cell office:value-type="string" calcext:value-type="string">
            <text:p>Peyton Krebs</text:p>
          </table:table-cell>
          <table:table-cell office:value-type="float" office:value="0.991803278688525" calcext:value-type="float">
            <text:p>0.991803278688525</text:p>
          </table:table-cell>
          <table:table-cell office:value-type="float" office:value="4" calcext:value-type="float">
            <text:p>4</text:p>
          </table:table-cell>
          <table:table-cell office:value-type="float" office:value="1.29166666666667" calcext:value-type="float">
            <text:p>1.29166666666667</text:p>
          </table:table-cell>
          <table:table-cell office:value-type="float" office:value="0.919354838709677" calcext:value-type="float">
            <text:p>0.919354838709677</text:p>
          </table:table-cell>
          <table:table-cell table:formula="of:=AVERAGE([.B255];[.C255];[.D255];[.E255])" office:value-type="float" office:value="1.80070619601622" calcext:value-type="float">
            <text:p>1.80070619601622</text:p>
          </table:table-cell>
          <table:table-cell/>
          <table:table-cell table:formula="of:=[.G255]-[.F255]" office:value-type="float" office:value="-1.80070619601622" calcext:value-type="float">
            <text:p>-1.80070619601622</text:p>
          </table:table-cell>
        </table:table-row>
        <table:table-row table:style-name="ro1" table:visibility="filter">
          <table:table-cell office:value-type="string" calcext:value-type="string">
            <text:p>Matty Beniers</text:p>
          </table:table-cell>
          <table:table-cell office:value-type="float" office:value="1.83116883116883" calcext:value-type="float">
            <text:p>1.83116883116883</text:p>
          </table:table-cell>
          <table:table-cell office:value-type="float" office:value="2" calcext:value-type="float">
            <text:p>2</text:p>
          </table:table-cell>
          <table:table-cell office:value-type="float" office:value="1.44444444444444" calcext:value-type="float">
            <text:p>1.44444444444444</text:p>
          </table:table-cell>
          <table:table-cell office:value-type="float" office:value="1.92307692307692" calcext:value-type="float">
            <text:p>1.92307692307692</text:p>
          </table:table-cell>
          <table:table-cell table:formula="of:=AVERAGE([.B256];[.C256];[.D256];[.E256])" office:value-type="float" office:value="1.79967254967255" calcext:value-type="float">
            <text:p>1.79967254967255</text:p>
          </table:table-cell>
          <table:table-cell/>
          <table:table-cell table:formula="of:=[.G256]-[.F256]" office:value-type="float" office:value="-1.79967254967255" calcext:value-type="float">
            <text:p>-1.79967254967255</text:p>
          </table:table-cell>
        </table:table-row>
        <table:table-row table:style-name="ro1" table:visibility="filter">
          <table:table-cell office:value-type="string" calcext:value-type="string">
            <text:p>Joel Farabee</text:p>
          </table:table-cell>
          <table:table-cell office:value-type="float" office:value="1.8326359832636" calcext:value-type="float">
            <text:p>1.8326359832636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1.80952380952381" calcext:value-type="float">
            <text:p>1.80952380952381</text:p>
          </table:table-cell>
          <table:table-cell office:value-type="float" office:value="1.83050847457627" calcext:value-type="float">
            <text:p>1.83050847457627</text:p>
          </table:table-cell>
          <table:table-cell table:formula="of:=AVERAGE([.B257];[.C257];[.D257];[.E257])" office:value-type="float" office:value="1.79673849541235" calcext:value-type="float">
            <text:p>1.79673849541235</text:p>
          </table:table-cell>
          <table:table-cell/>
          <table:table-cell table:formula="of:=[.G257]-[.F257]" office:value-type="float" office:value="-1.79673849541235" calcext:value-type="float">
            <text:p>-1.79673849541235</text:p>
          </table:table-cell>
        </table:table-row>
        <table:table-row table:style-name="ro1" table:visibility="filter">
          <table:table-cell office:value-type="string" calcext:value-type="string">
            <text:p>Vinnie Hinostroza</text:p>
          </table:table-cell>
          <table:table-cell office:value-type="float" office:value="1.70833333333333" calcext:value-type="float">
            <text:p>1.70833333333333</text:p>
          </table:table-cell>
          <table:table-cell office:value-type="float" office:value="1.72222222222222" calcext:value-type="float">
            <text:p>1.72222222222222</text:p>
          </table:table-cell>
          <table:table-cell office:value-type="float" office:value="1.9811320754717" calcext:value-type="float">
            <text:p>1.9811320754717</text:p>
          </table:table-cell>
          <table:table-cell office:value-type="float" office:value="1.75268817204301" calcext:value-type="float">
            <text:p>1.75268817204301</text:p>
          </table:table-cell>
          <table:table-cell table:formula="of:=AVERAGE([.B258];[.C258];[.D258];[.E258])" office:value-type="float" office:value="1.79109395076757" calcext:value-type="float">
            <text:p>1.79109395076757</text:p>
          </table:table-cell>
          <table:table-cell/>
          <table:table-cell table:formula="of:=[.G258]-[.F258]" office:value-type="float" office:value="-1.79109395076757" calcext:value-type="float">
            <text:p>-1.79109395076757</text:p>
          </table:table-cell>
        </table:table-row>
        <table:table-row table:style-name="ro1" table:visibility="filter">
          <table:table-cell office:value-type="string" calcext:value-type="string">
            <text:p>Conor Sheary</text:p>
          </table:table-cell>
          <table:table-cell office:value-type="float" office:value="1.82692307692308" calcext:value-type="float">
            <text:p>1.82692307692308</text:p>
          </table:table-cell>
          <table:table-cell office:value-type="float" office:value="1.55" calcext:value-type="float">
            <text:p>1.55</text:p>
          </table:table-cell>
          <table:table-cell office:value-type="float" office:value="1.8989898989899" calcext:value-type="float">
            <text:p>1.8989898989899</text:p>
          </table:table-cell>
          <table:table-cell office:value-type="float" office:value="1.88505747126437" calcext:value-type="float">
            <text:p>1.88505747126437</text:p>
          </table:table-cell>
          <table:table-cell table:formula="of:=AVERAGE([.B259];[.C259];[.D259];[.E259])" office:value-type="float" office:value="1.79024261179434" calcext:value-type="float">
            <text:p>1.79024261179434</text:p>
          </table:table-cell>
          <table:table-cell/>
          <table:table-cell table:formula="of:=[.G259]-[.F259]" office:value-type="float" office:value="-1.79024261179434" calcext:value-type="float">
            <text:p>-1.79024261179434</text:p>
          </table:table-cell>
        </table:table-row>
        <table:table-row table:style-name="ro1" table:visibility="filter">
          <table:table-cell office:value-type="string" calcext:value-type="string">
            <text:p>Dylan Strome</text:p>
          </table:table-cell>
          <table:table-cell office:value-type="float" office:value="1.75510204081633" calcext:value-type="float">
            <text:p>1.75510204081633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96363636363636" calcext:value-type="float">
            <text:p>1.96363636363636</text:p>
          </table:table-cell>
          <table:table-cell office:value-type="float" office:value="1.8695652173913" calcext:value-type="float">
            <text:p>1.8695652173913</text:p>
          </table:table-cell>
          <table:table-cell table:formula="of:=AVERAGE([.B260];[.C260];[.D260];[.E260])" office:value-type="float" office:value="1.787700905461" calcext:value-type="float">
            <text:p>1.787700905461</text:p>
          </table:table-cell>
          <table:table-cell/>
          <table:table-cell table:formula="of:=[.G260]-[.F260]" office:value-type="float" office:value="-1.787700905461" calcext:value-type="float">
            <text:p>-1.787700905461</text:p>
          </table:table-cell>
        </table:table-row>
        <table:table-row table:style-name="ro1" table:visibility="filter">
          <table:table-cell office:value-type="string" calcext:value-type="string">
            <text:p>David Krejci</text:p>
          </table:table-cell>
          <table:table-cell office:value-type="float" office:value="1.79317073170732" calcext:value-type="float">
            <text:p>1.79317073170732</text:p>
          </table:table-cell>
          <table:table-cell office:value-type="float" office:value="1.6551724137931" calcext:value-type="float">
            <text:p>1.6551724137931</text:p>
          </table:table-cell>
          <table:table-cell office:value-type="float" office:value="1.8643216080402" calcext:value-type="float">
            <text:p>1.8643216080402</text:p>
          </table:table-cell>
          <table:table-cell office:value-type="float" office:value="1.83300970873786" calcext:value-type="float">
            <text:p>1.83300970873786</text:p>
          </table:table-cell>
          <table:table-cell table:formula="of:=AVERAGE([.B261];[.C261];[.D261];[.E261])" office:value-type="float" office:value="1.78641861556962" calcext:value-type="float">
            <text:p>1.78641861556962</text:p>
          </table:table-cell>
          <table:table-cell/>
          <table:table-cell table:formula="of:=[.G261]-[.F261]" office:value-type="float" office:value="-1.78641861556962" calcext:value-type="float">
            <text:p>-1.78641861556962</text:p>
          </table:table-cell>
        </table:table-row>
        <table:table-row table:style-name="ro1" table:visibility="filter">
          <table:table-cell office:value-type="string" calcext:value-type="string">
            <text:p>Noah Hanifin</text:p>
          </table:table-cell>
          <table:table-cell office:value-type="float" office:value="1.82793867120954" calcext:value-type="float">
            <text:p>1.82793867120954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85576923076923" calcext:value-type="float">
            <text:p>1.85576923076923</text:p>
          </table:table-cell>
          <table:table-cell office:value-type="float" office:value="1.79391891891892" calcext:value-type="float">
            <text:p>1.79391891891892</text:p>
          </table:table-cell>
          <table:table-cell table:formula="of:=AVERAGE([.B262];[.C262];[.D262];[.E262])" office:value-type="float" office:value="1.78607337189109" calcext:value-type="float">
            <text:p>1.78607337189109</text:p>
          </table:table-cell>
          <table:table-cell/>
          <table:table-cell table:formula="of:=[.G262]-[.F262]" office:value-type="float" office:value="-1.78607337189109" calcext:value-type="float">
            <text:p>-1.78607337189109</text:p>
          </table:table-cell>
        </table:table-row>
        <table:table-row table:style-name="ro1" table:visibility="filter">
          <table:table-cell office:value-type="string" calcext:value-type="string">
            <text:p>Kiefer Sherwood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2.5" calcext:value-type="float">
            <text:p>2.5</text:p>
          </table:table-cell>
          <table:table-cell office:value-type="float" office:value="1.82608695652174" calcext:value-type="float">
            <text:p>1.82608695652174</text:p>
          </table:table-cell>
          <table:table-cell office:value-type="float" office:value="1.48076923076923" calcext:value-type="float">
            <text:p>1.48076923076923</text:p>
          </table:table-cell>
          <table:table-cell table:formula="of:=AVERAGE([.B263];[.C263];[.D263];[.E263])" office:value-type="float" office:value="1.77314261825131" calcext:value-type="float">
            <text:p>1.77314261825131</text:p>
          </table:table-cell>
          <table:table-cell/>
          <table:table-cell table:formula="of:=[.G263]-[.F263]" office:value-type="float" office:value="-1.77314261825131" calcext:value-type="float">
            <text:p>-1.77314261825131</text:p>
          </table:table-cell>
        </table:table-row>
        <table:table-row table:style-name="ro1" table:visibility="filter">
          <table:table-cell office:value-type="string" calcext:value-type="string">
            <text:p>Michael Bunting</text:p>
          </table:table-cell>
          <table:table-cell office:value-type="float" office:value="2.02873563218391" calcext:value-type="float">
            <text:p>2.02873563218391</text:p>
          </table:table-cell>
          <table:table-cell office:value-type="float" office:value="1.2" calcext:value-type="float">
            <text:p>1.2</text:p>
          </table:table-cell>
          <table:table-cell office:value-type="float" office:value="1.70833333333333" calcext:value-type="float">
            <text:p>1.70833333333333</text:p>
          </table:table-cell>
          <table:table-cell office:value-type="float" office:value="2.0989010989011" calcext:value-type="float">
            <text:p>2.0989010989011</text:p>
          </table:table-cell>
          <table:table-cell table:formula="of:=AVERAGE([.B264];[.C264];[.D264];[.E264])" office:value-type="float" office:value="1.75899251610459" calcext:value-type="float">
            <text:p>1.75899251610459</text:p>
          </table:table-cell>
          <table:table-cell/>
          <table:table-cell table:formula="of:=[.G264]-[.F264]" office:value-type="float" office:value="-1.75899251610459" calcext:value-type="float">
            <text:p>-1.75899251610459</text:p>
          </table:table-cell>
        </table:table-row>
        <table:table-row table:style-name="ro1" table:visibility="filter">
          <table:table-cell office:value-type="string" calcext:value-type="string">
            <text:p>Semyon Varlamov</text:p>
          </table:table-cell>
          <table:table-cell office:value-type="float" office:value="1.57142857142857" calcext:value-type="float">
            <text:p>1.571428571428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44827586206897" calcext:value-type="float">
            <text:p>1.44827586206897</text:p>
          </table:table-cell>
          <table:table-cell table:formula="of:=AVERAGE([.B265];[.C265];[.D265];[.E265])" office:value-type="float" office:value="1.75492610837438" calcext:value-type="float">
            <text:p>1.75492610837438</text:p>
          </table:table-cell>
          <table:table-cell/>
          <table:table-cell table:formula="of:=[.G265]-[.F265]" office:value-type="float" office:value="-1.75492610837438" calcext:value-type="float">
            <text:p>-1.75492610837438</text:p>
          </table:table-cell>
        </table:table-row>
        <table:table-row table:style-name="ro1" table:visibility="filter">
          <table:table-cell office:value-type="string" calcext:value-type="string">
            <text:p>Andre Burakovsky</text:p>
          </table:table-cell>
          <table:table-cell office:value-type="float" office:value="1.6637323943662" calcext:value-type="float">
            <text:p>1.6637323943662</text:p>
          </table:table-cell>
          <table:table-cell office:value-type="float" office:value="2" calcext:value-type="float">
            <text:p>2</text:p>
          </table:table-cell>
          <table:table-cell office:value-type="float" office:value="1.73255813953488" calcext:value-type="float">
            <text:p>1.73255813953488</text:p>
          </table:table-cell>
          <table:table-cell office:value-type="float" office:value="1.61484098939929" calcext:value-type="float">
            <text:p>1.61484098939929</text:p>
          </table:table-cell>
          <table:table-cell table:formula="of:=AVERAGE([.B266];[.C266];[.D266];[.E266])" office:value-type="float" office:value="1.75278288082509" calcext:value-type="float">
            <text:p>1.75278288082509</text:p>
          </table:table-cell>
          <table:table-cell/>
          <table:table-cell table:formula="of:=[.G266]-[.F266]" office:value-type="float" office:value="-1.75278288082509" calcext:value-type="float">
            <text:p>-1.75278288082509</text:p>
          </table:table-cell>
        </table:table-row>
        <table:table-row table:style-name="ro1" table:visibility="filter">
          <table:table-cell office:value-type="string" calcext:value-type="string">
            <text:p>Jean-Gabriel Pageau</text:p>
          </table:table-cell>
          <table:table-cell office:value-type="float" office:value="1.816" calcext:value-type="float">
            <text:p>1.816</text:p>
          </table:table-cell>
          <table:table-cell office:value-type="float" office:value="1.3448275862069" calcext:value-type="float">
            <text:p>1.3448275862069</text:p>
          </table:table-cell>
          <table:table-cell office:value-type="float" office:value="1.94736842105263" calcext:value-type="float">
            <text:p>1.94736842105263</text:p>
          </table:table-cell>
          <table:table-cell office:value-type="float" office:value="1.8984126984127" calcext:value-type="float">
            <text:p>1.8984126984127</text:p>
          </table:table-cell>
          <table:table-cell table:formula="of:=AVERAGE([.B267];[.C267];[.D267];[.E267])" office:value-type="float" office:value="1.75165217641806" calcext:value-type="float">
            <text:p>1.75165217641806</text:p>
          </table:table-cell>
          <table:table-cell/>
          <table:table-cell table:formula="of:=[.G267]-[.F267]" office:value-type="float" office:value="-1.75165217641806" calcext:value-type="float">
            <text:p>-1.75165217641806</text:p>
          </table:table-cell>
        </table:table-row>
        <table:table-row table:style-name="ro1" table:visibility="filter">
          <table:table-cell office:value-type="string" calcext:value-type="string">
            <text:p>Oliver Wahlstrom</text:p>
          </table:table-cell>
          <table:table-cell office:value-type="float" office:value="2.04968944099379" calcext:value-type="float">
            <text:p>2.04968944099379</text:p>
          </table:table-cell>
          <table:table-cell office:value-type="float" office:value="1" calcext:value-type="float">
            <text:p>1</text:p>
          </table:table-cell>
          <table:table-cell office:value-type="float" office:value="2.03225806451613" calcext:value-type="float">
            <text:p>2.03225806451613</text:p>
          </table:table-cell>
          <table:table-cell office:value-type="float" office:value="1.92307692307692" calcext:value-type="float">
            <text:p>1.92307692307692</text:p>
          </table:table-cell>
          <table:table-cell table:formula="of:=AVERAGE([.B268];[.C268];[.D268];[.E268])" office:value-type="float" office:value="1.75125610714671" calcext:value-type="float">
            <text:p>1.75125610714671</text:p>
          </table:table-cell>
          <table:table-cell/>
          <table:table-cell table:formula="of:=[.G268]-[.F268]" office:value-type="float" office:value="-1.75125610714671" calcext:value-type="float">
            <text:p>-1.75125610714671</text:p>
          </table:table-cell>
        </table:table-row>
        <table:table-row table:style-name="ro1" table:visibility="filter">
          <table:table-cell office:value-type="string" calcext:value-type="string">
            <text:p>Charlie Coyle</text:p>
          </table:table-cell>
          <table:table-cell office:value-type="float" office:value="1.75" calcext:value-type="float">
            <text:p>1.75</text:p>
          </table:table-cell>
          <table:table-cell office:value-type="float" office:value="1.73913043478261" calcext:value-type="float">
            <text:p>1.73913043478261</text:p>
          </table:table-cell>
          <table:table-cell office:value-type="float" office:value="1.74305555555556" calcext:value-type="float">
            <text:p>1.74305555555556</text:p>
          </table:table-cell>
          <table:table-cell office:value-type="float" office:value="1.74015748031496" calcext:value-type="float">
            <text:p>1.74015748031496</text:p>
          </table:table-cell>
          <table:table-cell table:formula="of:=AVERAGE([.B269];[.C269];[.D269];[.E269])" office:value-type="float" office:value="1.74308586766328" calcext:value-type="float">
            <text:p>1.74308586766328</text:p>
          </table:table-cell>
          <table:table-cell/>
          <table:table-cell table:formula="of:=[.G269]-[.F269]" office:value-type="float" office:value="-1.74308586766328" calcext:value-type="float">
            <text:p>-1.74308586766328</text:p>
          </table:table-cell>
        </table:table-row>
        <table:table-row table:style-name="ro1" table:visibility="filter">
          <table:table-cell office:value-type="string" calcext:value-type="string">
            <text:p>Cole Sillinger</text:p>
          </table:table-cell>
          <table:table-cell office:value-type="float" office:value="1.69014084507042" calcext:value-type="float">
            <text:p>1.69014084507042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1.95652173913043" calcext:value-type="float">
            <text:p>1.95652173913043</text:p>
          </table:table-cell>
          <table:table-cell office:value-type="float" office:value="1.58571428571429" calcext:value-type="float">
            <text:p>1.58571428571429</text:p>
          </table:table-cell>
          <table:table-cell table:formula="of:=AVERAGE([.B270];[.C270];[.D270];[.E270])" office:value-type="float" office:value="1.73666564605021" calcext:value-type="float">
            <text:p>1.73666564605021</text:p>
          </table:table-cell>
          <table:table-cell/>
          <table:table-cell table:formula="of:=[.G270]-[.F270]" office:value-type="float" office:value="-1.73666564605021" calcext:value-type="float">
            <text:p>-1.73666564605021</text:p>
          </table:table-cell>
        </table:table-row>
        <table:table-row table:style-name="ro1" table:visibility="filter">
          <table:table-cell office:value-type="string" calcext:value-type="string">
            <text:p>Brock McGinn</text:p>
          </table:table-cell>
          <table:table-cell office:value-type="float" office:value="1.50840336134454" calcext:value-type="float">
            <text:p>1.50840336134454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1.47222222222222" calcext:value-type="float">
            <text:p>1.47222222222222</text:p>
          </table:table-cell>
          <table:table-cell office:value-type="float" office:value="1.58649789029536" calcext:value-type="float">
            <text:p>1.58649789029536</text:p>
          </table:table-cell>
          <table:table-cell table:formula="of:=AVERAGE([.B271];[.C271];[.D271];[.E271])" office:value-type="float" office:value="1.73268995937462" calcext:value-type="float">
            <text:p>1.73268995937462</text:p>
          </table:table-cell>
          <table:table-cell/>
          <table:table-cell table:formula="of:=[.G271]-[.F271]" office:value-type="float" office:value="-1.73268995937462" calcext:value-type="float">
            <text:p>-1.73268995937462</text:p>
          </table:table-cell>
        </table:table-row>
        <table:table-row table:style-name="ro1" table:visibility="filter">
          <table:table-cell office:value-type="string" calcext:value-type="string">
            <text:p>Tyson Jost</text:p>
          </table:table-cell>
          <table:table-cell office:value-type="float" office:value="1.56965174129353" calcext:value-type="float">
            <text:p>1.56965174129353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.8" calcext:value-type="float">
            <text:p>1.8</text:p>
          </table:table-cell>
          <table:table-cell office:value-type="float" office:value="1.60975609756098" calcext:value-type="float">
            <text:p>1.60975609756098</text:p>
          </table:table-cell>
          <table:table-cell table:formula="of:=AVERAGE([.B272];[.C272];[.D272];[.E272])" office:value-type="float" office:value="1.72562119048286" calcext:value-type="float">
            <text:p>1.72562119048286</text:p>
          </table:table-cell>
          <table:table-cell/>
          <table:table-cell table:formula="of:=[.G272]-[.F272]" office:value-type="float" office:value="-1.72562119048286" calcext:value-type="float">
            <text:p>-1.72562119048286</text:p>
          </table:table-cell>
        </table:table-row>
        <table:table-row table:style-name="ro1" table:visibility="filter">
          <table:table-cell office:value-type="string" calcext:value-type="string">
            <text:p>Eeli Tolvanen</text:p>
          </table:table-cell>
          <table:table-cell office:value-type="float" office:value="1.85294117647059" calcext:value-type="float">
            <text:p>1.85294117647059</text:p>
          </table:table-cell>
          <table:table-cell office:value-type="float" office:value="1.69230769230769" calcext:value-type="float">
            <text:p>1.69230769230769</text:p>
          </table:table-cell>
          <table:table-cell office:value-type="float" office:value="1.6" calcext:value-type="float">
            <text:p>1.6</text:p>
          </table:table-cell>
          <table:table-cell office:value-type="float" office:value="1.75581395348837" calcext:value-type="float">
            <text:p>1.75581395348837</text:p>
          </table:table-cell>
          <table:table-cell table:formula="of:=AVERAGE([.B273];[.C273];[.D273];[.E273])" office:value-type="float" office:value="1.72526570556666" calcext:value-type="float">
            <text:p>1.72526570556666</text:p>
          </table:table-cell>
          <table:table-cell/>
          <table:table-cell table:formula="of:=[.G273]-[.F273]" office:value-type="float" office:value="-1.72526570556666" calcext:value-type="float">
            <text:p>-1.72526570556666</text:p>
          </table:table-cell>
        </table:table-row>
        <table:table-row table:style-name="ro1" table:visibility="filter">
          <table:table-cell office:value-type="string" calcext:value-type="string">
            <text:p>Travis Hamonic</text:p>
          </table:table-cell>
          <table:table-cell office:value-type="float" office:value="1.79568527918782" calcext:value-type="float">
            <text:p>1.79568527918782</text:p>
          </table:table-cell>
          <table:table-cell office:value-type="float" office:value="1.53571428571429" calcext:value-type="float">
            <text:p>1.53571428571429</text:p>
          </table:table-cell>
          <table:table-cell office:value-type="float" office:value="1.83850931677019" calcext:value-type="float">
            <text:p>1.83850931677019</text:p>
          </table:table-cell>
          <table:table-cell office:value-type="float" office:value="1.72122762148338" calcext:value-type="float">
            <text:p>1.72122762148338</text:p>
          </table:table-cell>
          <table:table-cell table:formula="of:=AVERAGE([.B274];[.C274];[.D274];[.E274])" office:value-type="float" office:value="1.72278412578892" calcext:value-type="float">
            <text:p>1.72278412578892</text:p>
          </table:table-cell>
          <table:table-cell/>
          <table:table-cell table:formula="of:=[.G274]-[.F274]" office:value-type="float" office:value="-1.72278412578892" calcext:value-type="float">
            <text:p>-1.72278412578892</text:p>
          </table:table-cell>
        </table:table-row>
        <table:table-row table:style-name="ro1" table:visibility="filter">
          <table:table-cell office:value-type="string" calcext:value-type="string">
            <text:p>Cal Clutterbuck</text:p>
          </table:table-cell>
          <table:table-cell office:value-type="float" office:value="1.63542739443872" calcext:value-type="float">
            <text:p>1.63542739443872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1.63186813186813" calcext:value-type="float">
            <text:p>1.63186813186813</text:p>
          </table:table-cell>
          <table:table-cell office:value-type="float" office:value="1.76720647773279" calcext:value-type="float">
            <text:p>1.76720647773279</text:p>
          </table:table-cell>
          <table:table-cell table:formula="of:=AVERAGE([.B275];[.C275];[.D275];[.E275])" office:value-type="float" office:value="1.71695883434325" calcext:value-type="float">
            <text:p>1.71695883434325</text:p>
          </table:table-cell>
          <table:table-cell/>
          <table:table-cell table:formula="of:=[.G275]-[.F275]" office:value-type="float" office:value="-1.71695883434325" calcext:value-type="float">
            <text:p>-1.71695883434325</text:p>
          </table:table-cell>
        </table:table-row>
        <table:table-row table:style-name="ro1" table:visibility="filter">
          <table:table-cell office:value-type="string" calcext:value-type="string">
            <text:p>Kasperi Kapanen</text:p>
          </table:table-cell>
          <table:table-cell office:value-type="float" office:value="1.77272727272727" calcext:value-type="float">
            <text:p>1.77272727272727</text:p>
          </table:table-cell>
          <table:table-cell office:value-type="float" office:value="1.75" calcext:value-type="float">
            <text:p>1.75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.68253968253968" calcext:value-type="float">
            <text:p>1.68253968253968</text:p>
          </table:table-cell>
          <table:table-cell table:formula="of:=AVERAGE([.B276];[.C276];[.D276];[.E276])" office:value-type="float" office:value="1.71308144469909" calcext:value-type="float">
            <text:p>1.71308144469909</text:p>
          </table:table-cell>
          <table:table-cell/>
          <table:table-cell table:formula="of:=[.G276]-[.F276]" office:value-type="float" office:value="-1.71308144469909" calcext:value-type="float">
            <text:p>-1.71308144469909</text:p>
          </table:table-cell>
        </table:table-row>
        <table:table-row table:style-name="ro1" table:visibility="filter">
          <table:table-cell office:value-type="string" calcext:value-type="string">
            <text:p>Phillip Di Giuseppe</text:p>
          </table:table-cell>
          <table:table-cell office:value-type="float" office:value="1.59633027522936" calcext:value-type="float">
            <text:p>1.59633027522936</text:p>
          </table:table-cell>
          <table:table-cell office:value-type="float" office:value="2" calcext:value-type="float">
            <text:p>2</text:p>
          </table:table-cell>
          <table:table-cell office:value-type="float" office:value="1.58620689655172" calcext:value-type="float">
            <text:p>1.58620689655172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B277];[.C277];[.D277];[.E277])" office:value-type="float" office:value="1.71230095961194" calcext:value-type="float">
            <text:p>1.71230095961194</text:p>
          </table:table-cell>
          <table:table-cell/>
          <table:table-cell table:formula="of:=[.G277]-[.F277]" office:value-type="float" office:value="-1.71230095961194" calcext:value-type="float">
            <text:p>-1.71230095961194</text:p>
          </table:table-cell>
        </table:table-row>
        <table:table-row table:style-name="ro1" table:visibility="filter">
          <table:table-cell office:value-type="string" calcext:value-type="string">
            <text:p>Charlie McAvoy</text:p>
          </table:table-cell>
          <table:table-cell office:value-type="float" office:value="1.6449864498645" calcext:value-type="float">
            <text:p>1.6449864498645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1.87719298245614" calcext:value-type="float">
            <text:p>1.87719298245614</text:p>
          </table:table-cell>
          <table:table-cell office:value-type="float" office:value="1.77297297297297" calcext:value-type="float">
            <text:p>1.77297297297297</text:p>
          </table:table-cell>
          <table:table-cell table:formula="of:=AVERAGE([.B278];[.C278];[.D278];[.E278])" office:value-type="float" office:value="1.70712143465674" calcext:value-type="float">
            <text:p>1.70712143465674</text:p>
          </table:table-cell>
          <table:table-cell/>
          <table:table-cell table:formula="of:=[.G278]-[.F278]" office:value-type="float" office:value="-1.70712143465674" calcext:value-type="float">
            <text:p>-1.70712143465674</text:p>
          </table:table-cell>
        </table:table-row>
        <table:table-row table:style-name="ro1" table:visibility="filter">
          <table:table-cell office:value-type="string" calcext:value-type="string">
            <text:p>Quinn Hughes</text:p>
          </table:table-cell>
          <table:table-cell office:value-type="float" office:value="1.88148148148148" calcext:value-type="float">
            <text:p>1.88148148148148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.6046511627907" calcext:value-type="float">
            <text:p>1.6046511627907</text:p>
          </table:table-cell>
          <table:table-cell office:value-type="float" office:value="1.91111111111111" calcext:value-type="float">
            <text:p>1.91111111111111</text:p>
          </table:table-cell>
          <table:table-cell table:formula="of:=AVERAGE([.B279];[.C279];[.D279];[.E279])" office:value-type="float" office:value="1.70645379598868" calcext:value-type="float">
            <text:p>1.70645379598868</text:p>
          </table:table-cell>
          <table:table-cell/>
          <table:table-cell table:formula="of:=[.G279]-[.F279]" office:value-type="float" office:value="-1.70645379598868" calcext:value-type="float">
            <text:p>-1.70645379598868</text:p>
          </table:table-cell>
        </table:table-row>
        <table:table-row table:style-name="ro1" table:visibility="filter">
          <table:table-cell office:value-type="string" calcext:value-type="string">
            <text:p>Nicolas Hague</text:p>
          </table:table-cell>
          <table:table-cell office:value-type="float" office:value="1.59241706161137" calcext:value-type="float">
            <text:p>1.59241706161137</text:p>
          </table:table-cell>
          <table:table-cell office:value-type="float" office:value="1.75" calcext:value-type="float">
            <text:p>1.75</text:p>
          </table:table-cell>
          <table:table-cell office:value-type="float" office:value="1.94444444444444" calcext:value-type="float">
            <text:p>1.94444444444444</text:p>
          </table:table-cell>
          <table:table-cell office:value-type="float" office:value="1.53703703703704" calcext:value-type="float">
            <text:p>1.53703703703704</text:p>
          </table:table-cell>
          <table:table-cell table:formula="of:=AVERAGE([.B280];[.C280];[.D280];[.E280])" office:value-type="float" office:value="1.70597463577321" calcext:value-type="float">
            <text:p>1.70597463577321</text:p>
          </table:table-cell>
          <table:table-cell/>
          <table:table-cell table:formula="of:=[.G280]-[.F280]" office:value-type="float" office:value="-1.70597463577321" calcext:value-type="float">
            <text:p>-1.70597463577321</text:p>
          </table:table-cell>
        </table:table-row>
        <table:table-row table:style-name="ro1" table:visibility="filter">
          <table:table-cell office:value-type="string" calcext:value-type="string">
            <text:p>Rasmus Andersson</text:p>
          </table:table-cell>
          <table:table-cell office:value-type="float" office:value="1.75409836065574" calcext:value-type="float">
            <text:p>1.75409836065574</text:p>
          </table:table-cell>
          <table:table-cell office:value-type="float" office:value="1.64285714285714" calcext:value-type="float">
            <text:p>1.64285714285714</text:p>
          </table:table-cell>
          <table:table-cell office:value-type="float" office:value="1.62121212121212" calcext:value-type="float">
            <text:p>1.62121212121212</text:p>
          </table:table-cell>
          <table:table-cell office:value-type="float" office:value="1.80434782608696" calcext:value-type="float">
            <text:p>1.80434782608696</text:p>
          </table:table-cell>
          <table:table-cell table:formula="of:=AVERAGE([.B281];[.C281];[.D281];[.E281])" office:value-type="float" office:value="1.70562886270299" calcext:value-type="float">
            <text:p>1.70562886270299</text:p>
          </table:table-cell>
          <table:table-cell/>
          <table:table-cell table:formula="of:=[.G281]-[.F281]" office:value-type="float" office:value="-1.70562886270299" calcext:value-type="float">
            <text:p>-1.70562886270299</text:p>
          </table:table-cell>
        </table:table-row>
        <table:table-row table:style-name="ro1" table:visibility="filter">
          <table:table-cell office:value-type="string" calcext:value-type="string">
            <text:p>Logan Stanley</text:p>
          </table:table-cell>
          <table:table-cell office:value-type="float" office:value="1.375" calcext:value-type="float">
            <text:p>1.375</text:p>
          </table:table-cell>
          <table:table-cell office:value-type="float" office:value="2.5" calcext:value-type="float">
            <text:p>2.5</text:p>
          </table:table-cell>
          <table:table-cell office:value-type="float" office:value="1.27586206896552" calcext:value-type="float">
            <text:p>1.27586206896552</text:p>
          </table:table-cell>
          <table:table-cell office:value-type="float" office:value="1.63793103448276" calcext:value-type="float">
            <text:p>1.63793103448276</text:p>
          </table:table-cell>
          <table:table-cell table:formula="of:=AVERAGE([.B282];[.C282];[.D282];[.E282])" office:value-type="float" office:value="1.69719827586207" calcext:value-type="float">
            <text:p>1.69719827586207</text:p>
          </table:table-cell>
          <table:table-cell/>
          <table:table-cell table:formula="of:=[.G282]-[.F282]" office:value-type="float" office:value="-1.69719827586207" calcext:value-type="float">
            <text:p>-1.69719827586207</text:p>
          </table:table-cell>
        </table:table-row>
        <table:table-row table:style-name="ro1" table:visibility="filter">
          <table:table-cell office:value-type="string" calcext:value-type="string">
            <text:p>Lucas Raymond</text:p>
          </table:table-cell>
          <table:table-cell office:value-type="float" office:value="2.06293706293706" calcext:value-type="float">
            <text:p>2.06293706293706</text:p>
          </table:table-cell>
          <table:table-cell office:value-type="float" office:value="0.5" calcext:value-type="float">
            <text:p>0.5</text:p>
          </table:table-cell>
          <table:table-cell office:value-type="float" office:value="2.39130434782609" calcext:value-type="float">
            <text:p>2.39130434782609</text:p>
          </table:table-cell>
          <table:table-cell office:value-type="float" office:value="1.82857142857143" calcext:value-type="float">
            <text:p>1.82857142857143</text:p>
          </table:table-cell>
          <table:table-cell table:formula="of:=AVERAGE([.B283];[.C283];[.D283];[.E283])" office:value-type="float" office:value="1.69570320983364" calcext:value-type="float">
            <text:p>1.69570320983364</text:p>
          </table:table-cell>
          <table:table-cell/>
          <table:table-cell table:formula="of:=[.G283]-[.F283]" office:value-type="float" office:value="-1.69570320983364" calcext:value-type="float">
            <text:p>-1.69570320983364</text:p>
          </table:table-cell>
        </table:table-row>
        <table:table-row table:style-name="ro1" table:visibility="filter">
          <table:table-cell office:value-type="string" calcext:value-type="string">
            <text:p>Michael Stone</text:p>
          </table:table-cell>
          <table:table-cell office:value-type="float" office:value="1.58545454545455" calcext:value-type="float">
            <text:p>1.58545454545455</text:p>
          </table:table-cell>
          <table:table-cell office:value-type="float" office:value="2" calcext:value-type="float">
            <text:p>2</text:p>
          </table:table-cell>
          <table:table-cell office:value-type="float" office:value="1.68478260869565" calcext:value-type="float">
            <text:p>1.68478260869565</text:p>
          </table:table-cell>
          <table:table-cell office:value-type="float" office:value="1.50359712230216" calcext:value-type="float">
            <text:p>1.50359712230216</text:p>
          </table:table-cell>
          <table:table-cell table:formula="of:=AVERAGE([.B284];[.C284];[.D284];[.E284])" office:value-type="float" office:value="1.69345856911309" calcext:value-type="float">
            <text:p>1.69345856911309</text:p>
          </table:table-cell>
          <table:table-cell/>
          <table:table-cell table:formula="of:=[.G284]-[.F284]" office:value-type="float" office:value="-1.69345856911309" calcext:value-type="float">
            <text:p>-1.69345856911309</text:p>
          </table:table-cell>
        </table:table-row>
        <table:table-row table:style-name="ro1" table:visibility="filter">
          <table:table-cell office:value-type="string" calcext:value-type="string">
            <text:p>Erik Haula</text:p>
          </table:table-cell>
          <table:table-cell office:value-type="float" office:value="1.72185430463576" calcext:value-type="float">
            <text:p>1.72185430463576</text:p>
          </table:table-cell>
          <table:table-cell office:value-type="float" office:value="1.5" calcext:value-type="float">
            <text:p>1.5</text:p>
          </table:table-cell>
          <table:table-cell office:value-type="float" office:value="1.73275862068966" calcext:value-type="float">
            <text:p>1.73275862068966</text:p>
          </table:table-cell>
          <table:table-cell office:value-type="float" office:value="1.73462783171521" calcext:value-type="float">
            <text:p>1.73462783171521</text:p>
          </table:table-cell>
          <table:table-cell table:formula="of:=AVERAGE([.B285];[.C285];[.D285];[.E285])" office:value-type="float" office:value="1.67231018926016" calcext:value-type="float">
            <text:p>1.67231018926016</text:p>
          </table:table-cell>
          <table:table-cell/>
          <table:table-cell table:formula="of:=[.G285]-[.F285]" office:value-type="float" office:value="-1.67231018926016" calcext:value-type="float">
            <text:p>-1.67231018926016</text:p>
          </table:table-cell>
        </table:table-row>
        <table:table-row table:style-name="ro1" table:visibility="filter">
          <table:table-cell office:value-type="string" calcext:value-type="string">
            <text:p>Moritz Seider</text:p>
          </table:table-cell>
          <table:table-cell office:value-type="float" office:value="2.01324503311258" calcext:value-type="float">
            <text:p>2.01324503311258</text:p>
          </table:table-cell>
          <table:table-cell office:value-type="float" office:value="0.5" calcext:value-type="float">
            <text:p>0.5</text:p>
          </table:table-cell>
          <table:table-cell office:value-type="float" office:value="2.30434782608696" calcext:value-type="float">
            <text:p>2.30434782608696</text:p>
          </table:table-cell>
          <table:table-cell office:value-type="float" office:value="1.86666666666667" calcext:value-type="float">
            <text:p>1.86666666666667</text:p>
          </table:table-cell>
          <table:table-cell table:formula="of:=AVERAGE([.B286];[.C286];[.D286];[.E286])" office:value-type="float" office:value="1.67106488146655" calcext:value-type="float">
            <text:p>1.67106488146655</text:p>
          </table:table-cell>
          <table:table-cell/>
          <table:table-cell table:formula="of:=[.G286]-[.F286]" office:value-type="float" office:value="-1.67106488146655" calcext:value-type="float">
            <text:p>-1.67106488146655</text:p>
          </table:table-cell>
        </table:table-row>
        <table:table-row table:style-name="ro1" table:visibility="filter">
          <table:table-cell office:value-type="string" calcext:value-type="string">
            <text:p>Nick Schmaltz</text:p>
          </table:table-cell>
          <table:table-cell office:value-type="float" office:value="1.61927710843374" calcext:value-type="float">
            <text:p>1.61927710843374</text:p>
          </table:table-cell>
          <table:table-cell office:value-type="float" office:value="1.64285714285714" calcext:value-type="float">
            <text:p>1.64285714285714</text:p>
          </table:table-cell>
          <table:table-cell office:value-type="float" office:value="1.82608695652174" calcext:value-type="float">
            <text:p>1.82608695652174</text:p>
          </table:table-cell>
          <table:table-cell office:value-type="float" office:value="1.59047619047619" calcext:value-type="float">
            <text:p>1.59047619047619</text:p>
          </table:table-cell>
          <table:table-cell table:formula="of:=AVERAGE([.B287];[.C287];[.D287];[.E287])" office:value-type="float" office:value="1.6696743495722" calcext:value-type="float">
            <text:p>1.6696743495722</text:p>
          </table:table-cell>
          <table:table-cell/>
          <table:table-cell table:formula="of:=[.G287]-[.F287]" office:value-type="float" office:value="-1.6696743495722" calcext:value-type="float">
            <text:p>-1.6696743495722</text:p>
          </table:table-cell>
        </table:table-row>
        <table:table-row table:style-name="ro1" table:visibility="filter">
          <table:table-cell office:value-type="string" calcext:value-type="string">
            <text:p>Pavel Dorofeyev</text:p>
          </table:table-cell>
          <table:table-cell office:value-type="float" office:value="1.77777777777778" calcext:value-type="float">
            <text:p>1.7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table:formula="of:=AVERAGE([.B288];[.C288];[.D288];[.E288])" office:value-type="float" office:value="1.66944444444444" calcext:value-type="float">
            <text:p>1.66944444444444</text:p>
          </table:table-cell>
          <table:table-cell/>
          <table:table-cell table:formula="of:=[.G288]-[.F288]" office:value-type="float" office:value="-1.66944444444444" calcext:value-type="float">
            <text:p>-1.66944444444444</text:p>
          </table:table-cell>
        </table:table-row>
        <table:table-row table:style-name="ro1" table:visibility="filter">
          <table:table-cell office:value-type="string" calcext:value-type="string">
            <text:p>Adam Ruzicka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.39024390243902" calcext:value-type="float">
            <text:p>1.39024390243902</text:p>
          </table:table-cell>
          <table:table-cell table:formula="of:=AVERAGE([.B289];[.C289];[.D289];[.E289])" office:value-type="float" office:value="1.66898954703833" calcext:value-type="float">
            <text:p>1.66898954703833</text:p>
          </table:table-cell>
          <table:table-cell/>
          <table:table-cell table:formula="of:=[.G289]-[.F289]" office:value-type="float" office:value="-1.66898954703833" calcext:value-type="float">
            <text:p>-1.66898954703833</text:p>
          </table:table-cell>
        </table:table-row>
        <table:table-row table:style-name="ro1" table:visibility="filter">
          <table:table-cell office:value-type="string" calcext:value-type="string">
            <text:p>Yanni Gourde</text:p>
          </table:table-cell>
          <table:table-cell office:value-type="float" office:value="1.69911504424779" calcext:value-type="float">
            <text:p>1.69911504424779</text:p>
          </table:table-cell>
          <table:table-cell office:value-type="float" office:value="1.8" calcext:value-type="float">
            <text:p>1.8</text:p>
          </table:table-cell>
          <table:table-cell office:value-type="float" office:value="1.64556962025316" calcext:value-type="float">
            <text:p>1.64556962025316</text:p>
          </table:table-cell>
          <table:table-cell office:value-type="float" office:value="1.52252252252252" calcext:value-type="float">
            <text:p>1.52252252252252</text:p>
          </table:table-cell>
          <table:table-cell table:formula="of:=AVERAGE([.B290];[.C290];[.D290];[.E290])" office:value-type="float" office:value="1.66680179675587" calcext:value-type="float">
            <text:p>1.66680179675587</text:p>
          </table:table-cell>
          <table:table-cell/>
          <table:table-cell table:formula="of:=[.G290]-[.F290]" office:value-type="float" office:value="-1.66680179675587" calcext:value-type="float">
            <text:p>-1.66680179675587</text:p>
          </table:table-cell>
        </table:table-row>
        <table:table-row table:style-name="ro1" table:visibility="filter">
          <table:table-cell office:value-type="string" calcext:value-type="string">
            <text:p>Sean Kuraly</text:p>
          </table:table-cell>
          <table:table-cell office:value-type="float" office:value="1.64778325123153" calcext:value-type="float">
            <text:p>1.64778325123153</text:p>
          </table:table-cell>
          <table:table-cell office:value-type="float" office:value="1.72727272727273" calcext:value-type="float">
            <text:p>1.72727272727273</text:p>
          </table:table-cell>
          <table:table-cell office:value-type="float" office:value="1.65957446808511" calcext:value-type="float">
            <text:p>1.65957446808511</text:p>
          </table:table-cell>
          <table:table-cell office:value-type="float" office:value="1.62376237623762" calcext:value-type="float">
            <text:p>1.62376237623762</text:p>
          </table:table-cell>
          <table:table-cell table:formula="of:=AVERAGE([.B291];[.C291];[.D291];[.E291])" office:value-type="float" office:value="1.66459820570675" calcext:value-type="float">
            <text:p>1.66459820570675</text:p>
          </table:table-cell>
          <table:table-cell/>
          <table:table-cell table:formula="of:=[.G291]-[.F291]" office:value-type="float" office:value="-1.66459820570675" calcext:value-type="float">
            <text:p>-1.66459820570675</text:p>
          </table:table-cell>
        </table:table-row>
        <table:table-row table:style-name="ro1" table:visibility="filter">
          <table:table-cell office:value-type="string" calcext:value-type="string">
            <text:p>Trevor Lewis</text:p>
          </table:table-cell>
          <table:table-cell office:value-type="float" office:value="1.70147559591373" calcext:value-type="float">
            <text:p>1.70147559591373</text:p>
          </table:table-cell>
          <table:table-cell office:value-type="float" office:value="1.59615384615385" calcext:value-type="float">
            <text:p>1.59615384615385</text:p>
          </table:table-cell>
          <table:table-cell office:value-type="float" office:value="1.59550561797753" calcext:value-type="float">
            <text:p>1.59550561797753</text:p>
          </table:table-cell>
          <table:table-cell office:value-type="float" office:value="1.75114155251142" calcext:value-type="float">
            <text:p>1.75114155251142</text:p>
          </table:table-cell>
          <table:table-cell table:formula="of:=AVERAGE([.B292];[.C292];[.D292];[.E292])" office:value-type="float" office:value="1.66106915313913" calcext:value-type="float">
            <text:p>1.66106915313913</text:p>
          </table:table-cell>
          <table:table-cell/>
          <table:table-cell table:formula="of:=[.G292]-[.F292]" office:value-type="float" office:value="-1.66106915313913" calcext:value-type="float">
            <text:p>-1.66106915313913</text:p>
          </table:table-cell>
        </table:table-row>
        <table:table-row table:style-name="ro1" table:visibility="filter">
          <table:table-cell office:value-type="string" calcext:value-type="string">
            <text:p>Ryan McDonagh</text:p>
          </table:table-cell>
          <table:table-cell office:value-type="float" office:value="1.58095238095238" calcext:value-type="float">
            <text:p>1.58095238095238</text:p>
          </table:table-cell>
          <table:table-cell office:value-type="float" office:value="1.67647058823529" calcext:value-type="float">
            <text:p>1.67647058823529</text:p>
          </table:table-cell>
          <table:table-cell office:value-type="float" office:value="1.72955974842767" calcext:value-type="float">
            <text:p>1.72955974842767</text:p>
          </table:table-cell>
          <table:table-cell office:value-type="float" office:value="1.64622641509434" calcext:value-type="float">
            <text:p>1.64622641509434</text:p>
          </table:table-cell>
          <table:table-cell table:formula="of:=AVERAGE([.B293];[.C293];[.D293];[.E293])" office:value-type="float" office:value="1.65830228317742" calcext:value-type="float">
            <text:p>1.65830228317742</text:p>
          </table:table-cell>
          <table:table-cell/>
          <table:table-cell table:formula="of:=[.G293]-[.F293]" office:value-type="float" office:value="-1.65830228317742" calcext:value-type="float">
            <text:p>-1.65830228317742</text:p>
          </table:table-cell>
        </table:table-row>
        <table:table-row table:style-name="ro1" table:visibility="filter">
          <table:table-cell office:value-type="string" calcext:value-type="string">
            <text:p>Philip Tomasino</text:p>
          </table:table-cell>
          <table:table-cell office:value-type="float" office:value="1.50537634408602" calcext:value-type="float">
            <text:p>1.50537634408602</text:p>
          </table:table-cell>
          <table:table-cell office:value-type="float" office:value="2.5" calcext:value-type="float">
            <text:p>2.5</text:p>
          </table:table-cell>
          <table:table-cell office:value-type="float" office:value="1.26086956521739" calcext:value-type="float">
            <text:p>1.26086956521739</text:p>
          </table:table-cell>
          <table:table-cell office:value-type="float" office:value="1.36170212765957" calcext:value-type="float">
            <text:p>1.36170212765957</text:p>
          </table:table-cell>
          <table:table-cell table:formula="of:=AVERAGE([.B294];[.C294];[.D294];[.E294])" office:value-type="float" office:value="1.65698700924075" calcext:value-type="float">
            <text:p>1.65698700924075</text:p>
          </table:table-cell>
          <table:table-cell/>
          <table:table-cell table:formula="of:=[.G294]-[.F294]" office:value-type="float" office:value="-1.65698700924075" calcext:value-type="float">
            <text:p>-1.65698700924075</text:p>
          </table:table-cell>
        </table:table-row>
        <table:table-row table:style-name="ro1" table:visibility="filter">
          <table:table-cell office:value-type="string" calcext:value-type="string">
            <text:p>Pavel Zacha</text:p>
          </table:table-cell>
          <table:table-cell office:value-type="float" office:value="1.64835164835165" calcext:value-type="float">
            <text:p>1.64835164835165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1.46031746031746" calcext:value-type="float">
            <text:p>1.46031746031746</text:p>
          </table:table-cell>
          <table:table-cell office:value-type="float" office:value="1.64377682403433" calcext:value-type="float">
            <text:p>1.64377682403433</text:p>
          </table:table-cell>
          <table:table-cell table:formula="of:=AVERAGE([.B295];[.C295];[.D295];[.E295])" office:value-type="float" office:value="1.65477814984253" calcext:value-type="float">
            <text:p>1.65477814984253</text:p>
          </table:table-cell>
          <table:table-cell/>
          <table:table-cell table:formula="of:=[.G295]-[.F295]" office:value-type="float" office:value="-1.65477814984253" calcext:value-type="float">
            <text:p>-1.65477814984253</text:p>
          </table:table-cell>
        </table:table-row>
        <table:table-row table:style-name="ro1" table:visibility="filter">
          <table:table-cell office:value-type="string" calcext:value-type="string">
            <text:p>Cam Fowler</text:p>
          </table:table-cell>
          <table:table-cell office:value-type="float" office:value="1.60839954597049" calcext:value-type="float">
            <text:p>1.60839954597049</text:p>
          </table:table-cell>
          <table:table-cell office:value-type="float" office:value="1.68888888888889" calcext:value-type="float">
            <text:p>1.68888888888889</text:p>
          </table:table-cell>
          <table:table-cell office:value-type="float" office:value="1.58282208588957" calcext:value-type="float">
            <text:p>1.58282208588957</text:p>
          </table:table-cell>
          <table:table-cell office:value-type="float" office:value="1.73287671232877" calcext:value-type="float">
            <text:p>1.73287671232877</text:p>
          </table:table-cell>
          <table:table-cell table:formula="of:=AVERAGE([.B296];[.C296];[.D296];[.E296])" office:value-type="float" office:value="1.65324680826943" calcext:value-type="float">
            <text:p>1.65324680826943</text:p>
          </table:table-cell>
          <table:table-cell/>
          <table:table-cell table:formula="of:=[.G296]-[.F296]" office:value-type="float" office:value="-1.65324680826943" calcext:value-type="float">
            <text:p>-1.65324680826943</text:p>
          </table:table-cell>
        </table:table-row>
        <table:table-row table:style-name="ro1" table:visibility="filter">
          <table:table-cell office:value-type="string" calcext:value-type="string">
            <text:p>Matt Irwin</text:p>
          </table:table-cell>
          <table:table-cell office:value-type="float" office:value="1.57488986784141" calcext:value-type="float">
            <text:p>1.57488986784141</text:p>
          </table:table-cell>
          <table:table-cell office:value-type="float" office:value="1.72727272727273" calcext:value-type="float">
            <text:p>1.72727272727273</text:p>
          </table:table-cell>
          <table:table-cell office:value-type="float" office:value="1.66315789473684" calcext:value-type="float">
            <text:p>1.66315789473684</text:p>
          </table:table-cell>
          <table:table-cell office:value-type="float" office:value="1.64102564102564" calcext:value-type="float">
            <text:p>1.64102564102564</text:p>
          </table:table-cell>
          <table:table-cell table:formula="of:=AVERAGE([.B297];[.C297];[.D297];[.E297])" office:value-type="float" office:value="1.65158653271916" calcext:value-type="float">
            <text:p>1.65158653271916</text:p>
          </table:table-cell>
          <table:table-cell/>
          <table:table-cell table:formula="of:=[.G297]-[.F297]" office:value-type="float" office:value="-1.65158653271916" calcext:value-type="float">
            <text:p>-1.65158653271916</text:p>
          </table:table-cell>
        </table:table-row>
        <table:table-row table:style-name="ro1" table:visibility="filter">
          <table:table-cell office:value-type="string" calcext:value-type="string">
            <text:p>Tyler Myers</text:p>
          </table:table-cell>
          <table:table-cell office:value-type="float" office:value="1.65966850828729" calcext:value-type="float">
            <text:p>1.65966850828729</text:p>
          </table:table-cell>
          <table:table-cell office:value-type="float" office:value="1.64285714285714" calcext:value-type="float">
            <text:p>1.64285714285714</text:p>
          </table:table-cell>
          <table:table-cell office:value-type="float" office:value="1.60625" calcext:value-type="float">
            <text:p>1.60625</text:p>
          </table:table-cell>
          <table:table-cell office:value-type="float" office:value="1.67105263157895" calcext:value-type="float">
            <text:p>1.67105263157895</text:p>
          </table:table-cell>
          <table:table-cell table:formula="of:=AVERAGE([.B298];[.C298];[.D298];[.E298])" office:value-type="float" office:value="1.64495707068085" calcext:value-type="float">
            <text:p>1.64495707068085</text:p>
          </table:table-cell>
          <table:table-cell/>
          <table:table-cell table:formula="of:=[.G298]-[.F298]" office:value-type="float" office:value="-1.64495707068085" calcext:value-type="float">
            <text:p>-1.64495707068085</text:p>
          </table:table-cell>
        </table:table-row>
        <table:table-row table:style-name="ro1" table:visibility="filter">
          <table:table-cell office:value-type="string" calcext:value-type="string">
            <text:p>Stefan Noesen</text:p>
          </table:table-cell>
          <table:table-cell office:value-type="float" office:value="1.63235294117647" calcext:value-type="float">
            <text:p>1.63235294117647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1.54477611940299" calcext:value-type="float">
            <text:p>1.54477611940299</text:p>
          </table:table-cell>
          <table:table-cell table:formula="of:=AVERAGE([.B299];[.C299];[.D299];[.E299])" office:value-type="float" office:value="1.63952036038296" calcext:value-type="float">
            <text:p>1.63952036038296</text:p>
          </table:table-cell>
          <table:table-cell/>
          <table:table-cell table:formula="of:=[.G299]-[.F299]" office:value-type="float" office:value="-1.63952036038296" calcext:value-type="float">
            <text:p>-1.63952036038296</text:p>
          </table:table-cell>
        </table:table-row>
        <table:table-row table:style-name="ro1" table:visibility="filter">
          <table:table-cell office:value-type="string" calcext:value-type="string">
            <text:p>Michael Eyssimont</text:p>
          </table:table-cell>
          <table:table-cell office:value-type="float" office:value="2.30612244897959" calcext:value-type="float">
            <text:p>2.30612244897959</text:p>
          </table:table-cell>
          <table:table-cell office:value-type="float" office:value="0" calcext:value-type="float">
            <text:p>0</text:p>
          </table:table-cell>
          <table:table-cell office:value-type="float" office:value="2.11111111111111" calcext:value-type="float">
            <text:p>2.11111111111111</text:p>
          </table:table-cell>
          <table:table-cell office:value-type="float" office:value="2.13636363636364" calcext:value-type="float">
            <text:p>2.13636363636364</text:p>
          </table:table-cell>
          <table:table-cell table:formula="of:=AVERAGE([.B300];[.C300];[.D300];[.E300])" office:value-type="float" office:value="1.63839929911358" calcext:value-type="float">
            <text:p>1.63839929911358</text:p>
          </table:table-cell>
          <table:table-cell/>
          <table:table-cell table:formula="of:=[.G300]-[.F300]" office:value-type="float" office:value="-1.63839929911358" calcext:value-type="float">
            <text:p>-1.63839929911358</text:p>
          </table:table-cell>
        </table:table-row>
        <table:table-row table:style-name="ro1" table:visibility="filter">
          <table:table-cell office:value-type="string" calcext:value-type="string">
            <text:p>Brett Ritchie</text:p>
          </table:table-cell>
          <table:table-cell office:value-type="float" office:value="1.61942257217848" calcext:value-type="float">
            <text:p>1.61942257217848</text:p>
          </table:table-cell>
          <table:table-cell office:value-type="float" office:value="1.38888888888889" calcext:value-type="float">
            <text:p>1.38888888888889</text:p>
          </table:table-cell>
          <table:table-cell office:value-type="float" office:value="1.86904761904762" calcext:value-type="float">
            <text:p>1.86904761904762</text:p>
          </table:table-cell>
          <table:table-cell office:value-type="float" office:value="1.67582417582418" calcext:value-type="float">
            <text:p>1.67582417582418</text:p>
          </table:table-cell>
          <table:table-cell table:formula="of:=AVERAGE([.B301];[.C301];[.D301];[.E301])" office:value-type="float" office:value="1.63829581398479" calcext:value-type="float">
            <text:p>1.63829581398479</text:p>
          </table:table-cell>
          <table:table-cell/>
          <table:table-cell table:formula="of:=[.G301]-[.F301]" office:value-type="float" office:value="-1.63829581398479" calcext:value-type="float">
            <text:p>-1.63829581398479</text:p>
          </table:table-cell>
        </table:table-row>
        <table:table-row table:style-name="ro1" table:visibility="filter">
          <table:table-cell office:value-type="string" calcext:value-type="string">
            <text:p>Scott Laughton</text:p>
          </table:table-cell>
          <table:table-cell office:value-type="float" office:value="1.59881422924901" calcext:value-type="float">
            <text:p>1.59881422924901</text:p>
          </table:table-cell>
          <table:table-cell office:value-type="float" office:value="1.77777777777778" calcext:value-type="float">
            <text:p>1.77777777777778</text:p>
          </table:table-cell>
          <table:table-cell office:value-type="float" office:value="1.64" calcext:value-type="float">
            <text:p>1.64</text:p>
          </table:table-cell>
          <table:table-cell office:value-type="float" office:value="1.53543307086614" calcext:value-type="float">
            <text:p>1.53543307086614</text:p>
          </table:table-cell>
          <table:table-cell table:formula="of:=AVERAGE([.B302];[.C302];[.D302];[.E302])" office:value-type="float" office:value="1.63800626947323" calcext:value-type="float">
            <text:p>1.63800626947323</text:p>
          </table:table-cell>
          <table:table-cell/>
          <table:table-cell table:formula="of:=[.G302]-[.F302]" office:value-type="float" office:value="-1.63800626947323" calcext:value-type="float">
            <text:p>-1.63800626947323</text:p>
          </table:table-cell>
        </table:table-row>
        <table:table-row table:style-name="ro1" table:visibility="filter">
          <table:table-cell office:value-type="string" calcext:value-type="string">
            <text:p>Barrett Hayton</text:p>
          </table:table-cell>
          <table:table-cell office:value-type="float" office:value="1.66463414634146" calcext:value-type="float">
            <text:p>1.66463414634146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88461538461538" calcext:value-type="float">
            <text:p>1.88461538461538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B303];[.C303];[.D303];[.E303])" office:value-type="float" office:value="1.63731238273921" calcext:value-type="float">
            <text:p>1.63731238273921</text:p>
          </table:table-cell>
          <table:table-cell/>
          <table:table-cell table:formula="of:=[.G303]-[.F303]" office:value-type="float" office:value="-1.63731238273921" calcext:value-type="float">
            <text:p>-1.63731238273921</text:p>
          </table:table-cell>
        </table:table-row>
        <table:table-row table:style-name="ro1" table:visibility="filter">
          <table:table-cell office:value-type="string" calcext:value-type="string">
            <text:p>Jaccob Slavin</text:p>
          </table:table-cell>
          <table:table-cell office:value-type="float" office:value="1.76140350877193" calcext:value-type="float">
            <text:p>1.76140350877193</text:p>
          </table:table-cell>
          <table:table-cell office:value-type="float" office:value="1.24" calcext:value-type="float">
            <text:p>1.24</text:p>
          </table:table-cell>
          <table:table-cell office:value-type="float" office:value="1.75700934579439" calcext:value-type="float">
            <text:p>1.75700934579439</text:p>
          </table:table-cell>
          <table:table-cell office:value-type="float" office:value="1.78546712802768" calcext:value-type="float">
            <text:p>1.78546712802768</text:p>
          </table:table-cell>
          <table:table-cell table:formula="of:=AVERAGE([.B304];[.C304];[.D304];[.E304])" office:value-type="float" office:value="1.6359699956485" calcext:value-type="float">
            <text:p>1.6359699956485</text:p>
          </table:table-cell>
          <table:table-cell/>
          <table:table-cell table:formula="of:=[.G304]-[.F304]" office:value-type="float" office:value="-1.6359699956485" calcext:value-type="float">
            <text:p>-1.6359699956485</text:p>
          </table:table-cell>
        </table:table-row>
        <table:table-row table:style-name="ro1" table:visibility="filter">
          <table:table-cell office:value-type="string" calcext:value-type="string">
            <text:p>Dillon Dube</text:p>
          </table:table-cell>
          <table:table-cell office:value-type="float" office:value="1.60147601476015" calcext:value-type="float">
            <text:p>1.60147601476015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82926829268293" calcext:value-type="float">
            <text:p>1.82926829268293</text:p>
          </table:table-cell>
          <table:table-cell office:value-type="float" office:value="1.43165467625899" calcext:value-type="float">
            <text:p>1.43165467625899</text:p>
          </table:table-cell>
          <table:table-cell table:formula="of:=AVERAGE([.B305];[.C305];[.D305];[.E305])" office:value-type="float" office:value="1.63226641259218" calcext:value-type="float">
            <text:p>1.63226641259218</text:p>
          </table:table-cell>
          <table:table-cell/>
          <table:table-cell table:formula="of:=[.G305]-[.F305]" office:value-type="float" office:value="-1.63226641259218" calcext:value-type="float">
            <text:p>-1.63226641259218</text:p>
          </table:table-cell>
        </table:table-row>
        <table:table-row table:style-name="ro1" table:visibility="filter">
          <table:table-cell office:value-type="string" calcext:value-type="string">
            <text:p>Vladislav Namestnikov</text:p>
          </table:table-cell>
          <table:table-cell office:value-type="float" office:value="1.46688206785137" calcext:value-type="float">
            <text:p>1.46688206785137</text:p>
          </table:table-cell>
          <table:table-cell office:value-type="float" office:value="2.2" calcext:value-type="float">
            <text:p>2.2</text:p>
          </table:table-cell>
          <table:table-cell office:value-type="float" office:value="1.35135135135135" calcext:value-type="float">
            <text:p>1.35135135135135</text:p>
          </table:table-cell>
          <table:table-cell office:value-type="float" office:value="1.49342105263158" calcext:value-type="float">
            <text:p>1.49342105263158</text:p>
          </table:table-cell>
          <table:table-cell table:formula="of:=AVERAGE([.B306];[.C306];[.D306];[.E306])" office:value-type="float" office:value="1.62791361795858" calcext:value-type="float">
            <text:p>1.62791361795858</text:p>
          </table:table-cell>
          <table:table-cell/>
          <table:table-cell table:formula="of:=[.G306]-[.F306]" office:value-type="float" office:value="-1.62791361795858" calcext:value-type="float">
            <text:p>-1.62791361795858</text:p>
          </table:table-cell>
        </table:table-row>
        <table:table-row table:style-name="ro1" table:visibility="filter">
          <table:table-cell office:value-type="string" calcext:value-type="string">
            <text:p>Nick Cousins</text:p>
          </table:table-cell>
          <table:table-cell office:value-type="float" office:value="1.52054794520548" calcext:value-type="float">
            <text:p>1.52054794520548</text:p>
          </table:table-cell>
          <table:table-cell office:value-type="float" office:value="2.1" calcext:value-type="float">
            <text:p>2.1</text:p>
          </table:table-cell>
          <table:table-cell office:value-type="float" office:value="1.47422680412371" calcext:value-type="float">
            <text:p>1.47422680412371</text:p>
          </table:table-cell>
          <table:table-cell office:value-type="float" office:value="1.41532258064516" calcext:value-type="float">
            <text:p>1.41532258064516</text:p>
          </table:table-cell>
          <table:table-cell table:formula="of:=AVERAGE([.B307];[.C307];[.D307];[.E307])" office:value-type="float" office:value="1.62752433249359" calcext:value-type="float">
            <text:p>1.62752433249359</text:p>
          </table:table-cell>
          <table:table-cell/>
          <table:table-cell table:formula="of:=[.G307]-[.F307]" office:value-type="float" office:value="-1.62752433249359" calcext:value-type="float">
            <text:p>-1.62752433249359</text:p>
          </table:table-cell>
        </table:table-row>
        <table:table-row table:style-name="ro1" table:visibility="filter">
          <table:table-cell office:value-type="string" calcext:value-type="string">
            <text:p>Justin Schultz</text:p>
          </table:table-cell>
          <table:table-cell office:value-type="float" office:value="1.55957767722474" calcext:value-type="float">
            <text:p>1.55957767722474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1.74825174825175" calcext:value-type="float">
            <text:p>1.74825174825175</text:p>
          </table:table-cell>
          <table:table-cell office:value-type="float" office:value="1.51543209876543" calcext:value-type="float">
            <text:p>1.51543209876543</text:p>
          </table:table-cell>
          <table:table-cell table:formula="of:=AVERAGE([.B308];[.C308];[.D308];[.E308])" office:value-type="float" office:value="1.62626992651502" calcext:value-type="float">
            <text:p>1.62626992651502</text:p>
          </table:table-cell>
          <table:table-cell/>
          <table:table-cell table:formula="of:=[.G308]-[.F308]" office:value-type="float" office:value="-1.62626992651502" calcext:value-type="float">
            <text:p>-1.62626992651502</text:p>
          </table:table-cell>
        </table:table-row>
        <table:table-row table:style-name="ro1" table:visibility="filter">
          <table:table-cell office:value-type="string" calcext:value-type="string">
            <text:p>Christian Dvorak</text:p>
          </table:table-cell>
          <table:table-cell office:value-type="float" office:value="1.58293838862559" calcext:value-type="float">
            <text:p>1.58293838862559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1.77922077922078" calcext:value-type="float">
            <text:p>1.77922077922078</text:p>
          </table:table-cell>
          <table:table-cell office:value-type="float" office:value="1.68571428571429" calcext:value-type="float">
            <text:p>1.68571428571429</text:p>
          </table:table-cell>
          <table:table-cell table:formula="of:=AVERAGE([.B309];[.C309];[.D309];[.E309])" office:value-type="float" office:value="1.62560472702653" calcext:value-type="float">
            <text:p>1.62560472702653</text:p>
          </table:table-cell>
          <table:table-cell/>
          <table:table-cell table:formula="of:=[.G309]-[.F309]" office:value-type="float" office:value="-1.62560472702653" calcext:value-type="float">
            <text:p>-1.62560472702653</text:p>
          </table:table-cell>
        </table:table-row>
        <table:table-row table:style-name="ro1" table:visibility="filter">
          <table:table-cell office:value-type="string" calcext:value-type="string">
            <text:p>Nick Ritchie</text:p>
          </table:table-cell>
          <table:table-cell office:value-type="float" office:value="1.71974522292994" calcext:value-type="float">
            <text:p>1.71974522292994</text:p>
          </table:table-cell>
          <table:table-cell office:value-type="float" office:value="1.2" calcext:value-type="float">
            <text:p>1.2</text:p>
          </table:table-cell>
          <table:table-cell office:value-type="float" office:value="1.81609195402299" calcext:value-type="float">
            <text:p>1.81609195402299</text:p>
          </table:table-cell>
          <table:table-cell office:value-type="float" office:value="1.76131687242798" calcext:value-type="float">
            <text:p>1.76131687242798</text:p>
          </table:table-cell>
          <table:table-cell table:formula="of:=AVERAGE([.B310];[.C310];[.D310];[.E310])" office:value-type="float" office:value="1.62428851234523" calcext:value-type="float">
            <text:p>1.62428851234523</text:p>
          </table:table-cell>
          <table:table-cell/>
          <table:table-cell table:formula="of:=[.G310]-[.F310]" office:value-type="float" office:value="-1.62428851234523" calcext:value-type="float">
            <text:p>-1.62428851234523</text:p>
          </table:table-cell>
        </table:table-row>
        <table:table-row table:style-name="ro1" table:visibility="filter">
          <table:table-cell office:value-type="string" calcext:value-type="string">
            <text:p>Michael Rasmussen</text:p>
          </table:table-cell>
          <table:table-cell office:value-type="float" office:value="1.47899159663866" calcext:value-type="float">
            <text:p>1.47899159663866</text:p>
          </table:table-cell>
          <table:table-cell office:value-type="float" office:value="2.25" calcext:value-type="float">
            <text:p>2.25</text:p>
          </table:table-cell>
          <table:table-cell office:value-type="float" office:value="1.32432432432432" calcext:value-type="float">
            <text:p>1.32432432432432</text:p>
          </table:table-cell>
          <table:table-cell office:value-type="float" office:value="1.43589743589744" calcext:value-type="float">
            <text:p>1.43589743589744</text:p>
          </table:table-cell>
          <table:table-cell table:formula="of:=AVERAGE([.B311];[.C311];[.D311];[.E311])" office:value-type="float" office:value="1.6223033392151" calcext:value-type="float">
            <text:p>1.6223033392151</text:p>
          </table:table-cell>
          <table:table-cell/>
          <table:table-cell table:formula="of:=[.G311]-[.F311]" office:value-type="float" office:value="-1.6223033392151" calcext:value-type="float">
            <text:p>-1.6223033392151</text:p>
          </table:table-cell>
        </table:table-row>
        <table:table-row table:style-name="ro1" table:visibility="filter">
          <table:table-cell office:value-type="string" calcext:value-type="string">
            <text:p>Josh Bailey</text:p>
          </table:table-cell>
          <table:table-cell office:value-type="float" office:value="1.50948766603416" calcext:value-type="float">
            <text:p>1.50948766603416</text:p>
          </table:table-cell>
          <table:table-cell office:value-type="float" office:value="1.75609756097561" calcext:value-type="float">
            <text:p>1.75609756097561</text:p>
          </table:table-cell>
          <table:table-cell office:value-type="float" office:value="1.63316582914573" calcext:value-type="float">
            <text:p>1.63316582914573</text:p>
          </table:table-cell>
          <table:table-cell office:value-type="float" office:value="1.5811320754717" calcext:value-type="float">
            <text:p>1.5811320754717</text:p>
          </table:table-cell>
          <table:table-cell table:formula="of:=AVERAGE([.B312];[.C312];[.D312];[.E312])" office:value-type="float" office:value="1.6199707829068" calcext:value-type="float">
            <text:p>1.6199707829068</text:p>
          </table:table-cell>
          <table:table-cell/>
          <table:table-cell table:formula="of:=[.G312]-[.F312]" office:value-type="float" office:value="-1.6199707829068" calcext:value-type="float">
            <text:p>-1.6199707829068</text:p>
          </table:table-cell>
        </table:table-row>
        <table:table-row table:style-name="ro1" table:visibility="filter">
          <table:table-cell office:value-type="string" calcext:value-type="string">
            <text:p>Jared Spurgeon</text:p>
          </table:table-cell>
          <table:table-cell office:value-type="float" office:value="1.66627078384798" calcext:value-type="float">
            <text:p>1.66627078384798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56441717791411" calcext:value-type="float">
            <text:p>1.56441717791411</text:p>
          </table:table-cell>
          <table:table-cell office:value-type="float" office:value="1.61501210653753" calcext:value-type="float">
            <text:p>1.61501210653753</text:p>
          </table:table-cell>
          <table:table-cell table:formula="of:=AVERAGE([.B313];[.C313];[.D313];[.E313])" office:value-type="float" office:value="1.60428215993205" calcext:value-type="float">
            <text:p>1.60428215993205</text:p>
          </table:table-cell>
          <table:table-cell/>
          <table:table-cell table:formula="of:=[.G313]-[.F313]" office:value-type="float" office:value="-1.60428215993205" calcext:value-type="float">
            <text:p>-1.60428215993205</text:p>
          </table:table-cell>
        </table:table-row>
        <table:table-row table:style-name="ro1" table:visibility="filter">
          <table:table-cell office:value-type="string" calcext:value-type="string">
            <text:p>Jesperi Kotkaniemi</text:p>
          </table:table-cell>
          <table:table-cell office:value-type="float" office:value="1.49508196721311" calcext:value-type="float">
            <text:p>1.49508196721311</text:p>
          </table:table-cell>
          <table:table-cell office:value-type="float" office:value="1.75" calcext:value-type="float">
            <text:p>1.75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1.58620689655172" calcext:value-type="float">
            <text:p>1.58620689655172</text:p>
          </table:table-cell>
          <table:table-cell table:formula="of:=AVERAGE([.B314];[.C314];[.D314];[.E314])" office:value-type="float" office:value="1.60365554927454" calcext:value-type="float">
            <text:p>1.60365554927454</text:p>
          </table:table-cell>
          <table:table-cell/>
          <table:table-cell table:formula="of:=[.G314]-[.F314]" office:value-type="float" office:value="-1.60365554927454" calcext:value-type="float">
            <text:p>-1.60365554927454</text:p>
          </table:table-cell>
        </table:table-row>
        <table:table-row table:style-name="ro1" table:visibility="filter">
          <table:table-cell office:value-type="string" calcext:value-type="string">
            <text:p>Alexis Lafrenière</text:p>
          </table:table-cell>
          <table:table-cell office:value-type="float" office:value="1.45588235294118" calcext:value-type="float">
            <text:p>1.45588235294118</text:p>
          </table:table-cell>
          <table:table-cell office:value-type="float" office:value="2" calcext:value-type="float">
            <text:p>2</text:p>
          </table:table-cell>
          <table:table-cell office:value-type="float" office:value="1.26829268292683" calcext:value-type="float">
            <text:p>1.26829268292683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B315];[.C315];[.D315];[.E315])" office:value-type="float" office:value="1.59771042563367" calcext:value-type="float">
            <text:p>1.59771042563367</text:p>
          </table:table-cell>
          <table:table-cell/>
          <table:table-cell table:formula="of:=[.G315]-[.F315]" office:value-type="float" office:value="-1.59771042563367" calcext:value-type="float">
            <text:p>-1.59771042563367</text:p>
          </table:table-cell>
        </table:table-row>
        <table:table-row table:style-name="ro1" table:visibility="filter">
          <table:table-cell office:value-type="string" calcext:value-type="string">
            <text:p>Justin Danforth</text:p>
          </table:table-cell>
          <table:table-cell office:value-type="float" office:value="1.6078431372549" calcext:value-type="float">
            <text:p>1.6078431372549</text:p>
          </table:table-cell>
          <table:table-cell office:value-type="float" office:value="1.5" calcext:value-type="float">
            <text:p>1.5</text:p>
          </table:table-cell>
          <table:table-cell office:value-type="float" office:value="1.61538461538462" calcext:value-type="float">
            <text:p>1.61538461538462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B316];[.C316];[.D316];[.E316])" office:value-type="float" office:value="1.59747360482655" calcext:value-type="float">
            <text:p>1.59747360482655</text:p>
          </table:table-cell>
          <table:table-cell/>
          <table:table-cell table:formula="of:=[.G316]-[.F316]" office:value-type="float" office:value="-1.59747360482655" calcext:value-type="float">
            <text:p>-1.59747360482655</text:p>
          </table:table-cell>
        </table:table-row>
        <table:table-row table:style-name="ro1" table:visibility="filter">
          <table:table-cell office:value-type="string" calcext:value-type="string">
            <text:p>Damon Severson</text:p>
          </table:table-cell>
          <table:table-cell office:value-type="float" office:value="1.6251968503937" calcext:value-type="float">
            <text:p>1.6251968503937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53448275862069" calcext:value-type="float">
            <text:p>1.53448275862069</text:p>
          </table:table-cell>
          <table:table-cell office:value-type="float" office:value="1.63057324840764" calcext:value-type="float">
            <text:p>1.63057324840764</text:p>
          </table:table-cell>
          <table:table-cell table:formula="of:=AVERAGE([.B317];[.C317];[.D317];[.E317])" office:value-type="float" office:value="1.59042035721265" calcext:value-type="float">
            <text:p>1.59042035721265</text:p>
          </table:table-cell>
          <table:table-cell/>
          <table:table-cell table:formula="of:=[.G317]-[.F317]" office:value-type="float" office:value="-1.59042035721265" calcext:value-type="float">
            <text:p>-1.59042035721265</text:p>
          </table:table-cell>
        </table:table-row>
        <table:table-row table:style-name="ro1" table:visibility="filter">
          <table:table-cell office:value-type="string" calcext:value-type="string">
            <text:p>Calle Jarnkrok</text:p>
          </table:table-cell>
          <table:table-cell office:value-type="float" office:value="1.56603773584906" calcext:value-type="float">
            <text:p>1.56603773584906</text:p>
          </table:table-cell>
          <table:table-cell office:value-type="float" office:value="1.6875" calcext:value-type="float">
            <text:p>1.6875</text:p>
          </table:table-cell>
          <table:table-cell office:value-type="float" office:value="1.52293577981651" calcext:value-type="float">
            <text:p>1.52293577981651</text:p>
          </table:table-cell>
          <table:table-cell office:value-type="float" office:value="1.56810631229236" calcext:value-type="float">
            <text:p>1.56810631229236</text:p>
          </table:table-cell>
          <table:table-cell table:formula="of:=AVERAGE([.B318];[.C318];[.D318];[.E318])" office:value-type="float" office:value="1.58614495698948" calcext:value-type="float">
            <text:p>1.58614495698948</text:p>
          </table:table-cell>
          <table:table-cell/>
          <table:table-cell table:formula="of:=[.G318]-[.F318]" office:value-type="float" office:value="-1.58614495698948" calcext:value-type="float">
            <text:p>-1.58614495698948</text:p>
          </table:table-cell>
        </table:table-row>
        <table:table-row table:style-name="ro1" table:visibility="filter">
          <table:table-cell office:value-type="string" calcext:value-type="string">
            <text:p>Victor Hedman</text:p>
          </table:table-cell>
          <table:table-cell office:value-type="float" office:value="2.12759336099585" calcext:value-type="float">
            <text:p>2.12759336099585</text:p>
          </table:table-cell>
          <table:table-cell office:value-type="float" office:value="0" calcext:value-type="float">
            <text:p>0</text:p>
          </table:table-cell>
          <table:table-cell office:value-type="float" office:value="2.12972972972973" calcext:value-type="float">
            <text:p>2.12972972972973</text:p>
          </table:table-cell>
          <table:table-cell office:value-type="float" office:value="2.07889125799574" calcext:value-type="float">
            <text:p>2.07889125799574</text:p>
          </table:table-cell>
          <table:table-cell table:formula="of:=AVERAGE([.B319];[.C319];[.D319];[.E319])" office:value-type="float" office:value="1.58405358718033" calcext:value-type="float">
            <text:p>1.58405358718033</text:p>
          </table:table-cell>
          <table:table-cell/>
          <table:table-cell table:formula="of:=[.G319]-[.F319]" office:value-type="float" office:value="-1.58405358718033" calcext:value-type="float">
            <text:p>-1.58405358718033</text:p>
          </table:table-cell>
        </table:table-row>
        <table:table-row table:style-name="ro1" table:visibility="filter">
          <table:table-cell office:value-type="string" calcext:value-type="string">
            <text:p>Lawson Crouse</text:p>
          </table:table-cell>
          <table:table-cell office:value-type="float" office:value="1.61557177615572" calcext:value-type="float">
            <text:p>1.61557177615572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.73611111111111" calcext:value-type="float">
            <text:p>1.73611111111111</text:p>
          </table:table-cell>
          <table:table-cell office:value-type="float" office:value="1.53398058252427" calcext:value-type="float">
            <text:p>1.53398058252427</text:p>
          </table:table-cell>
          <table:table-cell table:formula="of:=AVERAGE([.B320];[.C320];[.D320];[.E320])" office:value-type="float" office:value="1.57855872459063" calcext:value-type="float">
            <text:p>1.57855872459063</text:p>
          </table:table-cell>
          <table:table-cell/>
          <table:table-cell table:formula="of:=[.G320]-[.F320]" office:value-type="float" office:value="-1.57855872459063" calcext:value-type="float">
            <text:p>-1.57855872459063</text:p>
          </table:table-cell>
        </table:table-row>
        <table:table-row table:style-name="ro1" table:visibility="filter">
          <table:table-cell office:value-type="string" calcext:value-type="string">
            <text:p>Ryan Graves</text:p>
          </table:table-cell>
          <table:table-cell office:value-type="float" office:value="1.67353951890034" calcext:value-type="float">
            <text:p>1.67353951890034</text:p>
          </table:table-cell>
          <table:table-cell office:value-type="float" office:value="1.52941176470588" calcext:value-type="float">
            <text:p>1.52941176470588</text:p>
          </table:table-cell>
          <table:table-cell office:value-type="float" office:value="1.46296296296296" calcext:value-type="float">
            <text:p>1.46296296296296</text:p>
          </table:table-cell>
          <table:table-cell office:value-type="float" office:value="1.64583333333333" calcext:value-type="float">
            <text:p>1.64583333333333</text:p>
          </table:table-cell>
          <table:table-cell table:formula="of:=AVERAGE([.B321];[.C321];[.D321];[.E321])" office:value-type="float" office:value="1.57793689497563" calcext:value-type="float">
            <text:p>1.57793689497563</text:p>
          </table:table-cell>
          <table:table-cell/>
          <table:table-cell table:formula="of:=[.G321]-[.F321]" office:value-type="float" office:value="-1.57793689497563" calcext:value-type="float">
            <text:p>-1.57793689497563</text:p>
          </table:table-cell>
        </table:table-row>
        <table:table-row table:style-name="ro1" table:visibility="filter">
          <table:table-cell office:value-type="string" calcext:value-type="string">
            <text:p>Kent Johnson</text:p>
          </table:table-cell>
          <table:table-cell office:value-type="float" office:value="1.37333333333333" calcext:value-type="float">
            <text:p>1.37333333333333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75" calcext:value-type="float">
            <text:p>1.75</text:p>
          </table:table-cell>
          <table:table-cell office:value-type="float" office:value="1.51351351351351" calcext:value-type="float">
            <text:p>1.51351351351351</text:p>
          </table:table-cell>
          <table:table-cell table:formula="of:=AVERAGE([.B322];[.C322];[.D322];[.E322])" office:value-type="float" office:value="1.57587837837838" calcext:value-type="float">
            <text:p>1.57587837837838</text:p>
          </table:table-cell>
          <table:table-cell/>
          <table:table-cell table:formula="of:=[.G322]-[.F322]" office:value-type="float" office:value="-1.57587837837838" calcext:value-type="float">
            <text:p>-1.57587837837838</text:p>
          </table:table-cell>
        </table:table-row>
        <table:table-row table:style-name="ro1" table:visibility="filter">
          <table:table-cell office:value-type="string" calcext:value-type="string">
            <text:p>Radko Gudas</text:p>
          </table:table-cell>
          <table:table-cell office:value-type="float" office:value="1.66268656716418" calcext:value-type="float">
            <text:p>1.66268656716418</text:p>
          </table:table-cell>
          <table:table-cell office:value-type="float" office:value="1.38461538461538" calcext:value-type="float">
            <text:p>1.38461538461538</text:p>
          </table:table-cell>
          <table:table-cell office:value-type="float" office:value="1.67226890756303" calcext:value-type="float">
            <text:p>1.67226890756303</text:p>
          </table:table-cell>
          <table:table-cell office:value-type="float" office:value="1.58383233532934" calcext:value-type="float">
            <text:p>1.58383233532934</text:p>
          </table:table-cell>
          <table:table-cell table:formula="of:=AVERAGE([.B323];[.C323];[.D323];[.E323])" office:value-type="float" office:value="1.57585079866798" calcext:value-type="float">
            <text:p>1.57585079866798</text:p>
          </table:table-cell>
          <table:table-cell/>
          <table:table-cell table:formula="of:=[.G323]-[.F323]" office:value-type="float" office:value="-1.57585079866798" calcext:value-type="float">
            <text:p>-1.57585079866798</text:p>
          </table:table-cell>
        </table:table-row>
        <table:table-row table:style-name="ro1" table:visibility="filter">
          <table:table-cell office:value-type="string" calcext:value-type="string">
            <text:p>Ty Dellandrea</text:p>
          </table:table-cell>
          <table:table-cell office:value-type="float" office:value="1.11340206185567" calcext:value-type="float">
            <text:p>1.11340206185567</text:p>
          </table:table-cell>
          <table:table-cell office:value-type="float" office:value="2.5" calcext:value-type="float">
            <text:p>2.5</text:p>
          </table:table-cell>
          <table:table-cell office:value-type="float" office:value="1.36842105263158" calcext:value-type="float">
            <text:p>1.36842105263158</text:p>
          </table:table-cell>
          <table:table-cell office:value-type="float" office:value="1.32" calcext:value-type="float">
            <text:p>1.32</text:p>
          </table:table-cell>
          <table:table-cell table:formula="of:=AVERAGE([.B324];[.C324];[.D324];[.E324])" office:value-type="float" office:value="1.57545577862181" calcext:value-type="float">
            <text:p>1.57545577862181</text:p>
          </table:table-cell>
          <table:table-cell/>
          <table:table-cell table:formula="of:=[.G324]-[.F324]" office:value-type="float" office:value="-1.57545577862181" calcext:value-type="float">
            <text:p>-1.57545577862181</text:p>
          </table:table-cell>
        </table:table-row>
        <table:table-row table:style-name="ro1" table:visibility="filter">
          <table:table-cell office:value-type="string" calcext:value-type="string">
            <text:p>Jake Bean</text:p>
          </table:table-cell>
          <table:table-cell office:value-type="float" office:value="1.296" calcext:value-type="float">
            <text:p>1.296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1.48214285714286" calcext:value-type="float">
            <text:p>1.48214285714286</text:p>
          </table:table-cell>
          <table:table-cell table:formula="of:=AVERAGE([.B325];[.C325];[.D325];[.E325])" office:value-type="float" office:value="1.57453571428571" calcext:value-type="float">
            <text:p>1.57453571428571</text:p>
          </table:table-cell>
          <table:table-cell/>
          <table:table-cell table:formula="of:=[.G325]-[.F325]" office:value-type="float" office:value="-1.57453571428571" calcext:value-type="float">
            <text:p>-1.57453571428571</text:p>
          </table:table-cell>
        </table:table-row>
        <table:table-row table:style-name="ro1" table:visibility="filter">
          <table:table-cell office:value-type="string" calcext:value-type="string">
            <text:p>Alec Martinez</text:p>
          </table:table-cell>
          <table:table-cell office:value-type="float" office:value="1.4375" calcext:value-type="float">
            <text:p>1.4375</text:p>
          </table:table-cell>
          <table:table-cell office:value-type="float" office:value="2.02777777777778" calcext:value-type="float">
            <text:p>2.02777777777778</text:p>
          </table:table-cell>
          <table:table-cell office:value-type="float" office:value="1.36774193548387" calcext:value-type="float">
            <text:p>1.36774193548387</text:p>
          </table:table-cell>
          <table:table-cell office:value-type="float" office:value="1.42592592592593" calcext:value-type="float">
            <text:p>1.42592592592593</text:p>
          </table:table-cell>
          <table:table-cell table:formula="of:=AVERAGE([.B326];[.C326];[.D326];[.E326])" office:value-type="float" office:value="1.56473640979689" calcext:value-type="float">
            <text:p>1.56473640979689</text:p>
          </table:table-cell>
          <table:table-cell/>
          <table:table-cell table:formula="of:=[.G326]-[.F326]" office:value-type="float" office:value="-1.56473640979689" calcext:value-type="float">
            <text:p>-1.56473640979689</text:p>
          </table:table-cell>
        </table:table-row>
        <table:table-row table:style-name="ro1" table:visibility="filter">
          <table:table-cell office:value-type="string" calcext:value-type="string">
            <text:p>Milan Lucic</text:p>
          </table:table-cell>
          <table:table-cell office:value-type="float" office:value="1.53958691910499" calcext:value-type="float">
            <text:p>1.53958691910499</text:p>
          </table:table-cell>
          <table:table-cell office:value-type="float" office:value="1.69444444444444" calcext:value-type="float">
            <text:p>1.69444444444444</text:p>
          </table:table-cell>
          <table:table-cell office:value-type="float" office:value="1.51785714285714" calcext:value-type="float">
            <text:p>1.51785714285714</text:p>
          </table:table-cell>
          <table:table-cell office:value-type="float" office:value="1.50341296928328" calcext:value-type="float">
            <text:p>1.50341296928328</text:p>
          </table:table-cell>
          <table:table-cell table:formula="of:=AVERAGE([.B327];[.C327];[.D327];[.E327])" office:value-type="float" office:value="1.56382536892246" calcext:value-type="float">
            <text:p>1.56382536892246</text:p>
          </table:table-cell>
          <table:table-cell/>
          <table:table-cell table:formula="of:=[.G327]-[.F327]" office:value-type="float" office:value="-1.56382536892246" calcext:value-type="float">
            <text:p>-1.56382536892246</text:p>
          </table:table-cell>
        </table:table-row>
        <table:table-row table:style-name="ro1" table:visibility="filter">
          <table:table-cell office:value-type="string" calcext:value-type="string">
            <text:p>Morgan Frost</text:p>
          </table:table-cell>
          <table:table-cell office:value-type="float" office:value="1.66206896551724" calcext:value-type="float">
            <text:p>1.66206896551724</text:p>
          </table:table-cell>
          <table:table-cell office:value-type="float" office:value="1.4" calcext:value-type="float">
            <text:p>1.4</text:p>
          </table:table-cell>
          <table:table-cell office:value-type="float" office:value="1.44444444444444" calcext:value-type="float">
            <text:p>1.44444444444444</text:p>
          </table:table-cell>
          <table:table-cell office:value-type="float" office:value="1.74647887323944" calcext:value-type="float">
            <text:p>1.74647887323944</text:p>
          </table:table-cell>
          <table:table-cell table:formula="of:=AVERAGE([.B328];[.C328];[.D328];[.E328])" office:value-type="float" office:value="1.56324807080028" calcext:value-type="float">
            <text:p>1.56324807080028</text:p>
          </table:table-cell>
          <table:table-cell/>
          <table:table-cell table:formula="of:=[.G328]-[.F328]" office:value-type="float" office:value="-1.56324807080028" calcext:value-type="float">
            <text:p>-1.56324807080028</text:p>
          </table:table-cell>
        </table:table-row>
        <table:table-row table:style-name="ro1" table:visibility="filter">
          <table:table-cell office:value-type="string" calcext:value-type="string">
            <text:p>Jordan Greenway</text:p>
          </table:table-cell>
          <table:table-cell office:value-type="float" office:value="1.3900293255132" calcext:value-type="float">
            <text:p>1.3900293255132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1.23913043478261" calcext:value-type="float">
            <text:p>1.23913043478261</text:p>
          </table:table-cell>
          <table:table-cell office:value-type="float" office:value="1.425" calcext:value-type="float">
            <text:p>1.425</text:p>
          </table:table-cell>
          <table:table-cell table:formula="of:=AVERAGE([.B329];[.C329];[.D329];[.E329])" office:value-type="float" office:value="1.5589944855285" calcext:value-type="float">
            <text:p>1.5589944855285</text:p>
          </table:table-cell>
          <table:table-cell/>
          <table:table-cell table:formula="of:=[.G329]-[.F329]" office:value-type="float" office:value="-1.5589944855285" calcext:value-type="float">
            <text:p>-1.5589944855285</text:p>
          </table:table-cell>
        </table:table-row>
        <table:table-row table:style-name="ro1" table:visibility="filter">
          <table:table-cell office:value-type="string" calcext:value-type="string">
            <text:p>Karson Kuhlman</text:p>
          </table:table-cell>
          <table:table-cell office:value-type="float" office:value="1.42361111111111" calcext:value-type="float">
            <text:p>1.42361111111111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1.55384615384615" calcext:value-type="float">
            <text:p>1.55384615384615</text:p>
          </table:table-cell>
          <table:table-cell table:formula="of:=AVERAGE([.B330];[.C330];[.D330];[.E330])" office:value-type="float" office:value="1.55686431623932" calcext:value-type="float">
            <text:p>1.55686431623932</text:p>
          </table:table-cell>
          <table:table-cell/>
          <table:table-cell table:formula="of:=[.G330]-[.F330]" office:value-type="float" office:value="-1.55686431623932" calcext:value-type="float">
            <text:p>-1.55686431623932</text:p>
          </table:table-cell>
        </table:table-row>
        <table:table-row table:style-name="ro1" table:visibility="filter">
          <table:table-cell office:value-type="string" calcext:value-type="string">
            <text:p>Mason Shaw</text:p>
          </table:table-cell>
          <table:table-cell office:value-type="float" office:value="1.64285714285714" calcext:value-type="float">
            <text:p>1.6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77777777777778" calcext:value-type="float">
            <text:p>1.77777777777778</text:p>
          </table:table-cell>
          <table:table-cell table:formula="of:=AVERAGE([.B331];[.C331];[.D331];[.E331])" office:value-type="float" office:value="1.55515873015873" calcext:value-type="float">
            <text:p>1.55515873015873</text:p>
          </table:table-cell>
          <table:table-cell/>
          <table:table-cell table:formula="of:=[.G331]-[.F331]" office:value-type="float" office:value="-1.55515873015873" calcext:value-type="float">
            <text:p>-1.55515873015873</text:p>
          </table:table-cell>
        </table:table-row>
        <table:table-row table:style-name="ro1" table:visibility="filter">
          <table:table-cell office:value-type="string" calcext:value-type="string">
            <text:p>Adam Lowry</text:p>
          </table:table-cell>
          <table:table-cell office:value-type="float" office:value="1.38360655737705" calcext:value-type="float">
            <text:p>1.38360655737705</text:p>
          </table:table-cell>
          <table:table-cell office:value-type="float" office:value="1.76190476190476" calcext:value-type="float">
            <text:p>1.76190476190476</text:p>
          </table:table-cell>
          <table:table-cell office:value-type="float" office:value="1.54716981132075" calcext:value-type="float">
            <text:p>1.54716981132075</text:p>
          </table:table-cell>
          <table:table-cell office:value-type="float" office:value="1.52631578947368" calcext:value-type="float">
            <text:p>1.52631578947368</text:p>
          </table:table-cell>
          <table:table-cell table:formula="of:=AVERAGE([.B332];[.C332];[.D332];[.E332])" office:value-type="float" office:value="1.55474923001906" calcext:value-type="float">
            <text:p>1.55474923001906</text:p>
          </table:table-cell>
          <table:table-cell/>
          <table:table-cell table:formula="of:=[.G332]-[.F332]" office:value-type="float" office:value="-1.55474923001906" calcext:value-type="float">
            <text:p>-1.55474923001906</text:p>
          </table:table-cell>
        </table:table-row>
        <table:table-row table:style-name="ro1" table:visibility="filter">
          <table:table-cell office:value-type="string" calcext:value-type="string">
            <text:p>Filip Hronek</text:p>
          </table:table-cell>
          <table:table-cell office:value-type="float" office:value="1.85901639344262" calcext:value-type="float">
            <text:p>1.8590163934426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82352941176471" calcext:value-type="float">
            <text:p>1.82352941176471</text:p>
          </table:table-cell>
          <table:table-cell table:formula="of:=AVERAGE([.B333];[.C333];[.D333];[.E333])" office:value-type="float" office:value="1.54563645130183" calcext:value-type="float">
            <text:p>1.54563645130183</text:p>
          </table:table-cell>
          <table:table-cell/>
          <table:table-cell table:formula="of:=[.G333]-[.F333]" office:value-type="float" office:value="-1.54563645130183" calcext:value-type="float">
            <text:p>-1.54563645130183</text:p>
          </table:table-cell>
        </table:table-row>
        <table:table-row table:style-name="ro1" table:visibility="filter">
          <table:table-cell office:value-type="string" calcext:value-type="string">
            <text:p>Tyler Pitlick</text:p>
          </table:table-cell>
          <table:table-cell office:value-type="float" office:value="1.32533333333333" calcext:value-type="float">
            <text:p>1.32533333333333</text:p>
          </table:table-cell>
          <table:table-cell office:value-type="float" office:value="2" calcext:value-type="float">
            <text:p>2</text:p>
          </table:table-cell>
          <table:table-cell office:value-type="float" office:value="1.51063829787234" calcext:value-type="float">
            <text:p>1.51063829787234</text:p>
          </table:table-cell>
          <table:table-cell office:value-type="float" office:value="1.33684210526316" calcext:value-type="float">
            <text:p>1.33684210526316</text:p>
          </table:table-cell>
          <table:table-cell table:formula="of:=AVERAGE([.B334];[.C334];[.D334];[.E334])" office:value-type="float" office:value="1.54320343411721" calcext:value-type="float">
            <text:p>1.54320343411721</text:p>
          </table:table-cell>
          <table:table-cell/>
          <table:table-cell table:formula="of:=[.G334]-[.F334]" office:value-type="float" office:value="-1.54320343411721" calcext:value-type="float">
            <text:p>-1.54320343411721</text:p>
          </table:table-cell>
        </table:table-row>
        <table:table-row table:style-name="ro1" table:visibility="filter">
          <table:table-cell office:value-type="string" calcext:value-type="string">
            <text:p>Yakov Trenin</text:p>
          </table:table-cell>
          <table:table-cell office:value-type="float" office:value="1.61722488038278" calcext:value-type="float">
            <text:p>1.61722488038278</text:p>
          </table:table-cell>
          <table:table-cell office:value-type="float" office:value="1" calcext:value-type="float">
            <text:p>1</text:p>
          </table:table-cell>
          <table:table-cell office:value-type="float" office:value="1.80487804878049" calcext:value-type="float">
            <text:p>1.80487804878049</text:p>
          </table:table-cell>
          <table:table-cell office:value-type="float" office:value="1.74782608695652" calcext:value-type="float">
            <text:p>1.74782608695652</text:p>
          </table:table-cell>
          <table:table-cell table:formula="of:=AVERAGE([.B335];[.C335];[.D335];[.E335])" office:value-type="float" office:value="1.54248225402995" calcext:value-type="float">
            <text:p>1.54248225402995</text:p>
          </table:table-cell>
          <table:table-cell/>
          <table:table-cell table:formula="of:=[.G335]-[.F335]" office:value-type="float" office:value="-1.54248225402995" calcext:value-type="float">
            <text:p>-1.54248225402995</text:p>
          </table:table-cell>
        </table:table-row>
        <table:table-row table:style-name="ro1" table:visibility="filter">
          <table:table-cell office:value-type="string" calcext:value-type="string">
            <text:p>Liam Foudy</text:p>
          </table:table-cell>
          <table:table-cell office:value-type="float" office:value="1.25" calcext:value-type="float">
            <text:p>1.25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formula="of:=AVERAGE([.B336];[.C336];[.D336];[.E336])" office:value-type="float" office:value="1.54166666666667" calcext:value-type="float">
            <text:p>1.54166666666667</text:p>
          </table:table-cell>
          <table:table-cell/>
          <table:table-cell table:formula="of:=[.G336]-[.F336]" office:value-type="float" office:value="-1.54166666666667" calcext:value-type="float">
            <text:p>-1.54166666666667</text:p>
          </table:table-cell>
        </table:table-row>
        <table:table-row table:style-name="ro1" table:visibility="filter">
          <table:table-cell office:value-type="string" calcext:value-type="string">
            <text:p>Luke Evangelis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6666666666667" calcext:value-type="float">
            <text:p>2.16666666666667</text:p>
          </table:table-cell>
          <table:table-cell table:formula="of:=AVERAGE([.B337];[.C337];[.D337];[.E337])" office:value-type="float" office:value="1.54166666666667" calcext:value-type="float">
            <text:p>1.54166666666667</text:p>
          </table:table-cell>
          <table:table-cell/>
          <table:table-cell table:formula="of:=[.G337]-[.F337]" office:value-type="float" office:value="-1.54166666666667" calcext:value-type="float">
            <text:p>-1.54166666666667</text:p>
          </table:table-cell>
        </table:table-row>
        <table:table-row table:style-name="ro1" table:visibility="filter">
          <table:table-cell office:value-type="string" calcext:value-type="string">
            <text:p>Emil Bemstrom</text:p>
          </table:table-cell>
          <table:table-cell office:value-type="float" office:value="1.64779874213836" calcext:value-type="float">
            <text:p>1.64779874213836</text:p>
          </table:table-cell>
          <table:table-cell office:value-type="float" office:value="0.75" calcext:value-type="float">
            <text:p>0.75</text:p>
          </table:table-cell>
          <table:table-cell office:value-type="float" office:value="1.90625" calcext:value-type="float">
            <text:p>1.90625</text:p>
          </table:table-cell>
          <table:table-cell office:value-type="float" office:value="1.85333333333333" calcext:value-type="float">
            <text:p>1.85333333333333</text:p>
          </table:table-cell>
          <table:table-cell table:formula="of:=AVERAGE([.B338];[.C338];[.D338];[.E338])" office:value-type="float" office:value="1.53934551886792" calcext:value-type="float">
            <text:p>1.53934551886792</text:p>
          </table:table-cell>
          <table:table-cell/>
          <table:table-cell table:formula="of:=[.G338]-[.F338]" office:value-type="float" office:value="-1.53934551886792" calcext:value-type="float">
            <text:p>-1.53934551886792</text:p>
          </table:table-cell>
        </table:table-row>
        <table:table-row table:style-name="ro1" table:visibility="filter">
          <table:table-cell office:value-type="string" calcext:value-type="string">
            <text:p>Matt Grzelcyk</text:p>
          </table:table-cell>
          <table:table-cell office:value-type="float" office:value="1.54864864864865" calcext:value-type="float">
            <text:p>1.54864864864865</text:p>
          </table:table-cell>
          <table:table-cell office:value-type="float" office:value="1.46666666666667" calcext:value-type="float">
            <text:p>1.46666666666667</text:p>
          </table:table-cell>
          <table:table-cell office:value-type="float" office:value="1.58620689655172" calcext:value-type="float">
            <text:p>1.58620689655172</text:p>
          </table:table-cell>
          <table:table-cell office:value-type="float" office:value="1.55494505494506" calcext:value-type="float">
            <text:p>1.55494505494506</text:p>
          </table:table-cell>
          <table:table-cell table:formula="of:=AVERAGE([.B339];[.C339];[.D339];[.E339])" office:value-type="float" office:value="1.53911681670302" calcext:value-type="float">
            <text:p>1.53911681670302</text:p>
          </table:table-cell>
          <table:table-cell/>
          <table:table-cell table:formula="of:=[.G339]-[.F339]" office:value-type="float" office:value="-1.53911681670302" calcext:value-type="float">
            <text:p>-1.53911681670302</text:p>
          </table:table-cell>
        </table:table-row>
        <table:table-row table:style-name="ro1" table:visibility="filter">
          <table:table-cell office:value-type="string" calcext:value-type="string">
            <text:p>Christian Fischer</text:p>
          </table:table-cell>
          <table:table-cell office:value-type="float" office:value="1.53886010362694" calcext:value-type="float">
            <text:p>1.53886010362694</text:p>
          </table:table-cell>
          <table:table-cell office:value-type="float" office:value="1.5" calcext:value-type="float">
            <text:p>1.5</text:p>
          </table:table-cell>
          <table:table-cell office:value-type="float" office:value="1.46031746031746" calcext:value-type="float">
            <text:p>1.46031746031746</text:p>
          </table:table-cell>
          <table:table-cell office:value-type="float" office:value="1.62303664921466" calcext:value-type="float">
            <text:p>1.62303664921466</text:p>
          </table:table-cell>
          <table:table-cell table:formula="of:=AVERAGE([.B340];[.C340];[.D340];[.E340])" office:value-type="float" office:value="1.53055355328977" calcext:value-type="float">
            <text:p>1.53055355328977</text:p>
          </table:table-cell>
          <table:table-cell/>
          <table:table-cell table:formula="of:=[.G340]-[.F340]" office:value-type="float" office:value="-1.53055355328977" calcext:value-type="float">
            <text:p>-1.53055355328977</text:p>
          </table:table-cell>
        </table:table-row>
        <table:table-row table:style-name="ro1" table:visibility="filter">
          <table:table-cell office:value-type="string" calcext:value-type="string">
            <text:p>Brett Pesce</text:p>
          </table:table-cell>
          <table:table-cell office:value-type="float" office:value="1.54696132596685" calcext:value-type="float">
            <text:p>1.54696132596685</text:p>
          </table:table-cell>
          <table:table-cell office:value-type="float" office:value="1.56" calcext:value-type="float">
            <text:p>1.56</text:p>
          </table:table-cell>
          <table:table-cell office:value-type="float" office:value="1.57731958762887" calcext:value-type="float">
            <text:p>1.57731958762887</text:p>
          </table:table-cell>
          <table:table-cell office:value-type="float" office:value="1.43445692883895" calcext:value-type="float">
            <text:p>1.43445692883895</text:p>
          </table:table-cell>
          <table:table-cell table:formula="of:=AVERAGE([.B341];[.C341];[.D341];[.E341])" office:value-type="float" office:value="1.52968446060867" calcext:value-type="float">
            <text:p>1.52968446060867</text:p>
          </table:table-cell>
          <table:table-cell/>
          <table:table-cell table:formula="of:=[.G341]-[.F341]" office:value-type="float" office:value="-1.52968446060867" calcext:value-type="float">
            <text:p>-1.52968446060867</text:p>
          </table:table-cell>
        </table:table-row>
        <table:table-row table:style-name="ro1" table:visibility="filter">
          <table:table-cell office:value-type="string" calcext:value-type="string">
            <text:p>Kaapo Kakko</text:p>
          </table:table-cell>
          <table:table-cell office:value-type="float" office:value="1.55947136563877" calcext:value-type="float">
            <text:p>1.55947136563877</text:p>
          </table:table-cell>
          <table:table-cell office:value-type="float" office:value="1.375" calcext:value-type="float">
            <text:p>1.375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1.56521739130435" calcext:value-type="float">
            <text:p>1.56521739130435</text:p>
          </table:table-cell>
          <table:table-cell table:formula="of:=AVERAGE([.B342];[.C342];[.D342];[.E342])" office:value-type="float" office:value="1.50825552256911" calcext:value-type="float">
            <text:p>1.50825552256911</text:p>
          </table:table-cell>
          <table:table-cell/>
          <table:table-cell table:formula="of:=[.G342]-[.F342]" office:value-type="float" office:value="-1.50825552256911" calcext:value-type="float">
            <text:p>-1.50825552256911</text:p>
          </table:table-cell>
        </table:table-row>
        <table:table-row table:style-name="ro1">
          <table:table-cell office:value-type="string" calcext:value-type="string">
            <text:p>Igor Shesterkin</text:p>
          </table:table-cell>
          <table:table-cell office:value-type="float" office:value="27.7133333333333" calcext:value-type="float">
            <text:p>27.713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27.6666666666667" calcext:value-type="float">
            <text:p>27.6666666666667</text:p>
          </table:table-cell>
          <table:table-cell office:value-type="float" office:value="27.6511627906977" calcext:value-type="float">
            <text:p>27.6511627906977</text:p>
          </table:table-cell>
          <table:table-cell table:formula="of:=AVERAGE([.B343];[.C343];[.D343];[.E343])" office:value-type="float" office:value="27.0077906976744" calcext:value-type="float">
            <text:p>27.0077906976744</text:p>
          </table:table-cell>
          <table:table-cell office:value-type="float" office:value="25.5" calcext:value-type="float">
            <text:p>25.5</text:p>
          </table:table-cell>
          <table:table-cell table:formula="of:=[.G343]-[.F343]" office:value-type="float" office:value="-1.50779069767442" calcext:value-type="float">
            <text:p>-1.50779069767442</text:p>
          </table:table-cell>
        </table:table-row>
        <table:table-row table:style-name="ro1" table:visibility="filter">
          <table:table-cell office:value-type="string" calcext:value-type="string">
            <text:p>Pius Suter</text:p>
          </table:table-cell>
          <table:table-cell office:value-type="float" office:value="1.78817733990148" calcext:value-type="float">
            <text:p>1.78817733990148</text:p>
          </table:table-cell>
          <table:table-cell office:value-type="float" office:value="1" calcext:value-type="float">
            <text:p>1</text:p>
          </table:table-cell>
          <table:table-cell office:value-type="float" office:value="1.54054054054054" calcext:value-type="float">
            <text:p>1.54054054054054</text:p>
          </table:table-cell>
          <table:table-cell office:value-type="float" office:value="1.67961165048544" calcext:value-type="float">
            <text:p>1.67961165048544</text:p>
          </table:table-cell>
          <table:table-cell table:formula="of:=AVERAGE([.B344];[.C344];[.D344];[.E344])" office:value-type="float" office:value="1.50208238273186" calcext:value-type="float">
            <text:p>1.50208238273186</text:p>
          </table:table-cell>
          <table:table-cell/>
          <table:table-cell table:formula="of:=[.G344]-[.F344]" office:value-type="float" office:value="-1.50208238273186" calcext:value-type="float">
            <text:p>-1.50208238273186</text:p>
          </table:table-cell>
        </table:table-row>
        <table:table-row table:style-name="ro1" table:visibility="filter">
          <table:table-cell office:value-type="string" calcext:value-type="string">
            <text:p>Ryan Suter</text:p>
          </table:table-cell>
          <table:table-cell office:value-type="float" office:value="1.66444444444444" calcext:value-type="float">
            <text:p>1.66444444444444</text:p>
          </table:table-cell>
          <table:table-cell office:value-type="float" office:value="1" calcext:value-type="float">
            <text:p>1</text:p>
          </table:table-cell>
          <table:table-cell office:value-type="float" office:value="1.66269841269841" calcext:value-type="float">
            <text:p>1.66269841269841</text:p>
          </table:table-cell>
          <table:table-cell office:value-type="float" office:value="1.675" calcext:value-type="float">
            <text:p>1.675</text:p>
          </table:table-cell>
          <table:table-cell table:formula="of:=AVERAGE([.B345];[.C345];[.D345];[.E345])" office:value-type="float" office:value="1.50053571428571" calcext:value-type="float">
            <text:p>1.50053571428571</text:p>
          </table:table-cell>
          <table:table-cell/>
          <table:table-cell table:formula="of:=[.G345]-[.F345]" office:value-type="float" office:value="-1.50053571428571" calcext:value-type="float">
            <text:p>-1.50053571428571</text:p>
          </table:table-cell>
        </table:table-row>
        <table:table-row table:style-name="ro1" table:visibility="filter">
          <table:table-cell office:value-type="string" calcext:value-type="string">
            <text:p>Jordan Martinook</text:p>
          </table:table-cell>
          <table:table-cell office:value-type="float" office:value="1.47155963302752" calcext:value-type="float">
            <text:p>1.47155963302752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1.33" calcext:value-type="float">
            <text:p>1.33</text:p>
          </table:table-cell>
          <table:table-cell office:value-type="float" office:value="1.39784946236559" calcext:value-type="float">
            <text:p>1.39784946236559</text:p>
          </table:table-cell>
          <table:table-cell table:formula="of:=AVERAGE([.B346];[.C346];[.D346];[.E346])" office:value-type="float" office:value="1.49102874443651" calcext:value-type="float">
            <text:p>1.49102874443651</text:p>
          </table:table-cell>
          <table:table-cell/>
          <table:table-cell table:formula="of:=[.G346]-[.F346]" office:value-type="float" office:value="-1.49102874443651" calcext:value-type="float">
            <text:p>-1.49102874443651</text:p>
          </table:table-cell>
        </table:table-row>
        <table:table-row table:style-name="ro1" table:visibility="filter">
          <table:table-cell office:value-type="string" calcext:value-type="string">
            <text:p>Alex Goligoski</text:p>
          </table:table-cell>
          <table:table-cell office:value-type="float" office:value="1.52611218568665" calcext:value-type="float">
            <text:p>1.52611218568665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68617021276596" calcext:value-type="float">
            <text:p>1.68617021276596</text:p>
          </table:table-cell>
          <table:table-cell office:value-type="float" office:value="1.42692307692308" calcext:value-type="float">
            <text:p>1.42692307692308</text:p>
          </table:table-cell>
          <table:table-cell table:formula="of:=AVERAGE([.B347];[.C347];[.D347];[.E347])" office:value-type="float" office:value="1.48792636884392" calcext:value-type="float">
            <text:p>1.48792636884392</text:p>
          </table:table-cell>
          <table:table-cell/>
          <table:table-cell table:formula="of:=[.G347]-[.F347]" office:value-type="float" office:value="-1.48792636884392" calcext:value-type="float">
            <text:p>-1.48792636884392</text:p>
          </table:table-cell>
        </table:table-row>
        <table:table-row table:style-name="ro1" table:visibility="filter">
          <table:table-cell office:value-type="string" calcext:value-type="string">
            <text:p>Tyson Foerster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.33333333333333" calcext:value-type="float">
            <text:p>2.33333333333333</text:p>
          </table:table-cell>
          <table:table-cell table:formula="of:=AVERAGE([.B348];[.C348];[.D348];[.E348])" office:value-type="float" office:value="1.48333333333333" calcext:value-type="float">
            <text:p>1.48333333333333</text:p>
          </table:table-cell>
          <table:table-cell/>
          <table:table-cell table:formula="of:=[.G348]-[.F348]" office:value-type="float" office:value="-1.48333333333333" calcext:value-type="float">
            <text:p>-1.48333333333333</text:p>
          </table:table-cell>
        </table:table-row>
        <table:table-row table:style-name="ro1" table:visibility="filter">
          <table:table-cell office:value-type="string" calcext:value-type="string">
            <text:p>Max Comtois</text:p>
          </table:table-cell>
          <table:table-cell office:value-type="float" office:value="1.42574257425743" calcext:value-type="float">
            <text:p>1.42574257425743</text:p>
          </table:table-cell>
          <table:table-cell office:value-type="float" office:value="1.6" calcext:value-type="float">
            <text:p>1.6</text:p>
          </table:table-cell>
          <table:table-cell office:value-type="float" office:value="1.45714285714286" calcext:value-type="float">
            <text:p>1.45714285714286</text:p>
          </table:table-cell>
          <table:table-cell office:value-type="float" office:value="1.44329896907217" calcext:value-type="float">
            <text:p>1.44329896907217</text:p>
          </table:table-cell>
          <table:table-cell table:formula="of:=AVERAGE([.B349];[.C349];[.D349];[.E349])" office:value-type="float" office:value="1.48154610011811" calcext:value-type="float">
            <text:p>1.48154610011811</text:p>
          </table:table-cell>
          <table:table-cell/>
          <table:table-cell table:formula="of:=[.G349]-[.F349]" office:value-type="float" office:value="-1.48154610011811" calcext:value-type="float">
            <text:p>-1.48154610011811</text:p>
          </table:table-cell>
        </table:table-row>
        <table:table-row table:style-name="ro1" table:visibility="filter">
          <table:table-cell office:value-type="string" calcext:value-type="string">
            <text:p>Morgan Barron</text:p>
          </table:table-cell>
          <table:table-cell office:value-type="float" office:value="1.47252747252747" calcext:value-type="float">
            <text:p>1.47252747252747</text:p>
          </table:table-cell>
          <table:table-cell office:value-type="float" office:value="1" calcext:value-type="float">
            <text:p>1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1.86046511627907" calcext:value-type="float">
            <text:p>1.86046511627907</text:p>
          </table:table-cell>
          <table:table-cell table:formula="of:=AVERAGE([.B350];[.C350];[.D350];[.E350])" office:value-type="float" office:value="1.47908148053497" calcext:value-type="float">
            <text:p>1.47908148053497</text:p>
          </table:table-cell>
          <table:table-cell/>
          <table:table-cell table:formula="of:=[.G350]-[.F350]" office:value-type="float" office:value="-1.47908148053497" calcext:value-type="float">
            <text:p>-1.47908148053497</text:p>
          </table:table-cell>
        </table:table-row>
        <table:table-row table:style-name="ro1" table:visibility="filter">
          <table:table-cell office:value-type="string" calcext:value-type="string">
            <text:p>Jake Walman</text:p>
          </table:table-cell>
          <table:table-cell office:value-type="float" office:value="1.98412698412698" calcext:value-type="float">
            <text:p>1.98412698412698</text:p>
          </table:table-cell>
          <table:table-cell office:value-type="float" office:value="0" calcext:value-type="float">
            <text:p>0</text:p>
          </table:table-cell>
          <table:table-cell office:value-type="float" office:value="2.11538461538462" calcext:value-type="float">
            <text:p>2.11538461538462</text:p>
          </table:table-cell>
          <table:table-cell office:value-type="float" office:value="1.80882352941176" calcext:value-type="float">
            <text:p>1.80882352941176</text:p>
          </table:table-cell>
          <table:table-cell table:formula="of:=AVERAGE([.B351];[.C351];[.D351];[.E351])" office:value-type="float" office:value="1.47708378223084" calcext:value-type="float">
            <text:p>1.47708378223084</text:p>
          </table:table-cell>
          <table:table-cell/>
          <table:table-cell table:formula="of:=[.G351]-[.F351]" office:value-type="float" office:value="-1.47708378223084" calcext:value-type="float">
            <text:p>-1.47708378223084</text:p>
          </table:table-cell>
        </table:table-row>
        <table:table-row table:style-name="ro1" table:visibility="filter">
          <table:table-cell office:value-type="string" calcext:value-type="string">
            <text:p>David Savard</text:p>
          </table:table-cell>
          <table:table-cell office:value-type="float" office:value="1.4" calcext:value-type="float">
            <text:p>1.4</text:p>
          </table:table-cell>
          <table:table-cell office:value-type="float" office:value="1.42307692307692" calcext:value-type="float">
            <text:p>1.42307692307692</text:p>
          </table:table-cell>
          <table:table-cell office:value-type="float" office:value="1.58461538461538" calcext:value-type="float">
            <text:p>1.58461538461538</text:p>
          </table:table-cell>
          <table:table-cell office:value-type="float" office:value="1.4429347826087" calcext:value-type="float">
            <text:p>1.4429347826087</text:p>
          </table:table-cell>
          <table:table-cell table:formula="of:=AVERAGE([.B352];[.C352];[.D352];[.E352])" office:value-type="float" office:value="1.46265677257525" calcext:value-type="float">
            <text:p>1.46265677257525</text:p>
          </table:table-cell>
          <table:table-cell/>
          <table:table-cell table:formula="of:=[.G352]-[.F352]" office:value-type="float" office:value="-1.46265677257525" calcext:value-type="float">
            <text:p>-1.46265677257525</text:p>
          </table:table-cell>
        </table:table-row>
        <table:table-row table:style-name="ro1" table:visibility="filter">
          <table:table-cell office:value-type="string" calcext:value-type="string">
            <text:p>Jamie Drysdale</text:p>
          </table:table-cell>
          <table:table-cell office:value-type="float" office:value="1.53097345132743" calcext:value-type="float">
            <text:p>1.53097345132743</text:p>
          </table:table-cell>
          <table:table-cell office:value-type="float" office:value="1.25" calcext:value-type="float">
            <text:p>1.25</text:p>
          </table:table-cell>
          <table:table-cell office:value-type="float" office:value="1.42105263157895" calcext:value-type="float">
            <text:p>1.42105263157895</text:p>
          </table:table-cell>
          <table:table-cell office:value-type="float" office:value="1.64814814814815" calcext:value-type="float">
            <text:p>1.64814814814815</text:p>
          </table:table-cell>
          <table:table-cell table:formula="of:=AVERAGE([.B353];[.C353];[.D353];[.E353])" office:value-type="float" office:value="1.46254355776363" calcext:value-type="float">
            <text:p>1.46254355776363</text:p>
          </table:table-cell>
          <table:table-cell/>
          <table:table-cell table:formula="of:=[.G353]-[.F353]" office:value-type="float" office:value="-1.46254355776363" calcext:value-type="float">
            <text:p>-1.46254355776363</text:p>
          </table:table-cell>
        </table:table-row>
        <table:table-row table:style-name="ro1" table:visibility="filter">
          <table:table-cell office:value-type="string" calcext:value-type="string">
            <text:p>Scott Mayfield</text:p>
          </table:table-cell>
          <table:table-cell office:value-type="float" office:value="1.3621103117506" calcext:value-type="float">
            <text:p>1.3621103117506</text:p>
          </table:table-cell>
          <table:table-cell office:value-type="float" office:value="1.8" calcext:value-type="float">
            <text:p>1.8</text:p>
          </table:table-cell>
          <table:table-cell office:value-type="float" office:value="1.26984126984127" calcext:value-type="float">
            <text:p>1.26984126984127</text:p>
          </table:table-cell>
          <table:table-cell office:value-type="float" office:value="1.39423076923077" calcext:value-type="float">
            <text:p>1.39423076923077</text:p>
          </table:table-cell>
          <table:table-cell table:formula="of:=AVERAGE([.B354];[.C354];[.D354];[.E354])" office:value-type="float" office:value="1.45654558770566" calcext:value-type="float">
            <text:p>1.45654558770566</text:p>
          </table:table-cell>
          <table:table-cell/>
          <table:table-cell table:formula="of:=[.G354]-[.F354]" office:value-type="float" office:value="-1.45654558770566" calcext:value-type="float">
            <text:p>-1.45654558770566</text:p>
          </table:table-cell>
        </table:table-row>
        <table:table-row table:style-name="ro1" table:visibility="filter">
          <table:table-cell office:value-type="string" calcext:value-type="string">
            <text:p>Martin Fehervary</text:p>
          </table:table-cell>
          <table:table-cell office:value-type="float" office:value="1.26950354609929" calcext:value-type="float">
            <text:p>1.26950354609929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1.36842105263158" calcext:value-type="float">
            <text:p>1.36842105263158</text:p>
          </table:table-cell>
          <table:table-cell office:value-type="float" office:value="1.32857142857143" calcext:value-type="float">
            <text:p>1.32857142857143</text:p>
          </table:table-cell>
          <table:table-cell table:formula="of:=AVERAGE([.B355];[.C355];[.D355];[.E355])" office:value-type="float" office:value="1.45590972111129" calcext:value-type="float">
            <text:p>1.45590972111129</text:p>
          </table:table-cell>
          <table:table-cell/>
          <table:table-cell table:formula="of:=[.G355]-[.F355]" office:value-type="float" office:value="-1.45590972111129" calcext:value-type="float">
            <text:p>-1.45590972111129</text:p>
          </table:table-cell>
        </table:table-row>
        <table:table-row table:style-name="ro1" table:visibility="filter">
          <table:table-cell office:value-type="string" calcext:value-type="string">
            <text:p>Travis Sanheim</text:p>
          </table:table-cell>
          <table:table-cell office:value-type="float" office:value="1.53598014888337" calcext:value-type="float">
            <text:p>1.53598014888337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4" calcext:value-type="float">
            <text:p>1.4</text:p>
          </table:table-cell>
          <table:table-cell office:value-type="float" office:value="1.7029702970297" calcext:value-type="float">
            <text:p>1.7029702970297</text:p>
          </table:table-cell>
          <table:table-cell table:formula="of:=AVERAGE([.B356];[.C356];[.D356];[.E356])" office:value-type="float" office:value="1.45140427814494" calcext:value-type="float">
            <text:p>1.45140427814494</text:p>
          </table:table-cell>
          <table:table-cell/>
          <table:table-cell table:formula="of:=[.G356]-[.F356]" office:value-type="float" office:value="-1.45140427814494" calcext:value-type="float">
            <text:p>-1.45140427814494</text:p>
          </table:table-cell>
        </table:table-row>
        <table:table-row table:style-name="ro1" table:visibility="filter">
          <table:table-cell office:value-type="string" calcext:value-type="string">
            <text:p>Nicolas Roy</text:p>
          </table:table-cell>
          <table:table-cell office:value-type="float" office:value="1.46082949308756" calcext:value-type="float">
            <text:p>1.46082949308756</text:p>
          </table:table-cell>
          <table:table-cell office:value-type="float" office:value="1.4" calcext:value-type="float">
            <text:p>1.4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.50925925925926" calcext:value-type="float">
            <text:p>1.50925925925926</text:p>
          </table:table-cell>
          <table:table-cell table:formula="of:=AVERAGE([.B357];[.C357];[.D357];[.E357])" office:value-type="float" office:value="1.44966504522956" calcext:value-type="float">
            <text:p>1.44966504522956</text:p>
          </table:table-cell>
          <table:table-cell/>
          <table:table-cell table:formula="of:=[.G357]-[.F357]" office:value-type="float" office:value="-1.44966504522956" calcext:value-type="float">
            <text:p>-1.44966504522956</text:p>
          </table:table-cell>
        </table:table-row>
        <table:table-row table:style-name="ro1" table:visibility="filter">
          <table:table-cell office:value-type="string" calcext:value-type="string">
            <text:p>Brandon Carlo</text:p>
          </table:table-cell>
          <table:table-cell office:value-type="float" office:value="1.36695278969957" calcext:value-type="float">
            <text:p>1.36695278969957</text:p>
          </table:table-cell>
          <table:table-cell office:value-type="float" office:value="1.57894736842105" calcext:value-type="float">
            <text:p>1.57894736842105</text:p>
          </table:table-cell>
          <table:table-cell office:value-type="float" office:value="1.43055555555556" calcext:value-type="float">
            <text:p>1.43055555555556</text:p>
          </table:table-cell>
          <table:table-cell office:value-type="float" office:value="1.39914163090129" calcext:value-type="float">
            <text:p>1.39914163090129</text:p>
          </table:table-cell>
          <table:table-cell table:formula="of:=AVERAGE([.B358];[.C358];[.D358];[.E358])" office:value-type="float" office:value="1.44389933614437" calcext:value-type="float">
            <text:p>1.44389933614437</text:p>
          </table:table-cell>
          <table:table-cell/>
          <table:table-cell table:formula="of:=[.G358]-[.F358]" office:value-type="float" office:value="-1.44389933614437" calcext:value-type="float">
            <text:p>-1.44389933614437</text:p>
          </table:table-cell>
        </table:table-row>
        <table:table-row table:style-name="ro1" table:visibility="filter">
          <table:table-cell office:value-type="string" calcext:value-type="string">
            <text:p>Alex Killorn</text:p>
          </table:table-cell>
          <table:table-cell office:value-type="float" office:value="1.96851385390428" calcext:value-type="float">
            <text:p>1.96851385390428</text:p>
          </table:table-cell>
          <table:table-cell office:value-type="float" office:value="0" calcext:value-type="float">
            <text:p>0</text:p>
          </table:table-cell>
          <table:table-cell office:value-type="float" office:value="1.91216216216216" calcext:value-type="float">
            <text:p>1.91216216216216</text:p>
          </table:table-cell>
          <table:table-cell office:value-type="float" office:value="1.87626262626263" calcext:value-type="float">
            <text:p>1.87626262626263</text:p>
          </table:table-cell>
          <table:table-cell table:formula="of:=AVERAGE([.B359];[.C359];[.D359];[.E359])" office:value-type="float" office:value="1.43923466058227" calcext:value-type="float">
            <text:p>1.43923466058227</text:p>
          </table:table-cell>
          <table:table-cell/>
          <table:table-cell table:formula="of:=[.G359]-[.F359]" office:value-type="float" office:value="-1.43923466058227" calcext:value-type="float">
            <text:p>-1.43923466058227</text:p>
          </table:table-cell>
        </table:table-row>
        <table:table-row table:style-name="ro1" table:visibility="filter">
          <table:table-cell office:value-type="string" calcext:value-type="string">
            <text:p>Troy Stecher</text:p>
          </table:table-cell>
          <table:table-cell office:value-type="float" office:value="1.36130536130536" calcext:value-type="float">
            <text:p>1.36130536130536</text:p>
          </table:table-cell>
          <table:table-cell office:value-type="float" office:value="1.46666666666667" calcext:value-type="float">
            <text:p>1.46666666666667</text:p>
          </table:table-cell>
          <table:table-cell office:value-type="float" office:value="1.41025641025641" calcext:value-type="float">
            <text:p>1.41025641025641</text:p>
          </table:table-cell>
          <table:table-cell office:value-type="float" office:value="1.50666666666667" calcext:value-type="float">
            <text:p>1.50666666666667</text:p>
          </table:table-cell>
          <table:table-cell table:formula="of:=AVERAGE([.B360];[.C360];[.D360];[.E360])" office:value-type="float" office:value="1.43622377622378" calcext:value-type="float">
            <text:p>1.43622377622378</text:p>
          </table:table-cell>
          <table:table-cell/>
          <table:table-cell table:formula="of:=[.G360]-[.F360]" office:value-type="float" office:value="-1.43622377622378" calcext:value-type="float">
            <text:p>-1.43622377622378</text:p>
          </table:table-cell>
        </table:table-row>
        <table:table-row table:style-name="ro1" table:visibility="filter">
          <table:table-cell office:value-type="string" calcext:value-type="string">
            <text:p>Tyler Motte</text:p>
          </table:table-cell>
          <table:table-cell office:value-type="float" office:value="1.52037617554859" calcext:value-type="float">
            <text:p>1.52037617554859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50909090909091" calcext:value-type="float">
            <text:p>1.50909090909091</text:p>
          </table:table-cell>
          <table:table-cell table:formula="of:=AVERAGE([.B361];[.C361];[.D361];[.E361])" office:value-type="float" office:value="1.4359381997313" calcext:value-type="float">
            <text:p>1.4359381997313</text:p>
          </table:table-cell>
          <table:table-cell/>
          <table:table-cell table:formula="of:=[.G361]-[.F361]" office:value-type="float" office:value="-1.4359381997313" calcext:value-type="float">
            <text:p>-1.4359381997313</text:p>
          </table:table-cell>
        </table:table-row>
        <table:table-row table:style-name="ro1" table:visibility="filter">
          <table:table-cell office:value-type="string" calcext:value-type="string">
            <text:p>Matt Luff</text:p>
          </table:table-cell>
          <table:table-cell office:value-type="float" office:value="1.26595744680851" calcext:value-type="float">
            <text:p>1.26595744680851</text:p>
          </table:table-cell>
          <table:table-cell office:value-type="float" office:value="1.5" calcext:value-type="float">
            <text:p>1.5</text:p>
          </table:table-cell>
          <table:table-cell office:value-type="float" office:value="1.54545454545455" calcext:value-type="float">
            <text:p>1.54545454545455</text:p>
          </table:table-cell>
          <table:table-cell office:value-type="float" office:value="1.39583333333333" calcext:value-type="float">
            <text:p>1.39583333333333</text:p>
          </table:table-cell>
          <table:table-cell table:formula="of:=AVERAGE([.B362];[.C362];[.D362];[.E362])" office:value-type="float" office:value="1.4268113313991" calcext:value-type="float">
            <text:p>1.4268113313991</text:p>
          </table:table-cell>
          <table:table-cell/>
          <table:table-cell table:formula="of:=[.G362]-[.F362]" office:value-type="float" office:value="-1.4268113313991" calcext:value-type="float">
            <text:p>-1.4268113313991</text:p>
          </table:table-cell>
        </table:table-row>
        <table:table-row table:style-name="ro1" table:visibility="filter">
          <table:table-cell office:value-type="string" calcext:value-type="string">
            <text:p>Laurent Dauphin</text:p>
          </table:table-cell>
          <table:table-cell office:value-type="float" office:value="1.24137931034483" calcext:value-type="float">
            <text:p>1.24137931034483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1.04" calcext:value-type="float">
            <text:p>1.04</text:p>
          </table:table-cell>
          <table:table-cell office:value-type="float" office:value="1.08695652173913" calcext:value-type="float">
            <text:p>1.08695652173913</text:p>
          </table:table-cell>
          <table:table-cell table:formula="of:=AVERAGE([.B363];[.C363];[.D363];[.E363])" office:value-type="float" office:value="1.42541729135432" calcext:value-type="float">
            <text:p>1.42541729135432</text:p>
          </table:table-cell>
          <table:table-cell/>
          <table:table-cell table:formula="of:=[.G363]-[.F363]" office:value-type="float" office:value="-1.42541729135432" calcext:value-type="float">
            <text:p>-1.42541729135432</text:p>
          </table:table-cell>
        </table:table-row>
        <table:table-row table:style-name="ro1" table:visibility="filter">
          <table:table-cell office:value-type="string" calcext:value-type="string">
            <text:p>Rafael Harvey-Pinard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1.86666666666667" calcext:value-type="float">
            <text:p>1.86666666666667</text:p>
          </table:table-cell>
          <table:table-cell table:formula="of:=AVERAGE([.B364];[.C364];[.D364];[.E364])" office:value-type="float" office:value="1.425" calcext:value-type="float">
            <text:p>1.425</text:p>
          </table:table-cell>
          <table:table-cell/>
          <table:table-cell table:formula="of:=[.G364]-[.F364]" office:value-type="float" office:value="-1.425" calcext:value-type="float">
            <text:p>-1.425</text:p>
          </table:table-cell>
        </table:table-row>
        <table:table-row table:style-name="ro1" table:visibility="filter">
          <table:table-cell office:value-type="string" calcext:value-type="string">
            <text:p>Kirby Dach</text:p>
          </table:table-cell>
          <table:table-cell office:value-type="float" office:value="1.66019417475728" calcext:value-type="float">
            <text:p>1.66019417475728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23809523809524" calcext:value-type="float">
            <text:p>1.23809523809524</text:p>
          </table:table-cell>
          <table:table-cell office:value-type="float" office:value="1.63809523809524" calcext:value-type="float">
            <text:p>1.63809523809524</text:p>
          </table:table-cell>
          <table:table-cell table:formula="of:=AVERAGE([.B365];[.C365];[.D365];[.E365])" office:value-type="float" office:value="1.41981044845123" calcext:value-type="float">
            <text:p>1.41981044845123</text:p>
          </table:table-cell>
          <table:table-cell/>
          <table:table-cell table:formula="of:=[.G365]-[.F365]" office:value-type="float" office:value="-1.41981044845123" calcext:value-type="float">
            <text:p>-1.41981044845123</text:p>
          </table:table-cell>
        </table:table-row>
        <table:table-row table:style-name="ro1" table:visibility="filter">
          <table:table-cell office:value-type="string" calcext:value-type="string">
            <text:p>Jake Sanderson</text:p>
          </table:table-cell>
          <table:table-cell office:value-type="float" office:value="1.56923076923077" calcext:value-type="float">
            <text:p>1.56923076923077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6969696969697" calcext:value-type="float">
            <text:p>1.6969696969697</text:p>
          </table:table-cell>
          <table:table-cell table:formula="of:=AVERAGE([.B366];[.C366];[.D366];[.E366])" office:value-type="float" office:value="1.41655011655012" calcext:value-type="float">
            <text:p>1.41655011655012</text:p>
          </table:table-cell>
          <table:table-cell/>
          <table:table-cell table:formula="of:=[.G366]-[.F366]" office:value-type="float" office:value="-1.41655011655012" calcext:value-type="float">
            <text:p>-1.41655011655012</text:p>
          </table:table-cell>
        </table:table-row>
        <table:table-row table:style-name="ro1" table:visibility="filter">
          <table:table-cell office:value-type="string" calcext:value-type="string">
            <text:p>Casey Mittelstadt</text:p>
          </table:table-cell>
          <table:table-cell office:value-type="float" office:value="1.54545454545455" calcext:value-type="float">
            <text:p>1.54545454545455</text:p>
          </table:table-cell>
          <table:table-cell office:value-type="float" office:value="0.8" calcext:value-type="float">
            <text:p>0.8</text:p>
          </table:table-cell>
          <table:table-cell office:value-type="float" office:value="1.68518518518519" calcext:value-type="float">
            <text:p>1.68518518518519</text:p>
          </table:table-cell>
          <table:table-cell office:value-type="float" office:value="1.62015503875969" calcext:value-type="float">
            <text:p>1.62015503875969</text:p>
          </table:table-cell>
          <table:table-cell table:formula="of:=AVERAGE([.B367];[.C367];[.D367];[.E367])" office:value-type="float" office:value="1.41269869234986" calcext:value-type="float">
            <text:p>1.41269869234986</text:p>
          </table:table-cell>
          <table:table-cell/>
          <table:table-cell table:formula="of:=[.G367]-[.F367]" office:value-type="float" office:value="-1.41269869234986" calcext:value-type="float">
            <text:p>-1.41269869234986</text:p>
          </table:table-cell>
        </table:table-row>
        <table:table-row table:style-name="ro1" table:visibility="filter">
          <table:table-cell office:value-type="string" calcext:value-type="string">
            <text:p>Nate Schmidt</text:p>
          </table:table-cell>
          <table:table-cell office:value-type="float" office:value="1.41156462585034" calcext:value-type="float">
            <text:p>1.41156462585034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1.31395348837209" calcext:value-type="float">
            <text:p>1.31395348837209</text:p>
          </table:table-cell>
          <table:table-cell office:value-type="float" office:value="1.45637583892617" calcext:value-type="float">
            <text:p>1.45637583892617</text:p>
          </table:table-cell>
          <table:table-cell table:formula="of:=AVERAGE([.B368];[.C368];[.D368];[.E368])" office:value-type="float" office:value="1.40910985192352" calcext:value-type="float">
            <text:p>1.40910985192352</text:p>
          </table:table-cell>
          <table:table-cell/>
          <table:table-cell table:formula="of:=[.G368]-[.F368]" office:value-type="float" office:value="-1.40910985192352" calcext:value-type="float">
            <text:p>-1.40910985192352</text:p>
          </table:table-cell>
        </table:table-row>
        <table:table-row table:style-name="ro1" table:visibility="filter">
          <table:table-cell office:value-type="string" calcext:value-type="string">
            <text:p>Zemgus Girgensons</text:p>
          </table:table-cell>
          <table:table-cell office:value-type="float" office:value="1.48692810457516" calcext:value-type="float">
            <text:p>1.48692810457516</text:p>
          </table:table-cell>
          <table:table-cell office:value-type="float" office:value="1.27272727272727" calcext:value-type="float">
            <text:p>1.27272727272727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56026058631922" calcext:value-type="float">
            <text:p>1.56026058631922</text:p>
          </table:table-cell>
          <table:table-cell table:formula="of:=AVERAGE([.B369];[.C369];[.D369];[.E369])" office:value-type="float" office:value="1.40810399090541" calcext:value-type="float">
            <text:p>1.40810399090541</text:p>
          </table:table-cell>
          <table:table-cell/>
          <table:table-cell table:formula="of:=[.G369]-[.F369]" office:value-type="float" office:value="-1.40810399090541" calcext:value-type="float">
            <text:p>-1.40810399090541</text:p>
          </table:table-cell>
        </table:table-row>
        <table:table-row table:style-name="ro1" table:visibility="filter">
          <table:table-cell office:value-type="string" calcext:value-type="string">
            <text:p>Justin Barron</text:p>
          </table:table-cell>
          <table:table-cell office:value-type="float" office:value="1.20588235294118" calcext:value-type="float">
            <text:p>1.20588235294118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.30769230769231" calcext:value-type="float">
            <text:p>1.30769230769231</text:p>
          </table:table-cell>
          <table:table-cell table:formula="of:=AVERAGE([.B370];[.C370];[.D370];[.E370])" office:value-type="float" office:value="1.4022031889679" calcext:value-type="float">
            <text:p>1.4022031889679</text:p>
          </table:table-cell>
          <table:table-cell/>
          <table:table-cell table:formula="of:=[.G370]-[.F370]" office:value-type="float" office:value="-1.4022031889679" calcext:value-type="float">
            <text:p>-1.4022031889679</text:p>
          </table:table-cell>
        </table:table-row>
        <table:table-row table:style-name="ro1" table:visibility="filter">
          <table:table-cell office:value-type="string" calcext:value-type="string">
            <text:p>Alex Chiasson</text:p>
          </table:table-cell>
          <table:table-cell office:value-type="float" office:value="1.42097026604069" calcext:value-type="float">
            <text:p>1.42097026604069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1.36440677966102" calcext:value-type="float">
            <text:p>1.36440677966102</text:p>
          </table:table-cell>
          <table:table-cell office:value-type="float" office:value="1.44409937888199" calcext:value-type="float">
            <text:p>1.44409937888199</text:p>
          </table:table-cell>
          <table:table-cell table:formula="of:=AVERAGE([.B371];[.C371];[.D371];[.E371])" office:value-type="float" office:value="1.39827819705501" calcext:value-type="float">
            <text:p>1.39827819705501</text:p>
          </table:table-cell>
          <table:table-cell/>
          <table:table-cell table:formula="of:=[.G371]-[.F371]" office:value-type="float" office:value="-1.39827819705501" calcext:value-type="float">
            <text:p>-1.39827819705501</text:p>
          </table:table-cell>
        </table:table-row>
        <table:table-row table:style-name="ro1" table:visibility="filter">
          <table:table-cell office:value-type="string" calcext:value-type="string">
            <text:p>Zach Bogosian</text:p>
          </table:table-cell>
          <table:table-cell office:value-type="float" office:value="1.77920410783055" calcext:value-type="float">
            <text:p>1.77920410783055</text:p>
          </table:table-cell>
          <table:table-cell office:value-type="float" office:value="0" calcext:value-type="float">
            <text:p>0</text:p>
          </table:table-cell>
          <table:table-cell office:value-type="float" office:value="2.1375" calcext:value-type="float">
            <text:p>2.1375</text:p>
          </table:table-cell>
          <table:table-cell office:value-type="float" office:value="1.65671641791045" calcext:value-type="float">
            <text:p>1.65671641791045</text:p>
          </table:table-cell>
          <table:table-cell table:formula="of:=AVERAGE([.B372];[.C372];[.D372];[.E372])" office:value-type="float" office:value="1.39335513143525" calcext:value-type="float">
            <text:p>1.39335513143525</text:p>
          </table:table-cell>
          <table:table-cell/>
          <table:table-cell table:formula="of:=[.G372]-[.F372]" office:value-type="float" office:value="-1.39335513143525" calcext:value-type="float">
            <text:p>-1.39335513143525</text:p>
          </table:table-cell>
        </table:table-row>
        <table:table-row table:style-name="ro1" table:visibility="filter">
          <table:table-cell office:value-type="string" calcext:value-type="string">
            <text:p>Andrew Copp</text:p>
          </table:table-cell>
          <table:table-cell office:value-type="float" office:value="1.5" calcext:value-type="float">
            <text:p>1.5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32692307692308" calcext:value-type="float">
            <text:p>1.32692307692308</text:p>
          </table:table-cell>
          <table:table-cell office:value-type="float" office:value="1.41176470588235" calcext:value-type="float">
            <text:p>1.41176470588235</text:p>
          </table:table-cell>
          <table:table-cell table:formula="of:=AVERAGE([.B373];[.C373];[.D373];[.E373])" office:value-type="float" office:value="1.39300527903469" calcext:value-type="float">
            <text:p>1.39300527903469</text:p>
          </table:table-cell>
          <table:table-cell/>
          <table:table-cell table:formula="of:=[.G373]-[.F373]" office:value-type="float" office:value="-1.39300527903469" calcext:value-type="float">
            <text:p>-1.39300527903469</text:p>
          </table:table-cell>
        </table:table-row>
        <table:table-row table:style-name="ro1" table:visibility="filter">
          <table:table-cell office:value-type="string" calcext:value-type="string">
            <text:p>Dante Fabbro</text:p>
          </table:table-cell>
          <table:table-cell office:value-type="float" office:value="1.37238493723849" calcext:value-type="float">
            <text:p>1.37238493723849</text:p>
          </table:table-cell>
          <table:table-cell office:value-type="float" office:value="1.8" calcext:value-type="float">
            <text:p>1.8</text:p>
          </table:table-cell>
          <table:table-cell office:value-type="float" office:value="1.225" calcext:value-type="float">
            <text:p>1.225</text:p>
          </table:table-cell>
          <table:table-cell office:value-type="float" office:value="1.17391304347826" calcext:value-type="float">
            <text:p>1.17391304347826</text:p>
          </table:table-cell>
          <table:table-cell table:formula="of:=AVERAGE([.B374];[.C374];[.D374];[.E374])" office:value-type="float" office:value="1.39282449517919" calcext:value-type="float">
            <text:p>1.39282449517919</text:p>
          </table:table-cell>
          <table:table-cell/>
          <table:table-cell table:formula="of:=[.G374]-[.F374]" office:value-type="float" office:value="-1.39282449517919" calcext:value-type="float">
            <text:p>-1.39282449517919</text:p>
          </table:table-cell>
        </table:table-row>
        <table:table-row table:style-name="ro1" table:visibility="filter">
          <table:table-cell office:value-type="string" calcext:value-type="string">
            <text:p>Cody Glass</text:p>
          </table:table-cell>
          <table:table-cell office:value-type="float" office:value="1.46212121212121" calcext:value-type="float">
            <text:p>1.46212121212121</text:p>
          </table:table-cell>
          <table:table-cell office:value-type="float" office:value="1" calcext:value-type="float">
            <text:p>1</text:p>
          </table:table-cell>
          <table:table-cell office:value-type="float" office:value="1.72727272727273" calcext:value-type="float">
            <text:p>1.72727272727273</text:p>
          </table:table-cell>
          <table:table-cell office:value-type="float" office:value="1.36666666666667" calcext:value-type="float">
            <text:p>1.36666666666667</text:p>
          </table:table-cell>
          <table:table-cell table:formula="of:=AVERAGE([.B375];[.C375];[.D375];[.E375])" office:value-type="float" office:value="1.38901515151515" calcext:value-type="float">
            <text:p>1.38901515151515</text:p>
          </table:table-cell>
          <table:table-cell/>
          <table:table-cell table:formula="of:=[.G375]-[.F375]" office:value-type="float" office:value="-1.38901515151515" calcext:value-type="float">
            <text:p>-1.38901515151515</text:p>
          </table:table-cell>
        </table:table-row>
        <table:table-row table:style-name="ro1" table:visibility="filter">
          <table:table-cell office:value-type="string" calcext:value-type="string">
            <text:p>Mikhail Sergachev</text:p>
          </table:table-cell>
          <table:table-cell office:value-type="float" office:value="1.80278422273782" calcext:value-type="float">
            <text:p>1.80278422273782</text:p>
          </table:table-cell>
          <table:table-cell office:value-type="float" office:value="0" calcext:value-type="float">
            <text:p>0</text:p>
          </table:table-cell>
          <table:table-cell office:value-type="float" office:value="1.89189189189189" calcext:value-type="float">
            <text:p>1.89189189189189</text:p>
          </table:table-cell>
          <table:table-cell office:value-type="float" office:value="1.85446009389671" calcext:value-type="float">
            <text:p>1.85446009389671</text:p>
          </table:table-cell>
          <table:table-cell table:formula="of:=AVERAGE([.B376];[.C376];[.D376];[.E376])" office:value-type="float" office:value="1.38728405213161" calcext:value-type="float">
            <text:p>1.38728405213161</text:p>
          </table:table-cell>
          <table:table-cell/>
          <table:table-cell table:formula="of:=[.G376]-[.F376]" office:value-type="float" office:value="-1.38728405213161" calcext:value-type="float">
            <text:p>-1.38728405213161</text:p>
          </table:table-cell>
        </table:table-row>
        <table:table-row table:style-name="ro1" table:visibility="filter">
          <table:table-cell office:value-type="string" calcext:value-type="string">
            <text:p>Juuso Valimaki</text:p>
          </table:table-cell>
          <table:table-cell office:value-type="float" office:value="1.27027027027027" calcext:value-type="float">
            <text:p>1.27027027027027</text:p>
          </table:table-cell>
          <table:table-cell office:value-type="float" office:value="1.6" calcext:value-type="float">
            <text:p>1.6</text:p>
          </table:table-cell>
          <table:table-cell office:value-type="float" office:value="1.47826086956522" calcext:value-type="float">
            <text:p>1.47826086956522</text:p>
          </table:table-cell>
          <table:table-cell office:value-type="float" office:value="1.19753086419753" calcext:value-type="float">
            <text:p>1.19753086419753</text:p>
          </table:table-cell>
          <table:table-cell table:formula="of:=AVERAGE([.B377];[.C377];[.D377];[.E377])" office:value-type="float" office:value="1.38651550100825" calcext:value-type="float">
            <text:p>1.38651550100825</text:p>
          </table:table-cell>
          <table:table-cell/>
          <table:table-cell table:formula="of:=[.G377]-[.F377]" office:value-type="float" office:value="-1.38651550100825" calcext:value-type="float">
            <text:p>-1.38651550100825</text:p>
          </table:table-cell>
        </table:table-row>
        <table:table-row table:style-name="ro1" table:visibility="filter">
          <table:table-cell office:value-type="string" calcext:value-type="string">
            <text:p>Noel Acciari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1.28888888888889" calcext:value-type="float">
            <text:p>1.28888888888889</text:p>
          </table:table-cell>
          <table:table-cell office:value-type="float" office:value="1.29441624365482" calcext:value-type="float">
            <text:p>1.29441624365482</text:p>
          </table:table-cell>
          <table:table-cell table:formula="of:=AVERAGE([.B378];[.C378];[.D378];[.E378])" office:value-type="float" office:value="1.38256870737835" calcext:value-type="float">
            <text:p>1.38256870737835</text:p>
          </table:table-cell>
          <table:table-cell/>
          <table:table-cell table:formula="of:=[.G378]-[.F378]" office:value-type="float" office:value="-1.38256870737835" calcext:value-type="float">
            <text:p>-1.38256870737835</text:p>
          </table:table-cell>
        </table:table-row>
        <table:table-row table:style-name="ro1" table:visibility="filter">
          <table:table-cell office:value-type="string" calcext:value-type="string">
            <text:p>Ben Hutton</text:p>
          </table:table-cell>
          <table:table-cell office:value-type="float" office:value="1.61220043572985" calcext:value-type="float">
            <text:p>1.61220043572985</text:p>
          </table:table-cell>
          <table:table-cell office:value-type="float" office:value="0.75" calcext:value-type="float">
            <text:p>0.75</text:p>
          </table:table-cell>
          <table:table-cell office:value-type="float" office:value="1.64383561643836" calcext:value-type="float">
            <text:p>1.64383561643836</text:p>
          </table:table-cell>
          <table:table-cell office:value-type="float" office:value="1.52173913043478" calcext:value-type="float">
            <text:p>1.52173913043478</text:p>
          </table:table-cell>
          <table:table-cell table:formula="of:=AVERAGE([.B379];[.C379];[.D379];[.E379])" office:value-type="float" office:value="1.38194379565075" calcext:value-type="float">
            <text:p>1.38194379565075</text:p>
          </table:table-cell>
          <table:table-cell/>
          <table:table-cell table:formula="of:=[.G379]-[.F379]" office:value-type="float" office:value="-1.38194379565075" calcext:value-type="float">
            <text:p>-1.38194379565075</text:p>
          </table:table-cell>
        </table:table-row>
        <table:table-row table:style-name="ro1" table:visibility="filter">
          <table:table-cell office:value-type="string" calcext:value-type="string">
            <text:p>Josh Mahura</text:p>
          </table:table-cell>
          <table:table-cell office:value-type="float" office:value="1.01342281879195" calcext:value-type="float">
            <text:p>1.01342281879195</text:p>
          </table:table-cell>
          <table:table-cell office:value-type="float" office:value="2.5" calcext:value-type="float">
            <text:p>2.5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1.05479452054795" calcext:value-type="float">
            <text:p>1.05479452054795</text:p>
          </table:table-cell>
          <table:table-cell table:formula="of:=AVERAGE([.B380];[.C380];[.D380];[.E380])" office:value-type="float" office:value="1.38163766816831" calcext:value-type="float">
            <text:p>1.38163766816831</text:p>
          </table:table-cell>
          <table:table-cell/>
          <table:table-cell table:formula="of:=[.G380]-[.F380]" office:value-type="float" office:value="-1.38163766816831" calcext:value-type="float">
            <text:p>-1.38163766816831</text:p>
          </table:table-cell>
        </table:table-row>
        <table:table-row table:style-name="ro1" table:visibility="filter">
          <table:table-cell office:value-type="string" calcext:value-type="string">
            <text:p>Zach Aston-Reese</text:p>
          </table:table-cell>
          <table:table-cell office:value-type="float" office:value="1.42176870748299" calcext:value-type="float">
            <text:p>1.42176870748299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1.21951219512195" calcext:value-type="float">
            <text:p>1.21951219512195</text:p>
          </table:table-cell>
          <table:table-cell office:value-type="float" office:value="1.35036496350365" calcext:value-type="float">
            <text:p>1.35036496350365</text:p>
          </table:table-cell>
          <table:table-cell table:formula="of:=AVERAGE([.B381];[.C381];[.D381];[.E381])" office:value-type="float" office:value="1.38124479986048" calcext:value-type="float">
            <text:p>1.38124479986048</text:p>
          </table:table-cell>
          <table:table-cell/>
          <table:table-cell table:formula="of:=[.G381]-[.F381]" office:value-type="float" office:value="-1.38124479986048" calcext:value-type="float">
            <text:p>-1.38124479986048</text:p>
          </table:table-cell>
        </table:table-row>
        <table:table-row table:style-name="ro1" table:visibility="filter">
          <table:table-cell office:value-type="string" calcext:value-type="string">
            <text:p>Wade Allison</text:p>
          </table:table-cell>
          <table:table-cell office:value-type="float" office:value="1.48387096774194" calcext:value-type="float">
            <text:p>1.4838709677419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61290322580645" calcext:value-type="float">
            <text:p>1.61290322580645</text:p>
          </table:table-cell>
          <table:table-cell table:formula="of:=AVERAGE([.B382];[.C382];[.D382];[.E382])" office:value-type="float" office:value="1.3741935483871" calcext:value-type="float">
            <text:p>1.3741935483871</text:p>
          </table:table-cell>
          <table:table-cell/>
          <table:table-cell table:formula="of:=[.G382]-[.F382]" office:value-type="float" office:value="-1.3741935483871" calcext:value-type="float">
            <text:p>-1.3741935483871</text:p>
          </table:table-cell>
        </table:table-row>
        <table:table-row table:style-name="ro1" table:visibility="filter">
          <table:table-cell office:value-type="string" calcext:value-type="string">
            <text:p>Adam Erne</text:p>
          </table:table-cell>
          <table:table-cell office:value-type="float" office:value="1.24277456647399" calcext:value-type="float">
            <text:p>1.24277456647399</text:p>
          </table:table-cell>
          <table:table-cell office:value-type="float" office:value="1.75" calcext:value-type="float">
            <text:p>1.75</text:p>
          </table:table-cell>
          <table:table-cell office:value-type="float" office:value="1.33783783783784" calcext:value-type="float">
            <text:p>1.33783783783784</text:p>
          </table:table-cell>
          <table:table-cell office:value-type="float" office:value="1.16564417177914" calcext:value-type="float">
            <text:p>1.16564417177914</text:p>
          </table:table-cell>
          <table:table-cell table:formula="of:=AVERAGE([.B383];[.C383];[.D383];[.E383])" office:value-type="float" office:value="1.37406414402274" calcext:value-type="float">
            <text:p>1.37406414402274</text:p>
          </table:table-cell>
          <table:table-cell/>
          <table:table-cell table:formula="of:=[.G383]-[.F383]" office:value-type="float" office:value="-1.37406414402274" calcext:value-type="float">
            <text:p>-1.37406414402274</text:p>
          </table:table-cell>
        </table:table-row>
        <table:table-row table:style-name="ro1" table:visibility="filter">
          <table:table-cell office:value-type="string" calcext:value-type="string">
            <text:p>Ross Colton</text:p>
          </table:table-cell>
          <table:table-cell office:value-type="float" office:value="1.89385474860335" calcext:value-type="float">
            <text:p>1.89385474860335</text:p>
          </table:table-cell>
          <table:table-cell office:value-type="float" office:value="0" calcext:value-type="float">
            <text:p>0</text:p>
          </table:table-cell>
          <table:table-cell office:value-type="float" office:value="1.67647058823529" calcext:value-type="float">
            <text:p>1.67647058823529</text:p>
          </table:table-cell>
          <table:table-cell office:value-type="float" office:value="1.90804597701149" calcext:value-type="float">
            <text:p>1.90804597701149</text:p>
          </table:table-cell>
          <table:table-cell table:formula="of:=AVERAGE([.B384];[.C384];[.D384];[.E384])" office:value-type="float" office:value="1.36959282846254" calcext:value-type="float">
            <text:p>1.36959282846254</text:p>
          </table:table-cell>
          <table:table-cell/>
          <table:table-cell table:formula="of:=[.G384]-[.F384]" office:value-type="float" office:value="-1.36959282846254" calcext:value-type="float">
            <text:p>-1.36959282846254</text:p>
          </table:table-cell>
        </table:table-row>
        <table:table-row table:style-name="ro1" table:visibility="filter">
          <table:table-cell office:value-type="string" calcext:value-type="string">
            <text:p>Adam Pelech</text:p>
          </table:table-cell>
          <table:table-cell office:value-type="float" office:value="1.31554524361949" calcext:value-type="float">
            <text:p>1.31554524361949</text:p>
          </table:table-cell>
          <table:table-cell office:value-type="float" office:value="1.38461538461538" calcext:value-type="float">
            <text:p>1.38461538461538</text:p>
          </table:table-cell>
          <table:table-cell office:value-type="float" office:value="1.40963855421687" calcext:value-type="float">
            <text:p>1.40963855421687</text:p>
          </table:table-cell>
          <table:table-cell office:value-type="float" office:value="1.36150234741784" calcext:value-type="float">
            <text:p>1.36150234741784</text:p>
          </table:table-cell>
          <table:table-cell table:formula="of:=AVERAGE([.B385];[.C385];[.D385];[.E385])" office:value-type="float" office:value="1.3678253824674" calcext:value-type="float">
            <text:p>1.3678253824674</text:p>
          </table:table-cell>
          <table:table-cell/>
          <table:table-cell table:formula="of:=[.G385]-[.F385]" office:value-type="float" office:value="-1.3678253824674" calcext:value-type="float">
            <text:p>-1.3678253824674</text:p>
          </table:table-cell>
        </table:table-row>
        <table:table-row table:style-name="ro1" table:visibility="filter">
          <table:table-cell office:value-type="string" calcext:value-type="string">
            <text:p>K'Andre Miller</text:p>
          </table:table-cell>
          <table:table-cell office:value-type="float" office:value="1.2970297029703" calcext:value-type="float">
            <text:p>1.2970297029703</text:p>
          </table:table-cell>
          <table:table-cell office:value-type="float" office:value="1.5" calcext:value-type="float">
            <text:p>1.5</text:p>
          </table:table-cell>
          <table:table-cell office:value-type="float" office:value="1.26315789473684" calcext:value-type="float">
            <text:p>1.26315789473684</text:p>
          </table:table-cell>
          <table:table-cell office:value-type="float" office:value="1.39805825242718" calcext:value-type="float">
            <text:p>1.39805825242718</text:p>
          </table:table-cell>
          <table:table-cell table:formula="of:=AVERAGE([.B386];[.C386];[.D386];[.E386])" office:value-type="float" office:value="1.36456146253358" calcext:value-type="float">
            <text:p>1.36456146253358</text:p>
          </table:table-cell>
          <table:table-cell/>
          <table:table-cell table:formula="of:=[.G386]-[.F386]" office:value-type="float" office:value="-1.36456146253358" calcext:value-type="float">
            <text:p>-1.36456146253358</text:p>
          </table:table-cell>
        </table:table-row>
        <table:table-row table:style-name="ro1" table:visibility="filter">
          <table:table-cell office:value-type="string" calcext:value-type="string">
            <text:p>Anton Stralman</text:p>
          </table:table-cell>
          <table:table-cell office:value-type="float" office:value="1.40405117270789" calcext:value-type="float">
            <text:p>1.40405117270789</text:p>
          </table:table-cell>
          <table:table-cell office:value-type="float" office:value="1.175" calcext:value-type="float">
            <text:p>1.175</text:p>
          </table:table-cell>
          <table:table-cell office:value-type="float" office:value="1.40372670807453" calcext:value-type="float">
            <text:p>1.40372670807453</text:p>
          </table:table-cell>
          <table:table-cell office:value-type="float" office:value="1.46496815286624" calcext:value-type="float">
            <text:p>1.46496815286624</text:p>
          </table:table-cell>
          <table:table-cell table:formula="of:=AVERAGE([.B387];[.C387];[.D387];[.E387])" office:value-type="float" office:value="1.36193650841217" calcext:value-type="float">
            <text:p>1.36193650841217</text:p>
          </table:table-cell>
          <table:table-cell/>
          <table:table-cell table:formula="of:=[.G387]-[.F387]" office:value-type="float" office:value="-1.36193650841217" calcext:value-type="float">
            <text:p>-1.36193650841217</text:p>
          </table:table-cell>
        </table:table-row>
        <table:table-row table:style-name="ro1" table:visibility="filter">
          <table:table-cell office:value-type="string" calcext:value-type="string">
            <text:p>Kaiden Guhle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2" calcext:value-type="float">
            <text:p>2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.05263157894737" calcext:value-type="float">
            <text:p>1.05263157894737</text:p>
          </table:table-cell>
          <table:table-cell table:formula="of:=AVERAGE([.B388];[.C388];[.D388];[.E388])" office:value-type="float" office:value="1.35731373889269" calcext:value-type="float">
            <text:p>1.35731373889269</text:p>
          </table:table-cell>
          <table:table-cell/>
          <table:table-cell table:formula="of:=[.G388]-[.F388]" office:value-type="float" office:value="-1.35731373889269" calcext:value-type="float">
            <text:p>-1.35731373889269</text:p>
          </table:table-cell>
        </table:table-row>
        <table:table-row table:style-name="ro1" table:visibility="filter">
          <table:table-cell office:value-type="string" calcext:value-type="string">
            <text:p>Joe Veleno</text:p>
          </table:table-cell>
          <table:table-cell office:value-type="float" office:value="1.10071942446043" calcext:value-type="float">
            <text:p>1.10071942446043</text:p>
          </table:table-cell>
          <table:table-cell office:value-type="float" office:value="2" calcext:value-type="float">
            <text:p>2</text:p>
          </table:table-cell>
          <table:table-cell office:value-type="float" office:value="1.17391304347826" calcext:value-type="float">
            <text:p>1.17391304347826</text:p>
          </table:table-cell>
          <table:table-cell office:value-type="float" office:value="1.15068493150685" calcext:value-type="float">
            <text:p>1.15068493150685</text:p>
          </table:table-cell>
          <table:table-cell table:formula="of:=AVERAGE([.B389];[.C389];[.D389];[.E389])" office:value-type="float" office:value="1.35632934986139" calcext:value-type="float">
            <text:p>1.35632934986139</text:p>
          </table:table-cell>
          <table:table-cell/>
          <table:table-cell table:formula="of:=[.G389]-[.F389]" office:value-type="float" office:value="-1.35632934986139" calcext:value-type="float">
            <text:p>-1.35632934986139</text:p>
          </table:table-cell>
        </table:table-row>
        <table:table-row table:style-name="ro1" table:visibility="filter">
          <table:table-cell office:value-type="string" calcext:value-type="string">
            <text:p>Matt Murray</text:p>
          </table:table-cell>
          <table:table-cell office:value-type="float" office:value="1.17241379310345" calcext:value-type="float">
            <text:p>1.17241379310345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1.5" calcext:value-type="float">
            <text:p>1.5</text:p>
          </table:table-cell>
          <table:table-cell office:value-type="float" office:value="1.2824427480916" calcext:value-type="float">
            <text:p>1.2824427480916</text:p>
          </table:table-cell>
          <table:table-cell table:formula="of:=AVERAGE([.B390];[.C390];[.D390];[.E390])" office:value-type="float" office:value="1.35235049893513" calcext:value-type="float">
            <text:p>1.35235049893513</text:p>
          </table:table-cell>
          <table:table-cell/>
          <table:table-cell table:formula="of:=[.G390]-[.F390]" office:value-type="float" office:value="-1.35235049893513" calcext:value-type="float">
            <text:p>-1.35235049893513</text:p>
          </table:table-cell>
        </table:table-row>
        <table:table-row table:style-name="ro1" table:visibility="filter">
          <table:table-cell office:value-type="string" calcext:value-type="string">
            <text:p>Trent Frederic</text:p>
          </table:table-cell>
          <table:table-cell office:value-type="float" office:value="1.44324324324324" calcext:value-type="float">
            <text:p>1.4432432432432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71052631578947" calcext:value-type="float">
            <text:p>1.71052631578947</text:p>
          </table:table-cell>
          <table:table-cell office:value-type="float" office:value="1.41379310344828" calcext:value-type="float">
            <text:p>1.41379310344828</text:p>
          </table:table-cell>
          <table:table-cell table:formula="of:=AVERAGE([.B391];[.C391];[.D391];[.E391])" office:value-type="float" office:value="1.35022399895358" calcext:value-type="float">
            <text:p>1.35022399895358</text:p>
          </table:table-cell>
          <table:table-cell/>
          <table:table-cell table:formula="of:=[.G391]-[.F391]" office:value-type="float" office:value="-1.35022399895358" calcext:value-type="float">
            <text:p>-1.35022399895358</text:p>
          </table:table-cell>
        </table:table-row>
        <table:table-row table:style-name="ro1" table:visibility="filter">
          <table:table-cell office:value-type="string" calcext:value-type="string">
            <text:p>Ethan Bear</text:p>
          </table:table-cell>
          <table:table-cell office:value-type="float" office:value="1.40756302521008" calcext:value-type="float">
            <text:p>1.40756302521008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36" calcext:value-type="float">
            <text:p>1.36</text:p>
          </table:table-cell>
          <table:table-cell office:value-type="float" office:value="1.43333333333333" calcext:value-type="float">
            <text:p>1.43333333333333</text:p>
          </table:table-cell>
          <table:table-cell table:formula="of:=AVERAGE([.B392];[.C392];[.D392];[.E392])" office:value-type="float" office:value="1.33593837535014" calcext:value-type="float">
            <text:p>1.33593837535014</text:p>
          </table:table-cell>
          <table:table-cell/>
          <table:table-cell table:formula="of:=[.G392]-[.F392]" office:value-type="float" office:value="-1.33593837535014" calcext:value-type="float">
            <text:p>-1.33593837535014</text:p>
          </table:table-cell>
        </table:table-row>
        <table:table-row table:style-name="ro1" table:visibility="filter">
          <table:table-cell office:value-type="string" calcext:value-type="string">
            <text:p>Brandon Hagel</text:p>
          </table:table-cell>
          <table:table-cell office:value-type="float" office:value="1.84577114427861" calcext:value-type="float">
            <text:p>1.84577114427861</text:p>
          </table:table-cell>
          <table:table-cell office:value-type="float" office:value="0" calcext:value-type="float">
            <text:p>0</text:p>
          </table:table-cell>
          <table:table-cell office:value-type="float" office:value="1.82051282051282" calcext:value-type="float">
            <text:p>1.82051282051282</text:p>
          </table:table-cell>
          <table:table-cell office:value-type="float" office:value="1.67741935483871" calcext:value-type="float">
            <text:p>1.67741935483871</text:p>
          </table:table-cell>
          <table:table-cell table:formula="of:=AVERAGE([.B393];[.C393];[.D393];[.E393])" office:value-type="float" office:value="1.33592582990753" calcext:value-type="float">
            <text:p>1.33592582990753</text:p>
          </table:table-cell>
          <table:table-cell/>
          <table:table-cell table:formula="of:=[.G393]-[.F393]" office:value-type="float" office:value="-1.33592582990753" calcext:value-type="float">
            <text:p>-1.33592582990753</text:p>
          </table:table-cell>
        </table:table-row>
        <table:table-row table:style-name="ro1" table:visibility="filter">
          <table:table-cell office:value-type="string" calcext:value-type="string">
            <text:p>Erik Gudbranson</text:p>
          </table:table-cell>
          <table:table-cell office:value-type="float" office:value="1.3441466854725" calcext:value-type="float">
            <text:p>1.3441466854725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1.43859649122807" calcext:value-type="float">
            <text:p>1.43859649122807</text:p>
          </table:table-cell>
          <table:table-cell office:value-type="float" office:value="1.27855153203343" calcext:value-type="float">
            <text:p>1.27855153203343</text:p>
          </table:table-cell>
          <table:table-cell table:formula="of:=AVERAGE([.B394];[.C394];[.D394];[.E394])" office:value-type="float" office:value="1.3356361771835" calcext:value-type="float">
            <text:p>1.3356361771835</text:p>
          </table:table-cell>
          <table:table-cell/>
          <table:table-cell table:formula="of:=[.G394]-[.F394]" office:value-type="float" office:value="-1.3356361771835" calcext:value-type="float">
            <text:p>-1.3356361771835</text:p>
          </table:table-cell>
        </table:table-row>
        <table:table-row table:style-name="ro1" table:visibility="filter">
          <table:table-cell office:value-type="string" calcext:value-type="string">
            <text:p>Derek Grant</text:p>
          </table:table-cell>
          <table:table-cell office:value-type="float" office:value="1.3710843373494" calcext:value-type="float">
            <text:p>1.3710843373494</text:p>
          </table:table-cell>
          <table:table-cell office:value-type="float" office:value="1" calcext:value-type="float">
            <text:p>1</text:p>
          </table:table-cell>
          <table:table-cell office:value-type="float" office:value="1.54929577464789" calcext:value-type="float">
            <text:p>1.54929577464789</text:p>
          </table:table-cell>
          <table:table-cell office:value-type="float" office:value="1.42211055276382" calcext:value-type="float">
            <text:p>1.42211055276382</text:p>
          </table:table-cell>
          <table:table-cell table:formula="of:=AVERAGE([.B395];[.C395];[.D395];[.E395])" office:value-type="float" office:value="1.33562266619028" calcext:value-type="float">
            <text:p>1.33562266619028</text:p>
          </table:table-cell>
          <table:table-cell/>
          <table:table-cell table:formula="of:=[.G395]-[.F395]" office:value-type="float" office:value="-1.33562266619028" calcext:value-type="float">
            <text:p>-1.33562266619028</text:p>
          </table:table-cell>
        </table:table-row>
        <table:table-row table:style-name="ro1" table:visibility="filter">
          <table:table-cell office:value-type="string" calcext:value-type="string">
            <text:p>Ben Chiarot</text:p>
          </table:table-cell>
          <table:table-cell office:value-type="float" office:value="1.40827338129496" calcext:value-type="float">
            <text:p>1.40827338129496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35802469135802" calcext:value-type="float">
            <text:p>1.35802469135802</text:p>
          </table:table-cell>
          <table:table-cell office:value-type="float" office:value="1.3826714801444" calcext:value-type="float">
            <text:p>1.3826714801444</text:p>
          </table:table-cell>
          <table:table-cell table:formula="of:=AVERAGE([.B396];[.C396];[.D396];[.E396])" office:value-type="float" office:value="1.33411738819935" calcext:value-type="float">
            <text:p>1.33411738819935</text:p>
          </table:table-cell>
          <table:table-cell/>
          <table:table-cell table:formula="of:=[.G396]-[.F396]" office:value-type="float" office:value="-1.33411738819935" calcext:value-type="float">
            <text:p>-1.33411738819935</text:p>
          </table:table-cell>
        </table:table-row>
        <table:table-row table:style-name="ro1" table:visibility="filter">
          <table:table-cell office:value-type="string" calcext:value-type="string">
            <text:p>Joonas Donskoi</text:p>
          </table:table-cell>
          <table:table-cell office:value-type="float" office:value="1.54430379746835" calcext:value-type="float">
            <text:p>1.54430379746835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.45" calcext:value-type="float">
            <text:p>1.45</text:p>
          </table:table-cell>
          <table:table-cell office:value-type="float" office:value="1.39915966386555" calcext:value-type="float">
            <text:p>1.39915966386555</text:p>
          </table:table-cell>
          <table:table-cell table:formula="of:=AVERAGE([.B397];[.C397];[.D397];[.E397])" office:value-type="float" office:value="1.33365998298053" calcext:value-type="float">
            <text:p>1.33365998298053</text:p>
          </table:table-cell>
          <table:table-cell/>
          <table:table-cell table:formula="of:=[.G397]-[.F397]" office:value-type="float" office:value="-1.33365998298053" calcext:value-type="float">
            <text:p>-1.33365998298053</text:p>
          </table:table-cell>
        </table:table-row>
        <table:table-row table:style-name="ro1" table:visibility="filter">
          <table:table-cell office:value-type="string" calcext:value-type="string">
            <text:p>Tom Wilson</text:p>
          </table:table-cell>
          <table:table-cell office:value-type="float" office:value="1.52615844544096" calcext:value-type="float">
            <text:p>1.52615844544096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1.4672131147541" calcext:value-type="float">
            <text:p>1.4672131147541</text:p>
          </table:table-cell>
          <table:table-cell office:value-type="float" office:value="1.52424242424242" calcext:value-type="float">
            <text:p>1.52424242424242</text:p>
          </table:table-cell>
          <table:table-cell table:formula="of:=AVERAGE([.B398];[.C398];[.D398];[.E398])" office:value-type="float" office:value="1.33101639933518" calcext:value-type="float">
            <text:p>1.33101639933518</text:p>
          </table:table-cell>
          <table:table-cell/>
          <table:table-cell table:formula="of:=[.G398]-[.F398]" office:value-type="float" office:value="-1.33101639933518" calcext:value-type="float">
            <text:p>-1.33101639933518</text:p>
          </table:table-cell>
        </table:table-row>
        <table:table-row table:style-name="ro1" table:visibility="filter">
          <table:table-cell office:value-type="string" calcext:value-type="string">
            <text:p>Bobby McMann</text:p>
          </table:table-cell>
          <table:table-cell office:value-type="float" office:value="1.08080808080808" calcext:value-type="float">
            <text:p>1.08080808080808</text:p>
          </table:table-cell>
          <table:table-cell office:value-type="float" office:value="1.5" calcext:value-type="float">
            <text:p>1.5</text:p>
          </table:table-cell>
          <table:table-cell office:value-type="float" office:value="1.76923076923077" calcext:value-type="float">
            <text:p>1.76923076923077</text:p>
          </table:table-cell>
          <table:table-cell office:value-type="float" office:value="0.962962962962963" calcext:value-type="float">
            <text:p>0.962962962962963</text:p>
          </table:table-cell>
          <table:table-cell table:formula="of:=AVERAGE([.B399];[.C399];[.D399];[.E399])" office:value-type="float" office:value="1.32825045325045" calcext:value-type="float">
            <text:p>1.32825045325045</text:p>
          </table:table-cell>
          <table:table-cell/>
          <table:table-cell table:formula="of:=[.G399]-[.F399]" office:value-type="float" office:value="-1.32825045325045" calcext:value-type="float">
            <text:p>-1.32825045325045</text:p>
          </table:table-cell>
        </table:table-row>
        <table:table-row table:style-name="ro1" table:visibility="filter">
          <table:table-cell office:value-type="string" calcext:value-type="string">
            <text:p>Nikita Zadorov</text:p>
          </table:table-cell>
          <table:table-cell office:value-type="float" office:value="1.17805755395683" calcext:value-type="float">
            <text:p>1.17805755395683</text:p>
          </table:table-cell>
          <table:table-cell office:value-type="float" office:value="1.59090909090909" calcext:value-type="float">
            <text:p>1.59090909090909</text:p>
          </table:table-cell>
          <table:table-cell office:value-type="float" office:value="1.34117647058824" calcext:value-type="float">
            <text:p>1.34117647058824</text:p>
          </table:table-cell>
          <table:table-cell office:value-type="float" office:value="1.1970802919708" calcext:value-type="float">
            <text:p>1.1970802919708</text:p>
          </table:table-cell>
          <table:table-cell table:formula="of:=AVERAGE([.B400];[.C400];[.D400];[.E400])" office:value-type="float" office:value="1.32680585185624" calcext:value-type="float">
            <text:p>1.32680585185624</text:p>
          </table:table-cell>
          <table:table-cell/>
          <table:table-cell table:formula="of:=[.G400]-[.F400]" office:value-type="float" office:value="-1.32680585185624" calcext:value-type="float">
            <text:p>-1.32680585185624</text:p>
          </table:table-cell>
        </table:table-row>
        <table:table-row table:style-name="ro1" table:visibility="filter">
          <table:table-cell office:value-type="string" calcext:value-type="string">
            <text:p>Joel Kiviranta</text:p>
          </table:table-cell>
          <table:table-cell office:value-type="float" office:value="1.17763157894737" calcext:value-type="float">
            <text:p>1.17763157894737</text:p>
          </table:table-cell>
          <table:table-cell office:value-type="float" office:value="1.8" calcext:value-type="float">
            <text:p>1.8</text:p>
          </table:table-cell>
          <table:table-cell office:value-type="float" office:value="1.08333333333333" calcext:value-type="float">
            <text:p>1.08333333333333</text:p>
          </table:table-cell>
          <table:table-cell office:value-type="float" office:value="1.23880597014925" calcext:value-type="float">
            <text:p>1.23880597014925</text:p>
          </table:table-cell>
          <table:table-cell table:formula="of:=AVERAGE([.B401];[.C401];[.D401];[.E401])" office:value-type="float" office:value="1.32494272060749" calcext:value-type="float">
            <text:p>1.32494272060749</text:p>
          </table:table-cell>
          <table:table-cell/>
          <table:table-cell table:formula="of:=[.G401]-[.F401]" office:value-type="float" office:value="-1.32494272060749" calcext:value-type="float">
            <text:p>-1.32494272060749</text:p>
          </table:table-cell>
        </table:table-row>
        <table:table-row table:style-name="ro1" table:visibility="filter">
          <table:table-cell office:value-type="string" calcext:value-type="string">
            <text:p>Cole Perfetti</text:p>
          </table:table-cell>
          <table:table-cell office:value-type="float" office:value="1.60869565217391" calcext:value-type="float">
            <text:p>1.608695652173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7741935483871" calcext:value-type="float">
            <text:p>1.67741935483871</text:p>
          </table:table-cell>
          <table:table-cell table:formula="of:=AVERAGE([.B402];[.C402];[.D402];[.E402])" office:value-type="float" office:value="1.32152875175316" calcext:value-type="float">
            <text:p>1.32152875175316</text:p>
          </table:table-cell>
          <table:table-cell/>
          <table:table-cell table:formula="of:=[.G402]-[.F402]" office:value-type="float" office:value="-1.32152875175316" calcext:value-type="float">
            <text:p>-1.32152875175316</text:p>
          </table:table-cell>
        </table:table-row>
        <table:table-row table:style-name="ro1" table:visibility="filter">
          <table:table-cell office:value-type="string" calcext:value-type="string">
            <text:p>Radek Faksa</text:p>
          </table:table-cell>
          <table:table-cell office:value-type="float" office:value="1.45207956600362" calcext:value-type="float">
            <text:p>1.45207956600362</text:p>
          </table:table-cell>
          <table:table-cell office:value-type="float" office:value="0.6" calcext:value-type="float">
            <text:p>0.6</text:p>
          </table:table-cell>
          <table:table-cell office:value-type="float" office:value="1.69306930693069" calcext:value-type="float">
            <text:p>1.69306930693069</text:p>
          </table:table-cell>
          <table:table-cell office:value-type="float" office:value="1.53985507246377" calcext:value-type="float">
            <text:p>1.53985507246377</text:p>
          </table:table-cell>
          <table:table-cell table:formula="of:=AVERAGE([.B403];[.C403];[.D403];[.E403])" office:value-type="float" office:value="1.32125098634952" calcext:value-type="float">
            <text:p>1.32125098634952</text:p>
          </table:table-cell>
          <table:table-cell/>
          <table:table-cell table:formula="of:=[.G403]-[.F403]" office:value-type="float" office:value="-1.32125098634952" calcext:value-type="float">
            <text:p>-1.32125098634952</text:p>
          </table:table-cell>
        </table:table-row>
        <table:table-row table:style-name="ro1" table:visibility="filter">
          <table:table-cell office:value-type="string" calcext:value-type="string">
            <text:p>Alexander Romanov</text:p>
          </table:table-cell>
          <table:table-cell office:value-type="float" office:value="1.33004926108374" calcext:value-type="float">
            <text:p>1.33004926108374</text:p>
          </table:table-cell>
          <table:table-cell office:value-type="float" office:value="1.125" calcext:value-type="float">
            <text:p>1.125</text:p>
          </table:table-cell>
          <table:table-cell office:value-type="float" office:value="1.52941176470588" calcext:value-type="float">
            <text:p>1.52941176470588</text:p>
          </table:table-cell>
          <table:table-cell office:value-type="float" office:value="1.2970297029703" calcext:value-type="float">
            <text:p>1.2970297029703</text:p>
          </table:table-cell>
          <table:table-cell table:formula="of:=AVERAGE([.B404];[.C404];[.D404];[.E404])" office:value-type="float" office:value="1.32037268218998" calcext:value-type="float">
            <text:p>1.32037268218998</text:p>
          </table:table-cell>
          <table:table-cell/>
          <table:table-cell table:formula="of:=[.G404]-[.F404]" office:value-type="float" office:value="-1.32037268218998" calcext:value-type="float">
            <text:p>-1.32037268218998</text:p>
          </table:table-cell>
        </table:table-row>
        <table:table-row table:style-name="ro1" table:visibility="filter">
          <table:table-cell office:value-type="string" calcext:value-type="string">
            <text:p>Dmitry Orlov</text:p>
          </table:table-cell>
          <table:table-cell office:value-type="float" office:value="1.37589670014347" calcext:value-type="float">
            <text:p>1.37589670014347</text:p>
          </table:table-cell>
          <table:table-cell office:value-type="float" office:value="1.20833333333333" calcext:value-type="float">
            <text:p>1.20833333333333</text:p>
          </table:table-cell>
          <table:table-cell office:value-type="float" office:value="1.27692307692308" calcext:value-type="float">
            <text:p>1.27692307692308</text:p>
          </table:table-cell>
          <table:table-cell office:value-type="float" office:value="1.4198250728863" calcext:value-type="float">
            <text:p>1.4198250728863</text:p>
          </table:table-cell>
          <table:table-cell table:formula="of:=AVERAGE([.B405];[.C405];[.D405];[.E405])" office:value-type="float" office:value="1.32024454582154" calcext:value-type="float">
            <text:p>1.32024454582154</text:p>
          </table:table-cell>
          <table:table-cell/>
          <table:table-cell table:formula="of:=[.G405]-[.F405]" office:value-type="float" office:value="-1.32024454582154" calcext:value-type="float">
            <text:p>-1.32024454582154</text:p>
          </table:table-cell>
        </table:table-row>
        <table:table-row table:style-name="ro1" table:visibility="filter">
          <table:table-cell office:value-type="string" calcext:value-type="string">
            <text:p>Jack Roslovic</text:p>
          </table:table-cell>
          <table:table-cell office:value-type="float" office:value="1.46133333333333" calcext:value-type="float">
            <text:p>1.46133333333333</text:p>
          </table:table-cell>
          <table:table-cell office:value-type="float" office:value="1.08333333333333" calcext:value-type="float">
            <text:p>1.08333333333333</text:p>
          </table:table-cell>
          <table:table-cell office:value-type="float" office:value="1.38333333333333" calcext:value-type="float">
            <text:p>1.38333333333333</text:p>
          </table:table-cell>
          <table:table-cell office:value-type="float" office:value="1.35294117647059" calcext:value-type="float">
            <text:p>1.35294117647059</text:p>
          </table:table-cell>
          <table:table-cell table:formula="of:=AVERAGE([.B406];[.C406];[.D406];[.E406])" office:value-type="float" office:value="1.32023529411765" calcext:value-type="float">
            <text:p>1.32023529411765</text:p>
          </table:table-cell>
          <table:table-cell/>
          <table:table-cell table:formula="of:=[.G406]-[.F406]" office:value-type="float" office:value="-1.32023529411765" calcext:value-type="float">
            <text:p>-1.32023529411765</text:p>
          </table:table-cell>
        </table:table-row>
        <table:table-row table:style-name="ro1" table:visibility="filter">
          <table:table-cell office:value-type="string" calcext:value-type="string">
            <text:p>Olli Maatta</text:p>
          </table:table-cell>
          <table:table-cell office:value-type="float" office:value="1.30884808013356" calcext:value-type="float">
            <text:p>1.30884808013356</text:p>
          </table:table-cell>
          <table:table-cell office:value-type="float" office:value="1.45" calcext:value-type="float">
            <text:p>1.45</text:p>
          </table:table-cell>
          <table:table-cell office:value-type="float" office:value="1.28048780487805" calcext:value-type="float">
            <text:p>1.28048780487805</text:p>
          </table:table-cell>
          <table:table-cell office:value-type="float" office:value="1.23529411764706" calcext:value-type="float">
            <text:p>1.23529411764706</text:p>
          </table:table-cell>
          <table:table-cell table:formula="of:=AVERAGE([.B407];[.C407];[.D407];[.E407])" office:value-type="float" office:value="1.31865750066467" calcext:value-type="float">
            <text:p>1.31865750066467</text:p>
          </table:table-cell>
          <table:table-cell/>
          <table:table-cell table:formula="of:=[.G407]-[.F407]" office:value-type="float" office:value="-1.31865750066467" calcext:value-type="float">
            <text:p>-1.31865750066467</text:p>
          </table:table-cell>
        </table:table-row>
        <table:table-row table:style-name="ro1" table:visibility="filter">
          <table:table-cell office:value-type="string" calcext:value-type="string">
            <text:p>Vasily Podkolzin</text:p>
          </table:table-cell>
          <table:table-cell office:value-type="float" office:value="1.3304347826087" calcext:value-type="float">
            <text:p>1.3304347826087</text:p>
          </table:table-cell>
          <table:table-cell office:value-type="float" office:value="1.4" calcext:value-type="float">
            <text:p>1.4</text:p>
          </table:table-cell>
          <table:table-cell office:value-type="float" office:value="1.1304347826087" calcext:value-type="float">
            <text:p>1.1304347826087</text:p>
          </table:table-cell>
          <table:table-cell office:value-type="float" office:value="1.40350877192982" calcext:value-type="float">
            <text:p>1.40350877192982</text:p>
          </table:table-cell>
          <table:table-cell table:formula="of:=AVERAGE([.B408];[.C408];[.D408];[.E408])" office:value-type="float" office:value="1.3160945842868" calcext:value-type="float">
            <text:p>1.3160945842868</text:p>
          </table:table-cell>
          <table:table-cell/>
          <table:table-cell table:formula="of:=[.G408]-[.F408]" office:value-type="float" office:value="-1.3160945842868" calcext:value-type="float">
            <text:p>-1.3160945842868</text:p>
          </table:table-cell>
        </table:table-row>
        <table:table-row table:style-name="ro1" table:visibility="filter">
          <table:table-cell office:value-type="string" calcext:value-type="string">
            <text:p>Luke Schenn</text:p>
          </table:table-cell>
          <table:table-cell office:value-type="float" office:value="1.21366594360087" calcext:value-type="float">
            <text:p>1.21366594360087</text:p>
          </table:table-cell>
          <table:table-cell office:value-type="float" office:value="1.44736842105263" calcext:value-type="float">
            <text:p>1.44736842105263</text:p>
          </table:table-cell>
          <table:table-cell office:value-type="float" office:value="1.43023255813954" calcext:value-type="float">
            <text:p>1.43023255813954</text:p>
          </table:table-cell>
          <table:table-cell office:value-type="float" office:value="1.16772823779193" calcext:value-type="float">
            <text:p>1.16772823779193</text:p>
          </table:table-cell>
          <table:table-cell table:formula="of:=AVERAGE([.B409];[.C409];[.D409];[.E409])" office:value-type="float" office:value="1.31474879014624" calcext:value-type="float">
            <text:p>1.31474879014624</text:p>
          </table:table-cell>
          <table:table-cell/>
          <table:table-cell table:formula="of:=[.G409]-[.F409]" office:value-type="float" office:value="-1.31474879014624" calcext:value-type="float">
            <text:p>-1.31474879014624</text:p>
          </table:table-cell>
        </table:table-row>
        <table:table-row table:style-name="ro1" table:visibility="filter">
          <table:table-cell office:value-type="string" calcext:value-type="string">
            <text:p>Chris Wideman</text:p>
          </table:table-cell>
          <table:table-cell office:value-type="float" office:value="1.29078014184397" calcext:value-type="float">
            <text:p>1.29078014184397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1.08163265306122" calcext:value-type="float">
            <text:p>1.08163265306122</text:p>
          </table:table-cell>
          <table:table-cell office:value-type="float" office:value="1.30263157894737" calcext:value-type="float">
            <text:p>1.30263157894737</text:p>
          </table:table-cell>
          <table:table-cell table:formula="of:=AVERAGE([.B410];[.C410];[.D410];[.E410])" office:value-type="float" office:value="1.31459442679647" calcext:value-type="float">
            <text:p>1.31459442679647</text:p>
          </table:table-cell>
          <table:table-cell/>
          <table:table-cell table:formula="of:=[.G410]-[.F410]" office:value-type="float" office:value="-1.31459442679647" calcext:value-type="float">
            <text:p>-1.31459442679647</text:p>
          </table:table-cell>
        </table:table-row>
        <table:table-row table:style-name="ro1" table:visibility="filter">
          <table:table-cell office:value-type="string" calcext:value-type="string">
            <text:p>Justin Braun</text:p>
          </table:table-cell>
          <table:table-cell office:value-type="float" office:value="1.30059880239521" calcext:value-type="float">
            <text:p>1.30059880239521</text:p>
          </table:table-cell>
          <table:table-cell office:value-type="float" office:value="1.25" calcext:value-type="float">
            <text:p>1.25</text:p>
          </table:table-cell>
          <table:table-cell office:value-type="float" office:value="1.36196319018405" calcext:value-type="float">
            <text:p>1.36196319018405</text:p>
          </table:table-cell>
          <table:table-cell office:value-type="float" office:value="1.34292565947242" calcext:value-type="float">
            <text:p>1.34292565947242</text:p>
          </table:table-cell>
          <table:table-cell table:formula="of:=AVERAGE([.B411];[.C411];[.D411];[.E411])" office:value-type="float" office:value="1.31387191301292" calcext:value-type="float">
            <text:p>1.31387191301292</text:p>
          </table:table-cell>
          <table:table-cell/>
          <table:table-cell table:formula="of:=[.G411]-[.F411]" office:value-type="float" office:value="-1.31387191301292" calcext:value-type="float">
            <text:p>-1.31387191301292</text:p>
          </table:table-cell>
        </table:table-row>
        <table:table-row table:style-name="ro1" table:visibility="filter">
          <table:table-cell office:value-type="string" calcext:value-type="string">
            <text:p>Tomas Nosek</text:p>
          </table:table-cell>
          <table:table-cell office:value-type="float" office:value="1.35233160621762" calcext:value-type="float">
            <text:p>1.35233160621762</text:p>
          </table:table-cell>
          <table:table-cell office:value-type="float" office:value="1.23076923076923" calcext:value-type="float">
            <text:p>1.23076923076923</text:p>
          </table:table-cell>
          <table:table-cell office:value-type="float" office:value="1.25" calcext:value-type="float">
            <text:p>1.25</text:p>
          </table:table-cell>
          <table:table-cell office:value-type="float" office:value="1.40298507462687" calcext:value-type="float">
            <text:p>1.40298507462687</text:p>
          </table:table-cell>
          <table:table-cell table:formula="of:=AVERAGE([.B412];[.C412];[.D412];[.E412])" office:value-type="float" office:value="1.30902147790343" calcext:value-type="float">
            <text:p>1.30902147790343</text:p>
          </table:table-cell>
          <table:table-cell/>
          <table:table-cell table:formula="of:=[.G412]-[.F412]" office:value-type="float" office:value="-1.30902147790343" calcext:value-type="float">
            <text:p>-1.30902147790343</text:p>
          </table:table-cell>
        </table:table-row>
        <table:table-row table:style-name="ro1" table:visibility="filter">
          <table:table-cell office:value-type="string" calcext:value-type="string">
            <text:p>Eric Robinson</text:p>
          </table:table-cell>
          <table:table-cell office:value-type="float" office:value="1.43775100401606" calcext:value-type="float">
            <text:p>1.43775100401606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1.488" calcext:value-type="float">
            <text:p>1.488</text:p>
          </table:table-cell>
          <table:table-cell table:formula="of:=AVERAGE([.B413];[.C413];[.D413];[.E413])" office:value-type="float" office:value="1.30286632243259" calcext:value-type="float">
            <text:p>1.30286632243259</text:p>
          </table:table-cell>
          <table:table-cell/>
          <table:table-cell table:formula="of:=[.G413]-[.F413]" office:value-type="float" office:value="-1.30286632243259" calcext:value-type="float">
            <text:p>-1.30286632243259</text:p>
          </table:table-cell>
        </table:table-row>
        <table:table-row table:style-name="ro1" table:visibility="filter">
          <table:table-cell office:value-type="string" calcext:value-type="string">
            <text:p>Nolan Patrick</text:p>
          </table:table-cell>
          <table:table-cell office:value-type="float" office:value="1.46396396396396" calcext:value-type="float">
            <text:p>1.46396396396396</text:p>
          </table:table-cell>
          <table:table-cell office:value-type="float" office:value="1" calcext:value-type="float">
            <text:p>1</text:p>
          </table:table-cell>
          <table:table-cell office:value-type="float" office:value="1.38461538461538" calcext:value-type="float">
            <text:p>1.38461538461538</text:p>
          </table:table-cell>
          <table:table-cell office:value-type="float" office:value="1.35185185185185" calcext:value-type="float">
            <text:p>1.35185185185185</text:p>
          </table:table-cell>
          <table:table-cell table:formula="of:=AVERAGE([.B414];[.C414];[.D414];[.E414])" office:value-type="float" office:value="1.3001078001078" calcext:value-type="float">
            <text:p>1.3001078001078</text:p>
          </table:table-cell>
          <table:table-cell/>
          <table:table-cell table:formula="of:=[.G414]-[.F414]" office:value-type="float" office:value="-1.3001078001078" calcext:value-type="float">
            <text:p>-1.3001078001078</text:p>
          </table:table-cell>
        </table:table-row>
        <table:table-row table:style-name="ro1" table:visibility="filter">
          <table:table-cell office:value-type="string" calcext:value-type="string">
            <text:p>Frederick Gaudreau</text:p>
          </table:table-cell>
          <table:table-cell office:value-type="float" office:value="1.34538152610442" calcext:value-type="float">
            <text:p>1.34538152610442</text:p>
          </table:table-cell>
          <table:table-cell office:value-type="float" office:value="1" calcext:value-type="float">
            <text:p>1</text:p>
          </table:table-cell>
          <table:table-cell office:value-type="float" office:value="1.41025641025641" calcext:value-type="float">
            <text:p>1.41025641025641</text:p>
          </table:table-cell>
          <table:table-cell office:value-type="float" office:value="1.4375" calcext:value-type="float">
            <text:p>1.4375</text:p>
          </table:table-cell>
          <table:table-cell table:formula="of:=AVERAGE([.B415];[.C415];[.D415];[.E415])" office:value-type="float" office:value="1.29828448409021" calcext:value-type="float">
            <text:p>1.29828448409021</text:p>
          </table:table-cell>
          <table:table-cell/>
          <table:table-cell table:formula="of:=[.G415]-[.F415]" office:value-type="float" office:value="-1.29828448409021" calcext:value-type="float">
            <text:p>-1.29828448409021</text:p>
          </table:table-cell>
        </table:table-row>
        <table:table-row table:style-name="ro1" table:visibility="filter">
          <table:table-cell office:value-type="string" calcext:value-type="string">
            <text:p>Carson Soucy</text:p>
          </table:table-cell>
          <table:table-cell office:value-type="float" office:value="1.20168067226891" calcext:value-type="float">
            <text:p>1.20168067226891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6875" calcext:value-type="float">
            <text:p>1.6875</text:p>
          </table:table-cell>
          <table:table-cell office:value-type="float" office:value="1.15652173913043" calcext:value-type="float">
            <text:p>1.15652173913043</text:p>
          </table:table-cell>
          <table:table-cell table:formula="of:=AVERAGE([.B416];[.C416];[.D416];[.E416])" office:value-type="float" office:value="1.29713988856412" calcext:value-type="float">
            <text:p>1.29713988856412</text:p>
          </table:table-cell>
          <table:table-cell/>
          <table:table-cell table:formula="of:=[.G416]-[.F416]" office:value-type="float" office:value="-1.29713988856412" calcext:value-type="float">
            <text:p>-1.29713988856412</text:p>
          </table:table-cell>
        </table:table-row>
        <table:table-row table:style-name="ro1" table:visibility="filter">
          <table:table-cell office:value-type="string" calcext:value-type="string">
            <text:p>Joel Edmundson</text:p>
          </table:table-cell>
          <table:table-cell office:value-type="float" office:value="1.43225806451613" calcext:value-type="float">
            <text:p>1.43225806451613</text:p>
          </table:table-cell>
          <table:table-cell office:value-type="float" office:value="1" calcext:value-type="float">
            <text:p>1</text:p>
          </table:table-cell>
          <table:table-cell office:value-type="float" office:value="1.32051282051282" calcext:value-type="float">
            <text:p>1.32051282051282</text:p>
          </table:table-cell>
          <table:table-cell office:value-type="float" office:value="1.42173913043478" calcext:value-type="float">
            <text:p>1.42173913043478</text:p>
          </table:table-cell>
          <table:table-cell table:formula="of:=AVERAGE([.B417];[.C417];[.D417];[.E417])" office:value-type="float" office:value="1.29362750386593" calcext:value-type="float">
            <text:p>1.29362750386593</text:p>
          </table:table-cell>
          <table:table-cell/>
          <table:table-cell table:formula="of:=[.G417]-[.F417]" office:value-type="float" office:value="-1.29362750386593" calcext:value-type="float">
            <text:p>-1.29362750386593</text:p>
          </table:table-cell>
        </table:table-row>
        <table:table-row table:style-name="ro1" table:visibility="filter">
          <table:table-cell office:value-type="string" calcext:value-type="string">
            <text:p>Colin Miller</text:p>
          </table:table-cell>
          <table:table-cell office:value-type="float" office:value="1.73731343283582" calcext:value-type="float">
            <text:p>1.7373134328358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.83529411764706" calcext:value-type="float">
            <text:p>1.83529411764706</text:p>
          </table:table-cell>
          <table:table-cell table:formula="of:=AVERAGE([.B418];[.C418];[.D418];[.E418])" office:value-type="float" office:value="1.29315188762072" calcext:value-type="float">
            <text:p>1.29315188762072</text:p>
          </table:table-cell>
          <table:table-cell/>
          <table:table-cell table:formula="of:=[.G418]-[.F418]" office:value-type="float" office:value="-1.29315188762072" calcext:value-type="float">
            <text:p>-1.29315188762072</text:p>
          </table:table-cell>
        </table:table-row>
        <table:table-row table:style-name="ro1" table:visibility="filter">
          <table:table-cell office:value-type="string" calcext:value-type="string">
            <text:p>Teddy Blueger</text:p>
          </table:table-cell>
          <table:table-cell office:value-type="float" office:value="1.35135135135135" calcext:value-type="float">
            <text:p>1.35135135135135</text:p>
          </table:table-cell>
          <table:table-cell office:value-type="float" office:value="1.2" calcext:value-type="float">
            <text:p>1.2</text:p>
          </table:table-cell>
          <table:table-cell office:value-type="float" office:value="1.18" calcext:value-type="float">
            <text:p>1.18</text:p>
          </table:table-cell>
          <table:table-cell office:value-type="float" office:value="1.44094488188976" calcext:value-type="float">
            <text:p>1.44094488188976</text:p>
          </table:table-cell>
          <table:table-cell table:formula="of:=AVERAGE([.B419];[.C419];[.D419];[.E419])" office:value-type="float" office:value="1.29307405831028" calcext:value-type="float">
            <text:p>1.29307405831028</text:p>
          </table:table-cell>
          <table:table-cell/>
          <table:table-cell table:formula="of:=[.G419]-[.F419]" office:value-type="float" office:value="-1.29307405831028" calcext:value-type="float">
            <text:p>-1.29307405831028</text:p>
          </table:table-cell>
        </table:table-row>
        <table:table-row table:style-name="ro1" table:visibility="filter">
          <table:table-cell office:value-type="string" calcext:value-type="string">
            <text:p>Alexandre Carrier</text:p>
          </table:table-cell>
          <table:table-cell office:value-type="float" office:value="1.24305555555556" calcext:value-type="float">
            <text:p>1.24305555555556</text:p>
          </table:table-cell>
          <table:table-cell office:value-type="float" office:value="1" calcext:value-type="float">
            <text:p>1</text:p>
          </table:table-cell>
          <table:table-cell office:value-type="float" office:value="1.60714285714286" calcext:value-type="float">
            <text:p>1.60714285714286</text:p>
          </table:table-cell>
          <table:table-cell office:value-type="float" office:value="1.32" calcext:value-type="float">
            <text:p>1.32</text:p>
          </table:table-cell>
          <table:table-cell table:formula="of:=AVERAGE([.B420];[.C420];[.D420];[.E420])" office:value-type="float" office:value="1.2925496031746" calcext:value-type="float">
            <text:p>1.2925496031746</text:p>
          </table:table-cell>
          <table:table-cell/>
          <table:table-cell table:formula="of:=[.G420]-[.F420]" office:value-type="float" office:value="-1.2925496031746" calcext:value-type="float">
            <text:p>-1.2925496031746</text:p>
          </table:table-cell>
        </table:table-row>
        <table:table-row table:style-name="ro1" table:visibility="filter">
          <table:table-cell office:value-type="string" calcext:value-type="string">
            <text:p>Ryan Lomberg</text:p>
          </table:table-cell>
          <table:table-cell office:value-type="float" office:value="1.47647058823529" calcext:value-type="float">
            <text:p>1.47647058823529</text:p>
          </table:table-cell>
          <table:table-cell office:value-type="float" office:value="1" calcext:value-type="float">
            <text:p>1</text:p>
          </table:table-cell>
          <table:table-cell office:value-type="float" office:value="1.31818181818182" calcext:value-type="float">
            <text:p>1.31818181818182</text:p>
          </table:table-cell>
          <table:table-cell office:value-type="float" office:value="1.33720930232558" calcext:value-type="float">
            <text:p>1.33720930232558</text:p>
          </table:table-cell>
          <table:table-cell table:formula="of:=AVERAGE([.B421];[.C421];[.D421];[.E421])" office:value-type="float" office:value="1.28296542718567" calcext:value-type="float">
            <text:p>1.28296542718567</text:p>
          </table:table-cell>
          <table:table-cell/>
          <table:table-cell table:formula="of:=[.G421]-[.F421]" office:value-type="float" office:value="-1.28296542718567" calcext:value-type="float">
            <text:p>-1.28296542718567</text:p>
          </table:table-cell>
        </table:table-row>
        <table:table-row table:style-name="ro1" table:visibility="filter">
          <table:table-cell office:value-type="string" calcext:value-type="string">
            <text:p>Chris Tierney</text:p>
          </table:table-cell>
          <table:table-cell office:value-type="float" office:value="1.20477815699659" calcext:value-type="float">
            <text:p>1.20477815699659</text:p>
          </table:table-cell>
          <table:table-cell office:value-type="float" office:value="1.45" calcext:value-type="float">
            <text:p>1.45</text:p>
          </table:table-cell>
          <table:table-cell office:value-type="float" office:value="1.22857142857143" calcext:value-type="float">
            <text:p>1.22857142857143</text:p>
          </table:table-cell>
          <table:table-cell office:value-type="float" office:value="1.24662162162162" calcext:value-type="float">
            <text:p>1.24662162162162</text:p>
          </table:table-cell>
          <table:table-cell table:formula="of:=AVERAGE([.B422];[.C422];[.D422];[.E422])" office:value-type="float" office:value="1.28249280179741" calcext:value-type="float">
            <text:p>1.28249280179741</text:p>
          </table:table-cell>
          <table:table-cell/>
          <table:table-cell table:formula="of:=[.G422]-[.F422]" office:value-type="float" office:value="-1.28249280179741" calcext:value-type="float">
            <text:p>-1.28249280179741</text:p>
          </table:table-cell>
        </table:table-row>
        <table:table-row table:style-name="ro1" table:visibility="filter">
          <table:table-cell office:value-type="string" calcext:value-type="string">
            <text:p>Erik Brannstrom</text:p>
          </table:table-cell>
          <table:table-cell office:value-type="float" office:value="1.28089887640449" calcext:value-type="float">
            <text:p>1.28089887640449</text:p>
          </table:table-cell>
          <table:table-cell office:value-type="float" office:value="1.125" calcext:value-type="float">
            <text:p>1.125</text:p>
          </table:table-cell>
          <table:table-cell office:value-type="float" office:value="1.55172413793103" calcext:value-type="float">
            <text:p>1.55172413793103</text:p>
          </table:table-cell>
          <table:table-cell office:value-type="float" office:value="1.16666666666667" calcext:value-type="float">
            <text:p>1.16666666666667</text:p>
          </table:table-cell>
          <table:table-cell table:formula="of:=AVERAGE([.B423];[.C423];[.D423];[.E423])" office:value-type="float" office:value="1.28107242025055" calcext:value-type="float">
            <text:p>1.28107242025055</text:p>
          </table:table-cell>
          <table:table-cell/>
          <table:table-cell table:formula="of:=[.G423]-[.F423]" office:value-type="float" office:value="-1.28107242025055" calcext:value-type="float">
            <text:p>-1.28107242025055</text:p>
          </table:table-cell>
        </table:table-row>
        <table:table-row table:style-name="ro1" table:visibility="filter">
          <table:table-cell office:value-type="string" calcext:value-type="string">
            <text:p>Trevor van Riemsdyk</text:p>
          </table:table-cell>
          <table:table-cell office:value-type="float" office:value="1.22011385199241" calcext:value-type="float">
            <text:p>1.22011385199241</text:p>
          </table:table-cell>
          <table:table-cell office:value-type="float" office:value="1.21052631578947" calcext:value-type="float">
            <text:p>1.21052631578947</text:p>
          </table:table-cell>
          <table:table-cell office:value-type="float" office:value="1.41666666666667" calcext:value-type="float">
            <text:p>1.41666666666667</text:p>
          </table:table-cell>
          <table:table-cell office:value-type="float" office:value="1.272030651341" calcext:value-type="float">
            <text:p>1.272030651341</text:p>
          </table:table-cell>
          <table:table-cell table:formula="of:=AVERAGE([.B424];[.C424];[.D424];[.E424])" office:value-type="float" office:value="1.27983437144739" calcext:value-type="float">
            <text:p>1.27983437144739</text:p>
          </table:table-cell>
          <table:table-cell/>
          <table:table-cell table:formula="of:=[.G424]-[.F424]" office:value-type="float" office:value="-1.27983437144739" calcext:value-type="float">
            <text:p>-1.27983437144739</text:p>
          </table:table-cell>
        </table:table-row>
        <table:table-row table:style-name="ro1" table:visibility="filter">
          <table:table-cell office:value-type="string" calcext:value-type="string">
            <text:p>Alexander Kerfoot</text:p>
          </table:table-cell>
          <table:table-cell office:value-type="float" office:value="1.35198135198135" calcext:value-type="float">
            <text:p>1.35198135198135</text:p>
          </table:table-cell>
          <table:table-cell office:value-type="float" office:value="1.3" calcext:value-type="float">
            <text:p>1.3</text:p>
          </table:table-cell>
          <table:table-cell office:value-type="float" office:value="1.18571428571429" calcext:value-type="float">
            <text:p>1.18571428571429</text:p>
          </table:table-cell>
          <table:table-cell office:value-type="float" office:value="1.26760563380282" calcext:value-type="float">
            <text:p>1.26760563380282</text:p>
          </table:table-cell>
          <table:table-cell table:formula="of:=AVERAGE([.B425];[.C425];[.D425];[.E425])" office:value-type="float" office:value="1.27632531787461" calcext:value-type="float">
            <text:p>1.27632531787461</text:p>
          </table:table-cell>
          <table:table-cell/>
          <table:table-cell table:formula="of:=[.G425]-[.F425]" office:value-type="float" office:value="-1.27632531787461" calcext:value-type="float">
            <text:p>-1.27632531787461</text:p>
          </table:table-cell>
        </table:table-row>
        <table:table-row table:style-name="ro1" table:visibility="filter">
          <table:table-cell office:value-type="string" calcext:value-type="string">
            <text:p>Pierre Engvall</text:p>
          </table:table-cell>
          <table:table-cell office:value-type="float" office:value="1.70815450643777" calcext:value-type="float">
            <text:p>1.70815450643777</text:p>
          </table:table-cell>
          <table:table-cell office:value-type="float" office:value="0" calcext:value-type="float">
            <text:p>0</text:p>
          </table:table-cell>
          <table:table-cell office:value-type="float" office:value="1.64102564102564" calcext:value-type="float">
            <text:p>1.64102564102564</text:p>
          </table:table-cell>
          <table:table-cell office:value-type="float" office:value="1.75423728813559" calcext:value-type="float">
            <text:p>1.75423728813559</text:p>
          </table:table-cell>
          <table:table-cell table:formula="of:=AVERAGE([.B426];[.C426];[.D426];[.E426])" office:value-type="float" office:value="1.27585435889975" calcext:value-type="float">
            <text:p>1.27585435889975</text:p>
          </table:table-cell>
          <table:table-cell/>
          <table:table-cell table:formula="of:=[.G426]-[.F426]" office:value-type="float" office:value="-1.27585435889975" calcext:value-type="float">
            <text:p>-1.27585435889975</text:p>
          </table:table-cell>
        </table:table-row>
        <table:table-row table:style-name="ro1" table:visibility="filter">
          <table:table-cell office:value-type="string" calcext:value-type="string">
            <text:p>Esa Lindell</text:p>
          </table:table-cell>
          <table:table-cell office:value-type="float" office:value="1.57254901960784" calcext:value-type="float">
            <text:p>1.57254901960784</text:p>
          </table:table-cell>
          <table:table-cell office:value-type="float" office:value="0.5" calcext:value-type="float">
            <text:p>0.5</text:p>
          </table:table-cell>
          <table:table-cell office:value-type="float" office:value="1.44827586206897" calcext:value-type="float">
            <text:p>1.44827586206897</text:p>
          </table:table-cell>
          <table:table-cell office:value-type="float" office:value="1.56470588235294" calcext:value-type="float">
            <text:p>1.56470588235294</text:p>
          </table:table-cell>
          <table:table-cell table:formula="of:=AVERAGE([.B427];[.C427];[.D427];[.E427])" office:value-type="float" office:value="1.27138269100744" calcext:value-type="float">
            <text:p>1.27138269100744</text:p>
          </table:table-cell>
          <table:table-cell/>
          <table:table-cell table:formula="of:=[.G427]-[.F427]" office:value-type="float" office:value="-1.27138269100744" calcext:value-type="float">
            <text:p>-1.27138269100744</text:p>
          </table:table-cell>
        </table:table-row>
        <table:table-row table:style-name="ro1" table:visibility="filter">
          <table:table-cell office:value-type="string" calcext:value-type="string">
            <text:p>Julien Gauthier</text:p>
          </table:table-cell>
          <table:table-cell office:value-type="float" office:value="1.13422818791946" calcext:value-type="float">
            <text:p>1.13422818791946</text:p>
          </table:table-cell>
          <table:table-cell office:value-type="float" office:value="1.6" calcext:value-type="float">
            <text:p>1.6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16666666666667" calcext:value-type="float">
            <text:p>1.16666666666667</text:p>
          </table:table-cell>
          <table:table-cell table:formula="of:=AVERAGE([.B428];[.C428];[.D428];[.E428])" office:value-type="float" office:value="1.26428621364653" calcext:value-type="float">
            <text:p>1.26428621364653</text:p>
          </table:table-cell>
          <table:table-cell/>
          <table:table-cell table:formula="of:=[.G428]-[.F428]" office:value-type="float" office:value="-1.26428621364653" calcext:value-type="float">
            <text:p>-1.26428621364653</text:p>
          </table:table-cell>
        </table:table-row>
        <table:table-row table:style-name="ro1" table:visibility="filter">
          <table:table-cell office:value-type="string" calcext:value-type="string">
            <text:p>Casey Cizikas</text:p>
          </table:table-cell>
          <table:table-cell office:value-type="float" office:value="1.22343324250681" calcext:value-type="float">
            <text:p>1.22343324250681</text:p>
          </table:table-cell>
          <table:table-cell office:value-type="float" office:value="1.39285714285714" calcext:value-type="float">
            <text:p>1.39285714285714</text:p>
          </table:table-cell>
          <table:table-cell office:value-type="float" office:value="1.18518518518519" calcext:value-type="float">
            <text:p>1.18518518518519</text:p>
          </table:table-cell>
          <table:table-cell office:value-type="float" office:value="1.25405405405405" calcext:value-type="float">
            <text:p>1.25405405405405</text:p>
          </table:table-cell>
          <table:table-cell table:formula="of:=AVERAGE([.B429];[.C429];[.D429];[.E429])" office:value-type="float" office:value="1.2638824061508" calcext:value-type="float">
            <text:p>1.2638824061508</text:p>
          </table:table-cell>
          <table:table-cell/>
          <table:table-cell table:formula="of:=[.G429]-[.F429]" office:value-type="float" office:value="-1.2638824061508" calcext:value-type="float">
            <text:p>-1.2638824061508</text:p>
          </table:table-cell>
        </table:table-row>
        <table:table-row table:style-name="ro1" table:visibility="filter">
          <table:table-cell office:value-type="string" calcext:value-type="string">
            <text:p>Brandon Duhaime</text:p>
          </table:table-cell>
          <table:table-cell office:value-type="float" office:value="1.25" calcext:value-type="float">
            <text:p>1.25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29310344827586" calcext:value-type="float">
            <text:p>1.29310344827586</text:p>
          </table:table-cell>
          <table:table-cell table:formula="of:=AVERAGE([.B430];[.C430];[.D430];[.E430])" office:value-type="float" office:value="1.26077586206897" calcext:value-type="float">
            <text:p>1.26077586206897</text:p>
          </table:table-cell>
          <table:table-cell/>
          <table:table-cell table:formula="of:=[.G430]-[.F430]" office:value-type="float" office:value="-1.26077586206897" calcext:value-type="float">
            <text:p>-1.26077586206897</text:p>
          </table:table-cell>
        </table:table-row>
        <table:table-row table:style-name="ro1" table:visibility="filter">
          <table:table-cell office:value-type="string" calcext:value-type="string">
            <text:p>Calvin de Haan</text:p>
          </table:table-cell>
          <table:table-cell office:value-type="float" office:value="1.37347294938918" calcext:value-type="float">
            <text:p>1.37347294938918</text:p>
          </table:table-cell>
          <table:table-cell office:value-type="float" office:value="1.1304347826087" calcext:value-type="float">
            <text:p>1.1304347826087</text:p>
          </table:table-cell>
          <table:table-cell office:value-type="float" office:value="1.23655913978495" calcext:value-type="float">
            <text:p>1.23655913978495</text:p>
          </table:table-cell>
          <table:table-cell office:value-type="float" office:value="1.29681978798587" calcext:value-type="float">
            <text:p>1.29681978798587</text:p>
          </table:table-cell>
          <table:table-cell table:formula="of:=AVERAGE([.B431];[.C431];[.D431];[.E431])" office:value-type="float" office:value="1.25932166494217" calcext:value-type="float">
            <text:p>1.25932166494217</text:p>
          </table:table-cell>
          <table:table-cell/>
          <table:table-cell table:formula="of:=[.G431]-[.F431]" office:value-type="float" office:value="-1.25932166494217" calcext:value-type="float">
            <text:p>-1.25932166494217</text:p>
          </table:table-cell>
        </table:table-row>
        <table:table-row table:style-name="ro1" table:visibility="filter">
          <table:table-cell office:value-type="string" calcext:value-type="string">
            <text:p>Dylan DeMelo</text:p>
          </table:table-cell>
          <table:table-cell office:value-type="float" office:value="1.13665943600868" calcext:value-type="float">
            <text:p>1.13665943600868</text:p>
          </table:table-cell>
          <table:table-cell office:value-type="float" office:value="1.5" calcext:value-type="float">
            <text:p>1.5</text:p>
          </table:table-cell>
          <table:table-cell office:value-type="float" office:value="1.20212765957447" calcext:value-type="float">
            <text:p>1.20212765957447</text:p>
          </table:table-cell>
          <table:table-cell office:value-type="float" office:value="1.19047619047619" calcext:value-type="float">
            <text:p>1.19047619047619</text:p>
          </table:table-cell>
          <table:table-cell table:formula="of:=AVERAGE([.B432];[.C432];[.D432];[.E432])" office:value-type="float" office:value="1.25731582151483" calcext:value-type="float">
            <text:p>1.25731582151483</text:p>
          </table:table-cell>
          <table:table-cell/>
          <table:table-cell table:formula="of:=[.G432]-[.F432]" office:value-type="float" office:value="-1.25731582151483" calcext:value-type="float">
            <text:p>-1.25731582151483</text:p>
          </table:table-cell>
        </table:table-row>
        <table:table-row table:style-name="ro1" table:visibility="filter">
          <table:table-cell office:value-type="string" calcext:value-type="string">
            <text:p>Adam Larsson</text:p>
          </table:table-cell>
          <table:table-cell office:value-type="float" office:value="1.22679045092838" calcext:value-type="float">
            <text:p>1.22679045092838</text:p>
          </table:table-cell>
          <table:table-cell office:value-type="float" office:value="1.35" calcext:value-type="float">
            <text:p>1.35</text:p>
          </table:table-cell>
          <table:table-cell office:value-type="float" office:value="1.23188405797101" calcext:value-type="float">
            <text:p>1.23188405797101</text:p>
          </table:table-cell>
          <table:table-cell office:value-type="float" office:value="1.21957671957672" calcext:value-type="float">
            <text:p>1.21957671957672</text:p>
          </table:table-cell>
          <table:table-cell table:formula="of:=AVERAGE([.B433];[.C433];[.D433];[.E433])" office:value-type="float" office:value="1.25706280711903" calcext:value-type="float">
            <text:p>1.25706280711903</text:p>
          </table:table-cell>
          <table:table-cell/>
          <table:table-cell table:formula="of:=[.G433]-[.F433]" office:value-type="float" office:value="-1.25706280711903" calcext:value-type="float">
            <text:p>-1.25706280711903</text:p>
          </table:table-cell>
        </table:table-row>
        <table:table-row table:style-name="ro1" table:visibility="filter">
          <table:table-cell office:value-type="string" calcext:value-type="string">
            <text:p>Nick Leddy</text:p>
          </table:table-cell>
          <table:table-cell office:value-type="float" office:value="1.37008733624454" calcext:value-type="float">
            <text:p>1.37008733624454</text:p>
          </table:table-cell>
          <table:table-cell office:value-type="float" office:value="1.05882352941176" calcext:value-type="float">
            <text:p>1.05882352941176</text:p>
          </table:table-cell>
          <table:table-cell office:value-type="float" office:value="1.25149700598802" calcext:value-type="float">
            <text:p>1.25149700598802</text:p>
          </table:table-cell>
          <table:table-cell office:value-type="float" office:value="1.34279475982533" calcext:value-type="float">
            <text:p>1.34279475982533</text:p>
          </table:table-cell>
          <table:table-cell table:formula="of:=AVERAGE([.B434];[.C434];[.D434];[.E434])" office:value-type="float" office:value="1.25580065786741" calcext:value-type="float">
            <text:p>1.25580065786741</text:p>
          </table:table-cell>
          <table:table-cell/>
          <table:table-cell table:formula="of:=[.G434]-[.F434]" office:value-type="float" office:value="-1.25580065786741" calcext:value-type="float">
            <text:p>-1.25580065786741</text:p>
          </table:table-cell>
        </table:table-row>
        <table:table-row table:style-name="ro1" table:visibility="filter">
          <table:table-cell office:value-type="string" calcext:value-type="string">
            <text:p>Oskar Sundqvist</text:p>
          </table:table-cell>
          <table:table-cell office:value-type="float" office:value="1.27377521613833" calcext:value-type="float">
            <text:p>1.27377521613833</text:p>
          </table:table-cell>
          <table:table-cell office:value-type="float" office:value="1.41666666666667" calcext:value-type="float">
            <text:p>1.41666666666667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1.23563218390805" calcext:value-type="float">
            <text:p>1.23563218390805</text:p>
          </table:table-cell>
          <table:table-cell table:formula="of:=AVERAGE([.B435];[.C435];[.D435];[.E435])" office:value-type="float" office:value="1.25424578940553" calcext:value-type="float">
            <text:p>1.25424578940553</text:p>
          </table:table-cell>
          <table:table-cell/>
          <table:table-cell table:formula="of:=[.G435]-[.F435]" office:value-type="float" office:value="-1.25424578940553" calcext:value-type="float">
            <text:p>-1.25424578940553</text:p>
          </table:table-cell>
        </table:table-row>
        <table:table-row table:style-name="ro1" table:visibility="filter">
          <table:table-cell office:value-type="string" calcext:value-type="string">
            <text:p>Sam Lafferty</text:p>
          </table:table-cell>
          <table:table-cell office:value-type="float" office:value="1.315" calcext:value-type="float">
            <text:p>1.315</text:p>
          </table:table-cell>
          <table:table-cell office:value-type="float" office:value="1.1" calcext:value-type="float">
            <text:p>1.1</text:p>
          </table:table-cell>
          <table:table-cell office:value-type="float" office:value="1.21621621621622" calcext:value-type="float">
            <text:p>1.21621621621622</text:p>
          </table:table-cell>
          <table:table-cell office:value-type="float" office:value="1.37755102040816" calcext:value-type="float">
            <text:p>1.37755102040816</text:p>
          </table:table-cell>
          <table:table-cell table:formula="of:=AVERAGE([.B436];[.C436];[.D436];[.E436])" office:value-type="float" office:value="1.25219180915609" calcext:value-type="float">
            <text:p>1.25219180915609</text:p>
          </table:table-cell>
          <table:table-cell/>
          <table:table-cell table:formula="of:=[.G436]-[.F436]" office:value-type="float" office:value="-1.25219180915609" calcext:value-type="float">
            <text:p>-1.25219180915609</text:p>
          </table:table-cell>
        </table:table-row>
        <table:table-row table:style-name="ro1">
          <table:table-cell office:value-type="string" calcext:value-type="string">
            <text:p>Ilya Sorokin</text:p>
          </table:table-cell>
          <table:table-cell office:value-type="float" office:value="27.6904761904762" calcext:value-type="float">
            <text:p>27.6904761904762</text:p>
          </table:table-cell>
          <table:table-cell office:value-type="float" office:value="33.5" calcext:value-type="float">
            <text:p>33.5</text:p>
          </table:table-cell>
          <table:table-cell office:value-type="float" office:value="26.7142857142857" calcext:value-type="float">
            <text:p>26.7142857142857</text:p>
          </table:table-cell>
          <table:table-cell office:value-type="float" office:value="27.1" calcext:value-type="float">
            <text:p>27.1</text:p>
          </table:table-cell>
          <table:table-cell table:formula="of:=AVERAGE([.B437];[.C437];[.D437];[.E437])" office:value-type="float" office:value="28.7511904761905" calcext:value-type="float">
            <text:p>28.7511904761905</text:p>
          </table:table-cell>
          <table:table-cell office:value-type="float" office:value="27.5" calcext:value-type="float">
            <text:p>27.5</text:p>
          </table:table-cell>
          <table:table-cell table:formula="of:=[.G437]-[.F437]" office:value-type="float" office:value="-1.25119047619048" calcext:value-type="float">
            <text:p>-1.25119047619048</text:p>
          </table:table-cell>
        </table:table-row>
        <table:table-row table:style-name="ro1" table:visibility="filter">
          <table:table-cell office:value-type="string" calcext:value-type="string">
            <text:p>Mark Jankowski</text:p>
          </table:table-cell>
          <table:table-cell office:value-type="float" office:value="1.10714285714286" calcext:value-type="float">
            <text:p>1.10714285714286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1.21818181818182" calcext:value-type="float">
            <text:p>1.21818181818182</text:p>
          </table:table-cell>
          <table:table-cell office:value-type="float" office:value="1.09259259259259" calcext:value-type="float">
            <text:p>1.09259259259259</text:p>
          </table:table-cell>
          <table:table-cell table:formula="of:=AVERAGE([.B438];[.C438];[.D438];[.E438])" office:value-type="float" office:value="1.25031265031265" calcext:value-type="float">
            <text:p>1.25031265031265</text:p>
          </table:table-cell>
          <table:table-cell/>
          <table:table-cell table:formula="of:=[.G438]-[.F438]" office:value-type="float" office:value="-1.25031265031265" calcext:value-type="float">
            <text:p>-1.25031265031265</text:p>
          </table:table-cell>
        </table:table-row>
        <table:table-row table:style-name="ro1" table:visibility="filter">
          <table:table-cell office:value-type="string" calcext:value-type="string">
            <text:p>Marco Scandella</text:p>
          </table:table-cell>
          <table:table-cell office:value-type="float" office:value="1.32865168539326" calcext:value-type="float">
            <text:p>1.32865168539326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11194029850746" calcext:value-type="float">
            <text:p>1.11194029850746</text:p>
          </table:table-cell>
          <table:table-cell office:value-type="float" office:value="1.38202247191011" calcext:value-type="float">
            <text:p>1.38202247191011</text:p>
          </table:table-cell>
          <table:table-cell table:formula="of:=AVERAGE([.B439];[.C439];[.D439];[.E439])" office:value-type="float" office:value="1.24732028061938" calcext:value-type="float">
            <text:p>1.24732028061938</text:p>
          </table:table-cell>
          <table:table-cell/>
          <table:table-cell table:formula="of:=[.G439]-[.F439]" office:value-type="float" office:value="-1.24732028061938" calcext:value-type="float">
            <text:p>-1.24732028061938</text:p>
          </table:table-cell>
        </table:table-row>
        <table:table-row table:style-name="ro1" table:visibility="filter">
          <table:table-cell office:value-type="string" calcext:value-type="string">
            <text:p>Jonas Brodin</text:p>
          </table:table-cell>
          <table:table-cell office:value-type="float" office:value="1.27906976744186" calcext:value-type="float">
            <text:p>1.27906976744186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1.32394366197183" calcext:value-type="float">
            <text:p>1.32394366197183</text:p>
          </table:table-cell>
          <table:table-cell office:value-type="float" office:value="1.29781420765027" calcext:value-type="float">
            <text:p>1.29781420765027</text:p>
          </table:table-cell>
          <table:table-cell table:formula="of:=AVERAGE([.B440];[.C440];[.D440];[.E440])" office:value-type="float" office:value="1.24187357593266" calcext:value-type="float">
            <text:p>1.24187357593266</text:p>
          </table:table-cell>
          <table:table-cell/>
          <table:table-cell table:formula="of:=[.G440]-[.F440]" office:value-type="float" office:value="-1.24187357593266" calcext:value-type="float">
            <text:p>-1.24187357593266</text:p>
          </table:table-cell>
        </table:table-row>
        <table:table-row table:style-name="ro1" table:visibility="filter">
          <table:table-cell office:value-type="string" calcext:value-type="string">
            <text:p>Sonny Milano</text:p>
          </table:table-cell>
          <table:table-cell office:value-type="float" office:value="1.300395256917" calcext:value-type="float">
            <text:p>1.300395256917</text:p>
          </table:table-cell>
          <table:table-cell office:value-type="float" office:value="1" calcext:value-type="float">
            <text:p>1</text:p>
          </table:table-cell>
          <table:table-cell office:value-type="float" office:value="1.34090909090909" calcext:value-type="float">
            <text:p>1.34090909090909</text:p>
          </table:table-cell>
          <table:table-cell office:value-type="float" office:value="1.32307692307692" calcext:value-type="float">
            <text:p>1.32307692307692</text:p>
          </table:table-cell>
          <table:table-cell table:formula="of:=AVERAGE([.B441];[.C441];[.D441];[.E441])" office:value-type="float" office:value="1.24109531772575" calcext:value-type="float">
            <text:p>1.24109531772575</text:p>
          </table:table-cell>
          <table:table-cell/>
          <table:table-cell table:formula="of:=[.G441]-[.F441]" office:value-type="float" office:value="-1.24109531772575" calcext:value-type="float">
            <text:p>-1.24109531772575</text:p>
          </table:table-cell>
        </table:table-row>
        <table:table-row table:style-name="ro1" table:visibility="filter">
          <table:table-cell office:value-type="string" calcext:value-type="string">
            <text:p>Givani Smith</text:p>
          </table:table-cell>
          <table:table-cell office:value-type="float" office:value="1.08411214953271" calcext:value-type="float">
            <text:p>1.08411214953271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table:formula="of:=AVERAGE([.B442];[.C442];[.D442];[.E442])" office:value-type="float" office:value="1.23352803738318" calcext:value-type="float">
            <text:p>1.23352803738318</text:p>
          </table:table-cell>
          <table:table-cell/>
          <table:table-cell table:formula="of:=[.G442]-[.F442]" office:value-type="float" office:value="-1.23352803738318" calcext:value-type="float">
            <text:p>-1.23352803738318</text:p>
          </table:table-cell>
        </table:table-row>
        <table:table-row table:style-name="ro1" table:visibility="filter">
          <table:table-cell office:value-type="string" calcext:value-type="string">
            <text:p>TJ Brodie</text:p>
          </table:table-cell>
          <table:table-cell office:value-type="float" office:value="1.13919413919414" calcext:value-type="float">
            <text:p>1.13919413919414</text:p>
          </table:table-cell>
          <table:table-cell office:value-type="float" office:value="1.4" calcext:value-type="float">
            <text:p>1.4</text:p>
          </table:table-cell>
          <table:table-cell office:value-type="float" office:value="1.21985815602837" calcext:value-type="float">
            <text:p>1.21985815602837</text:p>
          </table:table-cell>
          <table:table-cell office:value-type="float" office:value="1.16788321167883" calcext:value-type="float">
            <text:p>1.16788321167883</text:p>
          </table:table-cell>
          <table:table-cell table:formula="of:=AVERAGE([.B443];[.C443];[.D443];[.E443])" office:value-type="float" office:value="1.23173387672534" calcext:value-type="float">
            <text:p>1.23173387672534</text:p>
          </table:table-cell>
          <table:table-cell/>
          <table:table-cell table:formula="of:=[.G443]-[.F443]" office:value-type="float" office:value="-1.23173387672534" calcext:value-type="float">
            <text:p>-1.23173387672534</text:p>
          </table:table-cell>
        </table:table-row>
        <table:table-row table:style-name="ro1" table:visibility="filter">
          <table:table-cell office:value-type="string" calcext:value-type="string">
            <text:p>Mason Appleton</text:p>
          </table:table-cell>
          <table:table-cell office:value-type="float" office:value="1.35593220338983" calcext:value-type="float">
            <text:p>1.3559322033898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34883720930233" calcext:value-type="float">
            <text:p>1.34883720930233</text:p>
          </table:table-cell>
          <table:table-cell office:value-type="float" office:value="1.37391304347826" calcext:value-type="float">
            <text:p>1.37391304347826</text:p>
          </table:table-cell>
          <table:table-cell table:formula="of:=AVERAGE([.B444];[.C444];[.D444];[.E444])" office:value-type="float" office:value="1.22800394737594" calcext:value-type="float">
            <text:p>1.22800394737594</text:p>
          </table:table-cell>
          <table:table-cell/>
          <table:table-cell table:formula="of:=[.G444]-[.F444]" office:value-type="float" office:value="-1.22800394737594" calcext:value-type="float">
            <text:p>-1.22800394737594</text:p>
          </table:table-cell>
        </table:table-row>
        <table:table-row table:style-name="ro1" table:visibility="filter">
          <table:table-cell office:value-type="string" calcext:value-type="string">
            <text:p>Arber Xhekaj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307692307692" calcext:value-type="float">
            <text:p>1.42307692307692</text:p>
          </table:table-cell>
          <table:table-cell table:formula="of:=AVERAGE([.B445];[.C445];[.D445];[.E445])" office:value-type="float" office:value="1.22341628959276" calcext:value-type="float">
            <text:p>1.22341628959276</text:p>
          </table:table-cell>
          <table:table-cell/>
          <table:table-cell table:formula="of:=[.G445]-[.F445]" office:value-type="float" office:value="-1.22341628959276" calcext:value-type="float">
            <text:p>-1.22341628959276</text:p>
          </table:table-cell>
        </table:table-row>
        <table:table-row table:style-name="ro1" table:visibility="filter">
          <table:table-cell office:value-type="string" calcext:value-type="string">
            <text:p>Nicholas Paul</text:p>
          </table:table-cell>
          <table:table-cell office:value-type="float" office:value="1.74447949526814" calcext:value-type="float">
            <text:p>1.74447949526814</text:p>
          </table:table-cell>
          <table:table-cell office:value-type="float" office:value="0" calcext:value-type="float">
            <text:p>0</text:p>
          </table:table-cell>
          <table:table-cell office:value-type="float" office:value="1.45614035087719" calcext:value-type="float">
            <text:p>1.45614035087719</text:p>
          </table:table-cell>
          <table:table-cell office:value-type="float" office:value="1.68589743589744" calcext:value-type="float">
            <text:p>1.68589743589744</text:p>
          </table:table-cell>
          <table:table-cell table:formula="of:=AVERAGE([.B446];[.C446];[.D446];[.E446])" office:value-type="float" office:value="1.22162932051069" calcext:value-type="float">
            <text:p>1.22162932051069</text:p>
          </table:table-cell>
          <table:table-cell/>
          <table:table-cell table:formula="of:=[.G446]-[.F446]" office:value-type="float" office:value="-1.22162932051069" calcext:value-type="float">
            <text:p>-1.22162932051069</text:p>
          </table:table-cell>
        </table:table-row>
        <table:table-row table:style-name="ro1" table:visibility="filter">
          <table:table-cell office:value-type="string" calcext:value-type="string">
            <text:p>Brandon Tanev</text:p>
          </table:table-cell>
          <table:table-cell office:value-type="float" office:value="1.40609137055838" calcext:value-type="float">
            <text:p>1.40609137055838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1.03636363636364" calcext:value-type="float">
            <text:p>1.03636363636364</text:p>
          </table:table-cell>
          <table:table-cell office:value-type="float" office:value="1.34825870646766" calcext:value-type="float">
            <text:p>1.34825870646766</text:p>
          </table:table-cell>
          <table:table-cell table:formula="of:=AVERAGE([.B447];[.C447];[.D447];[.E447])" office:value-type="float" office:value="1.21553557120456" calcext:value-type="float">
            <text:p>1.21553557120456</text:p>
          </table:table-cell>
          <table:table-cell/>
          <table:table-cell table:formula="of:=[.G447]-[.F447]" office:value-type="float" office:value="-1.21553557120456" calcext:value-type="float">
            <text:p>-1.21553557120456</text:p>
          </table:table-cell>
        </table:table-row>
        <table:table-row table:style-name="ro1" table:visibility="filter">
          <table:table-cell office:value-type="string" calcext:value-type="string">
            <text:p>Paul Cotter</text:p>
          </table:table-cell>
          <table:table-cell office:value-type="float" office:value="1.43103448275862" calcext:value-type="float">
            <text:p>1.4310344827586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22222222222222" calcext:value-type="float">
            <text:p>1.22222222222222</text:p>
          </table:table-cell>
          <table:table-cell table:formula="of:=AVERAGE([.B448];[.C448];[.D448];[.E448])" office:value-type="float" office:value="1.21331417624521" calcext:value-type="float">
            <text:p>1.21331417624521</text:p>
          </table:table-cell>
          <table:table-cell/>
          <table:table-cell table:formula="of:=[.G448]-[.F448]" office:value-type="float" office:value="-1.21331417624521" calcext:value-type="float">
            <text:p>-1.21331417624521</text:p>
          </table:table-cell>
        </table:table-row>
        <table:table-row table:style-name="ro1" table:visibility="filter">
          <table:table-cell office:value-type="string" calcext:value-type="string">
            <text:p>Alex Belzile</text:p>
          </table:table-cell>
          <table:table-cell office:value-type="float" office:value="1.27027027027027" calcext:value-type="float">
            <text:p>1.27027027027027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27777777777778" calcext:value-type="float">
            <text:p>1.27777777777778</text:p>
          </table:table-cell>
          <table:table-cell table:formula="of:=AVERAGE([.B449];[.C449];[.D449];[.E449])" office:value-type="float" office:value="1.21201201201201" calcext:value-type="float">
            <text:p>1.21201201201201</text:p>
          </table:table-cell>
          <table:table-cell/>
          <table:table-cell table:formula="of:=[.G449]-[.F449]" office:value-type="float" office:value="-1.21201201201201" calcext:value-type="float">
            <text:p>-1.21201201201201</text:p>
          </table:table-cell>
        </table:table-row>
        <table:table-row table:style-name="ro1" table:visibility="filter">
          <table:table-cell office:value-type="string" calcext:value-type="string">
            <text:p>Alex Wennberg</text:p>
          </table:table-cell>
          <table:table-cell office:value-type="float" office:value="1.23709677419355" calcext:value-type="float">
            <text:p>1.23709677419355</text:p>
          </table:table-cell>
          <table:table-cell office:value-type="float" office:value="1.21739130434783" calcext:value-type="float">
            <text:p>1.21739130434783</text:p>
          </table:table-cell>
          <table:table-cell office:value-type="float" office:value="1.13084112149533" calcext:value-type="float">
            <text:p>1.13084112149533</text:p>
          </table:table-cell>
          <table:table-cell office:value-type="float" office:value="1.22039473684211" calcext:value-type="float">
            <text:p>1.22039473684211</text:p>
          </table:table-cell>
          <table:table-cell table:formula="of:=AVERAGE([.B450];[.C450];[.D450];[.E450])" office:value-type="float" office:value="1.2014309842197" calcext:value-type="float">
            <text:p>1.2014309842197</text:p>
          </table:table-cell>
          <table:table-cell/>
          <table:table-cell table:formula="of:=[.G450]-[.F450]" office:value-type="float" office:value="-1.2014309842197" calcext:value-type="float">
            <text:p>-1.2014309842197</text:p>
          </table:table-cell>
        </table:table-row>
        <table:table-row table:style-name="ro1" table:visibility="filter">
          <table:table-cell office:value-type="string" calcext:value-type="string">
            <text:p>Nathan Bastian</text:p>
          </table:table-cell>
          <table:table-cell office:value-type="float" office:value="1.35220125786164" calcext:value-type="float">
            <text:p>1.3522012578616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65625" calcext:value-type="float">
            <text:p>1.65625</text:p>
          </table:table-cell>
          <table:table-cell office:value-type="float" office:value="1.11688311688312" calcext:value-type="float">
            <text:p>1.11688311688312</text:p>
          </table:table-cell>
          <table:table-cell table:formula="of:=AVERAGE([.B451];[.C451];[.D451];[.E451])" office:value-type="float" office:value="1.19800026035285" calcext:value-type="float">
            <text:p>1.19800026035285</text:p>
          </table:table-cell>
          <table:table-cell/>
          <table:table-cell table:formula="of:=[.G451]-[.F451]" office:value-type="float" office:value="-1.19800026035285" calcext:value-type="float">
            <text:p>-1.19800026035285</text:p>
          </table:table-cell>
        </table:table-row>
        <table:table-row table:style-name="ro1" table:visibility="filter">
          <table:table-cell office:value-type="string" calcext:value-type="string">
            <text:p>Robert Thomas</text:p>
          </table:table-cell>
          <table:table-cell office:value-type="float" office:value="1.30944625407166" calcext:value-type="float">
            <text:p>1.30944625407166</text:p>
          </table:table-cell>
          <table:table-cell office:value-type="float" office:value="1" calcext:value-type="float">
            <text:p>1</text:p>
          </table:table-cell>
          <table:table-cell office:value-type="float" office:value="1.15909090909091" calcext:value-type="float">
            <text:p>1.15909090909091</text:p>
          </table:table-cell>
          <table:table-cell office:value-type="float" office:value="1.32075471698113" calcext:value-type="float">
            <text:p>1.32075471698113</text:p>
          </table:table-cell>
          <table:table-cell table:formula="of:=AVERAGE([.B452];[.C452];[.D452];[.E452])" office:value-type="float" office:value="1.19732297003593" calcext:value-type="float">
            <text:p>1.19732297003593</text:p>
          </table:table-cell>
          <table:table-cell/>
          <table:table-cell table:formula="of:=[.G452]-[.F452]" office:value-type="float" office:value="-1.19732297003593" calcext:value-type="float">
            <text:p>-1.19732297003593</text:p>
          </table:table-cell>
        </table:table-row>
        <table:table-row table:style-name="ro1" table:visibility="filter">
          <table:table-cell office:value-type="string" calcext:value-type="string">
            <text:p>Barclay Goodrow</text:p>
          </table:table-cell>
          <table:table-cell office:value-type="float" office:value="1.21666666666667" calcext:value-type="float">
            <text:p>1.21666666666667</text:p>
          </table:table-cell>
          <table:table-cell office:value-type="float" office:value="1.17391304347826" calcext:value-type="float">
            <text:p>1.17391304347826</text:p>
          </table:table-cell>
          <table:table-cell office:value-type="float" office:value="1.12790697674419" calcext:value-type="float">
            <text:p>1.12790697674419</text:p>
          </table:table-cell>
          <table:table-cell office:value-type="float" office:value="1.26859504132231" calcext:value-type="float">
            <text:p>1.26859504132231</text:p>
          </table:table-cell>
          <table:table-cell table:formula="of:=AVERAGE([.B453];[.C453];[.D453];[.E453])" office:value-type="float" office:value="1.19677043205286" calcext:value-type="float">
            <text:p>1.19677043205286</text:p>
          </table:table-cell>
          <table:table-cell/>
          <table:table-cell table:formula="of:=[.G453]-[.F453]" office:value-type="float" office:value="-1.19677043205286" calcext:value-type="float">
            <text:p>-1.19677043205286</text:p>
          </table:table-cell>
        </table:table-row>
        <table:table-row table:style-name="ro1" table:visibility="filter">
          <table:table-cell office:value-type="string" calcext:value-type="string">
            <text:p>Erik Cernak</text:p>
          </table:table-cell>
          <table:table-cell office:value-type="float" office:value="1.66202090592334" calcext:value-type="float">
            <text:p>1.66202090592334</text:p>
          </table:table-cell>
          <table:table-cell office:value-type="float" office:value="0" calcext:value-type="float">
            <text:p>0</text:p>
          </table:table-cell>
          <table:table-cell office:value-type="float" office:value="1.64814814814815" calcext:value-type="float">
            <text:p>1.64814814814815</text:p>
          </table:table-cell>
          <table:table-cell office:value-type="float" office:value="1.47586206896552" calcext:value-type="float">
            <text:p>1.47586206896552</text:p>
          </table:table-cell>
          <table:table-cell table:formula="of:=AVERAGE([.B454];[.C454];[.D454];[.E454])" office:value-type="float" office:value="1.19650778075925" calcext:value-type="float">
            <text:p>1.19650778075925</text:p>
          </table:table-cell>
          <table:table-cell/>
          <table:table-cell table:formula="of:=[.G454]-[.F454]" office:value-type="float" office:value="-1.19650778075925" calcext:value-type="float">
            <text:p>-1.19650778075925</text:p>
          </table:table-cell>
        </table:table-row>
        <table:table-row table:style-name="ro1" table:visibility="filter">
          <table:table-cell office:value-type="string" calcext:value-type="string">
            <text:p>Kieffer Bellows</text:p>
          </table:table-cell>
          <table:table-cell office:value-type="float" office:value="1.53932584269663" calcext:value-type="float">
            <text:p>1.5393258426966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23529411764706" calcext:value-type="float">
            <text:p>1.23529411764706</text:p>
          </table:table-cell>
          <table:table-cell office:value-type="float" office:value="1.67441860465116" calcext:value-type="float">
            <text:p>1.67441860465116</text:p>
          </table:table-cell>
          <table:table-cell table:formula="of:=AVERAGE([.B455];[.C455];[.D455];[.E455])" office:value-type="float" office:value="1.19559297458205" calcext:value-type="float">
            <text:p>1.19559297458205</text:p>
          </table:table-cell>
          <table:table-cell/>
          <table:table-cell table:formula="of:=[.G455]-[.F455]" office:value-type="float" office:value="-1.19559297458205" calcext:value-type="float">
            <text:p>-1.19559297458205</text:p>
          </table:table-cell>
        </table:table-row>
        <table:table-row table:style-name="ro1" table:visibility="filter">
          <table:table-cell office:value-type="string" calcext:value-type="string">
            <text:p>Michael Amadio</text:p>
          </table:table-cell>
          <table:table-cell office:value-type="float" office:value="1.17543859649123" calcext:value-type="float">
            <text:p>1.17543859649123</text:p>
          </table:table-cell>
          <table:table-cell office:value-type="float" office:value="1.6" calcext:value-type="float">
            <text:p>1.6</text:p>
          </table:table-cell>
          <table:table-cell office:value-type="float" office:value="0.863636363636364" calcext:value-type="float">
            <text:p>0.863636363636364</text:p>
          </table:table-cell>
          <table:table-cell office:value-type="float" office:value="1.13333333333333" calcext:value-type="float">
            <text:p>1.13333333333333</text:p>
          </table:table-cell>
          <table:table-cell table:formula="of:=AVERAGE([.B456];[.C456];[.D456];[.E456])" office:value-type="float" office:value="1.19310207336523" calcext:value-type="float">
            <text:p>1.19310207336523</text:p>
          </table:table-cell>
          <table:table-cell/>
          <table:table-cell table:formula="of:=[.G456]-[.F456]" office:value-type="float" office:value="-1.19310207336523" calcext:value-type="float">
            <text:p>-1.19310207336523</text:p>
          </table:table-cell>
        </table:table-row>
        <table:table-row table:style-name="ro1" table:visibility="filter">
          <table:table-cell office:value-type="string" calcext:value-type="string">
            <text:p>Eetu Luostarinen</text:p>
          </table:table-cell>
          <table:table-cell office:value-type="float" office:value="1.2" calcext:value-type="float">
            <text:p>1.2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10810810810811" calcext:value-type="float">
            <text:p>1.10810810810811</text:p>
          </table:table-cell>
          <table:table-cell office:value-type="float" office:value="1.13" calcext:value-type="float">
            <text:p>1.13</text:p>
          </table:table-cell>
          <table:table-cell table:formula="of:=AVERAGE([.B457];[.C457];[.D457];[.E457])" office:value-type="float" office:value="1.19286036036036" calcext:value-type="float">
            <text:p>1.19286036036036</text:p>
          </table:table-cell>
          <table:table-cell/>
          <table:table-cell table:formula="of:=[.G457]-[.F457]" office:value-type="float" office:value="-1.19286036036036" calcext:value-type="float">
            <text:p>-1.19286036036036</text:p>
          </table:table-cell>
        </table:table-row>
        <table:table-row table:style-name="ro1" table:visibility="filter">
          <table:table-cell office:value-type="string" calcext:value-type="string">
            <text:p>Jeremy Lauzon</text:p>
          </table:table-cell>
          <table:table-cell office:value-type="float" office:value="1.11330049261084" calcext:value-type="float">
            <text:p>1.11330049261084</text:p>
          </table:table-cell>
          <table:table-cell office:value-type="float" office:value="1.2" calcext:value-type="float">
            <text:p>1.2</text:p>
          </table:table-cell>
          <table:table-cell office:value-type="float" office:value="1.24137931034483" calcext:value-type="float">
            <text:p>1.24137931034483</text:p>
          </table:table-cell>
          <table:table-cell office:value-type="float" office:value="1.17307692307692" calcext:value-type="float">
            <text:p>1.17307692307692</text:p>
          </table:table-cell>
          <table:table-cell table:formula="of:=AVERAGE([.B458];[.C458];[.D458];[.E458])" office:value-type="float" office:value="1.18193918150815" calcext:value-type="float">
            <text:p>1.18193918150815</text:p>
          </table:table-cell>
          <table:table-cell/>
          <table:table-cell table:formula="of:=[.G458]-[.F458]" office:value-type="float" office:value="-1.18193918150815" calcext:value-type="float">
            <text:p>-1.18193918150815</text:p>
          </table:table-cell>
        </table:table-row>
        <table:table-row table:style-name="ro1" table:visibility="filter">
          <table:table-cell office:value-type="string" calcext:value-type="string">
            <text:p>Zach Whitecloud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4" calcext:value-type="float">
            <text:p>1.4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1.06818181818182" calcext:value-type="float">
            <text:p>1.06818181818182</text:p>
          </table:table-cell>
          <table:table-cell table:formula="of:=AVERAGE([.B459];[.C459];[.D459];[.E459])" office:value-type="float" office:value="1.18058712121212" calcext:value-type="float">
            <text:p>1.18058712121212</text:p>
          </table:table-cell>
          <table:table-cell/>
          <table:table-cell table:formula="of:=[.G459]-[.F459]" office:value-type="float" office:value="-1.18058712121212" calcext:value-type="float">
            <text:p>-1.18058712121212</text:p>
          </table:table-cell>
        </table:table-row>
        <table:table-row table:style-name="ro1" table:visibility="filter">
          <table:table-cell office:value-type="string" calcext:value-type="string">
            <text:p>Jack Drury</text:p>
          </table:table-cell>
          <table:table-cell office:value-type="float" office:value="1.65384615384615" calcext:value-type="float">
            <text:p>1.6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4" calcext:value-type="float">
            <text:p>1.4</text:p>
          </table:table-cell>
          <table:table-cell table:formula="of:=AVERAGE([.B460];[.C460];[.D460];[.E460])" office:value-type="float" office:value="1.18012820512821" calcext:value-type="float">
            <text:p>1.18012820512821</text:p>
          </table:table-cell>
          <table:table-cell/>
          <table:table-cell table:formula="of:=[.G460]-[.F460]" office:value-type="float" office:value="-1.18012820512821" calcext:value-type="float">
            <text:p>-1.18012820512821</text:p>
          </table:table-cell>
        </table:table-row>
        <table:table-row table:style-name="ro1" table:visibility="filter">
          <table:table-cell office:value-type="string" calcext:value-type="string">
            <text:p>Noah Cates</text:p>
          </table:table-cell>
          <table:table-cell office:value-type="float" office:value="1.27058823529412" calcext:value-type="float">
            <text:p>1.27058823529412</text:p>
          </table:table-cell>
          <table:table-cell office:value-type="float" office:value="0.5" calcext:value-type="float">
            <text:p>0.5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26829268292683" calcext:value-type="float">
            <text:p>1.26829268292683</text:p>
          </table:table-cell>
          <table:table-cell table:formula="of:=AVERAGE([.B461];[.C461];[.D461];[.E461])" office:value-type="float" office:value="1.1763868962219" calcext:value-type="float">
            <text:p>1.1763868962219</text:p>
          </table:table-cell>
          <table:table-cell/>
          <table:table-cell table:formula="of:=[.G461]-[.F461]" office:value-type="float" office:value="-1.1763868962219" calcext:value-type="float">
            <text:p>-1.1763868962219</text:p>
          </table:table-cell>
        </table:table-row>
        <table:table-row table:style-name="ro1" table:visibility="filter">
          <table:table-cell office:value-type="string" calcext:value-type="string">
            <text:p>Nick Holden</text:p>
          </table:table-cell>
          <table:table-cell office:value-type="float" office:value="1.18478260869565" calcext:value-type="float">
            <text:p>1.18478260869565</text:p>
          </table:table-cell>
          <table:table-cell office:value-type="float" office:value="1.15" calcext:value-type="float">
            <text:p>1.15</text:p>
          </table:table-cell>
          <table:table-cell office:value-type="float" office:value="1.22330097087379" calcext:value-type="float">
            <text:p>1.22330097087379</text:p>
          </table:table-cell>
          <table:table-cell office:value-type="float" office:value="1.121875" calcext:value-type="float">
            <text:p>1.121875</text:p>
          </table:table-cell>
          <table:table-cell table:formula="of:=AVERAGE([.B462];[.C462];[.D462];[.E462])" office:value-type="float" office:value="1.16998964489236" calcext:value-type="float">
            <text:p>1.16998964489236</text:p>
          </table:table-cell>
          <table:table-cell/>
          <table:table-cell table:formula="of:=[.G462]-[.F462]" office:value-type="float" office:value="-1.16998964489236" calcext:value-type="float">
            <text:p>-1.16998964489236</text:p>
          </table:table-cell>
        </table:table-row>
        <table:table-row table:style-name="ro1" table:visibility="filter">
          <table:table-cell office:value-type="string" calcext:value-type="string">
            <text:p>Nick Perbix</text:p>
          </table:table-cell>
          <table:table-cell office:value-type="float" office:value="1.63793103448276" calcext:value-type="float">
            <text:p>1.63793103448276</text:p>
          </table:table-cell>
          <table:table-cell office:value-type="float" office:value="0" calcext:value-type="float">
            <text:p>0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1.48" calcext:value-type="float">
            <text:p>1.48</text:p>
          </table:table-cell>
          <table:table-cell table:formula="of:=AVERAGE([.B463];[.C463];[.D463];[.E463])" office:value-type="float" office:value="1.16837164750958" calcext:value-type="float">
            <text:p>1.16837164750958</text:p>
          </table:table-cell>
          <table:table-cell/>
          <table:table-cell table:formula="of:=[.G463]-[.F463]" office:value-type="float" office:value="-1.16837164750958" calcext:value-type="float">
            <text:p>-1.16837164750958</text:p>
          </table:table-cell>
        </table:table-row>
        <table:table-row table:style-name="ro1" table:visibility="filter">
          <table:table-cell office:value-type="string" calcext:value-type="string">
            <text:p>Brendan Lemieux</text:p>
          </table:table-cell>
          <table:table-cell office:value-type="float" office:value="1.16793893129771" calcext:value-type="float">
            <text:p>1.1679389312977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475" calcext:value-type="float">
            <text:p>1.475</text:p>
          </table:table-cell>
          <table:table-cell office:value-type="float" office:value="1.19285714285714" calcext:value-type="float">
            <text:p>1.19285714285714</text:p>
          </table:table-cell>
          <table:table-cell table:formula="of:=AVERAGE([.B464];[.C464];[.D464];[.E464])" office:value-type="float" office:value="1.16728235187205" calcext:value-type="float">
            <text:p>1.16728235187205</text:p>
          </table:table-cell>
          <table:table-cell/>
          <table:table-cell table:formula="of:=[.G464]-[.F464]" office:value-type="float" office:value="-1.16728235187205" calcext:value-type="float">
            <text:p>-1.16728235187205</text:p>
          </table:table-cell>
        </table:table-row>
        <table:table-row table:style-name="ro1" table:visibility="filter">
          <table:table-cell office:value-type="string" calcext:value-type="string">
            <text:p>Anthony Cirelli</text:p>
          </table:table-cell>
          <table:table-cell office:value-type="float" office:value="1.69590643274854" calcext:value-type="float">
            <text:p>1.69590643274854</text:p>
          </table:table-cell>
          <table:table-cell office:value-type="float" office:value="0" calcext:value-type="float">
            <text:p>0</text:p>
          </table:table-cell>
          <table:table-cell office:value-type="float" office:value="1.36486486486487" calcext:value-type="float">
            <text:p>1.36486486486487</text:p>
          </table:table-cell>
          <table:table-cell office:value-type="float" office:value="1.60240963855422" calcext:value-type="float">
            <text:p>1.60240963855422</text:p>
          </table:table-cell>
          <table:table-cell table:formula="of:=AVERAGE([.B465];[.C465];[.D465];[.E465])" office:value-type="float" office:value="1.1657952340419" calcext:value-type="float">
            <text:p>1.1657952340419</text:p>
          </table:table-cell>
          <table:table-cell/>
          <table:table-cell table:formula="of:=[.G465]-[.F465]" office:value-type="float" office:value="-1.1657952340419" calcext:value-type="float">
            <text:p>-1.1657952340419</text:p>
          </table:table-cell>
        </table:table-row>
        <table:table-row table:style-name="ro1" table:visibility="filter">
          <table:table-cell office:value-type="string" calcext:value-type="string">
            <text:p>Garnet Hathaway</text:p>
          </table:table-cell>
          <table:table-cell office:value-type="float" office:value="1.18468468468468" calcext:value-type="float">
            <text:p>1.18468468468468</text:p>
          </table:table-cell>
          <table:table-cell office:value-type="float" office:value="1.27272727272727" calcext:value-type="float">
            <text:p>1.27272727272727</text:p>
          </table:table-cell>
          <table:table-cell office:value-type="float" office:value="1.06024096385542" calcext:value-type="float">
            <text:p>1.06024096385542</text:p>
          </table:table-cell>
          <table:table-cell office:value-type="float" office:value="1.13761467889908" calcext:value-type="float">
            <text:p>1.13761467889908</text:p>
          </table:table-cell>
          <table:table-cell table:formula="of:=AVERAGE([.B466];[.C466];[.D466];[.E466])" office:value-type="float" office:value="1.16381690004162" calcext:value-type="float">
            <text:p>1.16381690004162</text:p>
          </table:table-cell>
          <table:table-cell/>
          <table:table-cell table:formula="of:=[.G466]-[.F466]" office:value-type="float" office:value="-1.16381690004162" calcext:value-type="float">
            <text:p>-1.16381690004162</text:p>
          </table:table-cell>
        </table:table-row>
        <table:table-row table:style-name="ro1" table:visibility="filter">
          <table:table-cell office:value-type="string" calcext:value-type="string">
            <text:p>Jalen Chatfield</text:p>
          </table:table-cell>
          <table:table-cell office:value-type="float" office:value="1.19387755102041" calcext:value-type="float">
            <text:p>1.19387755102041</text:p>
          </table:table-cell>
          <table:table-cell office:value-type="float" office:value="0.5" calcext:value-type="float">
            <text:p>0.5</text:p>
          </table:table-cell>
          <table:table-cell office:value-type="float" office:value="1.64285714285714" calcext:value-type="float">
            <text:p>1.64285714285714</text:p>
          </table:table-cell>
          <table:table-cell office:value-type="float" office:value="1.31372549019608" calcext:value-type="float">
            <text:p>1.31372549019608</text:p>
          </table:table-cell>
          <table:table-cell table:formula="of:=AVERAGE([.B467];[.C467];[.D467];[.E467])" office:value-type="float" office:value="1.16261504601841" calcext:value-type="float">
            <text:p>1.16261504601841</text:p>
          </table:table-cell>
          <table:table-cell/>
          <table:table-cell table:formula="of:=[.G467]-[.F467]" office:value-type="float" office:value="-1.16261504601841" calcext:value-type="float">
            <text:p>-1.16261504601841</text:p>
          </table:table-cell>
        </table:table-row>
        <table:table-row table:style-name="ro1" table:visibility="filter">
          <table:table-cell office:value-type="string" calcext:value-type="string">
            <text:p>Brayden McNabb</text:p>
          </table:table-cell>
          <table:table-cell office:value-type="float" office:value="1.07275541795666" calcext:value-type="float">
            <text:p>1.07275541795666</text:p>
          </table:table-cell>
          <table:table-cell office:value-type="float" office:value="1.35714285714286" calcext:value-type="float">
            <text:p>1.35714285714286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04545454545455" calcext:value-type="float">
            <text:p>1.04545454545455</text:p>
          </table:table-cell>
          <table:table-cell table:formula="of:=AVERAGE([.B468];[.C468];[.D468];[.E468])" office:value-type="float" office:value="1.15790070513851" calcext:value-type="float">
            <text:p>1.15790070513851</text:p>
          </table:table-cell>
          <table:table-cell/>
          <table:table-cell table:formula="of:=[.G468]-[.F468]" office:value-type="float" office:value="-1.15790070513851" calcext:value-type="float">
            <text:p>-1.15790070513851</text:p>
          </table:table-cell>
        </table:table-row>
        <table:table-row table:style-name="ro1" table:visibility="filter">
          <table:table-cell office:value-type="string" calcext:value-type="string">
            <text:p>Timothy Liljegren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.2" calcext:value-type="float">
            <text:p>1.2</text:p>
          </table:table-cell>
          <table:table-cell office:value-type="float" office:value="1.04761904761905" calcext:value-type="float">
            <text:p>1.04761904761905</text:p>
          </table:table-cell>
          <table:table-cell office:value-type="float" office:value="1.22222222222222" calcext:value-type="float">
            <text:p>1.22222222222222</text:p>
          </table:table-cell>
          <table:table-cell table:formula="of:=AVERAGE([.B469];[.C469];[.D469];[.E469])" office:value-type="float" office:value="1.15592185592186" calcext:value-type="float">
            <text:p>1.15592185592186</text:p>
          </table:table-cell>
          <table:table-cell/>
          <table:table-cell table:formula="of:=[.G469]-[.F469]" office:value-type="float" office:value="-1.15592185592186" calcext:value-type="float">
            <text:p>-1.15592185592186</text:p>
          </table:table-cell>
        </table:table-row>
        <table:table-row table:style-name="ro1" table:visibility="filter">
          <table:table-cell office:value-type="string" calcext:value-type="string">
            <text:p>Jani Hakanpää</text:p>
          </table:table-cell>
          <table:table-cell office:value-type="float" office:value="0.938679245283019" calcext:value-type="float">
            <text:p>0.938679245283019</text:p>
          </table:table-cell>
          <table:table-cell office:value-type="float" office:value="1.5" calcext:value-type="float">
            <text:p>1.5</text:p>
          </table:table-cell>
          <table:table-cell office:value-type="float" office:value="1.15555555555556" calcext:value-type="float">
            <text:p>1.15555555555556</text:p>
          </table:table-cell>
          <table:table-cell office:value-type="float" office:value="1.02777777777778" calcext:value-type="float">
            <text:p>1.02777777777778</text:p>
          </table:table-cell>
          <table:table-cell table:formula="of:=AVERAGE([.B470];[.C470];[.D470];[.E470])" office:value-type="float" office:value="1.15550314465409" calcext:value-type="float">
            <text:p>1.15550314465409</text:p>
          </table:table-cell>
          <table:table-cell/>
          <table:table-cell table:formula="of:=[.G470]-[.F470]" office:value-type="float" office:value="-1.15550314465409" calcext:value-type="float">
            <text:p>-1.15550314465409</text:p>
          </table:table-cell>
        </table:table-row>
        <table:table-row table:style-name="ro1" table:visibility="filter">
          <table:table-cell office:value-type="string" calcext:value-type="string">
            <text:p>Marcus Foligno</text:p>
          </table:table-cell>
          <table:table-cell office:value-type="float" office:value="1.17920656634747" calcext:value-type="float">
            <text:p>1.17920656634747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14583333333333" calcext:value-type="float">
            <text:p>1.14583333333333</text:p>
          </table:table-cell>
          <table:table-cell office:value-type="float" office:value="1.10468319559229" calcext:value-type="float">
            <text:p>1.10468319559229</text:p>
          </table:table-cell>
          <table:table-cell table:formula="of:=AVERAGE([.B471];[.C471];[.D471];[.E471])" office:value-type="float" office:value="1.14909744048494" calcext:value-type="float">
            <text:p>1.14909744048494</text:p>
          </table:table-cell>
          <table:table-cell/>
          <table:table-cell table:formula="of:=[.G471]-[.F471]" office:value-type="float" office:value="-1.14909744048494" calcext:value-type="float">
            <text:p>-1.14909744048494</text:p>
          </table:table-cell>
        </table:table-row>
        <table:table-row table:style-name="ro1" table:visibility="filter">
          <table:table-cell office:value-type="string" calcext:value-type="string">
            <text:p>Jordan Oesterle</text:p>
          </table:table-cell>
          <table:table-cell office:value-type="float" office:value="1.25" calcext:value-type="float">
            <text:p>1.25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1.22077922077922" calcext:value-type="float">
            <text:p>1.22077922077922</text:p>
          </table:table-cell>
          <table:table-cell office:value-type="float" office:value="1.26470588235294" calcext:value-type="float">
            <text:p>1.26470588235294</text:p>
          </table:table-cell>
          <table:table-cell table:formula="of:=AVERAGE([.B472];[.C472];[.D472];[.E472])" office:value-type="float" office:value="1.14439759157251" calcext:value-type="float">
            <text:p>1.14439759157251</text:p>
          </table:table-cell>
          <table:table-cell/>
          <table:table-cell table:formula="of:=[.G472]-[.F472]" office:value-type="float" office:value="-1.14439759157251" calcext:value-type="float">
            <text:p>-1.14439759157251</text:p>
          </table:table-cell>
        </table:table-row>
        <table:table-row table:style-name="ro1" table:visibility="filter">
          <table:table-cell office:value-type="string" calcext:value-type="string">
            <text:p>Nikita Nesterenko</text:p>
          </table:table-cell>
          <table:table-cell office:value-type="float" office:value="1.15882352941176" calcext:value-type="float">
            <text:p>1.15882352941176</text:p>
          </table:table-cell>
          <table:table-cell office:value-type="float" office:value="1" calcext:value-type="float">
            <text:p>1</text:p>
          </table:table-cell>
          <table:table-cell office:value-type="float" office:value="1.24137931034483" calcext:value-type="float">
            <text:p>1.24137931034483</text:p>
          </table:table-cell>
          <table:table-cell office:value-type="float" office:value="1.17333333333333" calcext:value-type="float">
            <text:p>1.17333333333333</text:p>
          </table:table-cell>
          <table:table-cell table:formula="of:=AVERAGE([.B473];[.C473];[.D473];[.E473])" office:value-type="float" office:value="1.14338404327248" calcext:value-type="float">
            <text:p>1.14338404327248</text:p>
          </table:table-cell>
          <table:table-cell/>
          <table:table-cell table:formula="of:=[.G473]-[.F473]" office:value-type="float" office:value="-1.14338404327248" calcext:value-type="float">
            <text:p>-1.14338404327248</text:p>
          </table:table-cell>
        </table:table-row>
        <table:table-row table:style-name="ro1" table:visibility="filter">
          <table:table-cell office:value-type="string" calcext:value-type="string">
            <text:p>Sam Steel</text:p>
          </table:table-cell>
          <table:table-cell office:value-type="float" office:value="1.1875" calcext:value-type="float">
            <text:p>1.1875</text:p>
          </table:table-cell>
          <table:table-cell office:value-type="float" office:value="1" calcext:value-type="float">
            <text:p>1</text:p>
          </table:table-cell>
          <table:table-cell office:value-type="float" office:value="1.28205128205128" calcext:value-type="float">
            <text:p>1.28205128205128</text:p>
          </table:table-cell>
          <table:table-cell office:value-type="float" office:value="1.10077519379845" calcext:value-type="float">
            <text:p>1.10077519379845</text:p>
          </table:table-cell>
          <table:table-cell table:formula="of:=AVERAGE([.B474];[.C474];[.D474];[.E474])" office:value-type="float" office:value="1.14258161896243" calcext:value-type="float">
            <text:p>1.14258161896243</text:p>
          </table:table-cell>
          <table:table-cell/>
          <table:table-cell table:formula="of:=[.G474]-[.F474]" office:value-type="float" office:value="-1.14258161896243" calcext:value-type="float">
            <text:p>-1.14258161896243</text:p>
          </table:table-cell>
        </table:table-row>
        <table:table-row table:style-name="ro1" table:visibility="filter">
          <table:table-cell office:value-type="string" calcext:value-type="string">
            <text:p>Sheldon Dries</text:p>
          </table:table-cell>
          <table:table-cell office:value-type="float" office:value="1.26605504587156" calcext:value-type="float">
            <text:p>1.2660550458715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1.54385964912281" calcext:value-type="float">
            <text:p>1.54385964912281</text:p>
          </table:table-cell>
          <table:table-cell table:formula="of:=AVERAGE([.B475];[.C475];[.D475];[.E475])" office:value-type="float" office:value="1.14158123785116" calcext:value-type="float">
            <text:p>1.14158123785116</text:p>
          </table:table-cell>
          <table:table-cell/>
          <table:table-cell table:formula="of:=[.G475]-[.F475]" office:value-type="float" office:value="-1.14158123785116" calcext:value-type="float">
            <text:p>-1.14158123785116</text:p>
          </table:table-cell>
        </table:table-row>
        <table:table-row table:style-name="ro1" table:visibility="filter">
          <table:table-cell office:value-type="string" calcext:value-type="string">
            <text:p>Jake Middleton</text:p>
          </table:table-cell>
          <table:table-cell office:value-type="float" office:value="1.05442176870748" calcext:value-type="float">
            <text:p>1.05442176870748</text:p>
          </table:table-cell>
          <table:table-cell office:value-type="float" office:value="1.25" calcext:value-type="float">
            <text:p>1.25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11764705882353" calcext:value-type="float">
            <text:p>1.11764705882353</text:p>
          </table:table-cell>
          <table:table-cell table:formula="of:=AVERAGE([.B476];[.C476];[.D476];[.E476])" office:value-type="float" office:value="1.14123149259704" calcext:value-type="float">
            <text:p>1.14123149259704</text:p>
          </table:table-cell>
          <table:table-cell/>
          <table:table-cell table:formula="of:=[.G476]-[.F476]" office:value-type="float" office:value="-1.14123149259704" calcext:value-type="float">
            <text:p>-1.14123149259704</text:p>
          </table:table-cell>
        </table:table-row>
        <table:table-row table:style-name="ro1" table:visibility="filter">
          <table:table-cell office:value-type="string" calcext:value-type="string">
            <text:p>Keegan Kolesar</text:p>
          </table:table-cell>
          <table:table-cell office:value-type="float" office:value="1.05376344086022" calcext:value-type="float">
            <text:p>1.05376344086022</text:p>
          </table:table-cell>
          <table:table-cell office:value-type="float" office:value="1.5" calcext:value-type="float">
            <text:p>1.5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1.03370786516854" calcext:value-type="float">
            <text:p>1.03370786516854</text:p>
          </table:table-cell>
          <table:table-cell table:formula="of:=AVERAGE([.B477];[.C477];[.D477];[.E477])" office:value-type="float" office:value="1.14011106975043" calcext:value-type="float">
            <text:p>1.14011106975043</text:p>
          </table:table-cell>
          <table:table-cell/>
          <table:table-cell table:formula="of:=[.G477]-[.F477]" office:value-type="float" office:value="-1.14011106975043" calcext:value-type="float">
            <text:p>-1.14011106975043</text:p>
          </table:table-cell>
        </table:table-row>
        <table:table-row table:style-name="ro1" table:visibility="filter">
          <table:table-cell office:value-type="string" calcext:value-type="string">
            <text:p>Nick Jensen</text:p>
          </table:table-cell>
          <table:table-cell office:value-type="float" office:value="1.45161290322581" calcext:value-type="float">
            <text:p>1.45161290322581</text:p>
          </table:table-cell>
          <table:table-cell office:value-type="float" office:value="0" calcext:value-type="float">
            <text:p>0</text:p>
          </table:table-cell>
          <table:table-cell office:value-type="float" office:value="1.72727272727273" calcext:value-type="float">
            <text:p>1.72727272727273</text:p>
          </table:table-cell>
          <table:table-cell office:value-type="float" office:value="1.375" calcext:value-type="float">
            <text:p>1.375</text:p>
          </table:table-cell>
          <table:table-cell table:formula="of:=AVERAGE([.B478];[.C478];[.D478];[.E478])" office:value-type="float" office:value="1.13847140762463" calcext:value-type="float">
            <text:p>1.13847140762463</text:p>
          </table:table-cell>
          <table:table-cell/>
          <table:table-cell table:formula="of:=[.G478]-[.F478]" office:value-type="float" office:value="-1.13847140762463" calcext:value-type="float">
            <text:p>-1.13847140762463</text:p>
          </table:table-cell>
        </table:table-row>
        <table:table-row table:style-name="ro1" table:visibility="filter">
          <table:table-cell office:value-type="string" calcext:value-type="string">
            <text:p>Hudson Fasch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842105263158" calcext:value-type="float">
            <text:p>1.36842105263158</text:p>
          </table:table-cell>
          <table:table-cell office:value-type="float" office:value="1.17647058823529" calcext:value-type="float">
            <text:p>1.17647058823529</text:p>
          </table:table-cell>
          <table:table-cell table:formula="of:=AVERAGE([.B479];[.C479];[.D479];[.E479])" office:value-type="float" office:value="1.13622291021672" calcext:value-type="float">
            <text:p>1.13622291021672</text:p>
          </table:table-cell>
          <table:table-cell/>
          <table:table-cell table:formula="of:=[.G479]-[.F479]" office:value-type="float" office:value="-1.13622291021672" calcext:value-type="float">
            <text:p>-1.13622291021672</text:p>
          </table:table-cell>
        </table:table-row>
        <table:table-row table:style-name="ro1" table:visibility="filter">
          <table:table-cell office:value-type="string" calcext:value-type="string">
            <text:p>Jayson Megna</text:p>
          </table:table-cell>
          <table:table-cell office:value-type="float" office:value="0.98989898989899" calcext:value-type="float">
            <text:p>0.98989898989899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38095238095238" calcext:value-type="float">
            <text:p>1.38095238095238</text:p>
          </table:table-cell>
          <table:table-cell office:value-type="float" office:value="1" calcext:value-type="float">
            <text:p>1</text:p>
          </table:table-cell>
          <table:table-cell table:formula="of:=AVERAGE([.B480];[.C480];[.D480];[.E480])" office:value-type="float" office:value="1.13437950937951" calcext:value-type="float">
            <text:p>1.13437950937951</text:p>
          </table:table-cell>
          <table:table-cell/>
          <table:table-cell table:formula="of:=[.G480]-[.F480]" office:value-type="float" office:value="-1.13437950937951" calcext:value-type="float">
            <text:p>-1.13437950937951</text:p>
          </table:table-cell>
        </table:table-row>
        <table:table-row table:style-name="ro1" table:visibility="filter">
          <table:table-cell office:value-type="string" calcext:value-type="string">
            <text:p>Nathan Beaulieu</text:p>
          </table:table-cell>
          <table:table-cell office:value-type="float" office:value="1.12391304347826" calcext:value-type="float">
            <text:p>1.12391304347826</text:p>
          </table:table-cell>
          <table:table-cell office:value-type="float" office:value="1.11764705882353" calcext:value-type="float">
            <text:p>1.11764705882353</text:p>
          </table:table-cell>
          <table:table-cell office:value-type="float" office:value="1.21333333333333" calcext:value-type="float">
            <text:p>1.21333333333333</text:p>
          </table:table-cell>
          <table:table-cell office:value-type="float" office:value="1.08230452674897" calcext:value-type="float">
            <text:p>1.08230452674897</text:p>
          </table:table-cell>
          <table:table-cell table:formula="of:=AVERAGE([.B481];[.C481];[.D481];[.E481])" office:value-type="float" office:value="1.13429949059602" calcext:value-type="float">
            <text:p>1.13429949059602</text:p>
          </table:table-cell>
          <table:table-cell/>
          <table:table-cell table:formula="of:=[.G481]-[.F481]" office:value-type="float" office:value="-1.13429949059602" calcext:value-type="float">
            <text:p>-1.13429949059602</text:p>
          </table:table-cell>
        </table:table-row>
        <table:table-row table:style-name="ro1" table:visibility="filter">
          <table:table-cell office:value-type="string" calcext:value-type="string">
            <text:p>Luke Glendening</text:p>
          </table:table-cell>
          <table:table-cell office:value-type="float" office:value="1.18561151079137" calcext:value-type="float">
            <text:p>1.18561151079137</text:p>
          </table:table-cell>
          <table:table-cell office:value-type="float" office:value="1" calcext:value-type="float">
            <text:p>1</text:p>
          </table:table-cell>
          <table:table-cell office:value-type="float" office:value="1.23140495867769" calcext:value-type="float">
            <text:p>1.23140495867769</text:p>
          </table:table-cell>
          <table:table-cell office:value-type="float" office:value="1.11560693641619" calcext:value-type="float">
            <text:p>1.11560693641619</text:p>
          </table:table-cell>
          <table:table-cell table:formula="of:=AVERAGE([.B482];[.C482];[.D482];[.E482])" office:value-type="float" office:value="1.13315585147131" calcext:value-type="float">
            <text:p>1.13315585147131</text:p>
          </table:table-cell>
          <table:table-cell/>
          <table:table-cell table:formula="of:=[.G482]-[.F482]" office:value-type="float" office:value="-1.13315585147131" calcext:value-type="float">
            <text:p>-1.13315585147131</text:p>
          </table:table-cell>
        </table:table-row>
        <table:table-row table:style-name="ro1" table:visibility="filter">
          <table:table-cell office:value-type="string" calcext:value-type="string">
            <text:p>Austin Watson</text:p>
          </table:table-cell>
          <table:table-cell office:value-type="float" office:value="1.17124735729387" calcext:value-type="float">
            <text:p>1.17124735729387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.04109589041096" calcext:value-type="float">
            <text:p>1.04109589041096</text:p>
          </table:table-cell>
          <table:table-cell office:value-type="float" office:value="1.16049382716049" calcext:value-type="float">
            <text:p>1.16049382716049</text:p>
          </table:table-cell>
          <table:table-cell table:formula="of:=AVERAGE([.B483];[.C483];[.D483];[.E483])" office:value-type="float" office:value="1.13167080717787" calcext:value-type="float">
            <text:p>1.13167080717787</text:p>
          </table:table-cell>
          <table:table-cell/>
          <table:table-cell table:formula="of:=[.G483]-[.F483]" office:value-type="float" office:value="-1.13167080717787" calcext:value-type="float">
            <text:p>-1.13167080717787</text:p>
          </table:table-cell>
        </table:table-row>
        <table:table-row table:style-name="ro1" table:visibility="filter">
          <table:table-cell office:value-type="string" calcext:value-type="string">
            <text:p>Connor Dewar</text:p>
          </table:table-cell>
          <table:table-cell office:value-type="float" office:value="1.13461538461538" calcext:value-type="float">
            <text:p>1.13461538461538</text:p>
          </table:table-cell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.125</text:p>
          </table:table-cell>
          <table:table-cell office:value-type="float" office:value="1.22222222222222" calcext:value-type="float">
            <text:p>1.22222222222222</text:p>
          </table:table-cell>
          <table:table-cell table:formula="of:=AVERAGE([.B484];[.C484];[.D484];[.E484])" office:value-type="float" office:value="1.1204594017094" calcext:value-type="float">
            <text:p>1.1204594017094</text:p>
          </table:table-cell>
          <table:table-cell/>
          <table:table-cell table:formula="of:=[.G484]-[.F484]" office:value-type="float" office:value="-1.1204594017094" calcext:value-type="float">
            <text:p>-1.1204594017094</text:p>
          </table:table-cell>
        </table:table-row>
        <table:table-row table:style-name="ro1" table:visibility="filter">
          <table:table-cell office:value-type="string" calcext:value-type="string">
            <text:p>Tim Berni</text:p>
          </table:table-cell>
          <table:table-cell office:value-type="float" office:value="1" calcext:value-type="float">
            <text:p>1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1.18518518518519" calcext:value-type="float">
            <text:p>1.18518518518519</text:p>
          </table:table-cell>
          <table:table-cell table:formula="of:=AVERAGE([.B485];[.C485];[.D485];[.E485])" office:value-type="float" office:value="1.11921296296296" calcext:value-type="float">
            <text:p>1.11921296296296</text:p>
          </table:table-cell>
          <table:table-cell/>
          <table:table-cell table:formula="of:=[.G485]-[.F485]" office:value-type="float" office:value="-1.11921296296296" calcext:value-type="float">
            <text:p>-1.11921296296296</text:p>
          </table:table-cell>
        </table:table-row>
        <table:table-row table:style-name="ro1" table:visibility="filter">
          <table:table-cell office:value-type="string" calcext:value-type="string">
            <text:p>Michael McLeod</text:p>
          </table:table-cell>
          <table:table-cell office:value-type="float" office:value="1.06465517241379" calcext:value-type="float">
            <text:p>1.06465517241379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08771929824561" calcext:value-type="float">
            <text:p>1.08771929824561</text:p>
          </table:table-cell>
          <table:table-cell office:value-type="float" office:value="0.990990990990991" calcext:value-type="float">
            <text:p>0.990990990990991</text:p>
          </table:table-cell>
          <table:table-cell table:formula="of:=AVERAGE([.B486];[.C486];[.D486];[.E486])" office:value-type="float" office:value="1.11917469874593" calcext:value-type="float">
            <text:p>1.11917469874593</text:p>
          </table:table-cell>
          <table:table-cell/>
          <table:table-cell table:formula="of:=[.G486]-[.F486]" office:value-type="float" office:value="-1.11917469874593" calcext:value-type="float">
            <text:p>-1.11917469874593</text:p>
          </table:table-cell>
        </table:table-row>
        <table:table-row table:style-name="ro1" table:visibility="filter">
          <table:table-cell office:value-type="string" calcext:value-type="string">
            <text:p>Henri Jokiharju</text:p>
          </table:table-cell>
          <table:table-cell office:value-type="float" office:value="1.28461538461538" calcext:value-type="float">
            <text:p>1.28461538461538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.17647058823529" calcext:value-type="float">
            <text:p>1.17647058823529</text:p>
          </table:table-cell>
          <table:table-cell office:value-type="float" office:value="1.3" calcext:value-type="float">
            <text:p>1.3</text:p>
          </table:table-cell>
          <table:table-cell table:formula="of:=AVERAGE([.B487];[.C487];[.D487];[.E487])" office:value-type="float" office:value="1.1188429217841" calcext:value-type="float">
            <text:p>1.1188429217841</text:p>
          </table:table-cell>
          <table:table-cell/>
          <table:table-cell table:formula="of:=[.G487]-[.F487]" office:value-type="float" office:value="-1.1188429217841" calcext:value-type="float">
            <text:p>-1.1188429217841</text:p>
          </table:table-cell>
        </table:table-row>
        <table:table-row table:style-name="ro1" table:visibility="filter">
          <table:table-cell office:value-type="string" calcext:value-type="string">
            <text:p>Egor Afanasyev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B488];[.C488];[.D488];[.E488])" office:value-type="float" office:value="1.11666666666667" calcext:value-type="float">
            <text:p>1.11666666666667</text:p>
          </table:table-cell>
          <table:table-cell/>
          <table:table-cell table:formula="of:=[.G488]-[.F488]" office:value-type="float" office:value="-1.11666666666667" calcext:value-type="float">
            <text:p>-1.11666666666667</text:p>
          </table:table-cell>
        </table:table-row>
        <table:table-row table:style-name="ro1" table:visibility="filter">
          <table:table-cell office:value-type="string" calcext:value-type="string">
            <text:p>David Kampf</text:p>
          </table:table-cell>
          <table:table-cell office:value-type="float" office:value="1.20466321243523" calcext:value-type="float">
            <text:p>1.20466321243523</text:p>
          </table:table-cell>
          <table:table-cell office:value-type="float" office:value="0.9" calcext:value-type="float">
            <text:p>0.9</text:p>
          </table:table-cell>
          <table:table-cell office:value-type="float" office:value="1.15714285714286" calcext:value-type="float">
            <text:p>1.15714285714286</text:p>
          </table:table-cell>
          <table:table-cell office:value-type="float" office:value="1.18652849740933" calcext:value-type="float">
            <text:p>1.18652849740933</text:p>
          </table:table-cell>
          <table:table-cell table:formula="of:=AVERAGE([.B489];[.C489];[.D489];[.E489])" office:value-type="float" office:value="1.11208364174685" calcext:value-type="float">
            <text:p>1.11208364174685</text:p>
          </table:table-cell>
          <table:table-cell/>
          <table:table-cell table:formula="of:=[.G489]-[.F489]" office:value-type="float" office:value="-1.11208364174685" calcext:value-type="float">
            <text:p>-1.11208364174685</text:p>
          </table:table-cell>
        </table:table-row>
        <table:table-row table:style-name="ro1" table:visibility="filter">
          <table:table-cell office:value-type="string" calcext:value-type="string">
            <text:p>Austin Czarnik</text:p>
          </table:table-cell>
          <table:table-cell office:value-type="float" office:value="1.11320754716981" calcext:value-type="float">
            <text:p>1.11320754716981</text:p>
          </table:table-cell>
          <table:table-cell office:value-type="float" office:value="1.5" calcext:value-type="float">
            <text:p>1.5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1.0253164556962" calcext:value-type="float">
            <text:p>1.0253164556962</text:p>
          </table:table-cell>
          <table:table-cell table:formula="of:=AVERAGE([.B490];[.C490];[.D490];[.E490])" office:value-type="float" office:value="1.10754766738317" calcext:value-type="float">
            <text:p>1.10754766738317</text:p>
          </table:table-cell>
          <table:table-cell/>
          <table:table-cell table:formula="of:=[.G490]-[.F490]" office:value-type="float" office:value="-1.10754766738317" calcext:value-type="float">
            <text:p>-1.10754766738317</text:p>
          </table:table-cell>
        </table:table-row>
        <table:table-row table:style-name="ro1" table:visibility="filter">
          <table:table-cell office:value-type="string" calcext:value-type="string">
            <text:p>Kevin Stenlund</text:p>
          </table:table-cell>
          <table:table-cell office:value-type="float" office:value="1.42105263157895" calcext:value-type="float">
            <text:p>1.4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42622950819672" calcext:value-type="float">
            <text:p>1.42622950819672</text:p>
          </table:table-cell>
          <table:table-cell table:formula="of:=AVERAGE([.B491];[.C491];[.D491];[.E491])" office:value-type="float" office:value="1.10467767780106" calcext:value-type="float">
            <text:p>1.10467767780106</text:p>
          </table:table-cell>
          <table:table-cell/>
          <table:table-cell table:formula="of:=[.G491]-[.F491]" office:value-type="float" office:value="-1.10467767780106" calcext:value-type="float">
            <text:p>-1.10467767780106</text:p>
          </table:table-cell>
        </table:table-row>
        <table:table-row table:style-name="ro1" table:visibility="filter">
          <table:table-cell office:value-type="string" calcext:value-type="string">
            <text:p>Jamie Oleksiak</text:p>
          </table:table-cell>
          <table:table-cell office:value-type="float" office:value="1.09940357852883" calcext:value-type="float">
            <text:p>1.09940357852883</text:p>
          </table:table-cell>
          <table:table-cell office:value-type="float" office:value="1.25" calcext:value-type="float">
            <text:p>1.25</text:p>
          </table:table-cell>
          <table:table-cell office:value-type="float" office:value="0.978021978021978" calcext:value-type="float">
            <text:p>0.978021978021978</text:p>
          </table:table-cell>
          <table:table-cell office:value-type="float" office:value="1.08300395256917" calcext:value-type="float">
            <text:p>1.08300395256917</text:p>
          </table:table-cell>
          <table:table-cell table:formula="of:=AVERAGE([.B492];[.C492];[.D492];[.E492])" office:value-type="float" office:value="1.10260737727999" calcext:value-type="float">
            <text:p>1.10260737727999</text:p>
          </table:table-cell>
          <table:table-cell/>
          <table:table-cell table:formula="of:=[.G492]-[.F492]" office:value-type="float" office:value="-1.10260737727999" calcext:value-type="float">
            <text:p>-1.10260737727999</text:p>
          </table:table-cell>
        </table:table-row>
        <table:table-row table:style-name="ro1" table:visibility="filter">
          <table:table-cell office:value-type="string" calcext:value-type="string">
            <text:p>Nicholas Robertson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.5" calcext:value-type="float">
            <text:p>1.5</text:p>
          </table:table-cell>
          <table:table-cell table:formula="of:=AVERAGE([.B493];[.C493];[.D493];[.E493])" office:value-type="float" office:value="1.09965437788018" calcext:value-type="float">
            <text:p>1.09965437788018</text:p>
          </table:table-cell>
          <table:table-cell/>
          <table:table-cell table:formula="of:=[.G493]-[.F493]" office:value-type="float" office:value="-1.09965437788018" calcext:value-type="float">
            <text:p>-1.09965437788018</text:p>
          </table:table-cell>
        </table:table-row>
        <table:table-row table:style-name="ro1" table:visibility="filter">
          <table:table-cell office:value-type="string" calcext:value-type="string">
            <text:p>Isac Lundestrom</text:p>
          </table:table-cell>
          <table:table-cell office:value-type="float" office:value="1.04" calcext:value-type="float">
            <text:p>1.04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05405405405405" calcext:value-type="float">
            <text:p>1.05405405405405</text:p>
          </table:table-cell>
          <table:table-cell office:value-type="float" office:value="1.13541666666667" calcext:value-type="float">
            <text:p>1.13541666666667</text:p>
          </table:table-cell>
          <table:table-cell table:formula="of:=AVERAGE([.B494];[.C494];[.D494];[.E494])" office:value-type="float" office:value="1.09903434684685" calcext:value-type="float">
            <text:p>1.09903434684685</text:p>
          </table:table-cell>
          <table:table-cell/>
          <table:table-cell table:formula="of:=[.G494]-[.F494]" office:value-type="float" office:value="-1.09903434684685" calcext:value-type="float">
            <text:p>-1.09903434684685</text:p>
          </table:table-cell>
        </table:table-row>
        <table:table-row table:style-name="ro1" table:visibility="filter">
          <table:table-cell office:value-type="string" calcext:value-type="string">
            <text:p>Mark Kastelic</text:p>
          </table:table-cell>
          <table:table-cell office:value-type="float" office:value="1.02898550724638" calcext:value-type="float">
            <text:p>1.02898550724638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878787878787879" calcext:value-type="float">
            <text:p>0.878787878787879</text:p>
          </table:table-cell>
          <table:table-cell table:formula="of:=AVERAGE([.B495];[.C495];[.D495];[.E495])" office:value-type="float" office:value="1.09599096555618" calcext:value-type="float">
            <text:p>1.09599096555618</text:p>
          </table:table-cell>
          <table:table-cell/>
          <table:table-cell table:formula="of:=[.G495]-[.F495]" office:value-type="float" office:value="-1.09599096555618" calcext:value-type="float">
            <text:p>-1.09599096555618</text:p>
          </table:table-cell>
        </table:table-row>
        <table:table-row table:style-name="ro1" table:visibility="filter">
          <table:table-cell office:value-type="string" calcext:value-type="string">
            <text:p>Marc Staal</text:p>
          </table:table-cell>
          <table:table-cell office:value-type="float" office:value="1.05417814508724" calcext:value-type="float">
            <text:p>1.05417814508724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.02577319587629" calcext:value-type="float">
            <text:p>1.02577319587629</text:p>
          </table:table-cell>
          <table:table-cell office:value-type="float" office:value="1.01301115241636" calcext:value-type="float">
            <text:p>1.01301115241636</text:p>
          </table:table-cell>
          <table:table-cell table:formula="of:=AVERAGE([.B496];[.C496];[.D496];[.E496])" office:value-type="float" office:value="1.09466919477354" calcext:value-type="float">
            <text:p>1.09466919477354</text:p>
          </table:table-cell>
          <table:table-cell/>
          <table:table-cell table:formula="of:=[.G496]-[.F496]" office:value-type="float" office:value="-1.09466919477354" calcext:value-type="float">
            <text:p>-1.09466919477354</text:p>
          </table:table-cell>
        </table:table-row>
        <table:table-row table:style-name="ro1" table:visibility="filter">
          <table:table-cell office:value-type="string" calcext:value-type="string">
            <text:p>Connor Clifton</text:p>
          </table:table-cell>
          <table:table-cell office:value-type="float" office:value="1.14545454545455" calcext:value-type="float">
            <text:p>1.1454545454545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.35714285714286" calcext:value-type="float">
            <text:p>1.35714285714286</text:p>
          </table:table-cell>
          <table:table-cell office:value-type="float" office:value="1.15454545454545" calcext:value-type="float">
            <text:p>1.15454545454545</text:p>
          </table:table-cell>
          <table:table-cell table:formula="of:=AVERAGE([.B497];[.C497];[.D497];[.E497])" office:value-type="float" office:value="1.09285714285714" calcext:value-type="float">
            <text:p>1.09285714285714</text:p>
          </table:table-cell>
          <table:table-cell/>
          <table:table-cell table:formula="of:=[.G497]-[.F497]" office:value-type="float" office:value="-1.09285714285714" calcext:value-type="float">
            <text:p>-1.09285714285714</text:p>
          </table:table-cell>
        </table:table-row>
        <table:table-row table:style-name="ro1" table:visibility="filter">
          <table:table-cell office:value-type="string" calcext:value-type="string">
            <text:p>Zack Kassian</text:p>
          </table:table-cell>
          <table:table-cell office:value-type="float" office:value="1.20726172465961" calcext:value-type="float">
            <text:p>1.20726172465961</text:p>
          </table:table-cell>
          <table:table-cell office:value-type="float" office:value="0.84" calcext:value-type="float">
            <text:p>0.84</text:p>
          </table:table-cell>
          <table:table-cell office:value-type="float" office:value="1.10569105691057" calcext:value-type="float">
            <text:p>1.10569105691057</text:p>
          </table:table-cell>
          <table:table-cell office:value-type="float" office:value="1.21183800623053" calcext:value-type="float">
            <text:p>1.21183800623053</text:p>
          </table:table-cell>
          <table:table-cell table:formula="of:=AVERAGE([.B498];[.C498];[.D498];[.E498])" office:value-type="float" office:value="1.09119769695018" calcext:value-type="float">
            <text:p>1.09119769695018</text:p>
          </table:table-cell>
          <table:table-cell/>
          <table:table-cell table:formula="of:=[.G498]-[.F498]" office:value-type="float" office:value="-1.09119769695018" calcext:value-type="float">
            <text:p>-1.09119769695018</text:p>
          </table:table-cell>
        </table:table-row>
        <table:table-row table:style-name="ro1" table:visibility="filter">
          <table:table-cell office:value-type="string" calcext:value-type="string">
            <text:p>Nils Aman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0.925925925925926" calcext:value-type="float">
            <text:p>0.925925925925926</text:p>
          </table:table-cell>
          <table:table-cell table:formula="of:=AVERAGE([.B499];[.C499];[.D499];[.E499])" office:value-type="float" office:value="1.08425925925926" calcext:value-type="float">
            <text:p>1.08425925925926</text:p>
          </table:table-cell>
          <table:table-cell/>
          <table:table-cell table:formula="of:=[.G499]-[.F499]" office:value-type="float" office:value="-1.08425925925926" calcext:value-type="float">
            <text:p>-1.08425925925926</text:p>
          </table:table-cell>
        </table:table-row>
        <table:table-row table:style-name="ro1" table:visibility="filter">
          <table:table-cell office:value-type="string" calcext:value-type="string">
            <text:p>Jesper Boqvist</text:p>
          </table:table-cell>
          <table:table-cell office:value-type="float" office:value="1.14525139664804" calcext:value-type="float">
            <text:p>1.14525139664804</text:p>
          </table:table-cell>
          <table:table-cell office:value-type="float" office:value="1" calcext:value-type="float">
            <text:p>1</text:p>
          </table:table-cell>
          <table:table-cell office:value-type="float" office:value="1.10344827586207" calcext:value-type="float">
            <text:p>1.10344827586207</text:p>
          </table:table-cell>
          <table:table-cell office:value-type="float" office:value="1.07792207792208" calcext:value-type="float">
            <text:p>1.07792207792208</text:p>
          </table:table-cell>
          <table:table-cell table:formula="of:=AVERAGE([.B500];[.C500];[.D500];[.E500])" office:value-type="float" office:value="1.08165543760805" calcext:value-type="float">
            <text:p>1.08165543760805</text:p>
          </table:table-cell>
          <table:table-cell/>
          <table:table-cell table:formula="of:=[.G500]-[.F500]" office:value-type="float" office:value="-1.08165543760805" calcext:value-type="float">
            <text:p>-1.08165543760805</text:p>
          </table:table-cell>
        </table:table-row>
        <table:table-row table:style-name="ro1" table:visibility="filter">
          <table:table-cell office:value-type="string" calcext:value-type="string">
            <text:p>Mathieu Joseph</text:p>
          </table:table-cell>
          <table:table-cell office:value-type="float" office:value="1.17562724014337" calcext:value-type="float">
            <text:p>1.17562724014337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20143884892086" calcext:value-type="float">
            <text:p>1.20143884892086</text:p>
          </table:table-cell>
          <table:table-cell table:formula="of:=AVERAGE([.B501];[.C501];[.D501];[.E501])" office:value-type="float" office:value="1.08037763337717" calcext:value-type="float">
            <text:p>1.08037763337717</text:p>
          </table:table-cell>
          <table:table-cell/>
          <table:table-cell table:formula="of:=[.G501]-[.F501]" office:value-type="float" office:value="-1.08037763337717" calcext:value-type="float">
            <text:p>-1.08037763337717</text:p>
          </table:table-cell>
        </table:table-row>
        <table:table-row table:style-name="ro1" table:visibility="filter">
          <table:table-cell office:value-type="string" calcext:value-type="string">
            <text:p>Axel Jonsson-Fjallby</text:p>
          </table:table-cell>
          <table:table-cell office:value-type="float" office:value="1.13888888888889" calcext:value-type="float">
            <text:p>1.13888888888889</text:p>
          </table:table-cell>
          <table:table-cell office:value-type="float" office:value="0.5" calcext:value-type="float">
            <text:p>0.5</text:p>
          </table:table-cell>
          <table:table-cell office:value-type="float" office:value="1.35714285714286" calcext:value-type="float">
            <text:p>1.35714285714286</text:p>
          </table:table-cell>
          <table:table-cell office:value-type="float" office:value="1.32258064516129" calcext:value-type="float">
            <text:p>1.32258064516129</text:p>
          </table:table-cell>
          <table:table-cell table:formula="of:=AVERAGE([.B502];[.C502];[.D502];[.E502])" office:value-type="float" office:value="1.07965309779826" calcext:value-type="float">
            <text:p>1.07965309779826</text:p>
          </table:table-cell>
          <table:table-cell/>
          <table:table-cell table:formula="of:=[.G502]-[.F502]" office:value-type="float" office:value="-1.07965309779826" calcext:value-type="float">
            <text:p>-1.07965309779826</text:p>
          </table:table-cell>
        </table:table-row>
        <table:table-row table:style-name="ro1" table:visibility="filter">
          <table:table-cell office:value-type="string" calcext:value-type="string">
            <text:p>Mathieu Olivier</text:p>
          </table:table-cell>
          <table:table-cell office:value-type="float" office:value="0.973214285714286" calcext:value-type="float">
            <text:p>0.973214285714286</text:p>
          </table:table-cell>
          <table:table-cell office:value-type="float" office:value="1.5" calcext:value-type="float">
            <text:p>1.5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0.931034482758621" calcext:value-type="float">
            <text:p>0.931034482758621</text:p>
          </table:table-cell>
          <table:table-cell table:formula="of:=AVERAGE([.B503];[.C503];[.D503];[.E503])" office:value-type="float" office:value="1.07932306168344" calcext:value-type="float">
            <text:p>1.07932306168344</text:p>
          </table:table-cell>
          <table:table-cell/>
          <table:table-cell table:formula="of:=[.G503]-[.F503]" office:value-type="float" office:value="-1.07932306168344" calcext:value-type="float">
            <text:p>-1.07932306168344</text:p>
          </table:table-cell>
        </table:table-row>
        <table:table-row table:style-name="ro1" table:visibility="filter">
          <table:table-cell office:value-type="string" calcext:value-type="string">
            <text:p>Will Borgen</text:p>
          </table:table-cell>
          <table:table-cell office:value-type="float" office:value="1.00840336134454" calcext:value-type="float">
            <text:p>1.00840336134454</text:p>
          </table:table-cell>
          <table:table-cell office:value-type="float" office:value="1.2" calcext:value-type="float">
            <text:p>1.2</text:p>
          </table:table-cell>
          <table:table-cell office:value-type="float" office:value="1.27777777777778" calcext:value-type="float">
            <text:p>1.27777777777778</text:p>
          </table:table-cell>
          <table:table-cell office:value-type="float" office:value="0.824561403508772" calcext:value-type="float">
            <text:p>0.824561403508772</text:p>
          </table:table-cell>
          <table:table-cell table:formula="of:=AVERAGE([.B504];[.C504];[.D504];[.E504])" office:value-type="float" office:value="1.07768563565777" calcext:value-type="float">
            <text:p>1.07768563565777</text:p>
          </table:table-cell>
          <table:table-cell/>
          <table:table-cell table:formula="of:=[.G504]-[.F504]" office:value-type="float" office:value="-1.07768563565777" calcext:value-type="float">
            <text:p>-1.07768563565777</text:p>
          </table:table-cell>
        </table:table-row>
        <table:table-row table:style-name="ro1" table:visibility="filter">
          <table:table-cell office:value-type="string" calcext:value-type="string">
            <text:p>Curtis Lazar</text:p>
          </table:table-cell>
          <table:table-cell office:value-type="float" office:value="1.10398230088496" calcext:value-type="float">
            <text:p>1.1039823008849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14634146341463" calcext:value-type="float">
            <text:p>1.14634146341463</text:p>
          </table:table-cell>
          <table:table-cell office:value-type="float" office:value="1.22317596566524" calcext:value-type="float">
            <text:p>1.22317596566524</text:p>
          </table:table-cell>
          <table:table-cell table:formula="of:=AVERAGE([.B505];[.C505];[.D505];[.E505])" office:value-type="float" office:value="1.07670826582454" calcext:value-type="float">
            <text:p>1.07670826582454</text:p>
          </table:table-cell>
          <table:table-cell/>
          <table:table-cell table:formula="of:=[.G505]-[.F505]" office:value-type="float" office:value="-1.07670826582454" calcext:value-type="float">
            <text:p>-1.07670826582454</text:p>
          </table:table-cell>
        </table:table-row>
        <table:table-row table:style-name="ro1" table:visibility="filter">
          <table:table-cell office:value-type="string" calcext:value-type="string">
            <text:p>Jakub Lauko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AVERAGE([.B506];[.C506];[.D506];[.E506])" office:value-type="float" office:value="1.075" calcext:value-type="float">
            <text:p>1.075</text:p>
          </table:table-cell>
          <table:table-cell/>
          <table:table-cell table:formula="of:=[.G506]-[.F506]" office:value-type="float" office:value="-1.075" calcext:value-type="float">
            <text:p>-1.075</text:p>
          </table:table-cell>
        </table:table-row>
        <table:table-row table:style-name="ro1" table:visibility="filter">
          <table:table-cell office:value-type="string" calcext:value-type="string">
            <text:p>Juuso Parssinen</text:p>
          </table:table-cell>
          <table:table-cell office:value-type="float" office:value="1.11904761904762" calcext:value-type="float">
            <text:p>1.119047619047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5789473684211" calcext:value-type="float">
            <text:p>1.15789473684211</text:p>
          </table:table-cell>
          <table:table-cell table:formula="of:=AVERAGE([.B507];[.C507];[.D507];[.E507])" office:value-type="float" office:value="1.06923558897243" calcext:value-type="float">
            <text:p>1.06923558897243</text:p>
          </table:table-cell>
          <table:table-cell/>
          <table:table-cell table:formula="of:=[.G507]-[.F507]" office:value-type="float" office:value="-1.06923558897243" calcext:value-type="float">
            <text:p>-1.06923558897243</text:p>
          </table:table-cell>
        </table:table-row>
        <table:table-row table:style-name="ro1" table:visibility="filter">
          <table:table-cell office:value-type="string" calcext:value-type="string">
            <text:p>Jaycob Megna</text:p>
          </table:table-cell>
          <table:table-cell office:value-type="float" office:value="0.98989898989899" calcext:value-type="float">
            <text:p>0.9898989898989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.38095238095238" calcext:value-type="float">
            <text:p>1.38095238095238</text:p>
          </table:table-cell>
          <table:table-cell office:value-type="float" office:value="0.979166666666667" calcext:value-type="float">
            <text:p>0.979166666666667</text:p>
          </table:table-cell>
          <table:table-cell table:formula="of:=AVERAGE([.B508];[.C508];[.D508];[.E508])" office:value-type="float" office:value="1.06667117604618" calcext:value-type="float">
            <text:p>1.06667117604618</text:p>
          </table:table-cell>
          <table:table-cell/>
          <table:table-cell table:formula="of:=[.G508]-[.F508]" office:value-type="float" office:value="-1.06667117604618" calcext:value-type="float">
            <text:p>-1.06667117604618</text:p>
          </table:table-cell>
        </table:table-row>
        <table:table-row table:style-name="ro1" table:visibility="filter">
          <table:table-cell office:value-type="string" calcext:value-type="string">
            <text:p>Adam Boqvist</text:p>
          </table:table-cell>
          <table:table-cell office:value-type="float" office:value="1.25" calcext:value-type="float">
            <text:p>1.2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35714285714286" calcext:value-type="float">
            <text:p>1.35714285714286</text:p>
          </table:table-cell>
          <table:table-cell office:value-type="float" office:value="1.32222222222222" calcext:value-type="float">
            <text:p>1.32222222222222</text:p>
          </table:table-cell>
          <table:table-cell table:formula="of:=AVERAGE([.B509];[.C509];[.D509];[.E509])" office:value-type="float" office:value="1.0656746031746" calcext:value-type="float">
            <text:p>1.0656746031746</text:p>
          </table:table-cell>
          <table:table-cell/>
          <table:table-cell table:formula="of:=[.G509]-[.F509]" office:value-type="float" office:value="-1.0656746031746" calcext:value-type="float">
            <text:p>-1.0656746031746</text:p>
          </table:table-cell>
        </table:table-row>
        <table:table-row table:style-name="ro1" table:visibility="filter">
          <table:table-cell office:value-type="string" calcext:value-type="string">
            <text:p>Brenden Dillon</text:p>
          </table:table-cell>
          <table:table-cell office:value-type="float" office:value="1.08830845771144" calcext:value-type="float">
            <text:p>1.08830845771144</text:p>
          </table:table-cell>
          <table:table-cell office:value-type="float" office:value="1.02564102564103" calcext:value-type="float">
            <text:p>1.02564102564103</text:p>
          </table:table-cell>
          <table:table-cell office:value-type="float" office:value="0.959183673469388" calcext:value-type="float">
            <text:p>0.959183673469388</text:p>
          </table:table-cell>
          <table:table-cell office:value-type="float" office:value="1.15892420537897" calcext:value-type="float">
            <text:p>1.15892420537897</text:p>
          </table:table-cell>
          <table:table-cell table:formula="of:=AVERAGE([.B510];[.C510];[.D510];[.E510])" office:value-type="float" office:value="1.05801434055021" calcext:value-type="float">
            <text:p>1.05801434055021</text:p>
          </table:table-cell>
          <table:table-cell/>
          <table:table-cell table:formula="of:=[.G510]-[.F510]" office:value-type="float" office:value="-1.05801434055021" calcext:value-type="float">
            <text:p>-1.05801434055021</text:p>
          </table:table-cell>
        </table:table-row>
        <table:table-row table:style-name="ro1" table:visibility="filter">
          <table:table-cell office:value-type="string" calcext:value-type="string">
            <text:p>Michael Pezzetta</text:p>
          </table:table-cell>
          <table:table-cell office:value-type="float" office:value="1.00980392156863" calcext:value-type="float">
            <text:p>1.00980392156863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1.01923076923077" calcext:value-type="float">
            <text:p>1.01923076923077</text:p>
          </table:table-cell>
          <table:table-cell table:formula="of:=AVERAGE([.B511];[.C511];[.D511];[.E511])" office:value-type="float" office:value="1.05725867269985" calcext:value-type="float">
            <text:p>1.05725867269985</text:p>
          </table:table-cell>
          <table:table-cell/>
          <table:table-cell table:formula="of:=[.G511]-[.F511]" office:value-type="float" office:value="-1.05725867269985" calcext:value-type="float">
            <text:p>-1.05725867269985</text:p>
          </table:table-cell>
        </table:table-row>
        <table:table-row table:style-name="ro1" table:visibility="filter">
          <table:table-cell office:value-type="string" calcext:value-type="string">
            <text:p>Nicolas Deslauriers</text:p>
          </table:table-cell>
          <table:table-cell office:value-type="float" office:value="1.05913043478261" calcext:value-type="float">
            <text:p>1.05913043478261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1.16190476190476" calcext:value-type="float">
            <text:p>1.16190476190476</text:p>
          </table:table-cell>
          <table:table-cell office:value-type="float" office:value="1.04778156996587" calcext:value-type="float">
            <text:p>1.04778156996587</text:p>
          </table:table-cell>
          <table:table-cell table:formula="of:=AVERAGE([.B512];[.C512];[.D512];[.E512])" office:value-type="float" office:value="1.05404629692647" calcext:value-type="float">
            <text:p>1.05404629692647</text:p>
          </table:table-cell>
          <table:table-cell/>
          <table:table-cell table:formula="of:=[.G512]-[.F512]" office:value-type="float" office:value="-1.05404629692647" calcext:value-type="float">
            <text:p>-1.05404629692647</text:p>
          </table:table-cell>
        </table:table-row>
        <table:table-row table:style-name="ro1" table:visibility="filter">
          <table:table-cell office:value-type="string" calcext:value-type="string">
            <text:p>Jake McCabe</text:p>
          </table:table-cell>
          <table:table-cell office:value-type="float" office:value="1.03658536585366" calcext:value-type="float">
            <text:p>1.0365853658536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.22033898305085" calcext:value-type="float">
            <text:p>1.22033898305085</text:p>
          </table:table-cell>
          <table:table-cell office:value-type="float" office:value="1" calcext:value-type="float">
            <text:p>1</text:p>
          </table:table-cell>
          <table:table-cell table:formula="of:=AVERAGE([.B513];[.C513];[.D513];[.E513])" office:value-type="float" office:value="1.04952520487319" calcext:value-type="float">
            <text:p>1.04952520487319</text:p>
          </table:table-cell>
          <table:table-cell/>
          <table:table-cell table:formula="of:=[.G513]-[.F513]" office:value-type="float" office:value="-1.04952520487319" calcext:value-type="float">
            <text:p>-1.04952520487319</text:p>
          </table:table-cell>
        </table:table-row>
        <table:table-row table:style-name="ro1" table:visibility="filter">
          <table:table-cell office:value-type="string" calcext:value-type="string">
            <text:p>Ryan Lindgren</text:p>
          </table:table-cell>
          <table:table-cell office:value-type="float" office:value="1.04382470119522" calcext:value-type="float">
            <text:p>1.04382470119522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1.24324324324324" calcext:value-type="float">
            <text:p>1.24324324324324</text:p>
          </table:table-cell>
          <table:table-cell office:value-type="float" office:value="1.088" calcext:value-type="float">
            <text:p>1.088</text:p>
          </table:table-cell>
          <table:table-cell table:formula="of:=AVERAGE([.B514];[.C514];[.D514];[.E514])" office:value-type="float" office:value="1.04831244065507" calcext:value-type="float">
            <text:p>1.04831244065507</text:p>
          </table:table-cell>
          <table:table-cell/>
          <table:table-cell table:formula="of:=[.G514]-[.F514]" office:value-type="float" office:value="-1.04831244065507" calcext:value-type="float">
            <text:p>-1.04831244065507</text:p>
          </table:table-cell>
        </table:table-row>
        <table:table-row table:style-name="ro1" table:visibility="filter">
          <table:table-cell office:value-type="string" calcext:value-type="string">
            <text:p>A.J. Greer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909090909090909" calcext:value-type="float">
            <text:p>0.909090909090909</text:p>
          </table:table-cell>
          <table:table-cell table:formula="of:=AVERAGE([.B515];[.C515];[.D515];[.E515])" office:value-type="float" office:value="1.0471706864564" calcext:value-type="float">
            <text:p>1.0471706864564</text:p>
          </table:table-cell>
          <table:table-cell/>
          <table:table-cell table:formula="of:=[.G515]-[.F515]" office:value-type="float" office:value="-1.0471706864564" calcext:value-type="float">
            <text:p>-1.0471706864564</text:p>
          </table:table-cell>
        </table:table-row>
        <table:table-row table:style-name="ro1" table:visibility="filter">
          <table:table-cell office:value-type="string" calcext:value-type="string">
            <text:p>Nic Dowd</text:p>
          </table:table-cell>
          <table:table-cell office:value-type="float" office:value="1.03738317757009" calcext:value-type="float">
            <text:p>1.03738317757009</text:p>
          </table:table-cell>
          <table:table-cell office:value-type="float" office:value="1" calcext:value-type="float">
            <text:p>1</text:p>
          </table:table-cell>
          <table:table-cell office:value-type="float" office:value="1.15789473684211" calcext:value-type="float">
            <text:p>1.15789473684211</text:p>
          </table:table-cell>
          <table:table-cell office:value-type="float" office:value="0.990291262135922" calcext:value-type="float">
            <text:p>0.990291262135922</text:p>
          </table:table-cell>
          <table:table-cell table:formula="of:=AVERAGE([.B516];[.C516];[.D516];[.E516])" office:value-type="float" office:value="1.04639229413703" calcext:value-type="float">
            <text:p>1.04639229413703</text:p>
          </table:table-cell>
          <table:table-cell/>
          <table:table-cell table:formula="of:=[.G516]-[.F516]" office:value-type="float" office:value="-1.04639229413703" calcext:value-type="float">
            <text:p>-1.04639229413703</text:p>
          </table:table-cell>
        </table:table-row>
        <table:table-row table:style-name="ro1" table:visibility="filter">
          <table:table-cell office:value-type="string" calcext:value-type="string">
            <text:p>Alexey Toropchenko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43181818181818" calcext:value-type="float">
            <text:p>1.43181818181818</text:p>
          </table:table-cell>
          <table:table-cell table:formula="of:=AVERAGE([.B517];[.C517];[.D517];[.E517])" office:value-type="float" office:value="1.04545454545455" calcext:value-type="float">
            <text:p>1.04545454545455</text:p>
          </table:table-cell>
          <table:table-cell/>
          <table:table-cell table:formula="of:=[.G517]-[.F517]" office:value-type="float" office:value="-1.04545454545455" calcext:value-type="float">
            <text:p>-1.04545454545455</text:p>
          </table:table-cell>
        </table:table-row>
        <table:table-row table:style-name="ro1" table:visibility="filter">
          <table:table-cell office:value-type="string" calcext:value-type="string">
            <text:p>Walker Duehr</text:p>
          </table:table-cell>
          <table:table-cell office:value-type="float" office:value="1.44444444444444" calcext:value-type="float">
            <text:p>1.4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.33333333333333" calcext:value-type="float">
            <text:p>1.33333333333333</text:p>
          </table:table-cell>
          <table:table-cell table:formula="of:=AVERAGE([.B518];[.C518];[.D518];[.E518])" office:value-type="float" office:value="1.04444444444444" calcext:value-type="float">
            <text:p>1.04444444444444</text:p>
          </table:table-cell>
          <table:table-cell/>
          <table:table-cell table:formula="of:=[.G518]-[.F518]" office:value-type="float" office:value="-1.04444444444444" calcext:value-type="float">
            <text:p>-1.04444444444444</text:p>
          </table:table-cell>
        </table:table-row>
        <table:table-row table:style-name="ro1" table:visibility="filter">
          <table:table-cell office:value-type="string" calcext:value-type="string">
            <text:p>Jesse Ylonen</text:p>
          </table:table-cell>
          <table:table-cell office:value-type="float" office:value="1.11363636363636" calcext:value-type="float">
            <text:p>1.1136363636363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1.55" calcext:value-type="float">
            <text:p>1.55</text:p>
          </table:table-cell>
          <table:table-cell table:formula="of:=AVERAGE([.B519];[.C519];[.D519];[.E519])" office:value-type="float" office:value="1.04411421911422" calcext:value-type="float">
            <text:p>1.04411421911422</text:p>
          </table:table-cell>
          <table:table-cell/>
          <table:table-cell table:formula="of:=[.G519]-[.F519]" office:value-type="float" office:value="-1.04411421911422" calcext:value-type="float">
            <text:p>-1.04411421911422</text:p>
          </table:table-cell>
        </table:table-row>
        <table:table-row table:style-name="ro1" table:visibility="filter">
          <table:table-cell office:value-type="string" calcext:value-type="string">
            <text:p>Pat Maroon</text:p>
          </table:table-cell>
          <table:table-cell office:value-type="float" office:value="1.47771587743733" calcext:value-type="float">
            <text:p>1.47771587743733</text:p>
          </table:table-cell>
          <table:table-cell office:value-type="float" office:value="0" calcext:value-type="float">
            <text:p>0</text:p>
          </table:table-cell>
          <table:table-cell office:value-type="float" office:value="1.22727272727273" calcext:value-type="float">
            <text:p>1.22727272727273</text:p>
          </table:table-cell>
          <table:table-cell office:value-type="float" office:value="1.46428571428571" calcext:value-type="float">
            <text:p>1.46428571428571</text:p>
          </table:table-cell>
          <table:table-cell table:formula="of:=AVERAGE([.B520];[.C520];[.D520];[.E520])" office:value-type="float" office:value="1.04231857974894" calcext:value-type="float">
            <text:p>1.04231857974894</text:p>
          </table:table-cell>
          <table:table-cell/>
          <table:table-cell table:formula="of:=[.G520]-[.F520]" office:value-type="float" office:value="-1.04231857974894" calcext:value-type="float">
            <text:p>-1.04231857974894</text:p>
          </table:table-cell>
        </table:table-row>
        <table:table-row table:style-name="ro1" table:visibility="filter">
          <table:table-cell office:value-type="string" calcext:value-type="string">
            <text:p>Simon Benoit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AVERAGE([.B521];[.C521];[.D521];[.E521])" office:value-type="float" office:value="1.042" calcext:value-type="float">
            <text:p>1.042</text:p>
          </table:table-cell>
          <table:table-cell/>
          <table:table-cell table:formula="of:=[.G521]-[.F521]" office:value-type="float" office:value="-1.042" calcext:value-type="float">
            <text:p>-1.042</text:p>
          </table:table-cell>
        </table:table-row>
        <table:table-row table:style-name="ro1" table:visibility="filter">
          <table:table-cell office:value-type="string" calcext:value-type="string">
            <text:p>Tanner Jeannot</text:p>
          </table:table-cell>
          <table:table-cell office:value-type="float" office:value="1.48170731707317" calcext:value-type="float">
            <text:p>1.48170731707317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1.37662337662338" calcext:value-type="float">
            <text:p>1.37662337662338</text:p>
          </table:table-cell>
          <table:table-cell table:formula="of:=AVERAGE([.B522];[.C522];[.D522];[.E522])" office:value-type="float" office:value="1.03458267342414" calcext:value-type="float">
            <text:p>1.03458267342414</text:p>
          </table:table-cell>
          <table:table-cell/>
          <table:table-cell table:formula="of:=[.G522]-[.F522]" office:value-type="float" office:value="-1.03458267342414" calcext:value-type="float">
            <text:p>-1.03458267342414</text:p>
          </table:table-cell>
        </table:table-row>
        <table:table-row table:style-name="ro1" table:visibility="filter">
          <table:table-cell office:value-type="string" calcext:value-type="string">
            <text:p>Urho Vaakanainen</text:p>
          </table:table-cell>
          <table:table-cell office:value-type="float" office:value="1.07352941176471" calcext:value-type="float">
            <text:p>1.073529411764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25" calcext:value-type="float">
            <text:p>1.0625</text:p>
          </table:table-cell>
          <table:table-cell table:formula="of:=AVERAGE([.B523];[.C523];[.D523];[.E523])" office:value-type="float" office:value="1.03400735294118" calcext:value-type="float">
            <text:p>1.03400735294118</text:p>
          </table:table-cell>
          <table:table-cell/>
          <table:table-cell table:formula="of:=[.G523]-[.F523]" office:value-type="float" office:value="-1.03400735294118" calcext:value-type="float">
            <text:p>-1.03400735294118</text:p>
          </table:table-cell>
        </table:table-row>
        <table:table-row table:style-name="ro1" table:visibility="filter">
          <table:table-cell office:value-type="string" calcext:value-type="string">
            <text:p>Colton Sissons</text:p>
          </table:table-cell>
          <table:table-cell office:value-type="float" office:value="1.10325047801147" calcext:value-type="float">
            <text:p>1.1032504780114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21100917431193" calcext:value-type="float">
            <text:p>1.21100917431193</text:p>
          </table:table-cell>
          <table:table-cell office:value-type="float" office:value="1.13899613899614" calcext:value-type="float">
            <text:p>1.13899613899614</text:p>
          </table:table-cell>
          <table:table-cell table:formula="of:=AVERAGE([.B524];[.C524];[.D524];[.E524])" office:value-type="float" office:value="1.02998061449655" calcext:value-type="float">
            <text:p>1.02998061449655</text:p>
          </table:table-cell>
          <table:table-cell/>
          <table:table-cell table:formula="of:=[.G524]-[.F524]" office:value-type="float" office:value="-1.02998061449655" calcext:value-type="float">
            <text:p>-1.02998061449655</text:p>
          </table:table-cell>
        </table:table-row>
        <table:table-row table:style-name="ro1" table:visibility="filter">
          <table:table-cell office:value-type="string" calcext:value-type="string">
            <text:p>Sam Carrick</text:p>
          </table:table-cell>
          <table:table-cell office:value-type="float" office:value="1.20754716981132" calcext:value-type="float">
            <text:p>1.20754716981132</text:p>
          </table:table-cell>
          <table:table-cell office:value-type="float" office:value="0.8" calcext:value-type="float">
            <text:p>0.8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1.14666666666667" calcext:value-type="float">
            <text:p>1.14666666666667</text:p>
          </table:table-cell>
          <table:table-cell table:formula="of:=AVERAGE([.B525];[.C525];[.D525];[.E525])" office:value-type="float" office:value="1.02893807450411" calcext:value-type="float">
            <text:p>1.02893807450411</text:p>
          </table:table-cell>
          <table:table-cell/>
          <table:table-cell table:formula="of:=[.G525]-[.F525]" office:value-type="float" office:value="-1.02893807450411" calcext:value-type="float">
            <text:p>-1.02893807450411</text:p>
          </table:table-cell>
        </table:table-row>
        <table:table-row table:style-name="ro1" table:visibility="filter">
          <table:table-cell office:value-type="string" calcext:value-type="string">
            <text:p>Brett Howden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1.5" calcext:value-type="float">
            <text:p>1.5</text:p>
          </table:table-cell>
          <table:table-cell office:value-type="float" office:value="0.765957446808511" calcext:value-type="float">
            <text:p>0.765957446808511</text:p>
          </table:table-cell>
          <table:table-cell office:value-type="float" office:value="0.908396946564886" calcext:value-type="float">
            <text:p>0.908396946564886</text:p>
          </table:table-cell>
          <table:table-cell table:formula="of:=AVERAGE([.B526];[.C526];[.D526];[.E526])" office:value-type="float" office:value="1.02866322520902" calcext:value-type="float">
            <text:p>1.02866322520902</text:p>
          </table:table-cell>
          <table:table-cell/>
          <table:table-cell table:formula="of:=[.G526]-[.F526]" office:value-type="float" office:value="-1.02866322520902" calcext:value-type="float">
            <text:p>-1.02866322520902</text:p>
          </table:table-cell>
        </table:table-row>
        <table:table-row table:style-name="ro1" table:visibility="filter">
          <table:table-cell office:value-type="string" calcext:value-type="string">
            <text:p>Jordan Harris</text:p>
          </table:table-cell>
          <table:table-cell office:value-type="float" office:value="1.02857142857143" calcext:value-type="float">
            <text:p>1.02857142857143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1.14285714285714" calcext:value-type="float">
            <text:p>1.14285714285714</text:p>
          </table:table-cell>
          <table:table-cell table:formula="of:=AVERAGE([.B527];[.C527];[.D527];[.E527])" office:value-type="float" office:value="1.02202380952381" calcext:value-type="float">
            <text:p>1.02202380952381</text:p>
          </table:table-cell>
          <table:table-cell/>
          <table:table-cell table:formula="of:=[.G527]-[.F527]" office:value-type="float" office:value="-1.02202380952381" calcext:value-type="float">
            <text:p>-1.02202380952381</text:p>
          </table:table-cell>
        </table:table-row>
        <table:table-row table:style-name="ro1" table:visibility="filter">
          <table:table-cell office:value-type="string" calcext:value-type="string">
            <text:p>Christian Wolanin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1.10526315789474" calcext:value-type="float">
            <text:p>1.10526315789474</text:p>
          </table:table-cell>
          <table:table-cell office:value-type="float" office:value="0.897435897435898" calcext:value-type="float">
            <text:p>0.897435897435898</text:p>
          </table:table-cell>
          <table:table-cell table:formula="of:=AVERAGE([.B528];[.C528];[.D528];[.E528])" office:value-type="float" office:value="1.0185319066898" calcext:value-type="float">
            <text:p>1.0185319066898</text:p>
          </table:table-cell>
          <table:table-cell/>
          <table:table-cell table:formula="of:=[.G528]-[.F528]" office:value-type="float" office:value="-1.0185319066898" calcext:value-type="float">
            <text:p>-1.0185319066898</text:p>
          </table:table-cell>
        </table:table-row>
        <table:table-row table:style-name="ro1" table:visibility="filter">
          <table:table-cell office:value-type="string" calcext:value-type="string">
            <text:p>Alexander Alexeyev</text:p>
          </table:table-cell>
          <table:table-cell office:value-type="float" office:value="0.863636363636364" calcext:value-type="float">
            <text:p>0.863636363636364</text:p>
          </table:table-cell>
          <table:table-cell office:value-type="float" office:value="1.5" calcext:value-type="float">
            <text:p>1.5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375" calcext:value-type="float">
            <text:p>0.375</text:p>
          </table:table-cell>
          <table:table-cell table:formula="of:=AVERAGE([.B529];[.C529];[.D529];[.E529])" office:value-type="float" office:value="1.01799242424242" calcext:value-type="float">
            <text:p>1.01799242424242</text:p>
          </table:table-cell>
          <table:table-cell/>
          <table:table-cell table:formula="of:=[.G529]-[.F529]" office:value-type="float" office:value="-1.01799242424242" calcext:value-type="float">
            <text:p>-1.01799242424242</text:p>
          </table:table-cell>
        </table:table-row>
        <table:table-row table:style-name="ro1" table:visibility="filter">
          <table:table-cell office:value-type="string" calcext:value-type="string">
            <text:p>Casey Fitzgerald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AVERAGE([.B530];[.C530];[.D530];[.E530])" office:value-type="float" office:value="1.01774193548387" calcext:value-type="float">
            <text:p>1.01774193548387</text:p>
          </table:table-cell>
          <table:table-cell/>
          <table:table-cell table:formula="of:=[.G530]-[.F530]" office:value-type="float" office:value="-1.01774193548387" calcext:value-type="float">
            <text:p>-1.01774193548387</text:p>
          </table:table-cell>
        </table:table-row>
        <table:table-row table:style-name="ro1" table:visibility="filter">
          <table:table-cell office:value-type="string" calcext:value-type="string">
            <text:p>Fredrik Olofsson</text:p>
          </table:table-cell>
          <table:table-cell office:value-type="float" office:value="1.16666666666667" calcext:value-type="float">
            <text:p>1.16666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8888888888889" calcext:value-type="float">
            <text:p>0.888888888888889</text:p>
          </table:table-cell>
          <table:table-cell table:formula="of:=AVERAGE([.B531];[.C531];[.D531];[.E531])" office:value-type="float" office:value="1.01388888888889" calcext:value-type="float">
            <text:p>1.01388888888889</text:p>
          </table:table-cell>
          <table:table-cell/>
          <table:table-cell table:formula="of:=[.G531]-[.F531]" office:value-type="float" office:value="-1.01388888888889" calcext:value-type="float">
            <text:p>-1.01388888888889</text:p>
          </table:table-cell>
        </table:table-row>
        <table:table-row table:style-name="ro1" table:visibility="filter">
          <table:table-cell office:value-type="string" calcext:value-type="string">
            <text:p>Brendan Smith</text:p>
          </table:table-cell>
          <table:table-cell office:value-type="float" office:value="1.21311475409836" calcext:value-type="float">
            <text:p>1.21311475409836</text:p>
          </table:table-cell>
          <table:table-cell office:value-type="float" office:value="0" calcext:value-type="float">
            <text:p>0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16666666666667" calcext:value-type="float">
            <text:p>1.16666666666667</text:p>
          </table:table-cell>
          <table:table-cell table:formula="of:=AVERAGE([.B532];[.C532];[.D532];[.E532])" office:value-type="float" office:value="1.01161202185792" calcext:value-type="float">
            <text:p>1.01161202185792</text:p>
          </table:table-cell>
          <table:table-cell/>
          <table:table-cell table:formula="of:=[.G532]-[.F532]" office:value-type="float" office:value="-1.01161202185792" calcext:value-type="float">
            <text:p>-1.01161202185792</text:p>
          </table:table-cell>
        </table:table-row>
        <table:table-row table:style-name="ro1" table:visibility="filter">
          <table:table-cell office:value-type="string" calcext:value-type="string">
            <text:p>Connor Mackey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formula="of:=AVERAGE([.B533];[.C533];[.D533];[.E533])" office:value-type="float" office:value="1.01018518518519" calcext:value-type="float">
            <text:p>1.01018518518519</text:p>
          </table:table-cell>
          <table:table-cell/>
          <table:table-cell table:formula="of:=[.G533]-[.F533]" office:value-type="float" office:value="-1.01018518518519" calcext:value-type="float">
            <text:p>-1.01018518518519</text:p>
          </table:table-cell>
        </table:table-row>
        <table:table-row table:style-name="ro1" table:visibility="filter">
          <table:table-cell office:value-type="string" calcext:value-type="string">
            <text:p>Morgan Geekie</text:p>
          </table:table-cell>
          <table:table-cell office:value-type="float" office:value="1.13095238095238" calcext:value-type="float">
            <text:p>1.13095238095238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1.10344827586207" calcext:value-type="float">
            <text:p>1.10344827586207</text:p>
          </table:table-cell>
          <table:table-cell office:value-type="float" office:value="1.22619047619048" calcext:value-type="float">
            <text:p>1.22619047619048</text:p>
          </table:table-cell>
          <table:table-cell table:formula="of:=AVERAGE([.B534];[.C534];[.D534];[.E534])" office:value-type="float" office:value="1.00800492610837" calcext:value-type="float">
            <text:p>1.00800492610837</text:p>
          </table:table-cell>
          <table:table-cell/>
          <table:table-cell table:formula="of:=[.G534]-[.F534]" office:value-type="float" office:value="-1.00800492610837" calcext:value-type="float">
            <text:p>-1.00800492610837</text:p>
          </table:table-cell>
        </table:table-row>
        <table:table-row table:style-name="ro1" table:visibility="filter">
          <table:table-cell office:value-type="string" calcext:value-type="string">
            <text:p>Nick Blankenburg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142857142857" calcext:value-type="float">
            <text:p>1.57142857142857</text:p>
          </table:table-cell>
          <table:table-cell table:formula="of:=AVERAGE([.B535];[.C535];[.D535];[.E535])" office:value-type="float" office:value="1.00535714285714" calcext:value-type="float">
            <text:p>1.00535714285714</text:p>
          </table:table-cell>
          <table:table-cell/>
          <table:table-cell table:formula="of:=[.G535]-[.F535]" office:value-type="float" office:value="-1.00535714285714" calcext:value-type="float">
            <text:p>-1.00535714285714</text:p>
          </table:table-cell>
        </table:table-row>
        <table:table-row table:style-name="ro1" table:visibility="filter">
          <table:table-cell office:value-type="string" calcext:value-type="string">
            <text:p>Riley Stillman</text:p>
          </table:table-cell>
          <table:table-cell office:value-type="float" office:value="1.01351351351351" calcext:value-type="float">
            <text:p>1.01351351351351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62962962962963" calcext:value-type="float">
            <text:p>0.62962962962963</text:p>
          </table:table-cell>
          <table:table-cell office:value-type="float" office:value="1.02739726027397" calcext:value-type="float">
            <text:p>1.02739726027397</text:p>
          </table:table-cell>
          <table:table-cell table:formula="of:=AVERAGE([.B536];[.C536];[.D536];[.E536])" office:value-type="float" office:value="1.00096843418761" calcext:value-type="float">
            <text:p>1.00096843418761</text:p>
          </table:table-cell>
          <table:table-cell/>
          <table:table-cell table:formula="of:=[.G536]-[.F536]" office:value-type="float" office:value="-1.00096843418761" calcext:value-type="float">
            <text:p>-1.00096843418761</text:p>
          </table:table-cell>
        </table:table-row>
        <table:table-row table:style-name="ro1" table:visibility="filter">
          <table:table-cell office:value-type="string" calcext:value-type="string">
            <text:p>Cal Foote</text:p>
          </table:table-cell>
          <table:table-cell office:value-type="float" office:value="0.929133858267717" calcext:value-type="float">
            <text:p>0.929133858267717</text:p>
          </table:table-cell>
          <table:table-cell office:value-type="float" office:value="1" calcext:value-type="float">
            <text:p>1</text:p>
          </table:table-cell>
          <table:table-cell office:value-type="float" office:value="1.09677419354839" calcext:value-type="float">
            <text:p>1.09677419354839</text:p>
          </table:table-cell>
          <table:table-cell office:value-type="float" office:value="0.971014492753623" calcext:value-type="float">
            <text:p>0.971014492753623</text:p>
          </table:table-cell>
          <table:table-cell table:formula="of:=AVERAGE([.B537];[.C537];[.D537];[.E537])" office:value-type="float" office:value="0.999230636142432" calcext:value-type="float">
            <text:p>0.999230636142432</text:p>
          </table:table-cell>
          <table:table-cell/>
          <table:table-cell table:formula="of:=[.G537]-[.F537]" office:value-type="float" office:value="-0.999230636142432" calcext:value-type="float">
            <text:p>-0.999230636142432</text:p>
          </table:table-cell>
        </table:table-row>
        <table:table-row table:style-name="ro1" table:visibility="filter">
          <table:table-cell office:value-type="string" calcext:value-type="string">
            <text:p>Rasmus Sandin</text:p>
          </table:table-cell>
          <table:table-cell office:value-type="float" office:value="0.986486486486487" calcext:value-type="float">
            <text:p>0.986486486486487</text:p>
          </table:table-cell>
          <table:table-cell office:value-type="float" office:value="0.75" calcext:value-type="float">
            <text:p>0.75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1.08974358974359" calcext:value-type="float">
            <text:p>1.08974358974359</text:p>
          </table:table-cell>
          <table:table-cell table:formula="of:=AVERAGE([.B538];[.C538];[.D538];[.E538])" office:value-type="float" office:value="0.989890852390852" calcext:value-type="float">
            <text:p>0.989890852390852</text:p>
          </table:table-cell>
          <table:table-cell/>
          <table:table-cell table:formula="of:=[.G538]-[.F538]" office:value-type="float" office:value="-0.989890852390852" calcext:value-type="float">
            <text:p>-0.989890852390852</text:p>
          </table:table-cell>
        </table:table-row>
        <table:table-row table:style-name="ro1" table:visibility="filter">
          <table:table-cell office:value-type="string" calcext:value-type="string">
            <text:p>Andrew Peeke</text:p>
          </table:table-cell>
          <table:table-cell office:value-type="float" office:value="0.950549450549451" calcext:value-type="float">
            <text:p>0.950549450549451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.860215053763441" calcext:value-type="float">
            <text:p>0.860215053763441</text:p>
          </table:table-cell>
          <table:table-cell table:formula="of:=AVERAGE([.B539];[.C539];[.D539];[.E539])" office:value-type="float" office:value="0.980468903856001" calcext:value-type="float">
            <text:p>0.980468903856001</text:p>
          </table:table-cell>
          <table:table-cell/>
          <table:table-cell table:formula="of:=[.G539]-[.F539]" office:value-type="float" office:value="-0.980468903856001" calcext:value-type="float">
            <text:p>-0.980468903856001</text:p>
          </table:table-cell>
        </table:table-row>
        <table:table-row table:style-name="ro1" table:visibility="filter">
          <table:table-cell office:value-type="string" calcext:value-type="string">
            <text:p>Jack Studnicka</text:p>
          </table:table-cell>
          <table:table-cell office:value-type="float" office:value="1.41333333333333" calcext:value-type="float">
            <text:p>1.41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.07692307692308" calcext:value-type="float">
            <text:p>1.07692307692308</text:p>
          </table:table-cell>
          <table:table-cell office:value-type="float" office:value="1.36842105263158" calcext:value-type="float">
            <text:p>1.36842105263158</text:p>
          </table:table-cell>
          <table:table-cell table:formula="of:=AVERAGE([.B540];[.C540];[.D540];[.E540])" office:value-type="float" office:value="0.964669365721997" calcext:value-type="float">
            <text:p>0.964669365721997</text:p>
          </table:table-cell>
          <table:table-cell/>
          <table:table-cell table:formula="of:=[.G540]-[.F540]" office:value-type="float" office:value="-0.964669365721997" calcext:value-type="float">
            <text:p>-0.964669365721997</text:p>
          </table:table-cell>
        </table:table-row>
        <table:table-row table:style-name="ro1" table:visibility="filter">
          <table:table-cell office:value-type="string" calcext:value-type="string">
            <text:p>Haydn Fleury</text:p>
          </table:table-cell>
          <table:table-cell office:value-type="float" office:value="1.28215767634855" calcext:value-type="float">
            <text:p>1.28215767634855</text:p>
          </table:table-cell>
          <table:table-cell office:value-type="float" office:value="0" calcext:value-type="float">
            <text:p>0</text:p>
          </table:table-cell>
          <table:table-cell office:value-type="float" office:value="1.34090909090909" calcext:value-type="float">
            <text:p>1.34090909090909</text:p>
          </table:table-cell>
          <table:table-cell office:value-type="float" office:value="1.23387096774194" calcext:value-type="float">
            <text:p>1.23387096774194</text:p>
          </table:table-cell>
          <table:table-cell table:formula="of:=AVERAGE([.B541];[.C541];[.D541];[.E541])" office:value-type="float" office:value="0.964234433749894" calcext:value-type="float">
            <text:p>0.964234433749894</text:p>
          </table:table-cell>
          <table:table-cell/>
          <table:table-cell table:formula="of:=[.G541]-[.F541]" office:value-type="float" office:value="-0.964234433749894" calcext:value-type="float">
            <text:p>-0.964234433749894</text:p>
          </table:table-cell>
        </table:table-row>
        <table:table-row table:style-name="ro1" table:visibility="filter">
          <table:table-cell office:value-type="string" calcext:value-type="string">
            <text:p>Dylan Samberg</text:p>
          </table:table-cell>
          <table:table-cell office:value-type="float" office:value="0.840579710144928" calcext:value-type="float">
            <text:p>0.840579710144928</text:p>
          </table:table-cell>
          <table:table-cell office:value-type="float" office:value="1.5" calcext:value-type="float">
            <text:p>1.5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942857142857143" calcext:value-type="float">
            <text:p>0.942857142857143</text:p>
          </table:table-cell>
          <table:table-cell table:formula="of:=AVERAGE([.B542];[.C542];[.D542];[.E542])" office:value-type="float" office:value="0.963716356107661" calcext:value-type="float">
            <text:p>0.963716356107661</text:p>
          </table:table-cell>
          <table:table-cell/>
          <table:table-cell table:formula="of:=[.G542]-[.F542]" office:value-type="float" office:value="-0.963716356107661" calcext:value-type="float">
            <text:p>-0.963716356107661</text:p>
          </table:table-cell>
        </table:table-row>
        <table:table-row table:style-name="ro1" table:visibility="filter">
          <table:table-cell office:value-type="string" calcext:value-type="string">
            <text:p>John Marino</text:p>
          </table:table-cell>
          <table:table-cell office:value-type="float" office:value="1.09917355371901" calcext:value-type="float">
            <text:p>1.09917355371901</text:p>
          </table:table-cell>
          <table:table-cell office:value-type="float" office:value="0.6" calcext:value-type="float">
            <text:p>0.6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1.17886178861789" calcext:value-type="float">
            <text:p>1.17886178861789</text:p>
          </table:table-cell>
          <table:table-cell table:formula="of:=AVERAGE([.B543];[.C543];[.D543];[.E543])" office:value-type="float" office:value="0.963556454631843" calcext:value-type="float">
            <text:p>0.963556454631843</text:p>
          </table:table-cell>
          <table:table-cell/>
          <table:table-cell table:formula="of:=[.G543]-[.F543]" office:value-type="float" office:value="-0.963556454631843" calcext:value-type="float">
            <text:p>-0.963556454631843</text:p>
          </table:table-cell>
        </table:table-row>
        <table:table-row table:style-name="ro1" table:visibility="filter">
          <table:table-cell office:value-type="string" calcext:value-type="string">
            <text:p>Derek Forbort</text:p>
          </table:table-cell>
          <table:table-cell office:value-type="float" office:value="0.993492407809111" calcext:value-type="float">
            <text:p>0.993492407809111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585366</text:p>
          </table:table-cell>
          <table:table-cell office:value-type="float" office:value="1.00442477876106" calcext:value-type="float">
            <text:p>1.00442477876106</text:p>
          </table:table-cell>
          <table:table-cell table:formula="of:=AVERAGE([.B544];[.C544];[.D544];[.E544])" office:value-type="float" office:value="0.962893930788885" calcext:value-type="float">
            <text:p>0.962893930788885</text:p>
          </table:table-cell>
          <table:table-cell/>
          <table:table-cell table:formula="of:=[.G544]-[.F544]" office:value-type="float" office:value="-0.962893930788885" calcext:value-type="float">
            <text:p>-0.962893930788885</text:p>
          </table:table-cell>
        </table:table-row>
        <table:table-row table:style-name="ro1" table:visibility="filter">
          <table:table-cell office:value-type="string" calcext:value-type="string">
            <text:p>Matias Maccelli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1.5" calcext:value-type="float">
            <text:p>1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29268292682927" calcext:value-type="float">
            <text:p>0.829268292682927</text:p>
          </table:table-cell>
          <table:table-cell table:formula="of:=AVERAGE([.B545];[.C545];[.D545];[.E545])" office:value-type="float" office:value="0.962317073170732" calcext:value-type="float">
            <text:p>0.962317073170732</text:p>
          </table:table-cell>
          <table:table-cell/>
          <table:table-cell table:formula="of:=[.G545]-[.F545]" office:value-type="float" office:value="-0.962317073170732" calcext:value-type="float">
            <text:p>-0.962317073170732</text:p>
          </table:table-cell>
        </table:table-row>
        <table:table-row table:style-name="ro1" table:visibility="filter">
          <table:table-cell office:value-type="string" calcext:value-type="string">
            <text:p>Darren Raddysh</text:p>
          </table:table-cell>
          <table:table-cell office:value-type="float" office:value="1.27272727272727" calcext:value-type="float">
            <text:p>1.2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.833333333333333" calcext:value-type="float">
            <text:p>0.833333333333333</text:p>
          </table:table-cell>
          <table:table-cell table:formula="of:=AVERAGE([.B546];[.C546];[.D546];[.E546])" office:value-type="float" office:value="0.95508658008658" calcext:value-type="float">
            <text:p>0.95508658008658</text:p>
          </table:table-cell>
          <table:table-cell/>
          <table:table-cell table:formula="of:=[.G546]-[.F546]" office:value-type="float" office:value="-0.95508658008658" calcext:value-type="float">
            <text:p>-0.95508658008658</text:p>
          </table:table-cell>
        </table:table-row>
        <table:table-row table:style-name="ro1" table:visibility="filter">
          <table:table-cell office:value-type="string" calcext:value-type="string">
            <text:p>Brett Leason</text:p>
          </table:table-cell>
          <table:table-cell office:value-type="float" office:value="1.04651162790698" calcext:value-type="float">
            <text:p>1.0465116279069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.02222222222222" calcext:value-type="float">
            <text:p>1.02222222222222</text:p>
          </table:table-cell>
          <table:table-cell table:formula="of:=AVERAGE([.B547];[.C547];[.D547];[.E547])" office:value-type="float" office:value="0.9546834625323" calcext:value-type="float">
            <text:p>0.9546834625323</text:p>
          </table:table-cell>
          <table:table-cell/>
          <table:table-cell table:formula="of:=[.G547]-[.F547]" office:value-type="float" office:value="-0.9546834625323" calcext:value-type="float">
            <text:p>-0.9546834625323</text:p>
          </table:table-cell>
        </table:table-row>
        <table:table-row table:style-name="ro1" table:visibility="filter">
          <table:table-cell office:value-type="string" calcext:value-type="string">
            <text:p>Rasmus Asplund</text:p>
          </table:table-cell>
          <table:table-cell office:value-type="float" office:value="1.41176470588235" calcext:value-type="float">
            <text:p>1.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953488372093" calcext:value-type="float">
            <text:p>1.3953488372093</text:p>
          </table:table-cell>
          <table:table-cell table:formula="of:=AVERAGE([.B548];[.C548];[.D548];[.E548])" office:value-type="float" office:value="0.951778385772914" calcext:value-type="float">
            <text:p>0.951778385772914</text:p>
          </table:table-cell>
          <table:table-cell/>
          <table:table-cell table:formula="of:=[.G548]-[.F548]" office:value-type="float" office:value="-0.951778385772914" calcext:value-type="float">
            <text:p>-0.951778385772914</text:p>
          </table:table-cell>
        </table:table-row>
        <table:table-row table:style-name="ro1" table:visibility="filter">
          <table:table-cell office:value-type="string" calcext:value-type="string">
            <text:p>Cale Fleury</text:p>
          </table:table-cell>
          <table:table-cell office:value-type="float" office:value="0.967213114754098" calcext:value-type="float">
            <text:p>0.9672131147540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27586206896552" calcext:value-type="float">
            <text:p>0.827586206896552</text:p>
          </table:table-cell>
          <table:table-cell table:formula="of:=AVERAGE([.B549];[.C549];[.D549];[.E549])" office:value-type="float" office:value="0.948699830412663" calcext:value-type="float">
            <text:p>0.948699830412663</text:p>
          </table:table-cell>
          <table:table-cell/>
          <table:table-cell table:formula="of:=[.G549]-[.F549]" office:value-type="float" office:value="-0.948699830412663" calcext:value-type="float">
            <text:p>-0.948699830412663</text:p>
          </table:table-cell>
        </table:table-row>
        <table:table-row table:style-name="ro1" table:visibility="filter">
          <table:table-cell office:value-type="string" calcext:value-type="string">
            <text:p>Artem Zub</text:p>
          </table:table-cell>
          <table:table-cell office:value-type="float" office:value="0.958579881656805" calcext:value-type="float">
            <text:p>0.958579881656805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64285714285714" calcext:value-type="float">
            <text:p>0.964285714285714</text:p>
          </table:table-cell>
          <table:table-cell table:formula="of:=AVERAGE([.B550];[.C550];[.D550];[.E550])" office:value-type="float" office:value="0.947821662143525" calcext:value-type="float">
            <text:p>0.947821662143525</text:p>
          </table:table-cell>
          <table:table-cell/>
          <table:table-cell table:formula="of:=[.G550]-[.F550]" office:value-type="float" office:value="-0.947821662143525" calcext:value-type="float">
            <text:p>-0.947821662143525</text:p>
          </table:table-cell>
        </table:table-row>
        <table:table-row table:style-name="ro1" table:visibility="filter">
          <table:table-cell office:value-type="string" calcext:value-type="string">
            <text:p>Parker Kelly</text:p>
          </table:table-cell>
          <table:table-cell office:value-type="float" office:value="1.11340206185567" calcext:value-type="float">
            <text:p>1.113402061855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.4" calcext:value-type="float">
            <text:p>1.4</text:p>
          </table:table-cell>
          <table:table-cell office:value-type="float" office:value="1.11111111111111" calcext:value-type="float">
            <text:p>1.11111111111111</text:p>
          </table:table-cell>
          <table:table-cell table:formula="of:=AVERAGE([.B551];[.C551];[.D551];[.E551])" office:value-type="float" office:value="0.947794959908362" calcext:value-type="float">
            <text:p>0.947794959908362</text:p>
          </table:table-cell>
          <table:table-cell/>
          <table:table-cell table:formula="of:=[.G551]-[.F551]" office:value-type="float" office:value="-0.947794959908362" calcext:value-type="float">
            <text:p>-0.947794959908362</text:p>
          </table:table-cell>
        </table:table-row>
        <table:table-row table:style-name="ro1" table:visibility="filter">
          <table:table-cell office:value-type="string" calcext:value-type="string">
            <text:p>Marcus Johansson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8" calcext:value-type="float">
            <text:p>0.8</text:p>
          </table:table-cell>
          <table:table-cell table:formula="of:=AVERAGE([.B552];[.C552];[.D552];[.E552])" office:value-type="float" office:value="0.947222222222222" calcext:value-type="float">
            <text:p>0.947222222222222</text:p>
          </table:table-cell>
          <table:table-cell/>
          <table:table-cell table:formula="of:=[.G552]-[.F552]" office:value-type="float" office:value="-0.947222222222222" calcext:value-type="float">
            <text:p>-0.947222222222222</text:p>
          </table:table-cell>
        </table:table-row>
        <table:table-row table:style-name="ro1" table:visibility="filter">
          <table:table-cell office:value-type="string" calcext:value-type="string">
            <text:p>Ivan Barbashev</text:p>
          </table:table-cell>
          <table:table-cell office:value-type="float" office:value="1.10926365795724" calcext:value-type="float">
            <text:p>1.10926365795724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971014492753623" calcext:value-type="float">
            <text:p>0.971014492753623</text:p>
          </table:table-cell>
          <table:table-cell office:value-type="float" office:value="1.10697674418605" calcext:value-type="float">
            <text:p>1.10697674418605</text:p>
          </table:table-cell>
          <table:table-cell table:formula="of:=AVERAGE([.B553];[.C553];[.D553];[.E553])" office:value-type="float" office:value="0.939670866581371" calcext:value-type="float">
            <text:p>0.939670866581371</text:p>
          </table:table-cell>
          <table:table-cell/>
          <table:table-cell table:formula="of:=[.G553]-[.F553]" office:value-type="float" office:value="-0.939670866581371" calcext:value-type="float">
            <text:p>-0.939670866581371</text:p>
          </table:table-cell>
        </table:table-row>
        <table:table-row table:style-name="ro1" table:visibility="filter">
          <table:table-cell office:value-type="string" calcext:value-type="string">
            <text:p>Justin Holl</text:p>
          </table:table-cell>
          <table:table-cell office:value-type="float" office:value="0.977941176470588" calcext:value-type="float">
            <text:p>0.977941176470588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3617021276596" calcext:value-type="float">
            <text:p>0.893617021276596</text:p>
          </table:table-cell>
          <table:table-cell office:value-type="float" office:value="1.00719424460432" calcext:value-type="float">
            <text:p>1.00719424460432</text:p>
          </table:table-cell>
          <table:table-cell table:formula="of:=AVERAGE([.B554];[.C554];[.D554];[.E554])" office:value-type="float" office:value="0.938438110587875" calcext:value-type="float">
            <text:p>0.938438110587875</text:p>
          </table:table-cell>
          <table:table-cell/>
          <table:table-cell table:formula="of:=[.G554]-[.F554]" office:value-type="float" office:value="-0.938438110587875" calcext:value-type="float">
            <text:p>-0.938438110587875</text:p>
          </table:table-cell>
        </table:table-row>
        <table:table-row table:style-name="ro1" table:visibility="filter">
          <table:table-cell office:value-type="string" calcext:value-type="string">
            <text:p>Sammy Blais</text:p>
          </table:table-cell>
          <table:table-cell office:value-type="float" office:value="1.03141361256545" calcext:value-type="float">
            <text:p>1.0314136125654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06451612903226" calcext:value-type="float">
            <text:p>1.06451612903226</text:p>
          </table:table-cell>
          <table:table-cell office:value-type="float" office:value="0.989130434782609" calcext:value-type="float">
            <text:p>0.989130434782609</text:p>
          </table:table-cell>
          <table:table-cell table:formula="of:=AVERAGE([.B555];[.C555];[.D555];[.E555])" office:value-type="float" office:value="0.937931710761744" calcext:value-type="float">
            <text:p>0.937931710761744</text:p>
          </table:table-cell>
          <table:table-cell/>
          <table:table-cell table:formula="of:=[.G555]-[.F555]" office:value-type="float" office:value="-0.937931710761744" calcext:value-type="float">
            <text:p>-0.937931710761744</text:p>
          </table:table-cell>
        </table:table-row>
        <table:table-row table:style-name="ro1" table:visibility="filter">
          <table:table-cell office:value-type="string" calcext:value-type="string">
            <text:p>Travis Dermott</text:p>
          </table:table-cell>
          <table:table-cell office:value-type="float" office:value="1.09677419354839" calcext:value-type="float">
            <text:p>1.0967741935483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37209302325581" calcext:value-type="float">
            <text:p>0.837209302325581</text:p>
          </table:table-cell>
          <table:table-cell office:value-type="float" office:value="1.14893617021277" calcext:value-type="float">
            <text:p>1.14893617021277</text:p>
          </table:table-cell>
          <table:table-cell table:formula="of:=AVERAGE([.B556];[.C556];[.D556];[.E556])" office:value-type="float" office:value="0.93739658318835" calcext:value-type="float">
            <text:p>0.93739658318835</text:p>
          </table:table-cell>
          <table:table-cell/>
          <table:table-cell table:formula="of:=[.G556]-[.F556]" office:value-type="float" office:value="-0.93739658318835" calcext:value-type="float">
            <text:p>-0.93739658318835</text:p>
          </table:table-cell>
        </table:table-row>
        <table:table-row table:style-name="ro1" table:visibility="filter">
          <table:table-cell office:value-type="string" calcext:value-type="string">
            <text:p>Jordan Gross</text:p>
          </table:table-cell>
          <table:table-cell office:value-type="float" office:value="1.61904761904762" calcext:value-type="float">
            <text:p>1.619047619047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.125</text:p>
          </table:table-cell>
          <table:table-cell table:formula="of:=AVERAGE([.B557];[.C557];[.D557];[.E557])" office:value-type="float" office:value="0.936011904761905" calcext:value-type="float">
            <text:p>0.936011904761905</text:p>
          </table:table-cell>
          <table:table-cell/>
          <table:table-cell table:formula="of:=[.G557]-[.F557]" office:value-type="float" office:value="-0.936011904761905" calcext:value-type="float">
            <text:p>-0.936011904761905</text:p>
          </table:table-cell>
        </table:table-row>
        <table:table-row table:style-name="ro1" table:visibility="filter">
          <table:table-cell office:value-type="string" calcext:value-type="string">
            <text:p>Liam O'Brien</text:p>
          </table:table-cell>
          <table:table-cell office:value-type="float" office:value="0.776785714285714" calcext:value-type="float">
            <text:p>0.776785714285714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71875" calcext:value-type="float">
            <text:p>0.71875</text:p>
          </table:table-cell>
          <table:table-cell table:formula="of:=AVERAGE([.B558];[.C558];[.D558];[.E558])" office:value-type="float" office:value="0.929439484126984" calcext:value-type="float">
            <text:p>0.929439484126984</text:p>
          </table:table-cell>
          <table:table-cell/>
          <table:table-cell table:formula="of:=[.G558]-[.F558]" office:value-type="float" office:value="-0.929439484126984" calcext:value-type="float">
            <text:p>-0.929439484126984</text:p>
          </table:table-cell>
        </table:table-row>
        <table:table-row table:style-name="ro1" table:visibility="filter">
          <table:table-cell office:value-type="string" calcext:value-type="string">
            <text:p>Robert Bortuzzo</text:p>
          </table:table-cell>
          <table:table-cell office:value-type="float" office:value="0.947069943289225" calcext:value-type="float">
            <text:p>0.94706994328922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932038834951456" calcext:value-type="float">
            <text:p>0.932038834951456</text:p>
          </table:table-cell>
          <table:table-cell office:value-type="float" office:value="1.096" calcext:value-type="float">
            <text:p>1.096</text:p>
          </table:table-cell>
          <table:table-cell table:formula="of:=AVERAGE([.B559];[.C559];[.D559];[.E559])" office:value-type="float" office:value="0.922348623131599" calcext:value-type="float">
            <text:p>0.922348623131599</text:p>
          </table:table-cell>
          <table:table-cell/>
          <table:table-cell table:formula="of:=[.G559]-[.F559]" office:value-type="float" office:value="-0.922348623131599" calcext:value-type="float">
            <text:p>-0.922348623131599</text:p>
          </table:table-cell>
        </table:table-row>
        <table:table-row table:style-name="ro1" table:visibility="filter">
          <table:table-cell office:value-type="string" calcext:value-type="string">
            <text:p>Rem Pitlick</text:p>
          </table:table-cell>
          <table:table-cell office:value-type="float" office:value="0.904347826086957" calcext:value-type="float">
            <text:p>0.904347826086957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0.824561403508772" calcext:value-type="float">
            <text:p>0.824561403508772</text:p>
          </table:table-cell>
          <table:table-cell table:formula="of:=AVERAGE([.B560];[.C560];[.D560];[.E560])" office:value-type="float" office:value="0.913179688351313" calcext:value-type="float">
            <text:p>0.913179688351313</text:p>
          </table:table-cell>
          <table:table-cell/>
          <table:table-cell table:formula="of:=[.G560]-[.F560]" office:value-type="float" office:value="-0.913179688351313" calcext:value-type="float">
            <text:p>-0.913179688351313</text:p>
          </table:table-cell>
        </table:table-row>
        <table:table-row table:style-name="ro1" table:visibility="filter">
          <table:table-cell office:value-type="string" calcext:value-type="string">
            <text:p>Victor Soderstrom</text:p>
          </table:table-cell>
          <table:table-cell office:value-type="float" office:value="1.05263157894737" calcext:value-type="float">
            <text:p>1.05263157894737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.882352941176471" calcext:value-type="float">
            <text:p>0.882352941176471</text:p>
          </table:table-cell>
          <table:table-cell table:formula="of:=AVERAGE([.B561];[.C561];[.D561];[.E561])" office:value-type="float" office:value="0.90874613003096" calcext:value-type="float">
            <text:p>0.90874613003096</text:p>
          </table:table-cell>
          <table:table-cell/>
          <table:table-cell table:formula="of:=[.G561]-[.F561]" office:value-type="float" office:value="-0.90874613003096" calcext:value-type="float">
            <text:p>-0.90874613003096</text:p>
          </table:table-cell>
        </table:table-row>
        <table:table-row table:style-name="ro1" table:visibility="filter">
          <table:table-cell office:value-type="string" calcext:value-type="string">
            <text:p>Nils Lundkvist</text:p>
          </table:table-cell>
          <table:table-cell office:value-type="float" office:value="1.49397590361446" calcext:value-type="float">
            <text:p>1.493975903614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525" calcext:value-type="float">
            <text:p>1.525</text:p>
          </table:table-cell>
          <table:table-cell table:formula="of:=AVERAGE([.B562];[.C562];[.D562];[.E562])" office:value-type="float" office:value="0.904743975903614" calcext:value-type="float">
            <text:p>0.904743975903614</text:p>
          </table:table-cell>
          <table:table-cell/>
          <table:table-cell table:formula="of:=[.G562]-[.F562]" office:value-type="float" office:value="-0.904743975903614" calcext:value-type="float">
            <text:p>-0.904743975903614</text:p>
          </table:table-cell>
        </table:table-row>
        <table:table-row table:style-name="ro1" table:visibility="filter">
          <table:table-cell office:value-type="string" calcext:value-type="string">
            <text:p>Cam York</text:p>
          </table:table-cell>
          <table:table-cell office:value-type="float" office:value="0.878378378378378" calcext:value-type="float">
            <text:p>0.878378378378378</text:p>
          </table:table-cell>
          <table:table-cell office:value-type="float" office:value="1" calcext:value-type="float">
            <text:p>1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941176470588235" calcext:value-type="float">
            <text:p>0.941176470588235</text:p>
          </table:table-cell>
          <table:table-cell table:formula="of:=AVERAGE([.B563];[.C563];[.D563];[.E563])" office:value-type="float" office:value="0.902257133294285" calcext:value-type="float">
            <text:p>0.902257133294285</text:p>
          </table:table-cell>
          <table:table-cell/>
          <table:table-cell table:formula="of:=[.G563]-[.F563]" office:value-type="float" office:value="-0.902257133294285" calcext:value-type="float">
            <text:p>-0.902257133294285</text:p>
          </table:table-cell>
        </table:table-row>
        <table:table-row table:style-name="ro1" table:visibility="filter">
          <table:table-cell office:value-type="string" calcext:value-type="string">
            <text:p>Carl Dahlstrom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.30769230769231" calcext:value-type="float">
            <text:p>1.30769230769231</text:p>
          </table:table-cell>
          <table:table-cell office:value-type="float" office:value="1" calcext:value-type="float">
            <text:p>1</text:p>
          </table:table-cell>
          <table:table-cell table:formula="of:=AVERAGE([.B564];[.C564];[.D564];[.E564])" office:value-type="float" office:value="0.889423076923077" calcext:value-type="float">
            <text:p>0.889423076923077</text:p>
          </table:table-cell>
          <table:table-cell/>
          <table:table-cell table:formula="of:=[.G564]-[.F564]" office:value-type="float" office:value="-0.889423076923077" calcext:value-type="float">
            <text:p>-0.889423076923077</text:p>
          </table:table-cell>
        </table:table-row>
        <table:table-row table:style-name="ro1" table:visibility="filter">
          <table:table-cell office:value-type="string" calcext:value-type="string">
            <text:p>Colin White</text:p>
          </table:table-cell>
          <table:table-cell office:value-type="float" office:value="0.875784190715182" calcext:value-type="float">
            <text:p>0.875784190715182</text:p>
          </table:table-cell>
          <table:table-cell office:value-type="float" office:value="0.75" calcext:value-type="float">
            <text:p>0.75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0.964646464646465" calcext:value-type="float">
            <text:p>0.964646464646465</text:p>
          </table:table-cell>
          <table:table-cell table:formula="of:=AVERAGE([.B565];[.C565];[.D565];[.E565])" office:value-type="float" office:value="0.888866405099153" calcext:value-type="float">
            <text:p>0.888866405099153</text:p>
          </table:table-cell>
          <table:table-cell/>
          <table:table-cell table:formula="of:=[.G565]-[.F565]" office:value-type="float" office:value="-0.888866405099153" calcext:value-type="float">
            <text:p>-0.888866405099153</text:p>
          </table:table-cell>
        </table:table-row>
        <table:table-row table:style-name="ro1" table:visibility="filter">
          <table:table-cell office:value-type="string" calcext:value-type="string">
            <text:p>Erik Gustafsson</text:p>
          </table:table-cell>
          <table:table-cell office:value-type="float" office:value="0.945054945054945" calcext:value-type="float">
            <text:p>0.945054945054945</text:p>
          </table:table-cell>
          <table:table-cell office:value-type="float" office:value="1.22222222222222" calcext:value-type="float">
            <text:p>1.22222222222222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619047619047619" calcext:value-type="float">
            <text:p>0.619047619047619</text:p>
          </table:table-cell>
          <table:table-cell table:formula="of:=AVERAGE([.B566];[.C566];[.D566];[.E566])" office:value-type="float" office:value="0.887057387057387" calcext:value-type="float">
            <text:p>0.887057387057387</text:p>
          </table:table-cell>
          <table:table-cell/>
          <table:table-cell table:formula="of:=[.G566]-[.F566]" office:value-type="float" office:value="-0.887057387057387" calcext:value-type="float">
            <text:p>-0.887057387057387</text:p>
          </table:table-cell>
        </table:table-row>
        <table:table-row table:style-name="ro1" table:visibility="filter">
          <table:table-cell office:value-type="string" calcext:value-type="string">
            <text:p>Calen Addison</text:p>
          </table:table-cell>
          <table:table-cell office:value-type="float" office:value="1.22077922077922" calcext:value-type="float">
            <text:p>1.22077922077922</text:p>
          </table:table-cell>
          <table:table-cell office:value-type="float" office:value="0" calcext:value-type="float">
            <text:p>0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14634146341463" calcext:value-type="float">
            <text:p>1.14634146341463</text:p>
          </table:table-cell>
          <table:table-cell table:formula="of:=AVERAGE([.B567];[.C567];[.D567];[.E567])" office:value-type="float" office:value="0.88344683771513" calcext:value-type="float">
            <text:p>0.88344683771513</text:p>
          </table:table-cell>
          <table:table-cell/>
          <table:table-cell table:formula="of:=[.G567]-[.F567]" office:value-type="float" office:value="-0.88344683771513" calcext:value-type="float">
            <text:p>-0.88344683771513</text:p>
          </table:table-cell>
        </table:table-row>
        <table:table-row table:style-name="ro1" table:visibility="filter">
          <table:table-cell office:value-type="string" calcext:value-type="string">
            <text:p>Patrik Nemeth</text:p>
          </table:table-cell>
          <table:table-cell office:value-type="float" office:value="0.969574036511156" calcext:value-type="float">
            <text:p>0.969574036511156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933962264150943" calcext:value-type="float">
            <text:p>0.933962264150943</text:p>
          </table:table-cell>
          <table:table-cell office:value-type="float" office:value="0.852589641434263" calcext:value-type="float">
            <text:p>0.852589641434263</text:p>
          </table:table-cell>
          <table:table-cell table:formula="of:=AVERAGE([.B568];[.C568];[.D568];[.E568])" office:value-type="float" office:value="0.879507676000281" calcext:value-type="float">
            <text:p>0.879507676000281</text:p>
          </table:table-cell>
          <table:table-cell/>
          <table:table-cell table:formula="of:=[.G568]-[.F568]" office:value-type="float" office:value="-0.879507676000281" calcext:value-type="float">
            <text:p>-0.879507676000281</text:p>
          </table:table-cell>
        </table:table-row>
        <table:table-row table:style-name="ro1" table:visibility="filter">
          <table:table-cell office:value-type="string" calcext:value-type="string">
            <text:p>Pierre-Edouard Bellemare</text:p>
          </table:table-cell>
          <table:table-cell office:value-type="float" office:value="1.17511520737327" calcext:value-type="float">
            <text:p>1.17511520737327</text:p>
          </table:table-cell>
          <table:table-cell office:value-type="float" office:value="0" calcext:value-type="float">
            <text:p>0</text:p>
          </table:table-cell>
          <table:table-cell office:value-type="float" office:value="1.24770642201835" calcext:value-type="float">
            <text:p>1.24770642201835</text:p>
          </table:table-cell>
          <table:table-cell office:value-type="float" office:value="1.07645259938838" calcext:value-type="float">
            <text:p>1.07645259938838</text:p>
          </table:table-cell>
          <table:table-cell table:formula="of:=AVERAGE([.B569];[.C569];[.D569];[.E569])" office:value-type="float" office:value="0.874818557195" calcext:value-type="float">
            <text:p>0.874818557195</text:p>
          </table:table-cell>
          <table:table-cell/>
          <table:table-cell table:formula="of:=[.G569]-[.F569]" office:value-type="float" office:value="-0.874818557195" calcext:value-type="float">
            <text:p>-0.874818557195</text:p>
          </table:table-cell>
        </table:table-row>
        <table:table-row table:style-name="ro1" table:visibility="filter">
          <table:table-cell office:value-type="string" calcext:value-type="string">
            <text:p>Gavin Bayreuther</text:p>
          </table:table-cell>
          <table:table-cell office:value-type="float" office:value="1.15596330275229" calcext:value-type="float">
            <text:p>1.1559633027522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1.22413793103448" calcext:value-type="float">
            <text:p>1.22413793103448</text:p>
          </table:table-cell>
          <table:table-cell table:formula="of:=AVERAGE([.B570];[.C570];[.D570];[.E570])" office:value-type="float" office:value="0.857845821267207" calcext:value-type="float">
            <text:p>0.857845821267207</text:p>
          </table:table-cell>
          <table:table-cell/>
          <table:table-cell table:formula="of:=[.G570]-[.F570]" office:value-type="float" office:value="-0.857845821267207" calcext:value-type="float">
            <text:p>-0.857845821267207</text:p>
          </table:table-cell>
        </table:table-row>
        <table:table-row table:style-name="ro1" table:visibility="filter">
          <table:table-cell office:value-type="string" calcext:value-type="string">
            <text:p>Jesper Fast</text:p>
          </table:table-cell>
          <table:table-cell office:value-type="float" office:value="1.02435064935065" calcext:value-type="float">
            <text:p>1.02435064935065</text:p>
          </table:table-cell>
          <table:table-cell office:value-type="float" office:value="0.5" calcext:value-type="float">
            <text:p>0.5</text:p>
          </table:table-cell>
          <table:table-cell office:value-type="float" office:value="0.934579439252336" calcext:value-type="float">
            <text:p>0.934579439252336</text:p>
          </table:table-cell>
          <table:table-cell office:value-type="float" office:value="0.961414790996785" calcext:value-type="float">
            <text:p>0.961414790996785</text:p>
          </table:table-cell>
          <table:table-cell table:formula="of:=AVERAGE([.B571];[.C571];[.D571];[.E571])" office:value-type="float" office:value="0.855086219899943" calcext:value-type="float">
            <text:p>0.855086219899943</text:p>
          </table:table-cell>
          <table:table-cell/>
          <table:table-cell table:formula="of:=[.G571]-[.F571]" office:value-type="float" office:value="-0.855086219899943" calcext:value-type="float">
            <text:p>-0.855086219899943</text:p>
          </table:table-cell>
        </table:table-row>
        <table:table-row table:style-name="ro1" table:visibility="filter">
          <table:table-cell office:value-type="string" calcext:value-type="string">
            <text:p>Jonas Siegenthaler</text:p>
          </table:table-cell>
          <table:table-cell office:value-type="float" office:value="0.963114754098361" calcext:value-type="float">
            <text:p>0.963114754098361</text:p>
          </table:table-cell>
          <table:table-cell office:value-type="float" office:value="0.5" calcext:value-type="float">
            <text:p>0.5</text:p>
          </table:table-cell>
          <table:table-cell office:value-type="float" office:value="1.06666666666667" calcext:value-type="float">
            <text:p>1.06666666666667</text:p>
          </table:table-cell>
          <table:table-cell office:value-type="float" office:value="0.868852459016393" calcext:value-type="float">
            <text:p>0.868852459016393</text:p>
          </table:table-cell>
          <table:table-cell table:formula="of:=AVERAGE([.B572];[.C572];[.D572];[.E572])" office:value-type="float" office:value="0.849658469945355" calcext:value-type="float">
            <text:p>0.849658469945355</text:p>
          </table:table-cell>
          <table:table-cell/>
          <table:table-cell table:formula="of:=[.G572]-[.F572]" office:value-type="float" office:value="-0.849658469945355" calcext:value-type="float">
            <text:p>-0.849658469945355</text:p>
          </table:table-cell>
        </table:table-row>
        <table:table-row table:style-name="ro1" table:visibility="filter">
          <table:table-cell office:value-type="string" calcext:value-type="string">
            <text:p>Saku Maenalanen</text:p>
          </table:table-cell>
          <table:table-cell office:value-type="float" office:value="1.01123595505618" calcext:value-type="float">
            <text:p>1.01123595505618</text:p>
          </table:table-cell>
          <table:table-cell office:value-type="float" office:value="0.5" calcext:value-type="float">
            <text:p>0.5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1.1" calcext:value-type="float">
            <text:p>1.1</text:p>
          </table:table-cell>
          <table:table-cell table:formula="of:=AVERAGE([.B573];[.C573];[.D573];[.E573])" office:value-type="float" office:value="0.847253433208489" calcext:value-type="float">
            <text:p>0.847253433208489</text:p>
          </table:table-cell>
          <table:table-cell/>
          <table:table-cell table:formula="of:=[.G573]-[.F573]" office:value-type="float" office:value="-0.847253433208489" calcext:value-type="float">
            <text:p>-0.847253433208489</text:p>
          </table:table-cell>
        </table:table-row>
        <table:table-row table:style-name="ro1" table:visibility="filter">
          <table:table-cell office:value-type="string" calcext:value-type="string">
            <text:p>Robert Hagg</text:p>
          </table:table-cell>
          <table:table-cell office:value-type="float" office:value="1.03647416413374" calcext:value-type="float">
            <text:p>1.03647416413374</text:p>
          </table:table-cell>
          <table:table-cell office:value-type="float" office:value="0.5" calcext:value-type="float">
            <text:p>0.5</text:p>
          </table:table-cell>
          <table:table-cell office:value-type="float" office:value="0.907407407407407" calcext:value-type="float">
            <text:p>0.907407407407407</text:p>
          </table:table-cell>
          <table:table-cell office:value-type="float" office:value="0.945121951219512" calcext:value-type="float">
            <text:p>0.945121951219512</text:p>
          </table:table-cell>
          <table:table-cell table:formula="of:=AVERAGE([.B574];[.C574];[.D574];[.E574])" office:value-type="float" office:value="0.847250880690165" calcext:value-type="float">
            <text:p>0.847250880690165</text:p>
          </table:table-cell>
          <table:table-cell/>
          <table:table-cell table:formula="of:=[.G574]-[.F574]" office:value-type="float" office:value="-0.847250880690165" calcext:value-type="float">
            <text:p>-0.847250880690165</text:p>
          </table:table-cell>
        </table:table-row>
        <table:table-row table:style-name="ro1" table:visibility="filter">
          <table:table-cell office:value-type="string" calcext:value-type="string">
            <text:p>Kyle Burroughs</text:p>
          </table:table-cell>
          <table:table-cell office:value-type="float" office:value="0.926829268292683" calcext:value-type="float">
            <text:p>0.926829268292683</text:p>
          </table:table-cell>
          <table:table-cell office:value-type="float" office:value="0.75" calcext:value-type="float">
            <text:p>0.75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918918918918919" calcext:value-type="float">
            <text:p>0.918918918918919</text:p>
          </table:table-cell>
          <table:table-cell table:formula="of:=AVERAGE([.B575];[.C575];[.D575];[.E575])" office:value-type="float" office:value="0.843381491247345" calcext:value-type="float">
            <text:p>0.843381491247345</text:p>
          </table:table-cell>
          <table:table-cell/>
          <table:table-cell table:formula="of:=[.G575]-[.F575]" office:value-type="float" office:value="-0.843381491247345" calcext:value-type="float">
            <text:p>-0.843381491247345</text:p>
          </table:table-cell>
        </table:table-row>
        <table:table-row table:style-name="ro1" table:visibility="filter">
          <table:table-cell office:value-type="string" calcext:value-type="string">
            <text:p>Colton White</text:p>
          </table:table-cell>
          <table:table-cell office:value-type="float" office:value="0.875784190715182" calcext:value-type="float">
            <text:p>0.875784190715182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0.788029925187032" calcext:value-type="float">
            <text:p>0.788029925187032</text:p>
          </table:table-cell>
          <table:table-cell table:formula="of:=AVERAGE([.B576];[.C576];[.D576];[.E576])" office:value-type="float" office:value="0.839030452052477" calcext:value-type="float">
            <text:p>0.839030452052477</text:p>
          </table:table-cell>
          <table:table-cell/>
          <table:table-cell table:formula="of:=[.G576]-[.F576]" office:value-type="float" office:value="-0.839030452052477" calcext:value-type="float">
            <text:p>-0.839030452052477</text:p>
          </table:table-cell>
        </table:table-row>
        <table:table-row table:style-name="ro1" table:visibility="filter">
          <table:table-cell office:value-type="string" calcext:value-type="string">
            <text:p>Johnathan Kovacevic</text:p>
          </table:table-cell>
          <table:table-cell office:value-type="float" office:value="1.1304347826087" calcext:value-type="float">
            <text:p>1.130434782608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78787878787879" calcext:value-type="float">
            <text:p>0.878787878787879</text:p>
          </table:table-cell>
          <table:table-cell table:formula="of:=AVERAGE([.B577];[.C577];[.D577];[.E577])" office:value-type="float" office:value="0.835638998682477" calcext:value-type="float">
            <text:p>0.835638998682477</text:p>
          </table:table-cell>
          <table:table-cell/>
          <table:table-cell table:formula="of:=[.G577]-[.F577]" office:value-type="float" office:value="-0.835638998682477" calcext:value-type="float">
            <text:p>-0.835638998682477</text:p>
          </table:table-cell>
        </table:table-row>
        <table:table-row table:style-name="ro1" table:visibility="filter">
          <table:table-cell office:value-type="string" calcext:value-type="string">
            <text:p>Ben Harpur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966101694915254" calcext:value-type="float">
            <text:p>0.966101694915254</text:p>
          </table:table-cell>
          <table:table-cell office:value-type="float" office:value="0.741573033707865" calcext:value-type="float">
            <text:p>0.741573033707865</text:p>
          </table:table-cell>
          <table:table-cell table:formula="of:=AVERAGE([.B578];[.C578];[.D578];[.E578])" office:value-type="float" office:value="0.827942073968645" calcext:value-type="float">
            <text:p>0.827942073968645</text:p>
          </table:table-cell>
          <table:table-cell/>
          <table:table-cell table:formula="of:=[.G578]-[.F578]" office:value-type="float" office:value="-0.827942073968645" calcext:value-type="float">
            <text:p>-0.827942073968645</text:p>
          </table:table-cell>
        </table:table-row>
        <table:table-row table:style-name="ro1" table:visibility="filter">
          <table:table-cell office:value-type="string" calcext:value-type="string">
            <text:p>Niko Mikkola</text:p>
          </table:table-cell>
          <table:table-cell office:value-type="float" office:value="0.905063291139241" calcext:value-type="float">
            <text:p>0.90506329113924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95" calcext:value-type="float">
            <text:p>0.95</text:p>
          </table:table-cell>
          <table:table-cell table:formula="of:=AVERAGE([.B579];[.C579];[.D579];[.E579])" office:value-type="float" office:value="0.825744989451477" calcext:value-type="float">
            <text:p>0.825744989451477</text:p>
          </table:table-cell>
          <table:table-cell/>
          <table:table-cell table:formula="of:=[.G579]-[.F579]" office:value-type="float" office:value="-0.825744989451477" calcext:value-type="float">
            <text:p>-0.825744989451477</text:p>
          </table:table-cell>
        </table:table-row>
        <table:table-row table:style-name="ro1" table:visibility="filter">
          <table:table-cell office:value-type="string" calcext:value-type="string">
            <text:p>Nick Seeler</text:p>
          </table:table-cell>
          <table:table-cell office:value-type="float" office:value="0.901869158878505" calcext:value-type="float">
            <text:p>0.90186915887850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.972222222222222" calcext:value-type="float">
            <text:p>0.972222222222222</text:p>
          </table:table-cell>
          <table:table-cell table:formula="of:=AVERAGE([.B580];[.C580];[.D580];[.E580])" office:value-type="float" office:value="0.824292076044413" calcext:value-type="float">
            <text:p>0.824292076044413</text:p>
          </table:table-cell>
          <table:table-cell/>
          <table:table-cell table:formula="of:=[.G580]-[.F580]" office:value-type="float" office:value="-0.824292076044413" calcext:value-type="float">
            <text:p>-0.824292076044413</text:p>
          </table:table-cell>
        </table:table-row>
        <table:table-row table:style-name="ro1" table:visibility="filter">
          <table:table-cell office:value-type="string" calcext:value-type="string">
            <text:p>Conor Timmins</text:p>
          </table:table-cell>
          <table:table-cell office:value-type="float" office:value="0.873015873015873" calcext:value-type="float">
            <text:p>0.87301587301587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14285714285714" calcext:value-type="float">
            <text:p>0.914285714285714</text:p>
          </table:table-cell>
          <table:table-cell table:formula="of:=AVERAGE([.B581];[.C581];[.D581];[.E581])" office:value-type="float" office:value="0.821825396825397" calcext:value-type="float">
            <text:p>0.821825396825397</text:p>
          </table:table-cell>
          <table:table-cell/>
          <table:table-cell table:formula="of:=[.G581]-[.F581]" office:value-type="float" office:value="-0.821825396825397" calcext:value-type="float">
            <text:p>-0.821825396825397</text:p>
          </table:table-cell>
        </table:table-row>
        <table:table-row table:style-name="ro1" table:visibility="filter">
          <table:table-cell office:value-type="string" calcext:value-type="string">
            <text:p>Mark Borowiecki</text:p>
          </table:table-cell>
          <table:table-cell office:value-type="float" office:value="0.801310043668122" calcext:value-type="float">
            <text:p>0.801310043668122</text:p>
          </table:table-cell>
          <table:table-cell office:value-type="float" office:value="1" calcext:value-type="float">
            <text:p>1</text:p>
          </table:table-cell>
          <table:table-cell office:value-type="float" office:value="0.753846153846154" calcext:value-type="float">
            <text:p>0.753846153846154</text:p>
          </table:table-cell>
          <table:table-cell office:value-type="float" office:value="0.72972972972973" calcext:value-type="float">
            <text:p>0.72972972972973</text:p>
          </table:table-cell>
          <table:table-cell table:formula="of:=AVERAGE([.B582];[.C582];[.D582];[.E582])" office:value-type="float" office:value="0.821221481811002" calcext:value-type="float">
            <text:p>0.821221481811002</text:p>
          </table:table-cell>
          <table:table-cell/>
          <table:table-cell table:formula="of:=[.G582]-[.F582]" office:value-type="float" office:value="-0.821221481811002" calcext:value-type="float">
            <text:p>-0.821221481811002</text:p>
          </table:table-cell>
        </table:table-row>
        <table:table-row table:style-name="ro1" table:visibility="filter">
          <table:table-cell office:value-type="string" calcext:value-type="string">
            <text:p>Dakota Joshua</text:p>
          </table:table-cell>
          <table:table-cell office:value-type="float" office:value="0.898148148148148" calcext:value-type="float">
            <text:p>0.898148148148148</text:p>
          </table:table-cell>
          <table:table-cell office:value-type="float" office:value="0.6" calcext:value-type="float">
            <text:p>0.6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96" calcext:value-type="float">
            <text:p>0.96</text:p>
          </table:table-cell>
          <table:table-cell table:formula="of:=AVERAGE([.B583];[.C583];[.D583];[.E583])" office:value-type="float" office:value="0.819082491582492" calcext:value-type="float">
            <text:p>0.819082491582492</text:p>
          </table:table-cell>
          <table:table-cell/>
          <table:table-cell table:formula="of:=[.G583]-[.F583]" office:value-type="float" office:value="-0.819082491582492" calcext:value-type="float">
            <text:p>-0.819082491582492</text:p>
          </table:table-cell>
        </table:table-row>
        <table:table-row table:style-name="ro1" table:visibility="filter">
          <table:table-cell office:value-type="string" calcext:value-type="string">
            <text:p>Josh Brown</text:p>
          </table:table-cell>
          <table:table-cell office:value-type="float" office:value="0.800865800865801" calcext:value-type="float">
            <text:p>0.800865800865801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.02564102564103" calcext:value-type="float">
            <text:p>1.02564102564103</text:p>
          </table:table-cell>
          <table:table-cell office:value-type="float" office:value="0.801801801801802" calcext:value-type="float">
            <text:p>0.801801801801802</text:p>
          </table:table-cell>
          <table:table-cell table:formula="of:=AVERAGE([.B584];[.C584];[.D584];[.E584])" office:value-type="float" office:value="0.816168066168066" calcext:value-type="float">
            <text:p>0.816168066168066</text:p>
          </table:table-cell>
          <table:table-cell/>
          <table:table-cell table:formula="of:=[.G584]-[.F584]" office:value-type="float" office:value="-0.816168066168066" calcext:value-type="float">
            <text:p>-0.816168066168066</text:p>
          </table:table-cell>
        </table:table-row>
        <table:table-row table:style-name="ro1" table:visibility="filter">
          <table:table-cell office:value-type="string" calcext:value-type="string">
            <text:p>Juraj Slafkovsky</text:p>
          </table:table-cell>
          <table:table-cell office:value-type="float" office:value="1.07692307692308" calcext:value-type="float">
            <text:p>1.0769230769230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6875" calcext:value-type="float">
            <text:p>1.6875</text:p>
          </table:table-cell>
          <table:table-cell table:formula="of:=AVERAGE([.B585];[.C585];[.D585];[.E585])" office:value-type="float" office:value="0.816105769230769" calcext:value-type="float">
            <text:p>0.816105769230769</text:p>
          </table:table-cell>
          <table:table-cell/>
          <table:table-cell table:formula="of:=[.G585]-[.F585]" office:value-type="float" office:value="-0.816105769230769" calcext:value-type="float">
            <text:p>-0.816105769230769</text:p>
          </table:table-cell>
        </table:table-row>
        <table:table-row table:style-name="ro1" table:visibility="filter">
          <table:table-cell office:value-type="string" calcext:value-type="string">
            <text:p>Tucker Poolman</text:p>
          </table:table-cell>
          <table:table-cell office:value-type="float" office:value="1.17177914110429" calcext:value-type="float">
            <text:p>1.17177914110429</text:p>
          </table:table-cell>
          <table:table-cell office:value-type="float" office:value="0" calcext:value-type="float">
            <text:p>0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1.15277777777778" calcext:value-type="float">
            <text:p>1.15277777777778</text:p>
          </table:table-cell>
          <table:table-cell table:formula="of:=AVERAGE([.B586];[.C586];[.D586];[.E586])" office:value-type="float" office:value="0.811908460489749" calcext:value-type="float">
            <text:p>0.811908460489749</text:p>
          </table:table-cell>
          <table:table-cell/>
          <table:table-cell table:formula="of:=[.G586]-[.F586]" office:value-type="float" office:value="-0.811908460489749" calcext:value-type="float">
            <text:p>-0.811908460489749</text:p>
          </table:table-cell>
        </table:table-row>
        <table:table-row table:style-name="ro1">
          <table:table-cell office:value-type="string" calcext:value-type="string">
            <text:p>Thatcher Demko</text:p>
          </table:table-cell>
          <table:table-cell office:value-type="float" office:value="28.6100628930818" calcext:value-type="float">
            <text:p>28.6100628930818</text:p>
          </table:table-cell>
          <table:table-cell office:value-type="float" office:value="30.3333333333333" calcext:value-type="float">
            <text:p>30.3333333333333</text:p>
          </table:table-cell>
          <table:table-cell office:value-type="float" office:value="29.825" calcext:value-type="float">
            <text:p>29.825</text:p>
          </table:table-cell>
          <table:table-cell office:value-type="float" office:value="28.4642857142857" calcext:value-type="float">
            <text:p>28.4642857142857</text:p>
          </table:table-cell>
          <table:table-cell table:formula="of:=AVERAGE([.B587];[.C587];[.D587];[.E587])" office:value-type="float" office:value="29.3081704851752" calcext:value-type="float">
            <text:p>29.3081704851752</text:p>
          </table:table-cell>
          <table:table-cell office:value-type="float" office:value="28.5" calcext:value-type="float">
            <text:p>28.5</text:p>
          </table:table-cell>
          <table:table-cell table:formula="of:=[.G587]-[.F587]" office:value-type="float" office:value="-0.8081704851752" calcext:value-type="float">
            <text:p>-0.8081704851752</text:p>
          </table:table-cell>
        </table:table-row>
        <table:table-row table:style-name="ro1" table:visibility="filter">
          <table:table-cell office:value-type="string" calcext:value-type="string">
            <text:p>Chris Tanev</text:p>
          </table:table-cell>
          <table:table-cell office:value-type="float" office:value="0.834502103786816" calcext:value-type="float">
            <text:p>0.834502103786816</text:p>
          </table:table-cell>
          <table:table-cell office:value-type="float" office:value="0.696969696969697" calcext:value-type="float">
            <text:p>0.696969696969697</text:p>
          </table:table-cell>
          <table:table-cell office:value-type="float" office:value="0.893939393939394" calcext:value-type="float">
            <text:p>0.893939393939394</text:p>
          </table:table-cell>
          <table:table-cell office:value-type="float" office:value="0.787709497206704" calcext:value-type="float">
            <text:p>0.787709497206704</text:p>
          </table:table-cell>
          <table:table-cell table:formula="of:=AVERAGE([.B588];[.C588];[.D588];[.E588])" office:value-type="float" office:value="0.803280172975653" calcext:value-type="float">
            <text:p>0.803280172975653</text:p>
          </table:table-cell>
          <table:table-cell/>
          <table:table-cell table:formula="of:=[.G588]-[.F588]" office:value-type="float" office:value="-0.803280172975653" calcext:value-type="float">
            <text:p>-0.803280172975653</text:p>
          </table:table-cell>
        </table:table-row>
        <table:table-row table:style-name="ro1" table:visibility="filter">
          <table:table-cell office:value-type="string" calcext:value-type="string">
            <text:p>Scott Harrington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846774193548387" calcext:value-type="float">
            <text:p>0.846774193548387</text:p>
          </table:table-cell>
          <table:table-cell table:formula="of:=AVERAGE([.B589];[.C589];[.D589];[.E589])" office:value-type="float" office:value="0.801919112296871" calcext:value-type="float">
            <text:p>0.801919112296871</text:p>
          </table:table-cell>
          <table:table-cell/>
          <table:table-cell table:formula="of:=[.G589]-[.F589]" office:value-type="float" office:value="-0.801919112296871" calcext:value-type="float">
            <text:p>-0.801919112296871</text:p>
          </table:table-cell>
        </table:table-row>
        <table:table-row table:style-name="ro1" table:visibility="filter">
          <table:table-cell office:value-type="string" calcext:value-type="string">
            <text:p>Ian Cole</text:p>
          </table:table-cell>
          <table:table-cell office:value-type="float" office:value="1.0840108401084" calcext:value-type="float">
            <text:p>1.0840108401084</text:p>
          </table:table-cell>
          <table:table-cell office:value-type="float" office:value="0" calcext:value-type="float">
            <text:p>0</text:p>
          </table:table-cell>
          <table:table-cell office:value-type="float" office:value="1.06962025316456" calcext:value-type="float">
            <text:p>1.06962025316456</text:p>
          </table:table-cell>
          <table:table-cell office:value-type="float" office:value="1.03763440860215" calcext:value-type="float">
            <text:p>1.03763440860215</text:p>
          </table:table-cell>
          <table:table-cell table:formula="of:=AVERAGE([.B590];[.C590];[.D590];[.E590])" office:value-type="float" office:value="0.797816375468777" calcext:value-type="float">
            <text:p>0.797816375468777</text:p>
          </table:table-cell>
          <table:table-cell/>
          <table:table-cell table:formula="of:=[.G590]-[.F590]" office:value-type="float" office:value="-0.797816375468777" calcext:value-type="float">
            <text:p>-0.797816375468777</text:p>
          </table:table-cell>
        </table:table-row>
        <table:table-row table:style-name="ro1" table:visibility="filter">
          <table:table-cell office:value-type="string" calcext:value-type="string">
            <text:p>Simon Holmstrom</text:p>
          </table:table-cell>
          <table:table-cell office:value-type="float" office:value="0.690476190476191" calcext:value-type="float">
            <text:p>0.690476190476191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26086956521739" calcext:value-type="float">
            <text:p>0.826086956521739</text:p>
          </table:table-cell>
          <table:table-cell table:formula="of:=AVERAGE([.B591];[.C591];[.D591];[.E591])" office:value-type="float" office:value="0.795807453416149" calcext:value-type="float">
            <text:p>0.795807453416149</text:p>
          </table:table-cell>
          <table:table-cell/>
          <table:table-cell table:formula="of:=[.G591]-[.F591]" office:value-type="float" office:value="-0.795807453416149" calcext:value-type="float">
            <text:p>-0.795807453416149</text:p>
          </table:table-cell>
        </table:table-row>
        <table:table-row table:style-name="ro1" table:visibility="filter">
          <table:table-cell office:value-type="string" calcext:value-type="string">
            <text:p>Jon Merrill</text:p>
          </table:table-cell>
          <table:table-cell office:value-type="float" office:value="0.834264432029795" calcext:value-type="float">
            <text:p>0.83426443202979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873873873873874" calcext:value-type="float">
            <text:p>0.873873873873874</text:p>
          </table:table-cell>
          <table:table-cell office:value-type="float" office:value="0.741176470588235" calcext:value-type="float">
            <text:p>0.741176470588235</text:p>
          </table:table-cell>
          <table:table-cell table:formula="of:=AVERAGE([.B592];[.C592];[.D592];[.E592])" office:value-type="float" office:value="0.790900122694405" calcext:value-type="float">
            <text:p>0.790900122694405</text:p>
          </table:table-cell>
          <table:table-cell/>
          <table:table-cell table:formula="of:=[.G592]-[.F592]" office:value-type="float" office:value="-0.790900122694405" calcext:value-type="float">
            <text:p>-0.790900122694405</text:p>
          </table:table-cell>
        </table:table-row>
        <table:table-row table:style-name="ro1" table:visibility="filter">
          <table:table-cell office:value-type="string" calcext:value-type="string">
            <text:p>Calle Rosen</text:p>
          </table:table-cell>
          <table:table-cell office:value-type="float" office:value="1.18181818181818" calcext:value-type="float">
            <text:p>1.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.17073170731707" calcext:value-type="float">
            <text:p>1.17073170731707</text:p>
          </table:table-cell>
          <table:table-cell table:formula="of:=AVERAGE([.B593];[.C593];[.D593];[.E593])" office:value-type="float" office:value="0.788137472283814" calcext:value-type="float">
            <text:p>0.788137472283814</text:p>
          </table:table-cell>
          <table:table-cell/>
          <table:table-cell table:formula="of:=[.G593]-[.F593]" office:value-type="float" office:value="-0.788137472283814" calcext:value-type="float">
            <text:p>-0.788137472283814</text:p>
          </table:table-cell>
        </table:table-row>
        <table:table-row table:style-name="ro1" table:visibility="filter">
          <table:table-cell office:value-type="string" calcext:value-type="string">
            <text:p>Joel Hanley</text:p>
          </table:table-cell>
          <table:table-cell office:value-type="float" office:value="0.598639455782313" calcext:value-type="float">
            <text:p>0.598639455782313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65" calcext:value-type="float">
            <text:p>0.65</text:p>
          </table:table-cell>
          <table:table-cell office:value-type="float" office:value="0.561643835616438" calcext:value-type="float">
            <text:p>0.561643835616438</text:p>
          </table:table-cell>
          <table:table-cell table:formula="of:=AVERAGE([.B594];[.C594];[.D594];[.E594])" office:value-type="float" office:value="0.785904156183021" calcext:value-type="float">
            <text:p>0.785904156183021</text:p>
          </table:table-cell>
          <table:table-cell/>
          <table:table-cell table:formula="of:=[.G594]-[.F594]" office:value-type="float" office:value="-0.785904156183021" calcext:value-type="float">
            <text:p>-0.785904156183021</text:p>
          </table:table-cell>
        </table:table-row>
        <table:table-row table:style-name="ro1" table:visibility="filter">
          <table:table-cell office:value-type="string" calcext:value-type="string">
            <text:p>Dylan Gambrell</text:p>
          </table:table-cell>
          <table:table-cell office:value-type="float" office:value="0.852017937219731" calcext:value-type="float">
            <text:p>0.852017937219731</text:p>
          </table:table-cell>
          <table:table-cell office:value-type="float" office:value="0.5" calcext:value-type="float">
            <text:p>0.5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826086956521739" calcext:value-type="float">
            <text:p>0.826086956521739</text:p>
          </table:table-cell>
          <table:table-cell table:formula="of:=AVERAGE([.B595];[.C595];[.D595];[.E595])" office:value-type="float" office:value="0.784109556768701" calcext:value-type="float">
            <text:p>0.784109556768701</text:p>
          </table:table-cell>
          <table:table-cell/>
          <table:table-cell table:formula="of:=[.G595]-[.F595]" office:value-type="float" office:value="-0.784109556768701" calcext:value-type="float">
            <text:p>-0.784109556768701</text:p>
          </table:table-cell>
        </table:table-row>
        <table:table-row table:style-name="ro1" table:visibility="filter">
          <table:table-cell office:value-type="string" calcext:value-type="string">
            <text:p>Joe Snively</text:p>
          </table:table-cell>
          <table:table-cell office:value-type="float" office:value="1.61904761904762" calcext:value-type="float">
            <text:p>1.61904761904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formula="of:=AVERAGE([.B596];[.C596];[.D596];[.E596])" office:value-type="float" office:value="0.779761904761905" calcext:value-type="float">
            <text:p>0.779761904761905</text:p>
          </table:table-cell>
          <table:table-cell/>
          <table:table-cell table:formula="of:=[.G596]-[.F596]" office:value-type="float" office:value="-0.779761904761905" calcext:value-type="float">
            <text:p>-0.779761904761905</text:p>
          </table:table-cell>
        </table:table-row>
        <table:table-row table:style-name="ro1" table:visibility="filter">
          <table:table-cell office:value-type="string" calcext:value-type="string">
            <text:p>Logan Brown</text:p>
          </table:table-cell>
          <table:table-cell office:value-type="float" office:value="0.836956521739131" calcext:value-type="float">
            <text:p>0.83695652173913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877551020408163" calcext:value-type="float">
            <text:p>0.877551020408163</text:p>
          </table:table-cell>
          <table:table-cell table:formula="of:=AVERAGE([.B597];[.C597];[.D597];[.E597])" office:value-type="float" office:value="0.768370475280413" calcext:value-type="float">
            <text:p>0.768370475280413</text:p>
          </table:table-cell>
          <table:table-cell/>
          <table:table-cell table:formula="of:=[.G597]-[.F597]" office:value-type="float" office:value="-0.768370475280413" calcext:value-type="float">
            <text:p>-0.768370475280413</text:p>
          </table:table-cell>
        </table:table-row>
        <table:table-row table:style-name="ro1" table:visibility="filter">
          <table:table-cell office:value-type="string" calcext:value-type="string">
            <text:p>Kyle Capobianco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0.777777777777778" calcext:value-type="float">
            <text:p>0.777777777777778</text:p>
          </table:table-cell>
          <table:table-cell table:formula="of:=AVERAGE([.B598];[.C598];[.D598];[.E598])" office:value-type="float" office:value="0.767496392496393" calcext:value-type="float">
            <text:p>0.767496392496393</text:p>
          </table:table-cell>
          <table:table-cell/>
          <table:table-cell table:formula="of:=[.G598]-[.F598]" office:value-type="float" office:value="-0.767496392496393" calcext:value-type="float">
            <text:p>-0.767496392496393</text:p>
          </table:table-cell>
        </table:table-row>
        <table:table-row table:style-name="ro1" table:visibility="filter">
          <table:table-cell office:value-type="string" calcext:value-type="string">
            <text:p>Jesper Froden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AVERAGE([.B599];[.C599];[.D599];[.E599])" office:value-type="float" office:value="0.764583333333333" calcext:value-type="float">
            <text:p>0.764583333333333</text:p>
          </table:table-cell>
          <table:table-cell/>
          <table:table-cell table:formula="of:=[.G599]-[.F599]" office:value-type="float" office:value="-0.764583333333333" calcext:value-type="float">
            <text:p>-0.764583333333333</text:p>
          </table:table-cell>
        </table:table-row>
        <table:table-row table:style-name="ro1" table:visibility="filter">
          <table:table-cell office:value-type="string" calcext:value-type="string">
            <text:p>Victor Mete</text:p>
          </table:table-cell>
          <table:table-cell office:value-type="float" office:value="0.88663967611336" calcext:value-type="float">
            <text:p>0.88663967611336</text:p>
          </table:table-cell>
          <table:table-cell office:value-type="float" office:value="0.5" calcext:value-type="float">
            <text:p>0.5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0.754098360655738" calcext:value-type="float">
            <text:p>0.754098360655738</text:p>
          </table:table-cell>
          <table:table-cell table:formula="of:=AVERAGE([.B600];[.C600];[.D600];[.E600])" office:value-type="float" office:value="0.763445378757492" calcext:value-type="float">
            <text:p>0.763445378757492</text:p>
          </table:table-cell>
          <table:table-cell/>
          <table:table-cell table:formula="of:=[.G600]-[.F600]" office:value-type="float" office:value="-0.763445378757492" calcext:value-type="float">
            <text:p>-0.763445378757492</text:p>
          </table:table-cell>
        </table:table-row>
        <table:table-row table:style-name="ro1" table:visibility="filter">
          <table:table-cell office:value-type="string" calcext:value-type="string">
            <text:p>Vitali Kravtsov</text:p>
          </table:table-cell>
          <table:table-cell office:value-type="float" office:value="1.03508771929825" calcext:value-type="float">
            <text:p>1.03508771929825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.125</text:p>
          </table:table-cell>
          <table:table-cell office:value-type="float" office:value="0.882352941176471" calcext:value-type="float">
            <text:p>0.882352941176471</text:p>
          </table:table-cell>
          <table:table-cell table:formula="of:=AVERAGE([.B601];[.C601];[.D601];[.E601])" office:value-type="float" office:value="0.760610165118679" calcext:value-type="float">
            <text:p>0.760610165118679</text:p>
          </table:table-cell>
          <table:table-cell/>
          <table:table-cell table:formula="of:=[.G601]-[.F601]" office:value-type="float" office:value="-0.760610165118679" calcext:value-type="float">
            <text:p>-0.760610165118679</text:p>
          </table:table-cell>
        </table:table-row>
        <table:table-row table:style-name="ro1" table:visibility="filter">
          <table:table-cell office:value-type="string" calcext:value-type="string">
            <text:p>Noah Juulsen</text:p>
          </table:table-cell>
          <table:table-cell office:value-type="float" office:value="1.04411764705882" calcext:value-type="float">
            <text:p>1.04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0.833333333333333" calcext:value-type="float">
            <text:p>0.833333333333333</text:p>
          </table:table-cell>
          <table:table-cell table:formula="of:=AVERAGE([.B602];[.C602];[.D602];[.E602])" office:value-type="float" office:value="0.739362745098039" calcext:value-type="float">
            <text:p>0.739362745098039</text:p>
          </table:table-cell>
          <table:table-cell/>
          <table:table-cell table:formula="of:=[.G602]-[.F602]" office:value-type="float" office:value="-0.739362745098039" calcext:value-type="float">
            <text:p>-0.739362745098039</text:p>
          </table:table-cell>
        </table:table-row>
        <table:table-row table:style-name="ro1" table:visibility="filter">
          <table:table-cell office:value-type="string" calcext:value-type="string">
            <text:p>Travis Boyd</text:p>
          </table:table-cell>
          <table:table-cell office:value-type="float" office:value="0.944029850746269" calcext:value-type="float">
            <text:p>0.944029850746269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729166666666667" calcext:value-type="float">
            <text:p>0.729166666666667</text:p>
          </table:table-cell>
          <table:table-cell office:value-type="float" office:value="0.894736842105263" calcext:value-type="float">
            <text:p>0.894736842105263</text:p>
          </table:table-cell>
          <table:table-cell table:formula="of:=AVERAGE([.B603];[.C603];[.D603];[.E603])" office:value-type="float" office:value="0.710165158061368" calcext:value-type="float">
            <text:p>0.710165158061368</text:p>
          </table:table-cell>
          <table:table-cell/>
          <table:table-cell table:formula="of:=[.G603]-[.F603]" office:value-type="float" office:value="-0.710165158061368" calcext:value-type="float">
            <text:p>-0.710165158061368</text:p>
          </table:table-cell>
        </table:table-row>
        <table:table-row table:style-name="ro1" table:visibility="filter">
          <table:table-cell office:value-type="string" calcext:value-type="string">
            <text:p>Samuel Boldu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VERAGE([.B604];[.C604];[.D604];[.E604])" office:value-type="float" office:value="0.6875" calcext:value-type="float">
            <text:p>0.6875</text:p>
          </table:table-cell>
          <table:table-cell/>
          <table:table-cell table:formula="of:=[.G604]-[.F604]" office:value-type="float" office:value="-0.6875" calcext:value-type="float">
            <text:p>-0.6875</text:p>
          </table:table-cell>
        </table:table-row>
        <table:table-row table:style-name="ro1" table:visibility="filter">
          <table:table-cell office:value-type="string" calcext:value-type="string">
            <text:p>Ryan Reaves</text:p>
          </table:table-cell>
          <table:table-cell office:value-type="float" office:value="0.670746634026928" calcext:value-type="float">
            <text:p>0.670746634026928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0.660606060606061" calcext:value-type="float">
            <text:p>0.660606060606061</text:p>
          </table:table-cell>
          <table:table-cell office:value-type="float" office:value="0.67" calcext:value-type="float">
            <text:p>0.67</text:p>
          </table:table-cell>
          <table:table-cell table:formula="of:=AVERAGE([.B605];[.C605];[.D605];[.E605])" office:value-type="float" office:value="0.676808761893541" calcext:value-type="float">
            <text:p>0.676808761893541</text:p>
          </table:table-cell>
          <table:table-cell/>
          <table:table-cell table:formula="of:=[.G605]-[.F605]" office:value-type="float" office:value="-0.676808761893541" calcext:value-type="float">
            <text:p>-0.676808761893541</text:p>
          </table:table-cell>
        </table:table-row>
        <table:table-row table:style-name="ro1" table:visibility="filter">
          <table:table-cell office:value-type="string" calcext:value-type="string">
            <text:p>Taylor Hall</text:p>
          </table:table-cell>
          <table:table-cell office:value-type="float" office:value="1.29268292682927" calcext:value-type="float">
            <text:p>1.29268292682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176470588235" calcext:value-type="float">
            <text:p>1.41176470588235</text:p>
          </table:table-cell>
          <table:table-cell table:formula="of:=AVERAGE([.B606];[.C606];[.D606];[.E606])" office:value-type="float" office:value="0.676111908177905" calcext:value-type="float">
            <text:p>0.676111908177905</text:p>
          </table:table-cell>
          <table:table-cell/>
          <table:table-cell table:formula="of:=[.G606]-[.F606]" office:value-type="float" office:value="-0.676111908177905" calcext:value-type="float">
            <text:p>-0.676111908177905</text:p>
          </table:table-cell>
        </table:table-row>
        <table:table-row table:style-name="ro1" table:visibility="filter">
          <table:table-cell office:value-type="string" calcext:value-type="string">
            <text:p>Braden Schneider</text:p>
          </table:table-cell>
          <table:table-cell office:value-type="float" office:value="0.848214285714286" calcext:value-type="float">
            <text:p>0.848214285714286</text:p>
          </table:table-cell>
          <table:table-cell office:value-type="float" office:value="0.5" calcext:value-type="float">
            <text:p>0.5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616666666666667" calcext:value-type="float">
            <text:p>0.616666666666667</text:p>
          </table:table-cell>
          <table:table-cell table:formula="of:=AVERAGE([.B607];[.C607];[.D607];[.E607])" office:value-type="float" office:value="0.668303571428571" calcext:value-type="float">
            <text:p>0.668303571428571</text:p>
          </table:table-cell>
          <table:table-cell/>
          <table:table-cell table:formula="of:=[.G607]-[.F607]" office:value-type="float" office:value="-0.668303571428571" calcext:value-type="float">
            <text:p>-0.668303571428571</text:p>
          </table:table-cell>
        </table:table-row>
        <table:table-row table:style-name="ro1" table:visibility="filter">
          <table:table-cell office:value-type="string" calcext:value-type="string">
            <text:p>Daniil Taraso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table:formula="of:=AVERAGE([.B608];[.C608];[.D608];[.E608])" office:value-type="float" office:value="0.666666666666667" calcext:value-type="float">
            <text:p>0.666666666666667</text:p>
          </table:table-cell>
          <table:table-cell/>
          <table:table-cell table:formula="of:=[.G608]-[.F608]" office:value-type="float" office:value="-0.666666666666667" calcext:value-type="float">
            <text:p>-0.666666666666667</text:p>
          </table:table-cell>
        </table:table-row>
        <table:table-row table:style-name="ro1" table:visibility="filter">
          <table:table-cell office:value-type="string" calcext:value-type="string">
            <text:p>David Gustafsson</text:p>
          </table:table-cell>
          <table:table-cell office:value-type="float" office:value="0.684931506849315" calcext:value-type="float">
            <text:p>0.684931506849315</text:p>
          </table:table-cell>
          <table:table-cell office:value-type="float" office:value="0" calcext:value-type="float">
            <text:p>0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0.641025641025641" calcext:value-type="float">
            <text:p>0.641025641025641</text:p>
          </table:table-cell>
          <table:table-cell table:formula="of:=AVERAGE([.B609];[.C609];[.D609];[.E609])" office:value-type="float" office:value="0.652917858397311" calcext:value-type="float">
            <text:p>0.652917858397311</text:p>
          </table:table-cell>
          <table:table-cell/>
          <table:table-cell table:formula="of:=[.G609]-[.F609]" office:value-type="float" office:value="-0.652917858397311" calcext:value-type="float">
            <text:p>-0.652917858397311</text:p>
          </table:table-cell>
        </table:table-row>
        <table:table-row table:style-name="ro1" table:visibility="filter">
          <table:table-cell office:value-type="string" calcext:value-type="string">
            <text:p>Tanner Laczynski</text:p>
          </table:table-cell>
          <table:table-cell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941176470588235" calcext:value-type="float">
            <text:p>0.941176470588235</text:p>
          </table:table-cell>
          <table:table-cell table:formula="of:=AVERAGE([.B610];[.C610];[.D610];[.E610])" office:value-type="float" office:value="0.652704831932773" calcext:value-type="float">
            <text:p>0.652704831932773</text:p>
          </table:table-cell>
          <table:table-cell/>
          <table:table-cell table:formula="of:=[.G610]-[.F610]" office:value-type="float" office:value="-0.652704831932773" calcext:value-type="float">
            <text:p>-0.652704831932773</text:p>
          </table:table-cell>
        </table:table-row>
        <table:table-row table:style-name="ro1" table:visibility="filter">
          <table:table-cell office:value-type="string" calcext:value-type="string">
            <text:p>Samuel Walker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table:formula="of:=AVERAGE([.B611];[.C611];[.D611];[.E611])" office:value-type="float" office:value="0.635416666666667" calcext:value-type="float">
            <text:p>0.635416666666667</text:p>
          </table:table-cell>
          <table:table-cell/>
          <table:table-cell table:formula="of:=[.G611]-[.F611]" office:value-type="float" office:value="-0.635416666666667" calcext:value-type="float">
            <text:p>-0.635416666666667</text:p>
          </table:table-cell>
        </table:table-row>
        <table:table-row table:style-name="ro1" table:visibility="filter">
          <table:table-cell office:value-type="string" calcext:value-type="string">
            <text:p>Nolan Foo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AVERAGE([.B612];[.C612];[.D612];[.E612])" office:value-type="float" office:value="0.625" calcext:value-type="float">
            <text:p>0.625</text:p>
          </table:table-cell>
          <table:table-cell/>
          <table:table-cell table:formula="of:=[.G612]-[.F612]" office:value-type="float" office:value="-0.625" calcext:value-type="float">
            <text:p>-0.625</text:p>
          </table:table-cell>
        </table:table-row>
        <table:table-row table:style-name="ro1" table:visibility="filter">
          <table:table-cell office:value-type="string" calcext:value-type="string">
            <text:p>Jakub Zboril</text:p>
          </table:table-cell>
          <table:table-cell office:value-type="float" office:value="0.814285714285714" calcext:value-type="float">
            <text:p>0.8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96875" calcext:value-type="float">
            <text:p>0.96875</text:p>
          </table:table-cell>
          <table:table-cell table:formula="of:=AVERAGE([.B613];[.C613];[.D613];[.E613])" office:value-type="float" office:value="0.606473214285714" calcext:value-type="float">
            <text:p>0.606473214285714</text:p>
          </table:table-cell>
          <table:table-cell/>
          <table:table-cell table:formula="of:=[.G613]-[.F613]" office:value-type="float" office:value="-0.606473214285714" calcext:value-type="float">
            <text:p>-0.606473214285714</text:p>
          </table:table-cell>
        </table:table-row>
        <table:table-row table:style-name="ro1" table:visibility="filter">
          <table:table-cell office:value-type="string" calcext:value-type="string">
            <text:p>Jake Neighbours</text:p>
          </table:table-cell>
          <table:table-cell office:value-type="float" office:value="1.15384615384615" calcext:value-type="float">
            <text:p>1.15384615384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315789473684" calcext:value-type="float">
            <text:p>1.26315789473684</text:p>
          </table:table-cell>
          <table:table-cell table:formula="of:=AVERAGE([.B614];[.C614];[.D614];[.E614])" office:value-type="float" office:value="0.604251012145749" calcext:value-type="float">
            <text:p>0.604251012145749</text:p>
          </table:table-cell>
          <table:table-cell/>
          <table:table-cell table:formula="of:=[.G614]-[.F614]" office:value-type="float" office:value="-0.604251012145749" calcext:value-type="float">
            <text:p>-0.604251012145749</text:p>
          </table:table-cell>
        </table:table-row>
        <table:table-row table:style-name="ro1" table:visibility="filter">
          <table:table-cell office:value-type="string" calcext:value-type="string">
            <text:p>Andrei Vasilevskiy</text:p>
          </table:table-cell>
          <table:table-cell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857142857143" calcext:value-type="float">
            <text:p>1.42857142857143</text:p>
          </table:table-cell>
          <table:table-cell table:formula="of:=AVERAGE([.B615];[.C615];[.D615];[.E615])" office:value-type="float" office:value="0.591517857142857" calcext:value-type="float">
            <text:p>0.591517857142857</text:p>
          </table:table-cell>
          <table:table-cell/>
          <table:table-cell table:formula="of:=[.G615]-[.F615]" office:value-type="float" office:value="-0.591517857142857" calcext:value-type="float">
            <text:p>-0.591517857142857</text:p>
          </table:table-cell>
        </table:table-row>
        <table:table-row table:style-name="ro1" table:visibility="filter">
          <table:table-cell office:value-type="string" calcext:value-type="string">
            <text:p>Kale Clague</text:p>
          </table:table-cell>
          <table:table-cell office:value-type="float" office:value="0.829545454545455" calcext:value-type="float">
            <text:p>0.829545454545455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69565217391304" calcext:value-type="float">
            <text:p>0.869565217391304</text:p>
          </table:table-cell>
          <table:table-cell table:formula="of:=AVERAGE([.B616];[.C616];[.D616];[.E616])" office:value-type="float" office:value="0.591444334650856" calcext:value-type="float">
            <text:p>0.591444334650856</text:p>
          </table:table-cell>
          <table:table-cell/>
          <table:table-cell table:formula="of:=[.G616]-[.F616]" office:value-type="float" office:value="-0.591444334650856" calcext:value-type="float">
            <text:p>-0.591444334650856</text:p>
          </table:table-cell>
        </table:table-row>
        <table:table-row table:style-name="ro1" table:visibility="filter">
          <table:table-cell office:value-type="string" calcext:value-type="string">
            <text:p>Lane Pederson</text:p>
          </table:table-cell>
          <table:table-cell office:value-type="float" office:value="0.924242424242424" calcext:value-type="float">
            <text:p>0.92424242424242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735294117647059" calcext:value-type="float">
            <text:p>0.735294117647059</text:p>
          </table:table-cell>
          <table:table-cell table:formula="of:=AVERAGE([.B617];[.C617];[.D617];[.E617])" office:value-type="float" office:value="0.589884135472371" calcext:value-type="float">
            <text:p>0.589884135472371</text:p>
          </table:table-cell>
          <table:table-cell/>
          <table:table-cell table:formula="of:=[.G617]-[.F617]" office:value-type="float" office:value="-0.589884135472371" calcext:value-type="float">
            <text:p>-0.589884135472371</text:p>
          </table:table-cell>
        </table:table-row>
        <table:table-row table:style-name="ro1" table:visibility="filter">
          <table:table-cell office:value-type="string" calcext:value-type="string">
            <text:p>Matt Martin</text:p>
          </table:table-cell>
          <table:table-cell office:value-type="float" office:value="0.697368421052632" calcext:value-type="float">
            <text:p>0.69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.714285714285714" calcext:value-type="float">
            <text:p>0.714285714285714</text:p>
          </table:table-cell>
          <table:table-cell table:formula="of:=AVERAGE([.B618];[.C618];[.D618];[.E618])" office:value-type="float" office:value="0.565413533834587" calcext:value-type="float">
            <text:p>0.565413533834587</text:p>
          </table:table-cell>
          <table:table-cell/>
          <table:table-cell table:formula="of:=[.G618]-[.F618]" office:value-type="float" office:value="-0.565413533834587" calcext:value-type="float">
            <text:p>-0.565413533834587</text:p>
          </table:table-cell>
        </table:table-row>
        <table:table-row table:style-name="ro1" table:visibility="filter">
          <table:table-cell office:value-type="string" calcext:value-type="string">
            <text:p>Guillaume Brisebois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642857142857143" calcext:value-type="float">
            <text:p>0.642857142857143</text:p>
          </table:table-cell>
          <table:table-cell table:formula="of:=AVERAGE([.B619];[.C619];[.D619];[.E619])" office:value-type="float" office:value="0.555059523809524" calcext:value-type="float">
            <text:p>0.555059523809524</text:p>
          </table:table-cell>
          <table:table-cell/>
          <table:table-cell table:formula="of:=[.G619]-[.F619]" office:value-type="float" office:value="-0.555059523809524" calcext:value-type="float">
            <text:p>-0.555059523809524</text:p>
          </table:table-cell>
        </table:table-row>
        <table:table-row table:style-name="ro1" table:visibility="filter">
          <table:table-cell office:value-type="string" calcext:value-type="string">
            <text:p>Ilya Lyubushkin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696969696969697" calcext:value-type="float">
            <text:p>0.696969696969697</text:p>
          </table:table-cell>
          <table:table-cell table:formula="of:=AVERAGE([.B620];[.C620];[.D620];[.E620])" office:value-type="float" office:value="0.540313852813853" calcext:value-type="float">
            <text:p>0.540313852813853</text:p>
          </table:table-cell>
          <table:table-cell/>
          <table:table-cell table:formula="of:=[.G620]-[.F620]" office:value-type="float" office:value="-0.540313852813853" calcext:value-type="float">
            <text:p>-0.540313852813853</text:p>
          </table:table-cell>
        </table:table-row>
        <table:table-row table:style-name="ro1" table:visibility="filter">
          <table:table-cell office:value-type="string" calcext:value-type="string">
            <text:p>Max Jones</text:p>
          </table:table-cell>
          <table:table-cell office:value-type="float" office:value="0.518867924528302" calcext:value-type="float">
            <text:p>0.518867924528302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0.576923076923077" calcext:value-type="float">
            <text:p>0.576923076923077</text:p>
          </table:table-cell>
          <table:table-cell table:formula="of:=AVERAGE([.B621];[.C621];[.D621];[.E621])" office:value-type="float" office:value="0.511447750362845" calcext:value-type="float">
            <text:p>0.511447750362845</text:p>
          </table:table-cell>
          <table:table-cell/>
          <table:table-cell table:formula="of:=[.G621]-[.F621]" office:value-type="float" office:value="-0.511447750362845" calcext:value-type="float">
            <text:p>-0.511447750362845</text:p>
          </table:table-cell>
        </table:table-row>
        <table:table-row table:style-name="ro1" table:visibility="filter">
          <table:table-cell office:value-type="string" calcext:value-type="string">
            <text:p>Jimmy Vesey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28571428571429</text:p>
          </table:table-cell>
          <table:table-cell table:formula="of:=AVERAGE([.B622];[.C622];[.D622];[.E622])" office:value-type="float" office:value="0.507142857142857" calcext:value-type="float">
            <text:p>0.507142857142857</text:p>
          </table:table-cell>
          <table:table-cell/>
          <table:table-cell table:formula="of:=[.G622]-[.F622]" office:value-type="float" office:value="-0.507142857142857" calcext:value-type="float">
            <text:p>-0.507142857142857</text:p>
          </table:table-cell>
        </table:table-row>
        <table:table-row table:style-name="ro1" table:visibility="filter">
          <table:table-cell office:value-type="string" calcext:value-type="string">
            <text:p>Mike Hoff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623];[.C623];[.D623];[.E623])" office:value-type="float" office:value="0.5" calcext:value-type="float">
            <text:p>0.5</text:p>
          </table:table-cell>
          <table:table-cell/>
          <table:table-cell table:formula="of:=[.G623]-[.F623]" office:value-type="float" office:value="-0.5" calcext:value-type="float">
            <text:p>-0.5</text:p>
          </table:table-cell>
        </table:table-row>
        <table:table-row table:style-name="ro1" table:visibility="filter">
          <table:table-cell office:value-type="string" calcext:value-type="string">
            <text:p>Gabriel Carlsson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6" calcext:value-type="float">
            <text:p>0.6</text:p>
          </table:table-cell>
          <table:table-cell table:formula="of:=AVERAGE([.B624];[.C624];[.D624];[.E624])" office:value-type="float" office:value="0.472916666666667" calcext:value-type="float">
            <text:p>0.472916666666667</text:p>
          </table:table-cell>
          <table:table-cell/>
          <table:table-cell table:formula="of:=[.G624]-[.F624]" office:value-type="float" office:value="-0.472916666666667" calcext:value-type="float">
            <text:p>-0.472916666666667</text:p>
          </table:table-cell>
        </table:table-row>
        <table:table-row table:style-name="ro1" table:visibility="filter">
          <table:table-cell office:value-type="string" calcext:value-type="string">
            <text:p>Parker Wotherspoon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625];[.C625];[.D625];[.E625])" office:value-type="float" office:value="0.458333333333333" calcext:value-type="float">
            <text:p>0.458333333333333</text:p>
          </table:table-cell>
          <table:table-cell/>
          <table:table-cell table:formula="of:=[.G625]-[.F625]" office:value-type="float" office:value="-0.458333333333333" calcext:value-type="float">
            <text:p>-0.458333333333333</text:p>
          </table:table-cell>
        </table:table-row>
        <table:table-row table:style-name="ro1" table:visibility="filter">
          <table:table-cell office:value-type="string" calcext:value-type="string">
            <text:p>Jacob Bryson</text:p>
          </table:table-cell>
          <table:table-cell office:value-type="float" office:value="0.560975609756098" calcext:value-type="float">
            <text:p>0.560975609756098</text:p>
          </table:table-cell>
          <table:table-cell office:value-type="float" office:value="0" calcext:value-type="float">
            <text:p>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.6" calcext:value-type="float">
            <text:p>0.6</text:p>
          </table:table-cell>
          <table:table-cell table:formula="of:=AVERAGE([.B626];[.C626];[.D626];[.E626])" office:value-type="float" office:value="0.452008608321377" calcext:value-type="float">
            <text:p>0.452008608321377</text:p>
          </table:table-cell>
          <table:table-cell/>
          <table:table-cell table:formula="of:=[.G626]-[.F626]" office:value-type="float" office:value="-0.452008608321377" calcext:value-type="float">
            <text:p>-0.452008608321377</text:p>
          </table:table-cell>
        </table:table-row>
        <table:table-row table:style-name="ro1" table:visibility="filter">
          <table:table-cell office:value-type="string" calcext:value-type="string">
            <text:p>Kevin Bahl</text:p>
          </table:table-cell>
          <table:table-cell office:value-type="float" office:value="0.685185185185185" calcext:value-type="float">
            <text:p>0.685185185185185</text:p>
          </table:table-cell>
          <table:table-cell office:value-type="float" office:value="0" calcext:value-type="float">
            <text:p>0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592592592592593" calcext:value-type="float">
            <text:p>0.592592592592593</text:p>
          </table:table-cell>
          <table:table-cell table:formula="of:=AVERAGE([.B627];[.C627];[.D627];[.E627])" office:value-type="float" office:value="0.430555555555556" calcext:value-type="float">
            <text:p>0.430555555555556</text:p>
          </table:table-cell>
          <table:table-cell/>
          <table:table-cell table:formula="of:=[.G627]-[.F627]" office:value-type="float" office:value="-0.430555555555556" calcext:value-type="float">
            <text:p>-0.430555555555556</text:p>
          </table:table-cell>
        </table:table-row>
        <table:table-row table:style-name="ro1" table:visibility="filter">
          <table:table-cell office:value-type="string" calcext:value-type="string">
            <text:p>Brad Marchand</text:p>
          </table:table-cell>
          <table:table-cell office:value-type="float" office:value="0.574468085106383" calcext:value-type="float">
            <text:p>0.57446808510638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518518518518519" calcext:value-type="float">
            <text:p>0.518518518518519</text:p>
          </table:table-cell>
          <table:table-cell table:formula="of:=AVERAGE([.B628];[.C628];[.D628];[.E628])" office:value-type="float" office:value="0.398246650906225" calcext:value-type="float">
            <text:p>0.398246650906225</text:p>
          </table:table-cell>
          <table:table-cell/>
          <table:table-cell table:formula="of:=[.G628]-[.F628]" office:value-type="float" office:value="-0.398246650906225" calcext:value-type="float">
            <text:p>-0.398246650906225</text:p>
          </table:table-cell>
        </table:table-row>
        <table:table-row table:style-name="ro1" table:visibility="filter">
          <table:table-cell office:value-type="string" calcext:value-type="string">
            <text:p>Gustav Lindstrom</text:p>
          </table:table-cell>
          <table:table-cell office:value-type="float" office:value="0.619834710743802" calcext:value-type="float">
            <text:p>0.619834710743802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20689655172414" calcext:value-type="float">
            <text:p>0.620689655172414</text:p>
          </table:table-cell>
          <table:table-cell table:formula="of:=AVERAGE([.B629];[.C629];[.D629];[.E629])" office:value-type="float" office:value="0.393464424812387" calcext:value-type="float">
            <text:p>0.393464424812387</text:p>
          </table:table-cell>
          <table:table-cell/>
          <table:table-cell table:formula="of:=[.G629]-[.F629]" office:value-type="float" office:value="-0.393464424812387" calcext:value-type="float">
            <text:p>-0.393464424812387</text:p>
          </table:table-cell>
        </table:table-row>
        <table:table-row table:style-name="ro1" table:visibility="filter">
          <table:table-cell office:value-type="string" calcext:value-type="string">
            <text:p>Dennis Gilbert</text:p>
          </table:table-cell>
          <table:table-cell office:value-type="float" office:value="0.558139534883721" calcext:value-type="float">
            <text:p>0.558139534883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5161290322581" calcext:value-type="float">
            <text:p>0.645161290322581</text:p>
          </table:table-cell>
          <table:table-cell table:formula="of:=AVERAGE([.B630];[.C630];[.D630];[.E630])" office:value-type="float" office:value="0.300825206301575" calcext:value-type="float">
            <text:p>0.300825206301575</text:p>
          </table:table-cell>
          <table:table-cell/>
          <table:table-cell table:formula="of:=[.G630]-[.F630]" office:value-type="float" office:value="-0.300825206301575" calcext:value-type="float">
            <text:p>-0.300825206301575</text:p>
          </table:table-cell>
        </table:table-row>
        <table:table-row table:style-name="ro1" table:visibility="filter">
          <table:table-cell office:value-type="string" calcext:value-type="string">
            <text:p>Mattias Samuelsson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formula="of:=AVERAGE([.B631];[.C631];[.D631];[.E631])" office:value-type="float" office:value="0.272321428571429" calcext:value-type="float">
            <text:p>0.272321428571429</text:p>
          </table:table-cell>
          <table:table-cell/>
          <table:table-cell table:formula="of:=[.G631]-[.F631]" office:value-type="float" office:value="-0.272321428571429" calcext:value-type="float">
            <text:p>-0.272321428571429</text:p>
          </table:table-cell>
        </table:table-row>
        <table:table-row table:style-name="ro1" table:visibility="filter">
          <table:table-cell office:value-type="string" calcext:value-type="string">
            <text:p>Cole Smit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632];[.C632];[.D632];[.E632])" office:value-type="float" office:value="0.25" calcext:value-type="float">
            <text:p>0.25</text:p>
          </table:table-cell>
          <table:table-cell/>
          <table:table-cell table:formula="of:=[.G632]-[.F632]" office:value-type="float" office:value="-0.25" calcext:value-type="float">
            <text:p>-0.25</text:p>
          </table:table-cell>
        </table:table-row>
        <table:table-row table:style-name="ro1" table:visibility="filter">
          <table:table-cell office:value-type="string" calcext:value-type="string">
            <text:p>Simon Edvinsson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VERAGE([.B633];[.C633];[.D633];[.E633])" office:value-type="float" office:value="0.25" calcext:value-type="float">
            <text:p>0.25</text:p>
          </table:table-cell>
          <table:table-cell/>
          <table:table-cell table:formula="of:=[.G633]-[.F633]" office:value-type="float" office:value="-0.25" calcext:value-type="float">
            <text:p>-0.25</text:p>
          </table:table-cell>
        </table:table-row>
        <table:table-row table:style-name="ro1" table:visibility="filter">
          <table:table-cell office:value-type="string" calcext:value-type="string">
            <text:p>Jake Evans</text:p>
          </table:table-cell>
          <table:table-cell office:value-type="float" office:value="0.257294429708223" calcext:value-type="float">
            <text:p>0.257294429708223</text:p>
          </table:table-cell>
          <table:table-cell office:value-type="float" office:value="0" calcext:value-type="float">
            <text:p>0</text:p>
          </table:table-cell>
          <table:table-cell office:value-type="float" office:value="0.227722772277228" calcext:value-type="float">
            <text:p>0.227722772277228</text:p>
          </table:table-cell>
          <table:table-cell office:value-type="float" office:value="0.293963254593176" calcext:value-type="float">
            <text:p>0.293963254593176</text:p>
          </table:table-cell>
          <table:table-cell table:formula="of:=AVERAGE([.B634];[.C634];[.D634];[.E634])" office:value-type="float" office:value="0.194745114144657" calcext:value-type="float">
            <text:p>0.194745114144657</text:p>
          </table:table-cell>
          <table:table-cell/>
          <table:table-cell table:formula="of:=[.G634]-[.F634]" office:value-type="float" office:value="-0.194745114144657" calcext:value-type="float">
            <text:p>-0.194745114144657</text:p>
          </table:table-cell>
        </table:table-row>
        <table:table-row table:style-name="ro1" table:visibility="filter">
          <table:table-cell office:value-type="string" calcext:value-type="string">
            <text:p>Chandler Stephenson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VERAGE([.B635];[.C635];[.D635];[.E635])" office:value-type="float" office:value="0.1875" calcext:value-type="float">
            <text:p>0.1875</text:p>
          </table:table-cell>
          <table:table-cell/>
          <table:table-cell table:formula="of:=[.G635]-[.F635]" office:value-type="float" office:value="-0.1875" calcext:value-type="float">
            <text:p>-0.1875</text:p>
          </table:table-cell>
        </table:table-row>
        <table:table-row table:style-name="ro1" table:visibility="filter">
          <table:table-cell office:value-type="string" calcext:value-type="string">
            <text:p>Jack McBain</text:p>
          </table:table-cell>
          <table:table-cell office:value-type="float" office:value="0.111111111111111" calcext:value-type="float">
            <text:p>0.1111111111111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636];[.C636];[.D636];[.E636])" office:value-type="float" office:value="0.0277777777777778" calcext:value-type="float">
            <text:p>0.0277777777777778</text:p>
          </table:table-cell>
          <table:table-cell/>
          <table:table-cell table:formula="of:=[.G636]-[.F636]" office:value-type="float" office:value="-0.0277777777777778" calcext:value-type="float">
            <text:p>-0.0277777777777778</text:p>
          </table:table-cell>
        </table:table-row>
        <table:table-row table:style-name="ro1">
          <table:table-cell office:value-type="string" calcext:value-type="string">
            <text:p>Charlie Lindgren</text:p>
          </table:table-cell>
          <table:table-cell office:value-type="float" office:value="25.9824561403509" calcext:value-type="float">
            <text:p>25.9824561403509</text:p>
          </table:table-cell>
          <table:table-cell office:value-type="float" office:value="24.6666666666667" calcext:value-type="float">
            <text:p>24.6666666666667</text:p>
          </table:table-cell>
          <table:table-cell office:value-type="float" office:value="29.625" calcext:value-type="float">
            <text:p>29.625</text:p>
          </table:table-cell>
          <table:table-cell office:value-type="float" office:value="25.4814814814815" calcext:value-type="float">
            <text:p>25.4814814814815</text:p>
          </table:table-cell>
          <table:table-cell table:formula="of:=AVERAGE([.B637];[.C637];[.D637];[.E637])" office:value-type="float" office:value="26.4389010721248" calcext:value-type="float">
            <text:p>26.4389010721248</text:p>
          </table:table-cell>
          <table:table-cell office:value-type="float" office:value="26.5" calcext:value-type="float">
            <text:p>26.5</text:p>
          </table:table-cell>
          <table:table-cell table:formula="of:=[.G637]-[.F637]" office:value-type="float" office:value="0.0610989278752427" calcext:value-type="float">
            <text:p>0.0610989278752427</text:p>
          </table:table-cell>
        </table:table-row>
        <table:table-row table:style-name="ro1">
          <table:table-cell office:value-type="string" calcext:value-type="string">
            <text:p>Jake Oettinger</text:p>
          </table:table-cell>
          <table:table-cell office:value-type="float" office:value="25.3384615384615" calcext:value-type="float">
            <text:p>25.3384615384615</text:p>
          </table:table-cell>
          <table:table-cell office:value-type="float" office:value="26.4" calcext:value-type="float">
            <text:p>26.4</text:p>
          </table:table-cell>
          <table:table-cell office:value-type="float" office:value="25.4827586206897" calcext:value-type="float">
            <text:p>25.4827586206897</text:p>
          </table:table-cell>
          <table:table-cell office:value-type="float" office:value="24.3055555555556" calcext:value-type="float">
            <text:p>24.3055555555556</text:p>
          </table:table-cell>
          <table:table-cell table:formula="of:=AVERAGE([.B638];[.C638];[.D638];[.E638])" office:value-type="float" office:value="25.3816939286767" calcext:value-type="float">
            <text:p>25.3816939286767</text:p>
          </table:table-cell>
          <table:table-cell office:value-type="float" office:value="26.5" calcext:value-type="float">
            <text:p>26.5</text:p>
          </table:table-cell>
          <table:table-cell table:formula="of:=[.G638]-[.F638]" office:value-type="float" office:value="1.11830607132332" calcext:value-type="float">
            <text:p>1.11830607132332</text:p>
          </table:table-cell>
        </table:table-row>
        <table:table-row table:style-name="ro1">
          <table:table-cell office:value-type="string" calcext:value-type="string">
            <text:p>Linus Ullmark</text:p>
          </table:table-cell>
          <table:table-cell office:value-type="float" office:value="27.17" calcext:value-type="float">
            <text:p>27.17</text:p>
          </table:table-cell>
          <table:table-cell office:value-type="float" office:value="21.1428571428571" calcext:value-type="float">
            <text:p>21.1428571428571</text:p>
          </table:table-cell>
          <table:table-cell office:value-type="float" office:value="24.7777777777778" calcext:value-type="float">
            <text:p>24.7777777777778</text:p>
          </table:table-cell>
          <table:table-cell office:value-type="float" office:value="26.1650485436893" calcext:value-type="float">
            <text:p>26.1650485436893</text:p>
          </table:table-cell>
          <table:table-cell table:formula="of:=AVERAGE([.B639];[.C639];[.D639];[.E639])" office:value-type="float" office:value="24.8139208660811" calcext:value-type="float">
            <text:p>24.8139208660811</text:p>
          </table:table-cell>
          <table:table-cell office:value-type="float" office:value="26.5" calcext:value-type="float">
            <text:p>26.5</text:p>
          </table:table-cell>
          <table:table-cell table:formula="of:=[.G639]-[.F639]" office:value-type="float" office:value="1.68607913391894" calcext:value-type="float">
            <text:p>1.68607913391894</text:p>
          </table:table-cell>
        </table:table-row>
        <table:table-row table:style-name="ro1">
          <table:table-cell office:value-type="string" calcext:value-type="string">
            <text:p>Juuse Saros</text:p>
          </table:table-cell>
          <table:table-cell office:value-type="float" office:value="27.9781818181818" calcext:value-type="float">
            <text:p>27.9781818181818</text:p>
          </table:table-cell>
          <table:table-cell office:value-type="float" office:value="23.1428571428571" calcext:value-type="float">
            <text:p>23.1428571428571</text:p>
          </table:table-cell>
          <table:table-cell office:value-type="float" office:value="28.3617021276596" calcext:value-type="float">
            <text:p>28.3617021276596</text:p>
          </table:table-cell>
          <table:table-cell office:value-type="float" office:value="28.4852941176471" calcext:value-type="float">
            <text:p>28.4852941176471</text:p>
          </table:table-cell>
          <table:table-cell table:formula="of:=AVERAGE([.B640];[.C640];[.D640];[.E640])" office:value-type="float" office:value="26.9920088015864" calcext:value-type="float">
            <text:p>26.9920088015864</text:p>
          </table:table-cell>
          <table:table-cell office:value-type="float" office:value="29.5" calcext:value-type="float">
            <text:p>29.5</text:p>
          </table:table-cell>
          <table:table-cell table:formula="of:=[.G640]-[.F640]" office:value-type="float" office:value="2.50799119841361" calcext:value-type="float">
            <text:p>2.50799119841361</text:p>
          </table:table-cell>
        </table:table-row>
        <table:table-row table:style-name="ro1">
          <table:table-cell office:value-type="string" calcext:value-type="string">
            <text:p>Vitek Vanecek</text:p>
          </table:table-cell>
          <table:table-cell office:value-type="float" office:value="24.1788617886179" calcext:value-type="float">
            <text:p>24.1788617886179</text:p>
          </table:table-cell>
          <table:table-cell office:value-type="float" office:value="18" calcext:value-type="float">
            <text:p>18</text:p>
          </table:table-cell>
          <table:table-cell office:value-type="float" office:value="25.6521739130435" calcext:value-type="float">
            <text:p>25.6521739130435</text:p>
          </table:table-cell>
          <table:table-cell office:value-type="float" office:value="23.9701492537313" calcext:value-type="float">
            <text:p>23.9701492537313</text:p>
          </table:table-cell>
          <table:table-cell table:formula="of:=AVERAGE([.B641];[.C641];[.D641];[.E641])" office:value-type="float" office:value="22.9502962388482" calcext:value-type="float">
            <text:p>22.9502962388482</text:p>
          </table:table-cell>
          <table:table-cell office:value-type="float" office:value="25.5" calcext:value-type="float">
            <text:p>25.5</text:p>
          </table:table-cell>
          <table:table-cell table:formula="of:=[.G641]-[.F641]" office:value-type="float" office:value="2.54970376115183" calcext:value-type="float">
            <text:p>2.54970376115183</text:p>
          </table:table-cell>
        </table:table-row>
        <table:table-row table:style-name="ro1">
          <table:table-cell office:value-type="string" calcext:value-type="string">
            <text:p>Carter Hart</text:p>
          </table:table-cell>
          <table:table-cell office:value-type="float" office:value="26.6" calcext:value-type="float">
            <text:p>26.6</text:p>
          </table:table-cell>
          <table:table-cell office:value-type="float" office:value="30" calcext:value-type="float">
            <text:p>30</text:p>
          </table:table-cell>
          <table:table-cell office:value-type="float" office:value="27.6" calcext:value-type="float">
            <text:p>27.6</text:p>
          </table:table-cell>
          <table:table-cell office:value-type="float" office:value="27.5357142857143" calcext:value-type="float">
            <text:p>27.5357142857143</text:p>
          </table:table-cell>
          <table:table-cell table:formula="of:=AVERAGE([.B642];[.C642];[.D642];[.E642])" office:value-type="float" office:value="27.9339285714286" calcext:value-type="float">
            <text:p>27.9339285714286</text:p>
          </table:table-cell>
          <table:table-cell office:value-type="float" office:value="30.5" calcext:value-type="float">
            <text:p>30.5</text:p>
          </table:table-cell>
          <table:table-cell table:formula="of:=[.G642]-[.F642]" office:value-type="float" office:value="2.56607142857143" calcext:value-type="float">
            <text:p>2.56607142857143</text:p>
          </table:table-cell>
        </table:table-row>
        <table:table-row table:style-name="ro1">
          <table:table-cell office:value-type="string" calcext:value-type="string">
            <text:p>Filip Gustavsson</text:p>
          </table:table-cell>
          <table:table-cell office:value-type="float" office:value="27.1694915254237" calcext:value-type="float">
            <text:p>27.1694915254237</text:p>
          </table:table-cell>
          <table:table-cell office:value-type="float" office:value="27" calcext:value-type="float">
            <text:p>27</text:p>
          </table:table-cell>
          <table:table-cell office:value-type="float" office:value="23.4444444444444" calcext:value-type="float">
            <text:p>23.4444444444444</text:p>
          </table:table-cell>
          <table:table-cell office:value-type="float" office:value="28.1304347826087" calcext:value-type="float">
            <text:p>28.1304347826087</text:p>
          </table:table-cell>
          <table:table-cell table:formula="of:=AVERAGE([.B643];[.C643];[.D643];[.E643])" office:value-type="float" office:value="26.4360926881192" calcext:value-type="float">
            <text:p>26.4360926881192</text:p>
          </table:table-cell>
          <table:table-cell office:value-type="float" office:value="29.5" calcext:value-type="float">
            <text:p>29.5</text:p>
          </table:table-cell>
          <table:table-cell table:formula="of:=[.G643]-[.F643]" office:value-type="float" office:value="3.06390731188078" calcext:value-type="float">
            <text:p>3.06390731188078</text:p>
          </table:table-cell>
        </table:table-row>
        <table:table-row table:style-name="ro1">
          <table:table-cell office:value-type="string" calcext:value-type="string">
            <text:p>Sam Montembeault</text:p>
          </table:table-cell>
          <table:table-cell office:value-type="float" office:value="26.8315789473684" calcext:value-type="float">
            <text:p>26.8315789473684</text:p>
          </table:table-cell>
          <table:table-cell office:value-type="float" office:value="34" calcext:value-type="float">
            <text:p>34</text:p>
          </table:table-cell>
          <table:table-cell office:value-type="float" office:value="24.0416666666667" calcext:value-type="float">
            <text:p>24.0416666666667</text:p>
          </table:table-cell>
          <table:table-cell office:value-type="float" office:value="24.1707317073171" calcext:value-type="float">
            <text:p>24.1707317073171</text:p>
          </table:table-cell>
          <table:table-cell table:formula="of:=AVERAGE([.B644];[.C644];[.D644];[.E644])" office:value-type="float" office:value="27.260994330338" calcext:value-type="float">
            <text:p>27.260994330338</text:p>
          </table:table-cell>
          <table:table-cell office:value-type="float" office:value="30.5" calcext:value-type="float">
            <text:p>30.5</text:p>
          </table:table-cell>
          <table:table-cell table:formula="of:=[.G644]-[.F644]" office:value-type="float" office:value="3.23900566966196" calcext:value-type="float">
            <text:p>3.23900566966196</text:p>
          </table:table-cell>
        </table:table-row>
        <table:table-row table:style-name="ro1">
          <table:table-cell office:value-type="string" calcext:value-type="string">
            <text:p>Joel Hofer</text:p>
          </table:table-cell>
          <table:table-cell office:value-type="float" office:value="27.25" calcext:value-type="float">
            <text:p>27.25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33" calcext:value-type="float">
            <text:p>33</text:p>
          </table:table-cell>
          <table:table-cell table:formula="of:=AVERAGE([.B645];[.C645];[.D645];[.E645])" office:value-type="float" office:value="23.1875" calcext:value-type="float">
            <text:p>23.1875</text:p>
          </table:table-cell>
          <table:table-cell office:value-type="float" office:value="26.5" calcext:value-type="float">
            <text:p>26.5</text:p>
          </table:table-cell>
          <table:table-cell table:formula="of:=[.G645]-[.F645]" office:value-type="float" office:value="3.3125" calcext:value-type="float">
            <text:p>3.3125</text:p>
          </table:table-cell>
        </table:table-row>
        <table:table-row table:style-name="ro1">
          <table:table-cell office:value-type="string" calcext:value-type="string">
            <text:p>Ilya Samsonov</text:p>
          </table:table-cell>
          <table:table-cell office:value-type="float" office:value="24.2258064516129" calcext:value-type="float">
            <text:p>24.2258064516129</text:p>
          </table:table-cell>
          <table:table-cell office:value-type="float" office:value="20.6666666666667" calcext:value-type="float">
            <text:p>20.6666666666667</text:p>
          </table:table-cell>
          <table:table-cell office:value-type="float" office:value="24.1764705882353" calcext:value-type="float">
            <text:p>24.1764705882353</text:p>
          </table:table-cell>
          <table:table-cell office:value-type="float" office:value="25.6190476190476" calcext:value-type="float">
            <text:p>25.6190476190476</text:p>
          </table:table-cell>
          <table:table-cell table:formula="of:=AVERAGE([.B646];[.C646];[.D646];[.E646])" office:value-type="float" office:value="23.6719978313906" calcext:value-type="float">
            <text:p>23.6719978313906</text:p>
          </table:table-cell>
          <table:table-cell office:value-type="float" office:value="27.5" calcext:value-type="float">
            <text:p>27.5</text:p>
          </table:table-cell>
          <table:table-cell table:formula="of:=[.G646]-[.F646]" office:value-type="float" office:value="3.82800216860938" calcext:value-type="float">
            <text:p>3.82800216860938</text:p>
          </table:table-cell>
        </table:table-row>
        <table:table-row table:style-name="ro1">
          <table:table-cell office:value-type="string" calcext:value-type="string">
            <text:p>Joey Daccord</text:p>
          </table:table-cell>
          <table:table-cell office:value-type="float" office:value="25.4666666666667" calcext:value-type="float">
            <text:p>25.4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6.7142857142857" calcext:value-type="float">
            <text:p>26.7142857142857</text:p>
          </table:table-cell>
          <table:table-cell office:value-type="float" office:value="27.7777777777778" calcext:value-type="float">
            <text:p>27.7777777777778</text:p>
          </table:table-cell>
          <table:table-cell table:formula="of:=AVERAGE([.B647];[.C647];[.D647];[.E647])" office:value-type="float" office:value="19.9896825396825" calcext:value-type="float">
            <text:p>19.9896825396825</text:p>
          </table:table-cell>
          <table:table-cell office:value-type="float" office:value="27.5" calcext:value-type="float">
            <text:p>27.5</text:p>
          </table:table-cell>
          <table:table-cell table:formula="of:=[.G647]-[.F647]" office:value-type="float" office:value="7.51031746031746" calcext:value-type="float">
            <text:p>7.51031746031746</text:p>
          </table:table-cell>
        </table:table-row>
        <table:table-row table:style-name="ro1">
          <table:table-cell office:value-type="string" calcext:value-type="string">
            <text:p>Magnus Hellberg</text:p>
          </table:table-cell>
          <table:table-cell office:value-type="float" office:value="20.1578947368421" calcext:value-type="float">
            <text:p>20.157894736842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.8333333333333" calcext:value-type="float">
            <text:p>24.8333333333333</text:p>
          </table:table-cell>
          <table:table-cell table:formula="of:=AVERAGE([.B648];[.C648];[.D648];[.E648])" office:value-type="float" office:value="17.7478070175439" calcext:value-type="float">
            <text:p>17.7478070175439</text:p>
          </table:table-cell>
          <table:table-cell office:value-type="float" office:value="25.5" calcext:value-type="float">
            <text:p>25.5</text:p>
          </table:table-cell>
          <table:table-cell table:formula="of:=[.G648]-[.F648]" office:value-type="float" office:value="7.75219298245614" calcext:value-type="float">
            <text:p>7.75219298245614</text:p>
          </table:table-cell>
        </table:table-row>
        <table:table-row table:style-name="ro1" table:visibility="filter">
          <table:table-cell table:number-columns-repeated="8"/>
        </table:table-row>
      </table:table>
      <table:named-expressions/>
      <table:database-ranges>
        <table:database-range table:name="__Anonymous_Sheet_DB__0" table:target-range-address="player_stats_03_21.A1:player_stats_03_21.H649" table:display-filter-buttons="true">
          <table:filter>
            <table:filter-and>
              <table:filter-condition table:value="23.5" table:operator="=" table:field-number="6">
                <table:filter-set-item table:value="23.5"/>
                <table:filter-set-item table:value="25.5"/>
                <table:filter-set-item table:value="26.5"/>
                <table:filter-set-item table:value="27.5"/>
                <table:filter-set-item table:value="28.5"/>
                <table:filter-set-item table:value="29.5"/>
                <table:filter-set-item table:value="30.5"/>
              </table:filter-condition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1T13:24:26.402000000</dc:date>
    <meta:editing-duration>PT1H15M8S</meta:editing-duration>
    <meta:editing-cycles>1</meta:editing-cycles>
    <meta:document-statistic meta:table-count="1" meta:cell-count="4553" meta:object-count="0"/>
    <meta:generator>LibreOffice/7.4.4.2$Windows_X86_64 LibreOffice_project/85569322deea74ec9134968a29af2df5663baa21</meta:generator>
  </office:meta>
</office:document-meta>
</file>